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341cm" fo:padding-top="0cm" fo:padding-bottom="0cm" fo:padding-left="0cm" fo:padding-right="0cm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1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7cm"/>
    </style:style>
    <style:style style:name="gr18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7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0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cm" fo:padding-top="0cm" fo:padding-bottom="0cm" fo:padding-left="0cm" fo:padding-right="0cm"/>
      <style:paragraph-properties style:writing-mode="lr-tb"/>
    </style:style>
    <style:style style:name="gr24" style:family="graphic" style:parent-style-name="objectwithoutfill">
      <style:graphic-properties svg:stroke-color="#000000" draw:marker-end="Arrowheads_20_3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4cm" fo:padding-top="0cm" fo:padding-bottom="0cm" fo:padding-left="0cm" fo:padding-right="0cm"/>
      <style:paragraph-properties style:writing-mode="lr-tb"/>
    </style:style>
    <style:style style:name="gr27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3cm" fo:padding-top="0cm" fo:padding-bottom="0cm" fo:padding-left="0cm" fo:padding-right="0cm"/>
      <style:paragraph-properties style:writing-mode="lr-tb"/>
    </style:style>
    <style:style style:name="gr29" style:family="graphic" style:parent-style-name="objectwithoutfill">
      <style:graphic-properties svg:stroke-color="#c9211e" draw:marker-end="Arrowheads_20_3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5cm" fo:padding-top="0cm" fo:padding-bottom="0cm" fo:padding-left="0cm" fo:padding-right="0cm"/>
      <style:paragraph-properties style:writing-mode="lr-tb"/>
    </style:style>
    <style:style style:name="gr32" style:family="graphic" style:parent-style-name="objectwithoutfill">
      <style:graphic-properties svg:stroke-color="#2a6099" draw:marker-end="Arrowheads_20_3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.7cm"/>
    </style:style>
    <style:style style:name="gr39" style:family="graphic" style:parent-style-name="standard">
      <style:graphic-properties svg:stroke-color="#000000" draw:fill-color="#ffa6a6" draw:textarea-horizontal-align="justify" draw:textarea-vertical-align="middle" draw:auto-grow-height="false" fo:min-height="0cm" fo:min-width="0.7cm"/>
    </style:style>
    <style:style style:name="gr40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5cm" fo:min-width="0.1cm" fo:padding-top="0.14cm" fo:padding-bottom="0.14cm" fo:padding-left="0.265cm" fo:padding-right="0.2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4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1cm"/>
    </style:style>
    <style:style style:name="gr43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1.67cm" fo:padding-top="0.14cm" fo:padding-bottom="0.14cm" fo:padding-left="0.265cm" fo:padding-right="0.26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79cm" fo:padding-top="0cm" fo:padding-bottom="0cm" fo:padding-left="0cm" fo:padding-right="0cm"/>
      <style:paragraph-properties style:writing-mode="lr-tb"/>
    </style:style>
    <style:style style:name="gr45" style:family="graphic" style:parent-style-name="objectwithoutfill">
      <style:graphic-properties svg:stroke-color="#000000" draw:marker-start="Arrowheads_20_2" draw:marker-end="Arrowheads_20_2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45cm" fo:padding-top="0cm" fo:padding-bottom="0cm" fo:padding-left="0cm" fo:padding-right="0cm"/>
      <style:paragraph-properties style:writing-mode="lr-tb"/>
    </style:style>
    <style:style style:name="gr47" style:family="graphic" style:parent-style-name="objectwithoutfill">
      <style:graphic-properties svg:stroke-color="#000000" draw:marker-end="Arrowheads_20_4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6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299cm"/>
    </style:style>
    <style:style style:name="gr59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0cm"/>
    </style:style>
    <style:style style:name="gr60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cm"/>
    </style:style>
    <style:style style:name="gr61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7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98cm" fo:padding-top="0cm" fo:padding-bottom="0cm" fo:padding-left="0cm" fo:padding-right="0cm"/>
      <style:paragraph-properties style:writing-mode="lr-tb"/>
    </style:style>
    <style:style style:name="gr67" style:family="graphic" style:parent-style-name="objectwithoutfill">
      <style:graphic-properties svg:stroke-color="#000000" draw:marker-end="Arrowheads_20_5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0.07cm" fo:padding-top="0.14cm" fo:padding-bottom="0.14cm" fo:padding-left="0.265cm" fo:padding-right="0.26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58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9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5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3.5cm"/>
    </style:style>
    <style:style style:name="gr7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3.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9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6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08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2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7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cm" fo:min-width="3.5cm"/>
    </style:style>
    <style:style style:name="gr98" style:family="graphic" style:parent-style-name="standard">
      <style:graphic-properties svg:stroke-color="#c9211e" draw:fill="none" draw:textarea-horizontal-align="justify" draw:textarea-vertical-align="middle" draw:auto-grow-height="false" fo:min-height="1.35cm" fo:min-width="0cm"/>
    </style:style>
    <style:style style:name="gr99" style:family="graphic" style:parent-style-name="objectwithoutfill">
      <style:graphic-properties svg:stroke-color="#c9211e" draw:marker-end="Arrowheads_20_1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4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5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.7cm"/>
    </style:style>
    <style:style style:name="gr11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35cm" fo:min-width="0.7cm"/>
    </style:style>
    <style:style style:name="gr116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cm" fo:min-width="0.7cm"/>
    </style:style>
    <style:style style:name="gr117" style:family="graphic" style:parent-style-name="objectwithoutfill">
      <style:graphic-properties svg:stroke-color="#000000" draw:marker-end="Arrowheads_20_1" draw:fill="none" draw:textarea-vertical-align="middle"/>
    </style:style>
    <style:style style:name="gr118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15cm" fo:min-width="0.7cm"/>
    </style:style>
    <style:style style:name="gr11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51cm" fo:min-width="0.7cm"/>
    </style:style>
    <style:style style:name="gr120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1cm" fo:min-width="0.7cm"/>
    </style:style>
    <style:style style:name="gr12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352cm" fo:min-width="0.7cm"/>
    </style:style>
    <style:style style:name="gr12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.7cm"/>
    </style:style>
    <style:style style:name="gr123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2cm" fo:min-width="0.7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23cm" fo:padding-top="0cm" fo:padding-bottom="0cm" fo:padding-left="0cm" fo:padding-right="0cm"/>
      <style:paragraph-properties style:writing-mode="lr-tb"/>
    </style:style>
    <style:style style:name="gr127" style:family="graphic" style:parent-style-name="objectwithoutfill">
      <style:graphic-properties svg:stroke-color="#666666" draw:marker-start="Arrowheads_20_1" draw:marker-end="Arrowheads_20_1" draw:fill="none" draw:textarea-vertical-align="middl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5" style:family="paragraph">
      <style:paragraph-properties fo:line-height="0.28cm"/>
    </style:style>
    <style:style style:name="P6" style:family="paragraph">
      <loext:graphic-properties draw:fill="none" draw:fill-color="#ffffff"/>
      <style:paragraph-properties fo:line-height="0.28cm"/>
      <style:text-properties style:font-name="Courier New" fo:font-size="8pt" style:font-size-asian="8pt" style:font-size-complex="8pt"/>
    </style:style>
    <style:style style:name="P7" style:family="paragraph">
      <loext:graphic-properties draw:fill="none" draw:fill-color="#ffffff"/>
      <style:paragraph-properties fo:line-height="0.28cm">
        <style:tab-stops/>
      </style:paragraph-properties>
      <style:text-properties style:font-name="Courier New" fo:font-size="8pt" style:font-size-asian="8pt" style:font-size-complex="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9211e"/>
      <style:paragraph-properties fo:text-align="center"/>
    </style:style>
    <style:style style:name="P12" style:family="paragraph">
      <loext:graphic-properties draw:fill-color="#b4c7dc"/>
      <style:paragraph-properties fo:text-align="center"/>
    </style:style>
    <style:style style:name="P13" style:family="paragraph">
      <loext:graphic-properties draw:fill-color="#ffa6a6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color="#2a6099" loext:opacity="100%" loext:color-lum-mod="100%" loext:color-lum-off="0%" fo:font-size="6pt" style:font-size-asian="6pt" style:font-size-complex="6pt"/>
    </style:style>
    <style:style style:name="P17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style:paragraph-properties fo:line-height="0.28cm"/>
      <style:text-properties fo:color="#000000" loext:opacity="100%"/>
    </style:style>
    <style:style style:name="P20" style:family="paragraph">
      <loext:graphic-properties draw:fill="none" draw:fill-color="#ffffff"/>
      <style:paragraph-properties fo:line-height="0.28cm"/>
      <style:text-properties fo:color="#000000" loext:opacity="100%" loext:color-lum-mod="100%" loext:color-lum-off="0%" style:font-name="Courier New" fo:font-size="8pt" style:font-size-asian="8pt" style:font-size-complex="8pt"/>
    </style:style>
    <style:style style:name="P21" style:family="paragraph">
      <loext:graphic-properties draw:fill="none" draw:fill-color="#ffffff"/>
      <style:text-properties fo:color="#2a6099" loext:opacity="100%" loext:color-lum-mod="100%" loext:color-lum-off="0%" fo:font-size="8pt" style:font-size-asian="8pt" style:font-size-complex="8pt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loext:graphic-properties draw:fill="solid" draw:fill-color="#b4c7dc"/>
      <style:paragraph-properties fo:text-align="center"/>
    </style:style>
    <style:style style:name="P24" style:family="paragraph">
      <loext:graphic-properties draw:fill="none" draw:fill-color="#ffffff"/>
      <style:text-properties fo:color="#3465a4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solid" draw:fill-color="#ffffa6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fo:color="#c9211e" loext:opacity="100%" style:font-name="Courier New" fo:font-size="8pt" style:font-size-asian="8pt" style:font-size-complex="8pt"/>
    </style:style>
    <style:style style:name="T5" style:family="text">
      <style:text-properties fo:color="#2a6099" loext:opacity="100%" fo:font-size="6pt" style:font-size-asian="6pt" style:font-size-complex="6pt"/>
    </style:style>
    <style:style style:name="T6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loext:opacity="100%" style:font-name="Courier New" fo:font-size="8pt" style:font-size-asian="8pt" style:font-size-complex="8pt"/>
    </style:style>
    <style:style style:name="T8" style:family="text">
      <style:text-properties fo:color="#2a6099" loext:opacity="100%" fo:font-size="8pt" style:font-size-asian="8pt" style:font-size-complex="8pt"/>
    </style:style>
    <style:style style:name="T9" style:family="text">
      <style:text-properties fo:color="#c9211e" loext:opacity="100%" fo:font-size="10pt" style:font-size-asian="10pt" style:font-size-complex="10pt"/>
    </style:style>
    <style:style style:name="T10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2cm" svg:x="3.4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4" draw:text-style-name="P4" draw:layer="layout" svg:width="0.171cm" svg:height="0.323cm" svg:x="18.601cm" svg:y="0.601cm">
          <draw:text-box>
            <text:p><text:span text:style-name="T3">8</text:span></text:p>
          </draw:text-box>
        </draw:frame>
        <draw:frame draw:style-name="gr5" draw:text-style-name="P6" draw:layer="layout" svg:width="1.018cm" svg:height="5.601cm" svg:x="1.902cm" svg:y="14.202cm">
          <draw:text-box>
            <text:p text:style-name="P5"><text:span text:style-name="T3">000111</text:span></text:p>
            <text:p text:style-name="P5"><text:span text:style-name="T3">001011</text:span></text:p>
            <text:p text:style-name="P5"><text:span text:style-name="T3">001101</text:span></text:p>
            <text:p text:style-name="P5"><text:span text:style-name="T3">001110</text:span></text:p>
            <text:p text:style-name="P5"><text:span text:style-name="T3">010011</text:span></text:p>
            <text:p text:style-name="P5"><text:span text:style-name="T3">010101</text:span></text:p>
            <text:p text:style-name="P5"><text:span text:style-name="T3">010110</text:span></text:p>
            <text:p text:style-name="P5"><text:span text:style-name="T3">011001</text:span></text:p>
            <text:p text:style-name="P5"><text:span text:style-name="T3">011010</text:span></text:p>
            <text:p text:style-name="P5"><text:span text:style-name="T3">011100</text:span></text:p>
            <text:p text:style-name="P5"><text:span text:style-name="T3">100011</text:span></text:p>
            <text:p text:style-name="P5"><text:span text:style-name="T3">100101</text:span></text:p>
            <text:p text:style-name="P5"><text:span text:style-name="T3">100110</text:span></text:p>
            <text:p text:style-name="P5"><text:span text:style-name="T3">101001</text:span></text:p>
            <text:p text:style-name="P5"><text:span text:style-name="T3">101010</text:span></text:p>
            <text:p text:style-name="P5"><text:span text:style-name="T3">101100</text:span></text:p>
            <text:p text:style-name="P5"><text:span text:style-name="T3">110001</text:span></text:p>
            <text:p text:style-name="P5"><text:span text:style-name="T3">110010</text:span></text:p>
            <text:p text:style-name="P5"><text:span text:style-name="T3">110100</text:span></text:p>
            <text:p text:style-name="P5"><text:span text:style-name="T3">111000</text:span></text:p>
          </draw:text-box>
        </draw:frame>
        <draw:frame draw:style-name="gr6" draw:text-style-name="P7" draw:layer="layout" svg:width="0.341cm" svg:height="5.601cm" svg:x="1.302cm" svg:y="14.202cm">
          <draw:text-box>
            <text:p text:style-name="P5"><text:span text:style-name="T3">1</text:span></text:p>
            <text:p text:style-name="P5"><text:span text:style-name="T3">2</text:span></text:p>
            <text:p text:style-name="P5"><text:span text:style-name="T3">3</text:span></text:p>
            <text:p text:style-name="P5"><text:span text:style-name="T3">4</text:span></text:p>
            <text:p text:style-name="P5"><text:span text:style-name="T3">5</text:span></text:p>
            <text:p text:style-name="P5"><text:span text:style-name="T3">6</text:span></text:p>
            <text:p text:style-name="P5"><text:span text:style-name="T3">7</text:span></text:p>
            <text:p text:style-name="P5"><text:span text:style-name="T3">8</text:span></text:p>
            <text:p text:style-name="P5"><text:span text:style-name="T3">9</text:span></text:p>
            <text:p text:style-name="P5"><text:span text:style-name="T3">10</text:span></text:p>
            <text:p text:style-name="P5"><text:span text:style-name="T3">11</text:span></text:p>
            <text:p text:style-name="P5"><text:span text:style-name="T3">12</text:span></text:p>
            <text:p text:style-name="P5"><text:span text:style-name="T3">13</text:span></text:p>
            <text:p text:style-name="P5"><text:span text:style-name="T3">14</text:span></text:p>
            <text:p text:style-name="P5"><text:span text:style-name="T3">15</text:span></text:p>
            <text:p text:style-name="P5"><text:span text:style-name="T3">16</text:span></text:p>
            <text:p text:style-name="P5"><text:span text:style-name="T3">17</text:span></text:p>
            <text:p text:style-name="P5"><text:span text:style-name="T3">18</text:span></text:p>
            <text:p text:style-name="P5"><text:span text:style-name="T3">19</text:span></text:p>
            <text:p text:style-name="P5"><text:span text:style-name="T3">20</text:span></text:p>
          </draw:text-box>
        </draw:frame>
        <draw:g draw:style-name="gr7">
          <svg:title>TexMaths</svg:title>
          <svg:desc>10§display§\mathcal{C}_0 \!\subset\! \mathbb{B}^6§svg§600§TRUE§</svg:desc>
          <draw:g>
            <draw:path draw:style-name="gr8" draw:text-style-name="P8" draw:layer="layout" svg:width="0.182cm" svg:height="0.254cm" svg:x="1.917cm" svg:y="13.779cm" svg:viewBox="0 0 183 255" svg:d="M170 192c0-2-2-2-3-2-6 0-10 3-15 5-7 4-9 6-13 12-11 16-26 28-49 28-32 0-60-22-60-74 0-32 13-73 31-101 16-23 35-41 71-41 13 0 22 5 22 18 0 12-13 37-18 44-2 4-2 5-2 6 0 2 2 2 4 2 7 0 20-8 24-13 1-2 21-36 21-54 0-19-15-22-28-22-51 0-93 33-109 53-42 50-46 105-46 123 0 50 26 79 67 79 56 0 103-55 103-63z">
              <text:p/>
            </draw:path>
            <draw:path draw:style-name="gr8" draw:text-style-name="P8" draw:layer="layout" svg:width="0.113cm" svg:height="0.167cm" svg:x="2.111cm" svg:y="13.915cm" svg:viewBox="0 0 114 168" svg:d="M114 85c0-28-4-47-15-64-7-11-23-21-42-21-57 0-57 67-57 85 0 17 0 83 57 83s57-66 57-83zM57 161c-12 0-27-7-32-27-3-14-3-35-3-53s0-36 4-50c5-19 21-24 31-24 13 0 26 8 30 22 4 13 4 31 4 52 0 18 0 37-3 52-5 23-22 28-31 28z">
              <text:p/>
            </draw:path>
            <draw:path draw:style-name="gr8" draw:text-style-name="P8" draw:layer="layout" svg:width="0.214cm" svg:height="0.201cm" svg:x="2.323cm" svg:y="13.837cm" svg:viewBox="0 0 215 202" svg:d="M203 14c6 0 12 0 12-7s-6-7-12-7c-32 0-63 0-95 0-60 0-108 44-108 101 0 56 48 101 108 101 32 0 63 0 95 0 6 0 12 0 12-6 0-7-6-7-12-7-31 0-63 0-94 0-55 0-94-41-94-88 0-48 39-87 94-87 31 0 63 0 94 0z">
              <text:p/>
            </draw:path>
            <draw:path draw:style-name="gr8" draw:text-style-name="P8" draw:layer="layout" svg:width="0.213cm" svg:height="0.238cm" svg:x="2.609cm" svg:y="13.786cm" svg:viewBox="0 0 214 239" svg:d="M46 32c0-5 0-14-4-20 13 0 26 0 39 0-5 6-5 13-5 18 0 60 0 120 0 179 0 5 0 12 5 18-13 0-26 0-39 0 4-6 4-15 4-20 0-58 0-117 0-175zM141 105c12-11 14-29 14-44 0-24-7-39-15-47 24 2 49 11 49 46 0 22-25 41-48 45zM88 31c0-7 0-11 5-15 2 0 7-4 15-4 16 0 35 12 35 49 0 40-20 48-55 49 0-27 0-53 0-79zM162 111c20-10 39-27 39-51 0-49-40-60-83-60-35 0-71 0-106 0-7 0-12 0-12 6s6 6 11 6c21 0 22 4 22 20 0 58 0 117 0 175 0 17-1 20-23 20-4 0-10 0-10 6s5 6 12 6c35 0 69 0 104 0 43 0 98-17 98-64 0-37-26-57-52-64zM88 208c0-28 0-57 0-86 28 0 40 0 51 8 14 11 15 33 15 45 0 13-1 52-45 52-21 0-21-12-21-19zM151 223c13-15 15-33 15-48 0-25-5-43-19-54 32 5 55 23 55 54 0 25-21 41-51 48z">
              <text:p/>
            </draw:path>
            <draw:path draw:style-name="gr8" draw:text-style-name="P8" draw:layer="layout" svg:width="0.112cm" svg:height="0.167cm" svg:x="2.853cm" svg:y="13.718cm" svg:viewBox="0 0 113 168" svg:d="M23 83c0-20 2-38 11-53 9-14 22-23 38-23 7 0 17 2 22 9-6 0-11 5-11 12 0 6 4 11 11 11s12-5 12-12c0-14-10-27-35-27-35 0-71 33-71 85 0 64 30 83 57 83 30 0 56-23 56-55 0-31-25-54-54-54-19 0-30 13-36 24zM57 160c-13 0-22-7-27-18-4-7-6-19-6-34 0-24 14-42 34-42 11 0 19 4 25 13 6 10 6 20 6 34s0 25-6 34-14 13-26 13z">
              <text:p/>
            </draw:path>
          </draw:g>
        </draw:g>
        <draw:g draw:style-name="gr7">
          <svg:title>TexMaths</svg:title>
          <svg:desc>10§display§\rho_{\max}§svg§600§TRUE§</svg:desc>
          <draw:g>
            <draw:path draw:style-name="gr8" draw:text-style-name="P8" draw:layer="layout" svg:width="0.165cm" svg:height="0.228cm" svg:x="3.213cm" svg:y="13.816cm" svg:viewBox="0 0 166 229" svg:d="M1 214c-1 4-1 5-1 6 0 5 4 9 10 9 7 0 11-6 12-7 2-3 13-50 23-88 7 14 18 23 34 23 41 0 87-48 87-100 0-37-24-57-49-57-34 0-71 35-82 78-11 45-23 91-34 136zM79 150c-25 0-30-28-30-31 0-2 2-8 3-12 9-40 13-52 21-66 15-26 32-33 43-33 13 0 24 10 24 34 0 19-10 58-19 74-12 22-29 34-42 34z">
              <text:p/>
            </draw:path>
            <draw:path draw:style-name="gr8" draw:text-style-name="P8" draw:layer="layout" svg:width="0.206cm" svg:height="0.107cm" svg:x="3.397cm" svg:y="13.915cm" svg:viewBox="0 0 207 108" svg:d="M189 34c0-21-11-34-37-34-20 0-33 11-39 23-5-18-19-23-37-23-20 0-33 11-40 24 0-8 0-16 0-24-12 1-24 2-36 3 0 3 0 6 0 9 17 0 18 1 18 13 0 21 0 42 0 64 0 10-2 10-18 10 0 3 0 6 0 9 1 0 18-1 28-1 9 0 26 1 28 1 0-3 0-6 0-9-16 0-18 0-18-10 0-15 0-30 0-44 0-26 20-38 36-38 18 0 20 13 20 26 0 18 0 37 0 56 0 10-3 10-19 10 0 3 0 6 0 9 1 0 18-1 28-1s26 1 29 1c0-3 0-6 0-9-16 0-19 0-19-10 0-15 0-30 0-44 0-26 21-38 37-38 17 0 19 13 19 26 0 18 0 37 0 56 0 10-2 10-18 10 0 3 0 6 0 9 9-1 18-1 28-1 9 0 26 1 28 1 0-3 0-6 0-9-16 0-18 0-18-10 0-19 0-37 0-55z">
              <text:p/>
            </draw:path>
            <draw:path draw:style-name="gr8" draw:text-style-name="P8" draw:layer="layout" svg:width="0.121cm" svg:height="0.11cm" svg:x="3.627cm" svg:y="13.914cm" svg:viewBox="0 0 122 111" svg:d="M96 43c0-13 0-22-12-31-10-8-21-12-36-12-23 0-40 9-40 24 0 7 6 12 12 12 7 0 12-5 12-12 0-4-2-9-9-11 9-6 23-6 25-6 13 0 28 9 28 29 0 2 0 5 0 8-13 0-29 1-47 8-22 8-29 21-29 32 0 21 25 27 43 27 19 0 31-11 36-20 1 10 8 19 19 19 8-8 24 0 24-23 0-5 0-10 0-14-3 0-6 0-8 0 0 4 0 9 0 14 0 2 0 14-9 14s-9-12-9-15c0-15 0-29 0-43zM76 74c0 24-20 31-31 31-13 0-25-9-25-21 0-13 12-32 56-34 0 8 0 16 0 24z">
              <text:p/>
            </draw:path>
            <draw:path draw:style-name="gr8" draw:text-style-name="P8" draw:layer="layout" svg:width="0.134cm" svg:height="0.105cm" svg:x="3.759cm" svg:y="13.917cm" svg:viewBox="0 0 135 106" svg:d="M77 51c-1-1-1-2-2-2 0-1 17-18 19-21 8-9 17-18 36-19 0-3 0-6 0-9-7 1-14 1-20 1-8 0-17 0-25-1 0 3 0 6 0 9 5 1 5 4 5 6-1 3 0 4-3 8-6 7-12 13-18 20-7-8-13-16-20-24-2-2-3-4-3-5 0-3 4-5 7-5 0-3 0-6 0-9-9 1-18 1-28 1-7 0-16 0-23-1 0 3 0 6 0 9 11 0 17 0 24 8 10 12 20 23 30 35 1 0 1 1 2 2 0 1-18 21-20 24-10 10-18 19-38 19 0 3 0 6 0 9 8-1 13-1 21-1 7 0 17 0 24 1 0-3 0-6 0-9-3 0-5-2-5-6s3-7 7-11c6-7 11-13 17-19 7 8 15 16 22 24 4 5 4 6 4 7 0 5-5 5-6 5 0 3 0 6 0 9 2 0 19-1 27-1 7 0 16 0 24 1 0-3 0-6 0-9-16 0-18-1-24-8-11-13-23-26-34-38z">
              <text:p/>
            </draw:path>
          </draw:g>
        </draw:g>
        <draw:frame draw:style-name="gr9" draw:text-style-name="P6" draw:layer="layout" svg:width="0.171cm" svg:height="5.601cm" svg:x="3.303cm" svg:y="14.203cm">
          <draw:text-box>
            <text:p text:style-name="P5"><text:span text:style-name="T4">3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4">3</text:span></text:p>
            <text:p text:style-name="P5"><text:span text:style-name="T3">2</text:span></text:p>
            <text:p text:style-name="P5"><text:span text:style-name="T3">1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4">3</text:span></text:p>
            <text:p text:style-name="P5"><text:span text:style-name="T4">3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3">1</text:span></text:p>
            <text:p text:style-name="P5"><text:span text:style-name="T3">2</text:span></text:p>
            <text:p text:style-name="P5"><text:span text:style-name="T4">3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4">3</text:span></text:p>
          </draw:text-box>
        </draw:frame>
        <draw:frame draw:style-name="gr10" draw:text-style-name="P6" draw:layer="layout" svg:width="1.019cm" svg:height="5.601cm" svg:x="5.202cm" svg:y="14.203cm">
          <draw:text-box>
            <text:p text:style-name="P5"><text:span text:style-name="T3">------</text:span></text:p>
            <text:p text:style-name="P5"><text:span text:style-name="T4">00</text:span><text:span text:style-name="T3">10</text:span><text:span text:style-name="T4">11</text:span></text:p>
            <text:p text:style-name="P5"><text:span text:style-name="T4">00</text:span><text:span text:style-name="T3">1101</text:span></text:p>
            <text:p text:style-name="P5"><text:span text:style-name="T3">------</text:span></text:p>
            <text:p text:style-name="P5"><text:span text:style-name="T3">0100</text:span><text:span text:style-name="T4">11</text:span></text:p>
            <text:p text:style-name="P5"><text:span text:style-name="T3">010101</text:span></text:p>
            <text:p text:style-name="P5"><text:span text:style-name="T3">010110</text:span></text:p>
            <text:p text:style-name="P5"><text:span text:style-name="T3">011001</text:span></text:p>
            <text:p text:style-name="P5"><text:span text:style-name="T3">011010</text:span></text:p>
            <text:p text:style-name="P5"><text:span text:style-name="T3">------</text:span></text:p>
            <text:p text:style-name="P5"><text:span text:style-name="T3">------</text:span></text:p>
            <text:p text:style-name="P5"><text:span text:style-name="T3">100101</text:span></text:p>
            <text:p text:style-name="P5"><text:span text:style-name="T3">100110</text:span></text:p>
            <text:p text:style-name="P5"><text:span text:style-name="T3">101001</text:span></text:p>
            <text:p text:style-name="P5"><text:span text:style-name="T3">101010</text:span></text:p>
            <text:p text:style-name="P5"><text:span text:style-name="T3">1011</text:span><text:span text:style-name="T4">00</text:span></text:p>
            <text:p text:style-name="P5"><text:span text:style-name="T3">------</text:span></text:p>
            <text:p text:style-name="P5"><text:span text:style-name="T4">11</text:span><text:span text:style-name="T3">0010</text:span></text:p>
            <text:p text:style-name="P5"><text:span text:style-name="T4">11</text:span><text:span text:style-name="T3">01</text:span><text:span text:style-name="T4">00</text:span></text:p>
            <text:p text:style-name="P5"><text:span text:style-name="T3">------</text:span></text:p>
          </draw:text-box>
        </draw:frame>
        <draw:g draw:style-name="gr7">
          <svg:title>TexMaths</svg:title>
          <svg:desc>10§display§\phi:
\mathbb{B}^4 \to \mathcal{C}§svg§600§TRUE§</svg:desc>
          <draw:g>
            <draw:path draw:style-name="gr8" draw:text-style-name="P8" draw:layer="layout" svg:width="0.183cm" svg:height="0.313cm" svg:x="6.3cm" svg:y="13.207cm" svg:viewBox="0 0 184 314" svg:d="M136 8c0-2 1-4 1-5-1-1 0-3-4-3-3 0-4 1-5 7-7 27-14 54-21 81-55 2-107 48-107 96 0 32 25 60 67 62-2 11-5 22-8 33-4 17-7 30-7 31 0 4 2 4 4 4s2 0 3-1 3-10 4-14c5-17 9-35 14-53 56-1 107-49 107-95 0-27-19-60-67-63 6-27 13-53 19-80zM69 239c-21-1-46-14-46-48 0-42 30-91 82-95-12 48-24 95-36 143zM114 96c27 1 47 17 47 48 0 41-30 90-83 95 12-48 24-95 36-143z">
              <text:p/>
            </draw:path>
            <draw:path draw:style-name="gr8" draw:text-style-name="P8" draw:layer="layout" svg:width="0.036cm" svg:height="0.15cm" svg:x="6.62cm" svg:y="13.299cm" svg:viewBox="0 0 37 151" svg:d="M37 19c0-11-9-19-19-19-11 0-18 8-18 19 0 10 7 18 18 18 10 0 19-8 19-18zM37 133c0-11-9-19-19-19-11 0-18 8-18 19 0 10 7 18 18 18 10 0 19-8 19-18z">
              <text:p/>
            </draw:path>
            <draw:path draw:style-name="gr8" draw:text-style-name="P8" draw:layer="layout" svg:width="0.214cm" svg:height="0.238cm" svg:x="6.788cm" svg:y="13.21cm" svg:viewBox="0 0 215 239" svg:d="M46 32c0-5 0-13-3-20 13 0 25 0 38 0-5 6-5 13-5 18 0 60 0 120 0 179 0 5 0 12 5 18-13 0-25 0-38 0 3-6 3-15 3-20 0-58 0-117 0-175zM141 106c12-12 15-30 15-45 0-24-8-39-16-47 24 2 49 11 49 46 0 22-25 41-48 46zM89 31c0-7 0-11 5-15 1 0 6-4 15-4 15 0 34 13 34 49 0 40-20 48-54 49 0-27 0-53 0-79zM162 111c20-10 39-27 39-51 0-49-40-60-83-60-35 0-71 0-106 0-7 0-12 0-12 6s6 6 11 6c21 0 23 4 23 21 0 58 0 116 0 174 0 17-2 20-24 20-4 0-10 0-10 6s5 6 12 6c35 0 69 0 104 0 43 0 99-17 99-64 0-37-27-57-53-64zM89 208c0-28 0-57 0-86 28 0 40 0 51 8 13 11 14 33 14 45 0 13-1 52-45 52-20 0-20-12-20-19zM151 223c13-15 16-33 16-48 0-25-6-43-20-54 33 5 55 23 55 54 0 25-21 41-51 48z">
              <text:p/>
            </draw:path>
            <draw:path draw:style-name="gr8" draw:text-style-name="P8" draw:layer="layout" svg:width="0.12cm" svg:height="0.164cm" svg:x="7.028cm" svg:y="13.14cm" svg:viewBox="0 0 121 165" svg:d="M121 125c0-3 0-6 0-9-9 0-19 0-28 0 0-37 0-73 0-109 0-5 0-7-5-7-3 0-4 0-6 3-27 38-55 75-82 113 0 3 0 6 0 9 24 0 49 0 73 0 0 6 0 13 0 20 0 9 0 12-20 12-2 0-5 0-7 0 0 2 0 5 0 8 12 0 28-1 37-1s25 1 37 1c0-3 0-6 0-8-2 0-5 0-7 0-20 0-20-3-20-12 0-7 0-14 0-20 9 0 19 0 28 0zM74 27c0 30 0 59 0 89-22 0-43 0-65 0 22-30 43-59 65-89z">
              <text:p/>
            </draw:path>
            <draw:path draw:style-name="gr8" draw:text-style-name="P8" draw:layer="layout" svg:width="0.311cm" svg:height="0.182cm" svg:x="7.292cm" svg:y="13.271cm" svg:viewBox="0 0 312 183" svg:d="M274 99c-20 14-29 29-32 33-16 24-19 46-19 47 0 4 5 4 7 4 6 0 7-1 8-7 8-34 29-64 69-80 4-1 5-3 5-5 0-3-2-3-3-3-15-6-58-24-71-83-1-4-2-5-8-5-2 0-7 0-7 4 0 1 4 23 18 46 7 11 18 23 33 34-87 0-174 0-261 0-7 0-13-1-13 7 0 7 6 8 13 8 87 0 174 0 261 0z">
              <text:p/>
            </draw:path>
            <draw:path draw:style-name="gr8" draw:text-style-name="P8" draw:layer="layout" svg:width="0.182cm" svg:height="0.254cm" svg:x="7.726cm" svg:y="13.203cm" svg:viewBox="0 0 183 255" svg:d="M170 191c0-1-2-1-4-1-6 0-14 4-15 4-7 4-8 7-12 13-11 16-27 28-49 28-32 0-60-23-60-74 0-32 12-73 31-101 15-22 34-41 70-41 14 0 22 5 22 18 0 12-13 37-17 44-2 4-2 5-2 6 0 2 2 2 4 2 7 0 20-8 24-13 1-2 21-36 21-54 0-19-16-22-28-22-51 0-93 33-109 53-42 50-46 105-46 123 0 50 26 79 66 79 57 0 104-55 104-64z">
              <text:p/>
            </draw:path>
          </draw:g>
        </draw:g>
        <draw:custom-shape draw:style-name="gr11" draw:text-style-name="P9" draw:layer="layout" svg:width="0.2cm" svg:height="0.2cm" svg:x="6.9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1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2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1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2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2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1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2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3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3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904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2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2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2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3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3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4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3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0.315cm" svg:height="0.319cm" svg:x="6.801cm" svg:y="13.901cm">
          <draw:text-box>
            <text:p><text:span text:style-name="T1">16</text:span></text:p>
          </draw:text-box>
        </draw:frame>
        <draw:g draw:style-name="gr7">
          <svg:title>TexMaths</svg:title>
          <svg:desc>10§display§\mathcal{C}
\subseteq
\mathcal{C}_0§svg§600§TRUE§</svg:desc>
          <draw:g>
            <draw:path draw:style-name="gr8" draw:text-style-name="P8" draw:layer="layout" svg:width="0.182cm" svg:height="0.254cm" svg:x="4.517cm" svg:y="13.798cm" svg:viewBox="0 0 183 255" svg:d="M170 191c0-2-2-2-3-2-6 0-10 4-15 5-7 5-9 7-13 13-11 17-26 28-49 28-32 0-60-22-60-74 0-31 13-73 31-101 16-22 35-41 71-41 13 0 22 5 22 18s-13 38-18 45c-2 3-2 4-2 5 0 2 2 2 4 2 7 0 20-7 24-13 1-1 21-36 21-54 0-19-15-22-28-22-51 0-93 33-109 53-42 51-46 105-46 122 0 51 26 80 67 80 56 0 103-55 103-64z">
              <text:p/>
            </draw:path>
            <draw:path draw:style-name="gr8" draw:text-style-name="P8" draw:layer="layout" svg:width="0.213cm" svg:height="0.269cm" svg:x="4.845cm" svg:y="13.822cm" svg:viewBox="0 0 214 270" svg:d="M202 14c6 0 12 0 12-7s-6-7-12-7c-32 0-63 0-94 0-61 0-108 46-108 102s48 100 108 100c31 0 62 0 94 0 6 0 12 0 12-7s-6-7-12-7c-32 0-63 0-94 0-55 0-94-40-94-86 0-48 40-88 94-88 31 0 62 0 94 0zM19 256c-6 0-12 0-12 7s6 7 12 7c61 0 122 0 183 0 6 0 12 0 12-7s-6-7-12-7c-61 0-122 0-183 0z">
              <text:p/>
            </draw:path>
            <draw:path draw:style-name="gr8" draw:text-style-name="P8" draw:layer="layout" svg:width="0.183cm" svg:height="0.254cm" svg:x="5.189cm" svg:y="13.798cm" svg:viewBox="0 0 184 255" svg:d="M170 191c0-2-1-2-3-2-6 0-10 4-15 5-7 5-8 7-13 13-10 17-26 28-49 28-31 0-60-22-60-74 0-31 13-73 32-101 15-22 34-41 70-41 13 0 22 5 22 18s-13 38-17 45c-2 3-2 4-2 5 0 2 1 2 3 2 7 0 20-7 25-13 0-1 21-36 21-54 0-19-16-22-29-22-51 0-92 33-109 53-41 51-46 105-46 122 0 51 26 80 67 80 57 0 103-55 103-64z">
              <text:p/>
            </draw:path>
            <draw:path draw:style-name="gr8" draw:text-style-name="P8" draw:layer="layout" svg:width="0.113cm" svg:height="0.166cm" svg:x="5.383cm" svg:y="13.935cm" svg:viewBox="0 0 114 167" svg:d="M114 85c0-27-3-47-15-64-7-11-23-21-42-21-57 0-57 67-57 85 0 17 0 82 57 82s57-65 57-82zM57 161c-12 0-26-7-31-27-4-14-4-34-4-53 0-17 0-36 4-50 5-19 21-24 31-24 13 0 26 8 30 22 4 13 4 31 4 52 0 19 0 37-3 52-5 23-21 28-31 28z">
              <text:p/>
            </draw:path>
          </draw:g>
        </draw:g>
        <draw:g draw:style-name="gr7">
          <svg:title>TexMaths</svg:title>
          <svg:desc>8§display§\mathcal{C} \!\subset\! \mathbb{B}^6, 
|\mathcal{C}| \!=\! 14§svg§600§TRUE§</svg:desc>
          <draw:g>
            <draw:path draw:style-name="gr8" draw:text-style-name="P8" draw:layer="layout" svg:width="0.145cm" svg:height="0.203cm" svg:x="6.807cm" svg:y="13.583cm" svg:viewBox="0 0 146 204" svg:d="M136 153c0-1-2-1-2-1-5 0-8 2-12 4-6 3-8 5-11 10-9 13-21 23-39 23-26 0-48-18-48-61 0-24 10-58 25-80 13-18 28-32 57-32 10 0 17 4 17 14s-10 30-14 35c-2 4-2 4-2 4 0 2 2 2 3 2 6 0 16-6 20-10 0-1 16-29 16-43 0-16-12-18-22-18-41 0-74 27-87 42-34 41-37 84-37 98 0 41 21 64 54 64 44 0 82-44 82-51z">
              <text:p/>
            </draw:path>
            <draw:path draw:style-name="gr8" draw:text-style-name="P8" draw:layer="layout" svg:width="0.171cm" svg:height="0.161cm" svg:x="7.022cm" svg:y="13.629cm" svg:viewBox="0 0 172 162" svg:d="M162 11c5 0 10 0 10-5 0-6-5-6-10-6-25 0-50 0-76 0-48 0-86 37-86 81 0 45 38 81 86 81 26 0 51 0 76 0 5 0 10 0 10-6 0-5-5-5-10-5-25 0-50 0-75 0-44 0-75-32-75-70 0-37 31-70 75-70 25 0 50 0 75 0z">
              <text:p/>
            </draw:path>
            <draw:path draw:style-name="gr8" draw:text-style-name="P8" draw:layer="layout" svg:width="0.171cm" svg:height="0.19cm" svg:x="7.251cm" svg:y="13.588cm" svg:viewBox="0 0 172 191" svg:d="M37 26c0-4 0-11-3-16 11 0 21 0 31 0-4 4-4 10-4 15 0 47 0 95 0 142 0 5 0 11 4 15-10 0-20 0-31 0 3-5 3-12 3-15 0-47 0-94 0-141zM113 85c9-9 12-24 12-36 0-19-7-31-13-38 19 3 39 10 39 37 0 18-19 33-38 37zM71 26c0-6 0-9 4-12 1-1 5-4 12-4 12 0 28 10 28 39 0 32-16 38-44 39 0-21 0-42 0-62zM130 89c16-8 31-22 31-41 0-38-32-48-67-48-28 0-56 0-84 0-6 0-10 0-10 6 0 4 5 4 9 4 17 0 18 3 18 16 0 47 0 93 0 140 0 13-1 16-19 16-3 0-8 0-8 5 0 4 4 4 10 4 27 0 55 0 83 0 34 0 79-12 79-51 0-29-22-45-42-51zM71 167c0-23 0-47 0-70 23 0 32 0 41 7 10 8 11 27 11 36 0 11-1 42-36 42-16 0-16-10-16-15zM121 179c10-12 13-27 13-39 0-20-5-34-16-44 26 4 44 19 44 44 0 21-17 33-41 39z">
              <text:p/>
            </draw:path>
            <draw:path draw:style-name="gr8" draw:text-style-name="P8" draw:layer="layout" svg:width="0.089cm" svg:height="0.133cm" svg:x="7.447cm" svg:y="13.535cm" svg:viewBox="0 0 90 134" svg:d="M19 66c0-16 2-31 9-43 6-10 18-17 30-17 6 0 13 1 17 7-5 0-9 3-9 9 0 5 4 9 10 9s9-4 9-9c0-12-8-22-27-22-29 0-58 26-58 68 0 51 24 66 46 66 24 0 44-18 44-44 0-25-19-43-42-43-16 0-25 10-29 19zM46 128c-10 0-18-6-22-15-2-5-4-16-4-27 0-19 11-34 26-34 10 0 16 4 21 11 4 7 5 16 5 27s0 19-6 27c-4 7-11 11-20 11z">
              <text:p/>
            </draw:path>
            <draw:path draw:style-name="gr8" draw:text-style-name="P8" draw:layer="layout" svg:width="0.032cm" svg:height="0.083cm" svg:x="7.586cm" svg:y="13.75cm" svg:viewBox="0 0 33 84" svg:d="M33 30c0-19-7-30-19-30-8 0-14 7-14 15 0 7 6 15 14 15 4 0 8-1 11-4 1 0 0 0 1 0v4c0 20-9 37-19 47-3 2-3 3-3 4 0 2 2 3 3 3 3 0 26-22 26-54z">
              <text:p/>
            </draw:path>
            <draw:path draw:style-name="gr8" draw:text-style-name="P8" draw:layer="layout" svg:width="0.01cm" svg:height="0.278cm" svg:x="7.721cm" svg:y="13.571cm" svg:viewBox="0 0 11 279" svg:d="M11 10c0-5 0-10-5-10-6 0-6 5-6 10 0 86 0 172 0 259 0 5 0 10 6 10 5 0 5-5 5-10 0-87 0-173 0-259z">
              <text:p/>
            </draw:path>
            <draw:path draw:style-name="gr8" draw:text-style-name="P8" draw:layer="layout" svg:width="0.145cm" svg:height="0.203cm" svg:x="7.769cm" svg:y="13.583cm" svg:viewBox="0 0 146 204" svg:d="M136 153c0-1-2-1-3-1-5 0-11 4-12 4-6 3-7 5-10 10-9 13-21 23-40 23-25 0-48-18-48-61 0-24 11-58 26-80 12-18 27-32 56-32 11 0 17 4 17 14s-10 30-13 35c-2 4-2 4-2 4 0 2 2 2 3 2 6 0 16-6 20-10 0-1 16-29 16-43 0-16-12-18-23-18-40 0-73 27-86 42-34 41-37 84-37 98 0 41 21 64 53 64 45 0 83-44 83-51z">
              <text:p/>
            </draw:path>
            <draw:path draw:style-name="gr8" draw:text-style-name="P8" draw:layer="layout" svg:width="0.01cm" svg:height="0.278cm" svg:x="7.963cm" svg:y="13.571cm" svg:viewBox="0 0 11 279" svg:d="M11 10c0-5 0-10-5-10-6 0-6 5-6 10 0 86 0 172 0 259 0 5 0 10 6 10 5 0 5-5 5-10 0-87 0-173 0-259z">
              <text:p/>
            </draw:path>
            <draw:path draw:style-name="gr8" draw:text-style-name="P8" draw:layer="layout" svg:width="0.186cm" svg:height="0.064cm" svg:x="8.054cm" svg:y="13.678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8" draw:text-style-name="P8" draw:layer="layout" svg:width="0.092cm" svg:height="0.185cm" svg:x="8.313cm" svg:y="13.594cm" svg:viewBox="0 0 93 186" svg:d="M58 7c0-6 0-7-7-7-17 18-42 18-51 18 0 3 0 6 0 8 6 0 22 0 37-7 0 49 0 97 0 145 0 10-1 14-27 14-3 0-5 0-8 0 0 2 0 5 0 8 9-1 34-1 45-1s36 0 46 1c0-3 0-6 0-8-3 0-6 0-9 0-26 0-26-3-26-14 0-52 0-104 0-157z">
              <text:p/>
            </draw:path>
            <draw:path draw:style-name="gr8" draw:text-style-name="P8" draw:layer="layout" svg:width="0.124cm" svg:height="0.188cm" svg:x="8.436cm" svg:y="13.591cm" svg:viewBox="0 0 125 189" svg:d="M75 144c0 8 0 15 0 23 0 11-1 14-21 14-2 0-4 0-6 0 0 3 0 5 0 8 11-1 26-1 38-1s27 0 38 1c0-3 0-5 0-8-2 0-4 0-6 0-20 0-21-3-21-14 0-8 0-15 0-23 9 0 18 0 28 0 0-3 0-6 0-9-10 0-19 0-28 0 0-43 0-85 0-128 0-5 0-7-5-7-2 0-3 0-6 4-28 44-57 87-86 131 0 3 0 6 0 9 25 0 50 0 75 0zM77 135c-23 0-46 0-69 0 23-35 46-70 69-105 0 35 0 70 0 105z">
              <text:p/>
            </draw:path>
          </draw:g>
        </draw:g>
        <draw:line draw:style-name="gr13" draw:text-style-name="P10" draw:layer="layout" svg:x1="7.1cm" svg:y1="14.3cm" svg:x2="7.7cm" svg:y2="14.3cm">
          <text:p/>
        </draw:line>
        <draw:line draw:style-name="gr13" draw:text-style-name="P10" draw:layer="layout" svg:x1="7.1cm" svg:y1="14.6cm" svg:x2="7.7cm" svg:y2="14.6cm">
          <text:p/>
        </draw:line>
        <draw:line draw:style-name="gr13" draw:text-style-name="P10" draw:layer="layout" svg:x1="7.1cm" svg:y1="14.9cm" svg:x2="7.7cm" svg:y2="14.9cm">
          <text:p/>
        </draw:line>
        <draw:line draw:style-name="gr13" draw:text-style-name="P10" draw:layer="layout" svg:x1="7.1cm" svg:y1="15.2cm" svg:x2="7.7cm" svg:y2="15.2cm">
          <text:p/>
        </draw:line>
        <draw:line draw:style-name="gr13" draw:text-style-name="P10" draw:layer="layout" svg:x1="7.1cm" svg:y1="15.5cm" svg:x2="7.7cm" svg:y2="15.5cm">
          <text:p/>
        </draw:line>
        <draw:line draw:style-name="gr13" draw:text-style-name="P10" draw:layer="layout" svg:x1="7.1cm" svg:y1="15.8cm" svg:x2="7.7cm" svg:y2="15.8cm">
          <text:p/>
        </draw:line>
        <draw:line draw:style-name="gr13" draw:text-style-name="P10" draw:layer="layout" svg:x1="7.1cm" svg:y1="16.1cm" svg:x2="7.7cm" svg:y2="16.1cm">
          <text:p/>
        </draw:line>
        <draw:line draw:style-name="gr13" draw:text-style-name="P10" draw:layer="layout" svg:x1="7.1cm" svg:y1="16.4cm" svg:x2="7.7cm" svg:y2="16.1cm">
          <text:p/>
        </draw:line>
        <draw:line draw:style-name="gr13" draw:text-style-name="P10" draw:layer="layout" svg:x1="7.1cm" svg:y1="16.7cm" svg:x2="7.7cm" svg:y2="17cm">
          <text:p/>
        </draw:line>
        <draw:line draw:style-name="gr13" draw:text-style-name="P10" draw:layer="layout" svg:x1="7.1cm" svg:y1="17cm" svg:x2="7.7cm" svg:y2="17cm">
          <text:p/>
        </draw:line>
        <draw:line draw:style-name="gr13" draw:text-style-name="P10" draw:layer="layout" svg:x1="7.1cm" svg:y1="17.3cm" svg:x2="7.7cm" svg:y2="17.3cm">
          <text:p/>
        </draw:line>
        <draw:line draw:style-name="gr13" draw:text-style-name="P10" draw:layer="layout" svg:x1="7.1cm" svg:y1="17.6cm" svg:x2="7.7cm" svg:y2="17.6cm">
          <text:p/>
        </draw:line>
        <draw:line draw:style-name="gr13" draw:text-style-name="P10" draw:layer="layout" svg:x1="7.1cm" svg:y1="17.9cm" svg:x2="7.7cm" svg:y2="17.9cm">
          <text:p/>
        </draw:line>
        <draw:line draw:style-name="gr13" draw:text-style-name="P10" draw:layer="layout" svg:x1="7.1cm" svg:y1="18.2cm" svg:x2="7.7cm" svg:y2="18.2cm">
          <text:p/>
        </draw:line>
        <draw:line draw:style-name="gr13" draw:text-style-name="P10" draw:layer="layout" svg:x1="7.1cm" svg:y1="18.5cm" svg:x2="7.7cm" svg:y2="18.5cm">
          <text:p/>
        </draw:line>
        <draw:line draw:style-name="gr13" draw:text-style-name="P10" draw:layer="layout" svg:x1="7.1cm" svg:y1="18.8cm" svg:x2="7.7cm" svg:y2="18.8cm">
          <text:p/>
        </draw:line>
        <draw:frame draw:style-name="gr14" draw:text-style-name="P2" draw:layer="layout" svg:width="0.959cm" svg:height="0.319cm" svg:x="7.203cm" svg:y="16.403cm">
          <draw:text-box>
            <text:p><text:span text:style-name="T1">erasure</text:span></text:p>
          </draw:text-box>
        </draw:frame>
        <draw:frame draw:style-name="gr15" draw:text-style-name="P2" draw:layer="layout" svg:width="1.014cm" svg:height="0.319cm" svg:x="7.804cm" svg:y="19.004cm">
          <draw:text-box>
            <text:p><text:span text:style-name="T1">invert to</text:span></text:p>
          </draw:text-box>
        </draw:frame>
        <draw:line draw:style-name="gr13" draw:text-style-name="P10" draw:layer="layout" svg:x1="2.6cm" svg:y1="2.2cm" svg:x2="4.6cm" svg:y2="2.2cm">
          <text:p/>
        </draw:line>
        <draw:line draw:style-name="gr13" draw:text-style-name="P10" draw:layer="layout" svg:x1="2.6cm" svg:y1="2.4cm" svg:x2="4.6cm" svg:y2="2.4cm">
          <text:p/>
        </draw:line>
        <draw:frame draw:style-name="gr16" draw:text-style-name="P3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13" draw:text-style-name="P10" draw:layer="layout" svg:x1="3.4cm" svg:y1="2.2cm" svg:x2="3.4cm" svg:y2="2.4cm">
          <text:p/>
        </draw:line>
        <draw:line draw:style-name="gr13" draw:text-style-name="P10" draw:layer="layout" svg:x1="3.6cm" svg:y1="2.2cm" svg:x2="3.6cm" svg:y2="2.4cm">
          <text:p/>
        </draw:line>
        <draw:line draw:style-name="gr13" draw:text-style-name="P10" draw:layer="layout" svg:x1="3.8cm" svg:y1="2.2cm" svg:x2="3.8cm" svg:y2="2.4cm">
          <text:p/>
        </draw:line>
        <draw:line draw:style-name="gr13" draw:text-style-name="P10" draw:layer="layout" svg:x1="4cm" svg:y1="2.2cm" svg:x2="4cm" svg:y2="2.4cm">
          <text:p/>
        </draw:line>
        <draw:line draw:style-name="gr13" draw:text-style-name="P10" draw:layer="layout" svg:x1="4.2cm" svg:y1="2.2cm" svg:x2="4.2cm" svg:y2="2.4cm">
          <text:p/>
        </draw:line>
        <draw:custom-shape draw:style-name="gr17" draw:text-style-name="P1" draw:layer="layout" svg:width="1.2cm" svg:height="0.2cm" svg:x="3.4cm" svg:y="3.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.6cm" svg:y1="3.2cm" svg:x2="5.4cm" svg:y2="3.2cm">
          <text:p/>
        </draw:line>
        <draw:line draw:style-name="gr13" draw:text-style-name="P10" draw:layer="layout" svg:x1="2.6cm" svg:y1="3.4cm" svg:x2="5.4cm" svg:y2="3.4cm">
          <text:p/>
        </draw:line>
        <draw:line draw:style-name="gr13" draw:text-style-name="P10" draw:layer="layout" svg:x1="3.4cm" svg:y1="3.2cm" svg:x2="3.4cm" svg:y2="3.4cm">
          <text:p/>
        </draw:line>
        <draw:line draw:style-name="gr13" draw:text-style-name="P10" draw:layer="layout" svg:x1="3.6cm" svg:y1="3.2cm" svg:x2="3.6cm" svg:y2="3.4cm">
          <text:p/>
        </draw:line>
        <draw:line draw:style-name="gr13" draw:text-style-name="P10" draw:layer="layout" svg:x1="3.8cm" svg:y1="3.2cm" svg:x2="3.8cm" svg:y2="3.4cm">
          <text:p/>
        </draw:line>
        <draw:line draw:style-name="gr13" draw:text-style-name="P10" draw:layer="layout" svg:x1="4cm" svg:y1="3.2cm" svg:x2="4cm" svg:y2="3.4cm">
          <text:p/>
        </draw:line>
        <draw:line draw:style-name="gr13" draw:text-style-name="P10" draw:layer="layout" svg:x1="4.2cm" svg:y1="3.2cm" svg:x2="4.2cm" svg:y2="3.4cm">
          <text:p/>
        </draw:line>
        <draw:line draw:style-name="gr13" draw:text-style-name="P10" draw:layer="layout" svg:x1="4.4cm" svg:y1="3.2cm" svg:x2="4.4cm" svg:y2="3.4cm">
          <text:p/>
        </draw:line>
        <draw:line draw:style-name="gr13" draw:text-style-name="P10" draw:layer="layout" svg:x1="4.6cm" svg:y1="3.2cm" svg:x2="4.6cm" svg:y2="3.4cm">
          <text:p/>
        </draw:line>
        <draw:line draw:style-name="gr18" draw:text-style-name="P10" draw:layer="layout" svg:x1="3.4cm" svg:y1="2.4cm" svg:x2="3.4cm" svg:y2="3.2cm">
          <text:p/>
        </draw:line>
        <draw:line draw:style-name="gr18" draw:text-style-name="P10" draw:layer="layout" svg:x1="4.2cm" svg:y1="2.4cm" svg:x2="4.6cm" svg:y2="3.2cm">
          <text:p/>
        </draw:line>
        <draw:g draw:style-name="gr7">
          <svg:title>TexMaths</svg:title>
          <svg:desc>10§display§\phi_0§svg§600§TRUE§</svg:desc>
          <draw:g>
            <draw:path draw:style-name="gr8" draw:text-style-name="P8" draw:layer="layout" svg:width="0.182cm" svg:height="0.313cm" svg:x="2.3cm" svg:y="2.639cm" svg:viewBox="0 0 183 314" svg:d="M136 8c0-1 0-3 1-4 0-1 0-4-4-4s-4 1-6 7c-7 27-14 54-20 81-56 2-107 48-107 95 0 33 25 61 67 63-3 11-5 22-8 33-4 17-8 30-8 31 0 4 3 4 5 4 1 0 2 0 3-1s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8" draw:text-style-name="P8" draw:layer="layout" svg:width="0.113cm" svg:height="0.166cm" svg:x="2.503cm" svg:y="2.772cm" svg:viewBox="0 0 114 167" svg:d="M114 84c0-26-3-46-14-63-8-11-23-21-43-21-57 0-57 66-57 84 0 17 0 83 57 83s57-65 57-83zM57 160c-11 0-26-6-31-26-3-14-3-35-3-53s0-36 3-50c5-19 21-24 31-24 13 0 26 8 31 22 3 13 4 31 4 52 0 18 0 37-3 52-5 22-22 27-32 27z">
              <text:p/>
            </draw:path>
          </draw:g>
        </draw:g>
        <draw:custom-shape draw:style-name="gr17" draw:text-style-name="P1" draw:layer="layout" svg:width="1.2cm" svg:height="0.2cm" svg:x="3.4cm" svg:y="4.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.6cm" svg:y1="4.2cm" svg:x2="5.4cm" svg:y2="4.2cm">
          <text:p/>
        </draw:line>
        <draw:line draw:style-name="gr13" draw:text-style-name="P10" draw:layer="layout" svg:x1="2.6cm" svg:y1="4.4cm" svg:x2="5.4cm" svg:y2="4.4cm">
          <text:p/>
        </draw:line>
        <draw:line draw:style-name="gr13" draw:text-style-name="P10" draw:layer="layout" svg:x1="3.4cm" svg:y1="4.2cm" svg:x2="3.4cm" svg:y2="4.4cm">
          <text:p/>
        </draw:line>
        <draw:line draw:style-name="gr13" draw:text-style-name="P10" draw:layer="layout" svg:x1="3.6cm" svg:y1="4.2cm" svg:x2="3.6cm" svg:y2="4.4cm">
          <text:p/>
        </draw:line>
        <draw:line draw:style-name="gr13" draw:text-style-name="P10" draw:layer="layout" svg:x1="3.8cm" svg:y1="4.2cm" svg:x2="3.8cm" svg:y2="4.4cm">
          <text:p/>
        </draw:line>
        <draw:line draw:style-name="gr13" draw:text-style-name="P10" draw:layer="layout" svg:x1="4cm" svg:y1="4.2cm" svg:x2="4cm" svg:y2="4.4cm">
          <text:p/>
        </draw:line>
        <draw:line draw:style-name="gr13" draw:text-style-name="P10" draw:layer="layout" svg:x1="4.2cm" svg:y1="4.2cm" svg:x2="4.2cm" svg:y2="4.4cm">
          <text:p/>
        </draw:line>
        <draw:line draw:style-name="gr13" draw:text-style-name="P10" draw:layer="layout" svg:x1="4.4cm" svg:y1="4.2cm" svg:x2="4.4cm" svg:y2="4.4cm">
          <text:p/>
        </draw:line>
        <draw:line draw:style-name="gr13" draw:text-style-name="P10" draw:layer="layout" svg:x1="4.6cm" svg:y1="4.2cm" svg:x2="4.6cm" svg:y2="4.4cm">
          <text:p/>
        </draw:line>
        <draw:line draw:style-name="gr18" draw:text-style-name="P10" draw:layer="layout" svg:x1="3.4cm" svg:y1="3.4cm" svg:x2="3.4cm" svg:y2="3.8cm">
          <text:p/>
        </draw:line>
        <draw:line draw:style-name="gr18" draw:text-style-name="P10" draw:layer="layout" svg:x1="4.6cm" svg:y1="3.4cm" svg:x2="4.6cm" svg:y2="3.8cm">
          <text:p/>
        </draw:line>
        <draw:frame draw:style-name="gr16" draw:text-style-name="P3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19" draw:text-style-name="P3" draw:layer="layout" svg:width="2.072cm" svg:height="1.183cm" svg:x="14.901cm" svg:y="11.003cm">
          <draw:text-box>
            <text:p><text:span text:style-name="T2">decoding: </text:span></text:p>
            <text:p><text:span text:style-name="T2">outer code:</text:span></text:p>
            <text:p><text:span text:style-name="T2">performance:</text:span></text:p>
          </draw:text-box>
        </draw:frame>
        <draw:frame draw:style-name="gr20" draw:text-style-name="P3" draw:layer="layout" svg:width="2.072cm" svg:height="1.577cm" svg:x="17.201cm" svg:y="11.004cm">
          <draw:text-box>
            <text:p><text:span text:style-name="T2">SL-FBA</text:span></text:p>
            <text:p><text:span text:style-name="T2">NB-LDPC (?)</text:span></text:p>
            <text:p><text:span text:style-name="T2">code rate</text:span></text:p>
            <text:p><text:span text:style-name="T2">AIR</text:span></text:p>
          </draw:text-box>
        </draw:frame>
        <draw:custom-shape draw:style-name="gr21" draw:text-style-name="P11" draw:layer="layout" svg:width="0.2cm" svg:height="0.2cm" svg:x="7.705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0" draw:layer="layout" svg:x1="7.9cm" svg:y1="14.3cm" svg:x2="8.5cm" svg:y2="18.8cm">
          <text:p/>
        </draw:line>
        <draw:line draw:style-name="gr18" draw:text-style-name="P10" draw:layer="layout" svg:x1="7.9cm" svg:y1="18.8cm" svg:x2="8.5cm" svg:y2="14.3cm">
          <text:p/>
        </draw:line>
        <draw:frame draw:style-name="gr22" draw:text-style-name="P3" draw:layer="layout" svg:width="1.501cm" svg:height="0.395cm" svg:x="14.902cm" svg:y="10.202cm">
          <draw:text-box>
            <text:p><text:span text:style-name="T2">baseline:</text:span></text:p>
          </draw:text-box>
        </draw:frame>
        <draw:frame draw:style-name="gr23" draw:text-style-name="P3" draw:layer="layout" svg:width="2.5cm" svg:height="0.789cm" svg:x="16.503cm" svg:y="10.203cm">
          <draw:text-box>
            <text:p><text:span text:style-name="T2">constraint only</text:span></text:p>
            <text:p><text:span text:style-name="T2">IDS only</text:span></text:p>
          </draw:text-box>
        </draw:frame>
        <draw:custom-shape draw:style-name="gr21" draw:text-style-name="P11" draw:layer="layout" svg:width="0.2cm" svg:height="0.2cm" svg:x="7.706cm" svg:y="1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703cm" svg:y="1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0.315cm" svg:height="0.319cm" svg:x="7.702cm" svg:y="13.902cm">
          <draw:text-box>
            <text:p><text:span text:style-name="T1">14</text:span></text:p>
          </draw:text-box>
        </draw:frame>
        <draw:line draw:style-name="gr24" draw:text-style-name="P10" draw:layer="layout" svg:x1="7.2cm" svg:y1="14.1cm" svg:x2="7.6cm" svg:y2="14.1cm">
          <text:p/>
        </draw:line>
        <draw:frame draw:style-name="gr25" draw:text-style-name="P2" draw:layer="layout" svg:width="1.153cm" svg:height="0.319cm" svg:x="7.805cm" svg:y="19.205cm">
          <draw:text-box>
            <text:p><text:span text:style-name="T1">constrain</text:span></text:p>
          </draw:text-box>
        </draw:frame>
        <draw:frame draw:style-name="gr26" draw:text-style-name="P2" draw:layer="layout" svg:width="0.654cm" svg:height="0.319cm" svg:x="6.906cm" svg:y="19.006cm">
          <draw:text-box>
            <text:p><text:span text:style-name="T1">lossy</text:span></text:p>
          </draw:text-box>
        </draw:frame>
        <draw:line draw:style-name="gr27" draw:text-style-name="P10" draw:layer="layout" svg:x1="15.8cm" svg:y1="5.8cm" svg:x2="17cm" svg:y2="5.8cm">
          <text:p/>
        </draw:line>
        <draw:frame draw:style-name="gr28" draw:text-style-name="P2" draw:layer="layout" svg:width="0.553cm" svg:height="0.319cm" svg:x="15.201cm" svg:y="5.601cm">
          <draw:text-box>
            <text:p><text:span text:style-name="T1">6-bit</text:span></text:p>
          </draw:text-box>
        </draw:frame>
        <draw:line draw:style-name="gr18" draw:text-style-name="P10" draw:layer="layout" svg:x1="15.8cm" svg:y1="6.2cm" svg:x2="17cm" svg:y2="6.2cm">
          <text:p/>
        </draw:line>
        <draw:line draw:style-name="gr18" draw:text-style-name="P10" draw:layer="layout" svg:x1="15.8cm" svg:y1="6.6cm" svg:x2="17cm" svg:y2="6.6cm">
          <text:p/>
        </draw:line>
        <draw:line draw:style-name="gr18" draw:text-style-name="P10" draw:layer="layout" svg:x1="15.8cm" svg:y1="7cm" svg:x2="17cm" svg:y2="7cm">
          <text:p/>
        </draw:line>
        <draw:line draw:style-name="gr18" draw:text-style-name="P10" draw:layer="layout" svg:x1="15.8cm" svg:y1="7.4cm" svg:x2="17cm" svg:y2="7.4cm">
          <text:p/>
        </draw:line>
        <draw:line draw:style-name="gr18" draw:text-style-name="P10" draw:layer="layout" svg:x1="15.8cm" svg:y1="7.8cm" svg:x2="17cm" svg:y2="7.8cm">
          <text:p/>
        </draw:line>
        <draw:frame draw:style-name="gr2" draw:text-style-name="P2" draw:layer="layout" svg:width="0.159cm" svg:height="0.319cm" svg:x="15.202cm" svg:y="6.002cm">
          <draw:text-box>
            <text:p><text:span text:style-name="T1">5</text:span></text:p>
          </draw:text-box>
        </draw:frame>
        <draw:frame draw:style-name="gr2" draw:text-style-name="P2" draw:layer="layout" svg:width="0.159cm" svg:height="0.319cm" svg:x="15.203cm" svg:y="6.403cm">
          <draw:text-box>
            <text:p><text:span text:style-name="T1">4</text:span></text:p>
          </draw:text-box>
        </draw:frame>
        <draw:frame draw:style-name="gr2" draw:text-style-name="P2" draw:layer="layout" svg:width="0.159cm" svg:height="0.319cm" svg:x="15.204cm" svg:y="6.804cm">
          <draw:text-box>
            <text:p><text:span text:style-name="T1">3</text:span></text:p>
          </draw:text-box>
        </draw:frame>
        <draw:frame draw:style-name="gr2" draw:text-style-name="P2" draw:layer="layout" svg:width="0.159cm" svg:height="0.319cm" svg:x="15.205cm" svg:y="7.205cm">
          <draw:text-box>
            <text:p><text:span text:style-name="T1">2</text:span></text:p>
          </draw:text-box>
        </draw:frame>
        <draw:frame draw:style-name="gr2" draw:text-style-name="P2" draw:layer="layout" svg:width="0.159cm" svg:height="0.319cm" svg:x="15.206cm" svg:y="7.606cm">
          <draw:text-box>
            <text:p><text:span text:style-name="T1">1</text:span></text:p>
          </draw:text-box>
        </draw:frame>
        <draw:line draw:style-name="gr29" draw:text-style-name="P10" draw:layer="layout" svg:x1="16cm" svg:y1="5.8cm" svg:x2="16cm" svg:y2="7.5cm">
          <text:p/>
        </draw:line>
        <draw:frame draw:style-name="gr30" draw:text-style-name="P2" draw:layer="layout" svg:width="1.086cm" svg:height="0.319cm" draw:transform="rotate (-1.5707963267949) translate (16.204cm 4.618cm)">
          <draw:text-box>
            <text:p><text:span text:style-name="T1">uncoded</text:span></text:p>
          </draw:text-box>
        </draw:frame>
        <draw:frame draw:style-name="gr31" draw:text-style-name="P2" draw:layer="layout" svg:width="1.115cm" svg:height="0.319cm" draw:transform="rotate (-1.5707963267949) translate (16.605cm 4.618cm)">
          <draw:text-box>
            <text:p><text:span text:style-name="T1">high-rate</text:span></text:p>
          </draw:text-box>
        </draw:frame>
        <draw:line draw:style-name="gr29" draw:text-style-name="P10" draw:layer="layout" svg:x1="16.4cm" svg:y1="6.4cm" svg:x2="16.4cm" svg:y2="7.3cm">
          <text:p/>
        </draw:line>
        <draw:line draw:style-name="gr32" draw:text-style-name="P10" draw:layer="layout" svg:x1="16.4cm" svg:y1="5.8cm" svg:x2="16.4cm" svg:y2="6.4cm">
          <text:p/>
        </draw:line>
        <draw:frame draw:style-name="gr33" draw:text-style-name="P2" draw:layer="layout" svg:width="1.005cm" svg:height="0.319cm" draw:transform="rotate (-1.5707963267949) translate (17.006cm 4.619cm)">
          <draw:text-box>
            <text:p><text:span text:style-name="T1">low-rate</text:span></text:p>
          </draw:text-box>
        </draw:frame>
        <draw:line draw:style-name="gr32" draw:text-style-name="P10" draw:layer="layout" svg:x1="16.8cm" svg:y1="5.8cm" svg:x2="16.8cm" svg:y2="6.7cm">
          <text:p/>
        </draw:line>
        <draw:line draw:style-name="gr29" draw:text-style-name="P10" draw:layer="layout" svg:x1="16.8cm" svg:y1="6.7cm" svg:x2="16.8cm" svg:y2="7.1cm">
          <text:p/>
        </draw:line>
        <draw:frame draw:style-name="gr34" draw:text-style-name="P3" draw:layer="layout" svg:width="1.251cm" svg:height="0.395cm" svg:x="17.002cm" svg:y="5.802cm">
          <draw:text-box>
            <text:p><text:span text:style-name="T2">encode:</text:span></text:p>
          </draw:text-box>
        </draw:frame>
        <draw:frame draw:style-name="gr35" draw:text-style-name="P3" draw:layer="layout" svg:width="1.911cm" svg:height="0.395cm" svg:x="17.003cm" svg:y="6.603cm">
          <draw:text-box>
            <text:p><text:span text:style-name="T2">IDS channel</text:span></text:p>
          </draw:text-box>
        </draw:frame>
        <draw:custom-shape draw:style-name="gr11" draw:text-style-name="P9" draw:layer="layout" svg:width="0.2cm" svg:height="0.2cm" svg:x="8.503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3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4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3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4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5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3cm" svg:y="1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4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4cm" svg:y="1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5cm" svg:y="1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4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6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7cm" svg:y="1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504cm" svg:y="1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" draw:layer="layout" svg:width="0.594cm" svg:height="0.319cm" svg:x="6.906cm" svg:y="19.207cm">
          <draw:text-box>
            <text:p><text:span text:style-name="T1">enc</text:span></text:p>
          </draw:text-box>
        </draw:frame>
        <draw:line draw:style-name="gr13" draw:text-style-name="P10" draw:layer="layout" svg:x1="7.9cm" svg:y1="14.3cm" svg:x2="8.5cm" svg:y2="14.3cm">
          <text:p/>
        </draw:line>
        <draw:line draw:style-name="gr13" draw:text-style-name="P10" draw:layer="layout" svg:x1="7.9cm" svg:y1="14.6cm" svg:x2="8.5cm" svg:y2="14.6cm">
          <text:p/>
        </draw:line>
        <draw:line draw:style-name="gr13" draw:text-style-name="P10" draw:layer="layout" svg:x1="7.9cm" svg:y1="14.9cm" svg:x2="8.5cm" svg:y2="14.9cm">
          <text:p/>
        </draw:line>
        <draw:line draw:style-name="gr13" draw:text-style-name="P10" draw:layer="layout" svg:x1="7.9cm" svg:y1="15.2cm" svg:x2="8.5cm" svg:y2="15.2cm">
          <text:p/>
        </draw:line>
        <draw:line draw:style-name="gr13" draw:text-style-name="P10" draw:layer="layout" svg:x1="7.9cm" svg:y1="15.5cm" svg:x2="8.5cm" svg:y2="15.5cm">
          <text:p/>
        </draw:line>
        <draw:line draw:style-name="gr13" draw:text-style-name="P10" draw:layer="layout" svg:x1="7.9cm" svg:y1="15.8cm" svg:x2="8.5cm" svg:y2="15.8cm">
          <text:p/>
        </draw:line>
        <draw:line draw:style-name="gr13" draw:text-style-name="P10" draw:layer="layout" svg:x1="7.9cm" svg:y1="16.1cm" svg:x2="8.5cm" svg:y2="16.1cm">
          <text:p/>
        </draw:line>
        <draw:line draw:style-name="gr13" draw:text-style-name="P10" draw:layer="layout" svg:x1="7.9cm" svg:y1="17cm" svg:x2="8.5cm" svg:y2="17cm">
          <text:p/>
        </draw:line>
        <draw:line draw:style-name="gr13" draw:text-style-name="P10" draw:layer="layout" svg:x1="7.9cm" svg:y1="17.3cm" svg:x2="8.5cm" svg:y2="17.3cm">
          <text:p/>
        </draw:line>
        <draw:line draw:style-name="gr13" draw:text-style-name="P10" draw:layer="layout" svg:x1="7.9cm" svg:y1="17.6cm" svg:x2="8.5cm" svg:y2="17.6cm">
          <text:p/>
        </draw:line>
        <draw:line draw:style-name="gr13" draw:text-style-name="P10" draw:layer="layout" svg:x1="7.9cm" svg:y1="17.9cm" svg:x2="8.5cm" svg:y2="17.9cm">
          <text:p/>
        </draw:line>
        <draw:line draw:style-name="gr13" draw:text-style-name="P10" draw:layer="layout" svg:x1="7.9cm" svg:y1="18.2cm" svg:x2="8.5cm" svg:y2="18.2cm">
          <text:p/>
        </draw:line>
        <draw:line draw:style-name="gr13" draw:text-style-name="P10" draw:layer="layout" svg:x1="7.9cm" svg:y1="18.5cm" svg:x2="8.5cm" svg:y2="18.5cm">
          <text:p/>
        </draw:line>
        <draw:line draw:style-name="gr13" draw:text-style-name="P10" draw:layer="layout" svg:x1="7.9cm" svg:y1="18.8cm" svg:x2="8.5cm" svg:y2="18.8cm">
          <text:p/>
        </draw:line>
        <draw:line draw:style-name="gr18" draw:text-style-name="P10" draw:layer="layout" svg:x1="7.9cm" svg:y1="14.6cm" svg:x2="8.5cm" svg:y2="18.5cm">
          <text:p/>
        </draw:line>
        <draw:line draw:style-name="gr18" draw:text-style-name="P10" draw:layer="layout" svg:x1="7.9cm" svg:y1="14.9cm" svg:x2="8.5cm" svg:y2="18.2cm">
          <text:p/>
        </draw:line>
        <draw:line draw:style-name="gr18" draw:text-style-name="P10" draw:layer="layout" svg:x1="7.9cm" svg:y1="15.2cm" svg:x2="8.5cm" svg:y2="17.9cm">
          <text:p/>
        </draw:line>
        <draw:line draw:style-name="gr18" draw:text-style-name="P10" draw:layer="layout" svg:x1="7.9cm" svg:y1="15.5cm" svg:x2="8.5cm" svg:y2="17.6cm">
          <text:p/>
        </draw:line>
        <draw:line draw:style-name="gr18" draw:text-style-name="P10" draw:layer="layout" svg:x1="7.9cm" svg:y1="15.8cm" svg:x2="8.5cm" svg:y2="17.3cm">
          <text:p/>
        </draw:line>
        <draw:line draw:style-name="gr18" draw:text-style-name="P10" draw:layer="layout" svg:x1="7.9cm" svg:y1="17cm" svg:x2="8.5cm" svg:y2="16.1cm">
          <text:p/>
        </draw:line>
        <draw:line draw:style-name="gr18" draw:text-style-name="P10" draw:layer="layout" svg:x1="7.9cm" svg:y1="16.1cm" svg:x2="8.5cm" svg:y2="17cm">
          <text:p/>
        </draw:line>
        <draw:line draw:style-name="gr18" draw:text-style-name="P10" draw:layer="layout" svg:x1="7.9cm" svg:y1="17.3cm" svg:x2="8.5cm" svg:y2="15.8cm">
          <text:p/>
        </draw:line>
        <draw:line draw:style-name="gr18" draw:text-style-name="P10" draw:layer="layout" svg:x1="7.9cm" svg:y1="17.6cm" svg:x2="8.5cm" svg:y2="15.5cm">
          <text:p/>
        </draw:line>
        <draw:line draw:style-name="gr18" draw:text-style-name="P10" draw:layer="layout" svg:x1="7.9cm" svg:y1="17.9cm" svg:x2="8.5cm" svg:y2="15.2cm">
          <text:p/>
        </draw:line>
        <draw:line draw:style-name="gr18" draw:text-style-name="P10" draw:layer="layout" svg:x1="7.9cm" svg:y1="18.2cm" svg:x2="8.5cm" svg:y2="14.9cm">
          <text:p/>
        </draw:line>
        <draw:line draw:style-name="gr18" draw:text-style-name="P10" draw:layer="layout" svg:x1="7.9cm" svg:y1="18.5cm" svg:x2="8.5cm" svg:y2="14.6cm">
          <text:p/>
        </draw:line>
        <draw:g draw:style-name="gr7">
          <svg:title>TexMaths</svg:title>
          <svg:desc>10§display§U§svg§600§TRUE§</svg:desc>
          <draw:g>
            <draw:path draw:style-name="gr8" draw:text-style-name="P8" draw:layer="layout" svg:width="0.241cm" svg:height="0.245cm" svg:x="6.568cm" svg:y="16.408cm" svg:viewBox="0 0 242 246" svg:d="M198 37c4-15 10-25 38-26 2 0 6 0 6-7-2-1 0-4-5-4-11 0-23 1-35 1s-25-1-37-1c-2 0-6 0-6 7 0 4 3 4 6 4 20 0 24 8 24 15 0 1-1 7-1 8-10 41-21 83-32 124-11 47-51 77-86 77-24 0-43-15-43-45 0-1 0-12 4-28 11-45 22-90 34-135 3-13 4-16 30-16 9 0 12 0 12-7 0-4-4-4-5-4-10 0-35 1-45 1s-35-1-45-1c-3 0-7 0-7 7 0 4 3 4 10 4 4 0 7 0 13 1 6 0 10 1 10 5 0 2-4 17-6 25-3 10-5 20-8 31-3 14-20 79-22 85-2 10-2 15-2 21 0 42 32 67 69 67 44 0 86-40 98-86 11-41 21-82 31-123z">
              <text:p/>
            </draw:path>
          </draw:g>
        </draw:g>
        <draw:g draw:style-name="gr7">
          <svg:title>TexMaths</svg:title>
          <svg:desc>10§display§X§svg§600§TRUE§</svg:desc>
          <draw:g>
            <draw:path draw:style-name="gr8" draw:text-style-name="P8" draw:layer="layout" svg:width="0.287cm" svg:height="0.237cm" svg:x="8.67cm" svg:y="16.41cm" svg:viewBox="0 0 288 238" svg:d="M160 95c-10-23-19-46-29-69-1-3-2-3-2-5s6-9 20-10c4-1 7-1 7-7 0-4-4-4-5-4-14 0-29 1-43 1-9 0-31-1-40-1-2 0-6 0-6 7 0 4 4 4 8 4 21 0 23 3 26 11 14 32 28 65 42 98-25 26-50 52-74 78-2 1-4 3-5 4-17 19-33 24-51 25-5 1-8 1-8 7 0 1 0 4 5 4 10 0 22-1 33-1 13 0 26 1 39 1 2 0 6 0 6-7 0-3-3-4-4-4-3 0-14-1-14-11 0-5 5-11 9-15 12-12 24-25 36-38 10-11 21-23 32-35 11 28 23 56 34 84 2 4 2 4 2 5 0 3-7 9-20 10-4 1-7 1-7 7 0 4 3 4 5 4 10 0 34-1 44-1 9 0 30 1 39 1 2 0 7 0 7-7 0-4-4-4-7-4-23 0-24-1-30-15-14-33-37-87-45-107 24-25 61-67 72-76 10-9 23-17 44-18 5-1 8-1 8-7 0-1 0-4-5-4-10 0-22 1-33 1-13 0-26-1-38-1-3 0-7 0-7 7 0 2 2 3 4 4 3 0 14 1 14 11 0 5-4 9-7 12-18 20-37 40-56 61z">
              <text:p/>
            </draw:path>
          </draw:g>
        </draw:g>
        <draw:g draw:style-name="gr7">
          <svg:title>TexMaths</svg:title>
          <svg:desc>10§display§I(U;X)§svg§600§TRUE§</svg:desc>
          <draw:g>
            <draw:path draw:style-name="gr8" draw:text-style-name="P8" draw:layer="layout" svg:width="0.162cm" svg:height="0.238cm" svg:x="7.209cm" svg:y="19.579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8" draw:text-style-name="P8" draw:layer="layout" svg:width="0.08cm" svg:height="0.348cm" svg:x="7.414cm" svg:y="19.556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243cm" svg:height="0.245cm" svg:x="7.539cm" svg:y="19.579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8" draw:text-style-name="P8" draw:layer="layout" svg:width="0.037cm" svg:height="0.216cm" svg:x="7.823cm" svg:y="19.668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8" draw:text-style-name="P8" draw:layer="layout" svg:width="0.289cm" svg:height="0.238cm" svg:x="7.958cm" svg:y="19.579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8" draw:text-style-name="P8" draw:layer="layout" svg:width="0.08cm" svg:height="0.348cm" svg:x="8.288cm" svg:y="19.55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I(D;X)§svg§600§TRUE§</svg:desc>
          <draw:g>
            <draw:path draw:style-name="gr8" draw:text-style-name="P8" draw:layer="layout" svg:width="0.162cm" svg:height="0.237cm" svg:x="17.311cm" svg:y="6.281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8" draw:text-style-name="P8" draw:layer="layout" svg:width="0.081cm" svg:height="0.349cm" svg:x="17.516cm" svg:y="6.25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8" draw:layer="layout" svg:width="0.267cm" svg:height="0.237cm" svg:x="17.632cm" svg:y="6.281cm" svg:viewBox="0 0 268 238" svg:d="M42 211c-4 13-4 16-32 16-6 0-10 0-10 7 0 4 3 4 10 4 39 0 77 0 116 0 73 0 142-73 142-150 0-49-30-88-82-88-39 0-79 0-118 0-7 0-11 0-11 6 0 5 3 5 10 5 5 0 11 0 16 0 5 1 7 2 7 6 0 1 0 2-1 7-16 62-31 125-47 187zM118 24c3-12 3-13 19-13 12 0 25 0 37 0 35 0 64 18 64 64 0 18-7 75-37 114-10 12-38 38-81 38-13 0-27 0-40 0-5 0-6 0-8 0-3 0-4-1-4-4 0-1 0-1 2-8 16-63 32-127 48-191z">
              <text:p/>
            </draw:path>
            <draw:path draw:style-name="gr8" draw:text-style-name="P8" draw:layer="layout" svg:width="0.037cm" svg:height="0.217cm" svg:x="17.948cm" svg:y="6.369cm" svg:viewBox="0 0 38 218" svg:d="M37 19c0-11-9-19-19-19-11 0-18 8-18 19 0 10 7 18 18 18 10 0 19-8 19-18zM30 147c0 10 0 37-22 62-3 3-3 4-3 5 0 2 2 4 4 4 4 0 29-28 29-68 0-10-1-36-20-36-12 0-18 9-18 19 0 9 6 18 18 18 2 0 2 0 3 0 3-1 6-1 9-4z">
              <text:p/>
            </draw:path>
            <draw:path draw:style-name="gr8" draw:text-style-name="P8" draw:layer="layout" svg:width="0.289cm" svg:height="0.237cm" svg:x="18.083cm" svg:y="6.281cm" svg:viewBox="0 0 290 238" svg:d="M161 95c-10-24-19-47-29-70-2-3-1-3-2-4 0-2 6-9 20-10 4-1 8-1 8-7 0-4-5-4-6-4-14 0-29 1-44 1-9 0-31-1-39-1-2 0-7 0-7 7 0 4 4 4 8 4 21 0 24 3 27 11 14 33 27 65 41 98-25 26-49 52-74 78-2 2-3 3-5 4-17 19-33 24-51 25-5 1-8 1-8 7 0 1 0 4 5 4 10 0 22-1 33-1 13 0 26 1 39 1 2 0 6 0 6-7 0-3-3-4-4-4-3 0-14-1-14-11 0-5 5-11 10-15 12-12 23-25 35-37 11-12 21-24 32-35 12 28 24 56 36 83 1 4 1 4 1 5 0 3-6 9-20 10-4 1-7 1-7 7 0 4 4 4 5 4 10 0 35-1 44-1s31 1 39 1c3 0 7 0 7-7 0-4-3-4-6-4-24 0-24-1-30-15-14-32-38-86-46-107 24-25 61-67 72-77 10-8 24-16 45-17 4-1 8-1 8-7 0-1 0-4-5-4-11 0-22 1-33 1-13 0-26-1-39-1-2 0-7 0-7 7 0 2 2 3 5 4 3 0 14 1 14 10 0 5-4 10-7 13-19 20-38 40-57 61z">
              <text:p/>
            </draw:path>
            <draw:path draw:style-name="gr8" draw:text-style-name="P8" draw:layer="layout" svg:width="0.081cm" svg:height="0.349cm" svg:x="18.412cm" svg:y="6.2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7" draw:text-style-name="P3" draw:layer="layout" svg:width="1.776cm" svg:height="0.395cm" svg:x="1.401cm" svg:y="7.002cm">
          <draw:text-box>
            <text:p><text:span text:style-name="T2">[run-length]</text:span></text:p>
          </draw:text-box>
        </draw:frame>
        <draw:custom-shape draw:style-name="gr38" draw:text-style-name="P12" draw:layer="layout" svg:width="1.2cm" svg:height="0.2cm" svg:x="1.6cm" svg:y="7.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cm" svg:height="0.2cm" svg:x="2.8cm" svg:y="7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0.6cm" svg:height="0.4cm" svg:x="2.4cm" svg:y="7.8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2.241cm" svg:height="0.395cm" svg:x="1.401cm" svg:y="10.003cm">
          <draw:text-box>
            <text:p><text:span text:style-name="T2">[local balance]</text:span></text:p>
          </draw:text-box>
        </draw:frame>
        <draw:custom-shape draw:style-name="gr38" draw:text-style-name="P12" draw:layer="layout" svg:width="1.2cm" svg:height="0.2cm" svg:x="1.6cm" svg:y="10.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6cm" svg:height="0.2cm" svg:x="2.8cm" svg:y="10.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cm" svg:height="0.2cm" svg:x="4.4cm" svg:y="10.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2.2cm" svg:height="0.4cm" svg:x="2.6cm" svg:y="10.8cm">
          <text:p/>
          <draw:enhanced-geometry svg:viewBox="0 0 21600 21600" draw:type="rectangle" draw:enhanced-path="M 0 0 L 21600 0 21600 21600 0 21600 0 0 Z N"/>
        </draw:custom-shape>
        <draw:frame draw:style-name="gr44" draw:text-style-name="P16" draw:layer="layout" svg:width="1.179cm" svg:height="0.953cm" svg:x="4.304cm" svg:y="8.804cm">
          <draw:text-box>
            <text:p text:style-name="P15"><text:span text:style-name="T5">RunL[cw]</text:span></text:p>
            <text:p text:style-name="P15"><text:span text:style-name="T5">RunR[cw]</text:span></text:p>
            <text:p text:style-name="P15"><text:span text:style-name="T5">WtL[cw][idx]</text:span></text:p>
            <text:p text:style-name="P15"><text:span text:style-name="T5">WtR[cw][idx]</text:span></text:p>
          </draw:text-box>
        </draw:frame>
        <draw:line draw:style-name="gr45" draw:text-style-name="P10" draw:layer="layout" svg:x1="2.6cm" svg:y1="11.3cm" svg:x2="4.8cm" svg:y2="11.3cm">
          <text:p/>
        </draw:line>
        <draw:g draw:style-name="gr7">
          <svg:title>TexMaths</svg:title>
          <svg:desc>10§display§\ell§svg§600§TRUE§</svg:desc>
          <draw:g>
            <draw:path draw:style-name="gr8" draw:text-style-name="P8" draw:layer="layout" svg:width="0.133cm" svg:height="0.249cm" svg:x="3.628cm" svg:y="11.338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frame draw:style-name="gr46" draw:text-style-name="P17" draw:layer="layout" svg:width="6.445cm" svg:height="0.395cm" svg:x="1.202cm" svg:y="1.202cm">
          <draw:text-box>
            <text:p><text:span text:style-name="T6">Constrained coding + Synchronization</text:span></text:p>
          </draw:text-box>
        </draw:frame>
        <draw:g draw:style-name="gr7">
          <svg:title>TexMaths</svg:title>
          <svg:desc>10§display§\bm{d} \!=§svg§600§TRUE§</svg:desc>
          <draw:g>
            <draw:path draw:style-name="gr8" draw:text-style-name="P8" draw:layer="layout" svg:width="0.195cm" svg:height="0.244cm" svg:x="2.085cm" svg:y="2.178cm" svg:viewBox="0 0 196 245" svg:d="M195 12c1-5 1-5 1-6 0-4-4-6-8-6-1 0-1 0-2 0-15 1-30 1-45 2-5 1-12 1-12 11 0 6 7 6 10 6s10 0 14 1c-7 25-13 51-19 77-5-4-16-12-35-12-61 0-99 54-99 102 0 43 32 58 61 58 25 0 44-14 49-19 13 19 37 19 40 19 13 0 24-7 31-20 9-14 13-33 13-35 0-5-5-5-8-5-4 0-5 0-7 2-1 1-1 2-3 10-7 28-15 35-24 35-4 0-8-1-8-13 0-5 1-10 2-15 16-64 32-128 49-192zM107 210c-11 12-27 22-44 22-22 0-23-19-23-26 0-18 12-62 17-75 11-25 28-34 43-34 20 0 29 17 29 21-1 1-1 3-1 5-7 29-14 58-21 87z">
              <text:p/>
            </draw:path>
            <draw:path draw:style-name="gr8" draw:text-style-name="P8" draw:layer="layout" svg:width="0.232cm" svg:height="0.081cm" svg:x="2.341cm" svg:y="2.293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g draw:style-name="gr7">
          <svg:title>TexMaths</svg:title>
          <svg:desc>10§display§\bm{d}_i§svg§600§TRUE§</svg:desc>
          <draw:g>
            <draw:path draw:style-name="gr8" draw:text-style-name="P8" draw:layer="layout" svg:width="0.194cm" svg:height="0.245cm" svg:x="3.666cm" svg:y="1.821cm" svg:viewBox="0 0 195 246" svg:d="M194 12c1-4 1-3 1-5 0-5-4-7-8-7-1 0-1 0-2 1-15 1-30 1-44 2-5 0-12 0-12 10 0 7 7 7 10 7s10 0 14 0c-7 26-13 52-19 78-5-5-16-13-35-13-61 0-99 56-99 103 0 43 32 58 61 58 25 0 44-14 49-19 13 19 37 19 40 19 12 0 23-8 30-20 9-15 13-33 13-35 0-5-5-5-8-5-4 0-5 0-7 2-1 0-1 1-3 10-7 28-15 35-23 35-4 0-8-2-8-13 0-5 1-10 2-15 16-64 32-129 48-193zM107 210c-10 12-27 23-44 23-21 0-23-19-23-27 0-18 12-60 17-74 11-25 28-34 43-34 20 0 29 16 29 20-1 1-1 3-1 5-7 29-14 58-21 87z">
              <text:p/>
            </draw:path>
            <draw:path draw:style-name="gr8" draw:text-style-name="P8" draw:layer="layout" svg:width="0.073cm" svg:height="0.163cm" svg:x="3.875cm" svg:y="1.955cm" svg:viewBox="0 0 74 164" svg:d="M67 9c0-4-3-9-9-9-7 0-14 6-14 13 0 4 3 9 10 9s13-7 13-13zM17 134c-1 3-2 6-2 10 0 11 10 20 24 20 24 0 35-33 35-37 0-3-3-3-4-3-4 0-4 1-5 4-5 20-16 30-26 30-5 0-6-3-6-9 0-5 2-10 4-15 2-7 5-14 8-20 2-6 11-28 12-31s1-6 1-8c0-12-9-21-23-21-24 0-35 33-35 38 0 3 3 3 4 3 3 0 3-1 4-4 6-21 17-30 26-30 4 0 6 2 6 8s-1 10-7 25c-5 13-11 26-16 40z">
              <text:p/>
            </draw:path>
          </draw:g>
        </draw:g>
        <draw:line draw:style-name="gr45" draw:text-style-name="P10" draw:layer="layout" svg:x1="3.4cm" svg:y1="2.5cm" svg:x2="4.2cm" svg:y2="2.5cm">
          <text:p/>
        </draw:line>
        <draw:g draw:style-name="gr7">
          <svg:title>TexMaths</svg:title>
          <svg:desc>10§display§b§svg§600§TRUE§</svg:desc>
          <draw:g>
            <draw:path draw:style-name="gr8" draw:text-style-name="P8" draw:layer="layout" svg:width="0.126cm" svg:height="0.245cm" svg:x="3.726cm" svg:y="2.548cm" svg:viewBox="0 0 127 246" svg:d="M66 4c-1-1 0-4-4-4-8 0-33 3-42 4-3 0-7 0-7 7 0 4 3 4 9 4 16 0 17 2 17 6 0 2-3 14-5 21-10 38-19 76-28 114-5 17-6 23-6 35 0 33 18 55 44 55 40 0 83-52 83-103 0-31-18-55-46-55-16 0-30 10-40 21 8-35 17-70 25-105zM34 135c2-7 2-8 5-11 17-23 32-28 41-28 13 0 22 11 22 32s-12 61-18 74c-11 24-26 36-40 36-12 0-23-9-23-35 0-7 0-13 5-35 2-11 5-22 8-33z">
              <text:p/>
            </draw:path>
          </draw:g>
        </draw:g>
        <draw:g draw:style-name="gr7">
          <svg:title>TexMaths</svg:title>
          <svg:desc>10§display§\bm{u}_i§svg§600§TRUE§</svg:desc>
          <draw:g>
            <draw:path draw:style-name="gr8" draw:text-style-name="P8" draw:layer="layout" svg:width="0.214cm" svg:height="0.159cm" svg:x="3.667cm" svg:y="2.949cm" svg:viewBox="0 0 215 160" svg:d="M185 47c3-9 7-26 7-29 0-7-5-15-16-15-6 0-18 3-23 18-1 5-17 69-20 80-2 8-4 18-5 24-6 8-20 22-38 22-20 0-21-17-21-25 0-21 11-48 21-73 4-9 5-11 5-17 0-21-21-32-40-32-37 0-55 48-55 55 0 5 5 5 9 5s6 0 8-5c11-39 30-42 36-42 2 0 6 0 6 7 0 8-4 18-6 22-15 37-21 56-21 73 0 39 35 45 56 45 10 0 25-2 44-19 11 17 32 19 39 19 13 0 23-8 31-20 8-14 13-32 13-34 0-5-5-5-8-5-4 0-6 0-8 2 0 1 0 2-2 10-7 27-15 34-24 34-4 0-7-3-7-13 0-6 1-11 4-24 2-10 6-24 7-32 3-11 6-21 8-31z">
              <text:p/>
            </draw:path>
            <draw:path draw:style-name="gr8" draw:text-style-name="P8" draw:layer="layout" svg:width="0.074cm" svg:height="0.163cm" svg:x="3.905cm" svg:y="2.997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 draw:style-name="gr7">
          <svg:title>TexMaths</svg:title>
          <svg:desc>10§display§\bm{u}\!=§svg§600§TRUE§</svg:desc>
          <draw:g>
            <draw:path draw:style-name="gr8" draw:text-style-name="P8" draw:layer="layout" svg:width="0.215cm" svg:height="0.16cm" svg:x="2.085cm" svg:y="3.235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8" draw:text-style-name="P8" draw:layer="layout" svg:width="0.232cm" svg:height="0.081cm" svg:x="2.372cm" svg:y="3.265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line draw:style-name="gr47" draw:text-style-name="P10" draw:layer="layout" svg:x1="2.2cm" svg:y1="2.5cm" svg:x2="2.2cm" svg:y2="3.1cm">
          <text:p/>
        </draw:line>
        <draw:line draw:style-name="gr45" draw:text-style-name="P10" draw:layer="layout" svg:x1="3.4cm" svg:y1="3.5cm" svg:x2="4.6cm" svg:y2="3.5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3.7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7">
          <svg:title>TexMaths</svg:title>
          <svg:desc>10§display§\bm{x}\!=§svg§600§TRUE§</svg:desc>
          <draw:g>
            <draw:path draw:style-name="gr8" draw:text-style-name="P8" draw:layer="layout" svg:width="0.198cm" svg:height="0.159cm" svg:x="2.0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8" draw:text-style-name="P8" draw:layer="layout" svg:width="0.232cm" svg:height="0.08cm" svg:x="2.3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47" draw:text-style-name="P10" draw:layer="layout" svg:x1="2.2cm" svg:y1="3.5cm" svg:x2="2.2cm" svg:y2="4.1cm">
          <text:p/>
        </draw:line>
        <draw:line draw:style-name="gr18" draw:text-style-name="P10" draw:layer="layout" svg:x1="3.4cm" svg:y1="3.4cm" svg:x2="3.4cm" svg:y2="4.2cm">
          <text:p/>
        </draw:line>
        <draw:line draw:style-name="gr18" draw:text-style-name="P10" draw:layer="layout" svg:x1="4.6cm" svg:y1="3.4cm" svg:x2="4.6cm" svg:y2="4.2cm">
          <text:p/>
        </draw:line>
        <draw:g draw:style-name="gr7">
          <svg:title>TexMaths</svg:title>
          <svg:desc>10§display§\bm{x}_i§svg§600§TRUE§</svg:desc>
          <draw:g>
            <draw:path draw:style-name="gr8" draw:text-style-name="P8" draw:layer="layout" svg:width="0.196cm" svg:height="0.159cm" svg:x="3.669cm" svg:y="3.952cm" svg:viewBox="0 0 197 160" svg:d="M173 18c-12 3-19 15-19 24 0 8 6 16 18 16s25-10 25-27c0-19-19-31-40-31-19 0-32 15-36 21-9-14-29-21-49-21-44 0-67 43-67 55 0 4 5 4 8 4 4 0 7 0 8-4 10-32 35-42 50-42 13 0 19 6 19 17 0 7-5 26-8 39-4 15-8 31-12 46-5 22-18 32-29 32-2 0-10 0-17-5 12-3 19-15 19-24 0-8-6-15-18-15s-25 9-25 26c0 19 19 31 40 31 20 0 33-15 37-21 9 14 29 21 49 21 43 0 66-43 66-54 0-5-5-5-8-5-4 0-7 0-8 5-10 31-34 41-49 41-13 0-19-6-19-17 0-8 4-25 7-38 3-9 11-42 13-48 5-21 17-31 28-31 2 0 10 0 17 5z">
              <text:p/>
            </draw:path>
            <draw:path draw:style-name="gr8" draw:text-style-name="P8" draw:layer="layout" svg:width="0.073cm" svg:height="0.163cm" svg:x="3.897cm" svg:y="4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8-30 27-30 3 0 6 2 6 9 0 6-2 9-8 24-5 13-10 26-15 39z">
              <text:p/>
            </draw:path>
          </draw:g>
        </draw:g>
        <draw:g draw:style-name="gr7">
          <svg:title>TexMaths</svg:title>
          <svg:desc>10§display§\bm{d}_i \in \mathbb{B}^b§svg§600§TRUE§</svg:desc>
          <draw:g>
            <draw:path draw:style-name="gr8" draw:text-style-name="P8" draw:layer="layout" svg:width="0.196cm" svg:height="0.245cm" svg:x="9.553cm" svg:y="5.657cm" svg:viewBox="0 0 197 246" svg:d="M195 12c2-5 2-5 2-6 0-4-4-6-8-6-2 0-2 0-3 0-15 1-30 1-45 2-5 1-11 1-11 11 0 6 6 6 9 6 4 0 10 0 15 1-6 26-13 51-19 77-6-5-17-12-36-12-61 0-99 55-99 103 0 43 33 58 62 58 25 0 43-14 49-19 13 19 36 19 40 19 13 0 23-8 30-20 9-14 14-33 14-35 0-5-5-5-9-5-3 0-5 0-7 2 0 1 0 1-2 10-7 28-16 35-24 35-4 0-8-1-8-13 0-5 0-10 2-15 16-64 32-129 48-193zM107 210c-10 12-27 23-44 23-21 0-23-19-23-27 0-18 12-61 17-74 11-26 29-35 43-35 21 0 29 17 29 20 0 2-1 3-1 5-7 29-14 59-21 88z">
              <text:p/>
            </draw:path>
            <draw:path draw:style-name="gr8" draw:text-style-name="P8" draw:layer="layout" svg:width="0.074cm" svg:height="0.164cm" svg:x="9.763cm" svg:y="5.79cm" svg:viewBox="0 0 75 165" svg:d="M68 9c0-4-3-9-10-9-6 0-13 6-13 13 0 5 3 10 9 10 8 0 14-7 14-14zM18 134c-1 3-2 6-2 10 0 12 10 21 23 21 25 0 36-34 36-38 0-3-3-2-4-3-4 0-4 2-5 4-6 20-16 30-26 30-5 0-6-3-6-9 0-5 2-10 4-15 2-7 5-14 8-20 2-6 11-28 12-31 0-2 1-5 1-8 0-11-10-21-23-21-25 0-36 34-36 38 0 3 3 2 4 3 4 0 4-1 5-4 6-21 17-30 26-30 4 0 6 2 6 9 0 5-1 9-7 24-5 13-11 27-16 40z">
              <text:p/>
            </draw:path>
            <draw:path draw:style-name="gr8" draw:text-style-name="P8" draw:layer="layout" svg:width="0.175cm" svg:height="0.202cm" svg:x="9.995cm" svg:y="5.711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8" draw:layer="layout" svg:width="0.214cm" svg:height="0.239cm" svg:x="10.301cm" svg:y="5.66cm" svg:viewBox="0 0 215 240" svg:d="M46 32c0-5 0-13-3-20 13 0 25 0 38 0-4 6-4 13-4 18 0 60 0 120 0 180 0 5 0 12 4 18-13 0-25 0-38 0 3-7 3-15 3-20 0-59 0-117 0-176zM142 105c11-11 14-29 14-44 0-24-8-39-16-47 24 2 49 11 49 46 0 22-24 40-47 45zM89 31c0-7 0-11 5-15 1 0 6-4 15-4 15 0 35 13 35 49 0 39-20 48-55 49 0-26 0-53 0-79zM163 111c19-10 39-27 39-51 0-49-41-60-84-60-35 0-71 0-106 0-6 0-12 0-12 6s6 6 12 6c21 0 22 4 22 21 0 58 0 116 0 174 0 18-2 21-24 21-4 0-10 0-10 6s6 6 12 6c35 0 69 0 104 0 43 0 99-17 99-66 0-36-27-56-52-63zM89 209c0-29 0-58 0-87 28 0 40 0 51 8 13 10 15 33 15 44 0 14-2 54-45 54-21 0-21-13-21-19zM151 223c13-14 16-33 16-49 0-24-5-42-20-54 33 6 56 24 56 54 0 27-21 42-52 49z">
              <text:p/>
            </draw:path>
            <draw:path draw:style-name="gr8" draw:text-style-name="P8" draw:layer="layout" svg:width="0.099cm" svg:height="0.172cm" svg:x="10.548cm" svg:y="5.585cm" svg:viewBox="0 0 100 173" svg:d="M49 8c0-1 1-3 1-4 0-2-1-4-4-4-5 0-25 2-32 3-2 0-5 0-5 5 0 4 3 4 6 4 12 0 12 1 12 3s-2 12-4 18c-2 7-3 15-5 22-3 8-16 62-17 65-1 6-1 9-1 12 0 25 16 41 36 41 31 0 64-34 64-70 0-29-20-41-37-41-13 0-24 7-31 14 6-23 11-45 17-68zM37 166c-12 0-19-11-19-25 0-9 2-18 9-45 1-5 1-5 6-11 9-11 20-16 29-16 10 0 18 7 18 24 0 10-5 35-13 49-6 12-18 24-30 24z">
              <text:p/>
            </draw:path>
          </draw:g>
        </draw:g>
        <draw:g draw:style-name="gr7">
          <svg:title>TexMaths</svg:title>
          <svg:desc>10§display§\bm{u}_i = \phi_0(\bm{d}_i)
\in \mathcal{C}§svg§600§TRUE§</svg:desc>
          <draw:g>
            <draw:path draw:style-name="gr8" draw:text-style-name="P8" draw:layer="layout" svg:width="0.215cm" svg:height="0.16cm" svg:x="6.653cm" svg:y="5.749cm" svg:viewBox="0 0 216 161" svg:d="M187 48c2-10 6-27 6-29 0-8-5-16-16-16-6 0-19 3-23 19-2 5-18 68-20 79-3 8-5 19-6 25-6 8-20 23-38 23-20 0-21-18-21-26 0-21 11-49 21-74 3-9 5-11 5-17 0-21-21-32-40-32-37 0-55 48-55 55 0 5 5 5 8 5 5 0 7 0 9-5 11-39 30-42 36-42 2 0 6 0 6 7 0 8-5 18-6 22-15 37-21 57-21 74 0 40 35 45 55 45 11 0 26-1 45-19 11 17 32 19 40 19 13 0 23-7 31-20 9-14 13-33 13-34 0-5-5-5-8-5-4 0-6 0-7 2-1 0-1 1-3 10-7 27-15 35-24 35-5 0-8-4-8-13 0-6 1-12 5-26 2-10 6-24 7-31 3-11 6-21 9-31z">
              <text:p/>
            </draw:path>
            <draw:path draw:style-name="gr8" draw:text-style-name="P8" draw:layer="layout" svg:width="0.073cm" svg:height="0.163cm" svg:x="6.893cm" svg:y="5.798cm" svg:viewBox="0 0 74 164" svg:d="M68 9c0-4-3-9-10-9s-14 6-14 13c0 4 3 9 10 9s14-7 14-13zM18 133c-1 4-3 6-3 11 0 11 10 20 24 20 24 0 35-33 35-37 0-3-3-3-4-3-3 0-4 1-4 4-6 20-17 30-27 30-4 0-6-4-6-9 0-6 2-10 4-16 3-6 5-13 8-19 2-6 11-28 12-31s2-6 2-8c0-12-10-21-24-21-24 0-35 33-35 37s3 4 4 4c3 0 3-2 4-4 7-21 17-30 27-30 3 0 6 2 6 8s-2 10-8 25c-5 13-10 26-15 39z">
              <text:p/>
            </draw:path>
            <draw:path draw:style-name="gr8" draw:text-style-name="P8" draw:layer="layout" svg:width="0.233cm" svg:height="0.081cm" svg:x="7.115cm" svg:y="5.77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83cm" svg:height="0.312cm" svg:x="7.484cm" svg:y="5.665cm" svg:viewBox="0 0 184 313" svg:d="M136 8c0-1 1-3 1-5-1-1 0-3-4-3s-4 1-5 7c-7 27-14 53-21 80-56 2-107 49-107 95 0 34 24 61 67 64-3 11-5 22-8 33-4 16-8 29-8 30 0 4 3 4 5 4 1 0 2 0 3-1s3-9 4-14c4-17 9-34 13-52 57-2 108-49 108-95 0-28-19-60-68-64 7-27 13-53 20-79zM69 238c-21-1-46-13-46-48 0-41 30-90 82-95-12 48-24 95-36 143zM114 95c27 2 47 18 47 48 0 41-30 91-83 95 12-48 24-95 36-143z">
              <text:p/>
            </draw:path>
            <draw:path draw:style-name="gr8" draw:text-style-name="P8" draw:layer="layout" svg:width="0.113cm" svg:height="0.167cm" svg:x="7.689cm" svg:y="5.797cm" svg:viewBox="0 0 114 168" svg:d="M114 85c0-27-3-46-15-64-7-11-23-21-42-21-57 0-57 67-57 85 0 17 0 83 57 83s57-66 57-83zM57 161c-12 0-27-7-32-27-3-14-3-34-3-52s0-37 4-50c5-20 21-25 31-25 13 0 26 8 30 22s4 31 4 53c0 18 0 36-3 51-5 23-21 28-31 28z">
              <text:p/>
            </draw:path>
            <draw:path draw:style-name="gr8" draw:text-style-name="P8" draw:layer="layout" svg:width="0.081cm" svg:height="0.348cm" svg:x="7.867cm" svg:y="5.645cm" svg:viewBox="0 0 82 349" svg:d="M82 345c0-1 0-1-6-7-44-44-55-110-55-163 0-61 13-122 56-166 5-4 5-4 5-6s-2-3-4-3c-3 0-35 24-56 68-18 39-22 78-22 107 0 26 4 69 23 108 22 43 52 66 55 66 2 0 4-1 4-4z">
              <text:p/>
            </draw:path>
            <draw:path draw:style-name="gr8" draw:text-style-name="P8" draw:layer="layout" svg:width="0.195cm" svg:height="0.243cm" svg:x="7.985cm" svg:y="5.665cm" svg:viewBox="0 0 196 244" svg:d="M195 12c1-5 1-4 1-6 0-5-4-6-7-6-2 0-2 0-3 0-15 1-30 1-45 2-5 0-11 1-11 11 0 6 6 6 9 6 4 0 10 0 14 1-6 26-13 51-19 77-5-5-16-13-35-13-61 0-99 56-99 103 0 43 32 57 61 57 25 0 44-13 49-19 14 19 37 19 41 19 13 0 23-7 30-20 9-14 14-33 14-34 0-5-6-5-9-5-4 0-5 0-7 2-1 0-1 1-3 10-7 28-15 35-24 35-3 0-8-2-8-13 0-6 1-10 2-15 16-64 33-128 49-192zM107 209c-10 12-27 23-44 23-22 0-23-19-23-27 0-18 12-60 17-74 11-25 28-34 43-34 20 0 29 16 29 20 0 1-1 3-1 5-7 29-14 58-21 87z">
              <text:p/>
            </draw:path>
            <draw:path draw:style-name="gr8" draw:text-style-name="P8" draw:layer="layout" svg:width="0.073cm" svg:height="0.163cm" svg:x="8.195cm" svg:y="5.798cm" svg:viewBox="0 0 74 164" svg:d="M68 9c0-4-3-9-10-9-6 0-14 6-14 13 0 4 4 9 10 9 7 0 14-7 14-13zM18 133c-1 4-2 6-2 11 0 11 9 20 23 20 25 0 35-33 35-37 0-3-3-3-4-3-3 0-3 1-4 4-6 20-17 30-26 30-5 0-6-4-6-9 0-6 1-10 4-16 2-6 5-13 7-19 3-6 11-28 12-31s2-6 2-8c0-12-10-21-23-21-25 0-36 33-36 37s3 4 4 4c4 0 4-2 4-4 7-21 18-30 27-30 4 0 6 2 6 8s-2 10-8 25c-5 13-10 26-15 39z">
              <text:p/>
            </draw:path>
            <draw:path draw:style-name="gr8" draw:text-style-name="P8" draw:layer="layout" svg:width="0.081cm" svg:height="0.348cm" svg:x="8.32cm" svg:y="5.645cm" svg:viewBox="0 0 82 349" svg:d="M82 175c0-27-4-70-23-109-21-43-52-66-55-66-2 0-4 1-4 3s0 2 7 9c34 34 54 90 54 163 0 59-13 120-56 165-5 4-5 4-5 5 0 3 2 4 4 4 3 0 35-24 56-68 18-39 22-78 22-106z">
              <text:p/>
            </draw:path>
            <draw:path draw:style-name="gr8" draw:text-style-name="P8" draw:layer="layout" svg:width="0.174cm" svg:height="0.201cm" svg:x="8.564cm" svg:y="5.718cm" svg:viewBox="0 0 175 202" svg:d="M163 109c6 0 12 0 12-7s-6-7-12-7c-50 0-99 0-149 0 4-47 45-80 94-80 18 0 37 0 55 0 6 0 12-1 12-8s-6-7-12-7c-18 0-37 0-55 0-61 0-108 46-108 102s47 100 108 100c18 0 37 0 55 0 6 0 12 0 12-7s-6-6-12-6c-18 0-37 0-55 0-49 0-90-33-94-80 50 0 99 0 149 0z">
              <text:p/>
            </draw:path>
            <draw:path draw:style-name="gr8" draw:text-style-name="P8" draw:layer="layout" svg:width="0.182cm" svg:height="0.253cm" svg:x="8.871cm" svg:y="5.661cm" svg:viewBox="0 0 183 254" svg:d="M170 191c0-3-2-3-4-3-6 0-14 5-15 5-7 5-8 7-12 13-11 17-27 29-49 29-32 0-61-23-61-75 0-31 13-73 32-100 15-23 34-41 70-41 14 0 22 5 22 18 0 12-13 37-17 44-2 4-2 4-2 5 0 3 2 3 4 3 7 0 20-8 24-14 1-1 21-35 21-53 0-19-16-22-28-22-51 0-93 33-109 53-42 50-46 104-46 122 0 51 26 79 66 79 57 0 104-55 104-63z">
              <text:p/>
            </draw:path>
          </draw:g>
        </draw:g>
        <draw:g draw:style-name="gr7">
          <svg:title>TexMaths</svg:title>
          <svg:desc>10§display§\mathcal{C} \subset \mathbb{B}^\nu
\ 
(|\mathcal{C}| \leq 2^b)§svg§600§TRUE§</svg:desc>
          <draw:g>
            <draw:path draw:style-name="gr8" draw:text-style-name="P8" draw:layer="layout" svg:width="0.182cm" svg:height="0.254cm" svg:x="8.253cm" svg:y="1.907cm" svg:viewBox="0 0 183 255" svg:d="M170 192c0-2-2-2-3-2-6 0-10 3-15 5-7 5-9 7-13 12-11 16-26 28-49 28-32 0-60-22-60-74 0-32 13-73 31-101 16-23 35-41 71-41 13 0 22 5 22 18 0 12-13 37-18 44-2 4-2 5-2 6 0 2 2 2 4 2 7 0 20-8 24-13 1-2 21-36 21-54 0-19-15-22-28-22-51 0-93 33-109 53-42 50-46 105-46 123 0 50 26 79 67 79 56 0 103-54 103-63z">
              <text:p/>
            </draw:path>
            <draw:path draw:style-name="gr8" draw:text-style-name="P8" draw:layer="layout" svg:width="0.214cm" svg:height="0.201cm" svg:x="8.581cm" svg:y="1.965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8" draw:text-style-name="P8" draw:layer="layout" svg:width="0.214cm" svg:height="0.238cm" svg:x="8.926cm" svg:y="1.914cm" svg:viewBox="0 0 215 239" svg:d="M46 32c0-5 0-13-3-20 13 0 25 0 38 0-5 6-5 13-5 18 0 60 0 120 0 179 0 5 0 12 5 18-13 0-25 0-38 0 3-6 3-15 3-20 0-58 0-117 0-175zM141 106c12-12 15-30 15-45 0-24-8-39-16-47 24 2 49 11 49 46 0 22-24 41-48 46zM89 31c0-7 0-11 5-15 1 0 6-4 15-4 15 0 35 13 35 49 0 40-20 48-55 49 0-27 0-53 0-79zM163 112c19-11 39-28 39-52 0-49-41-60-84-60-35 0-71 0-106 0-6 0-12 0-12 6s6 6 11 6c22 0 23 4 23 21 0 58 0 116 0 174 0 17-2 20-24 20-4 0-10 0-10 6s6 6 12 6c35 0 69 0 104 0 43 0 99-17 99-64 0-37-27-56-52-63zM89 208c0-28 0-57 0-86 28 0 40 0 51 8 13 11 14 33 14 45 0 13-1 52-44 52-21 0-21-12-21-19zM151 223c13-15 16-33 16-48 0-25-5-43-20-54 33 5 56 23 56 54 0 26-21 41-52 48z">
              <text:p/>
            </draw:path>
            <draw:path draw:style-name="gr8" draw:text-style-name="P8" draw:layer="layout" svg:width="0.125cm" svg:height="0.107cm" svg:x="9.175cm" svg:y="1.901cm" svg:viewBox="0 0 126 108" svg:d="M44 7c0-1 0-2 0-3s0-4-4-4c-5 0-14 1-16 1-4 1-9 1-14 2-3 0-6 0-6 5 0 4 3 4 6 4 12 0 12 1 12 3s-1 7-2 10c-4 17-9 33-13 50-6 24-7 29-7 30 0 3 4 3 5 3s3 0 4 0c21-3 53-15 79-38 33-30 25-41 38-62 0-4-3-8-8-8-9 0-10 7-13 14-9 35-42 72-84 85 8-31 15-61 23-92z">
              <text:p/>
            </draw:path>
            <draw:path draw:style-name="gr8" draw:text-style-name="P8" draw:layer="layout" svg:width="0.08cm" svg:height="0.349cm" svg:x="9.484cm" svg:y="1.891cm" svg:viewBox="0 0 81 350" svg:d="M81 346c0-1 0-1-6-7-44-44-55-111-55-163 0-61 13-123 57-166 4-5 4-5 4-6 0-3-1-4-3-4-4 0-35 24-56 69-18 38-22 77-22 107 0 26 4 68 23 108 21 43 51 66 55 66 2 0 3-1 3-4z">
              <text:p/>
            </draw:path>
            <draw:path draw:style-name="gr8" draw:text-style-name="P8" draw:layer="layout" svg:width="0.013cm" svg:height="0.349cm" svg:x="9.626cm" svg:y="1.89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183cm" svg:height="0.254cm" svg:x="9.686cm" svg:y="1.907cm" svg:viewBox="0 0 184 255" svg:d="M170 192c0-2-1-2-3-2-6 0-10 3-15 5-7 5-8 7-13 12-10 16-26 28-49 28-31 0-60-22-60-74 0-32 13-73 31-101 16-23 35-41 71-41 13 0 22 5 22 18 0 12-13 37-17 44-2 4-2 5-2 6 0 2 1 2 3 2 7 0 20-8 25-13 0-2 21-36 21-54 0-19-16-22-29-22-51 0-92 33-109 53-41 50-46 105-46 123 0 50 26 79 67 79 57 0 103-54 103-63z">
              <text:p/>
            </draw:path>
            <draw:path draw:style-name="gr8" draw:text-style-name="P8" draw:layer="layout" svg:width="0.013cm" svg:height="0.349cm" svg:x="9.929cm" svg:y="1.89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214cm" svg:height="0.269cm" svg:x="10.112cm" svg:y="1.931cm" svg:viewBox="0 0 215 270" svg:d="M208 15c4-2 7-4 7-8s-3-7-7-7c-2 0-5 2-7 2-65 31-129 61-194 92-6 3-7 5-7 8s2 6 7 8c65 30 129 60 194 91 5 1 6 1 7 1 3 0 7-2 7-6 0-3-2-5-8-8-61-29-122-58-183-86 61-29 123-58 184-87zM202 270c6 0 13 0 13-7s-8-7-13-7c-63 0-126 0-189 0-6 0-13 0-13 7s6 7 12 7c63 0 127 0 190 0z">
              <text:p/>
            </draw:path>
            <draw:path draw:style-name="gr8" draw:text-style-name="P8" draw:layer="layout" svg:width="0.139cm" svg:height="0.231cm" svg:x="10.471cm" svg:y="1.921cm" svg:viewBox="0 0 140 232" svg:d="M27 205c13-11 25-23 38-35 54-48 75-67 75-102 0-40-31-68-74-68-40 0-66 32-66 63 0 20 18 20 19 20 6 0 18-4 18-19 0-9-6-18-18-18-3 0-4 0-5 0 8-23 27-35 47-35 32 0 47 28 47 57 0 28-17 55-36 77-23 25-45 50-68 74-4 4-4 5-4 13 44 0 87 0 131 0 3-20 6-40 9-60-3 0-5 0-8 0-2 11-5 26-8 30-3 3-26 3-33 3-21 0-43 0-64 0z">
              <text:p/>
            </draw:path>
            <draw:path draw:style-name="gr8" draw:text-style-name="P8" draw:layer="layout" svg:width="0.098cm" svg:height="0.172cm" svg:x="10.646cm" svg:y="1.839cm" svg:viewBox="0 0 99 173" svg:d="M48 7c1 0 1-3 1-4s-1-3-4-3c-5 0-25 2-31 2-2 1-6 1-6 6 0 4 4 4 7 4 12 0 12 1 12 3s-3 12-4 17c-2 8-4 15-6 23s-16 62-16 65c-1 6-1 9-1 12 0 25 15 41 36 41 30 0 63-34 63-70 0-29-20-41-37-41-13 0-23 7-31 14 6-23 11-46 17-69zM36 166c-12 0-19-11-19-25 0-9 2-17 9-45 2-5 2-5 6-11 10-11 21-16 30-16s18 7 18 24c0 10-6 35-13 49-6 12-18 24-31 24z">
              <text:p/>
            </draw:path>
            <draw:path draw:style-name="gr8" draw:text-style-name="P8" draw:layer="layout" svg:width="0.081cm" svg:height="0.349cm" svg:x="10.79cm" svg:y="1.891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\phi_0: \mathbb{B}^b \to \mathcal{C}§svg§600§TRUE§</svg:desc>
          <draw:g>
            <draw:path draw:style-name="gr8" draw:text-style-name="P8" draw:layer="layout" svg:width="0.183cm" svg:height="0.313cm" svg:x="6.455cm" svg:y="5.303cm" svg:viewBox="0 0 184 314" svg:d="M136 8c0-1 1-4 1-5-1-1 0-3-4-3-3 0-4 1-5 7-7 27-13 54-20 81-56 2-108 48-108 96 0 32 25 60 67 62-2 11-5 22-8 33-4 17-7 30-7 31 0 4 2 4 4 4s2 0 3-1 3-10 4-14c5-17 9-35 14-53 56-1 107-49 107-95 0-27-19-60-67-63 6-27 13-53 19-80zM69 239c-21-1-46-14-46-48 0-42 30-91 82-96-12 48-24 96-36 144zM115 95c26 2 46 18 46 49 0 41-30 90-83 95 12-48 25-96 37-144z">
              <text:p/>
            </draw:path>
            <draw:path draw:style-name="gr8" draw:text-style-name="P8" draw:layer="layout" svg:width="0.113cm" svg:height="0.167cm" svg:x="6.66cm" svg:y="5.435cm" svg:viewBox="0 0 114 168" svg:d="M114 84c0-27-3-46-14-63-8-11-23-21-43-21-57 0-57 66-57 84 0 17 0 84 57 84s57-66 57-84zM57 161c-11 0-26-7-31-27-4-14-4-35-4-53s0-36 4-50c5-19 21-24 31-24 13 0 26 8 30 22 4 13 5 31 5 52 0 18 0 37-4 52-4 22-21 28-31 28z">
              <text:p/>
            </draw:path>
            <draw:path draw:style-name="gr8" draw:text-style-name="P8" draw:layer="layout" svg:width="0.036cm" svg:height="0.15cm" svg:x="6.933cm" svg:y="5.395cm" svg:viewBox="0 0 37 151" svg:d="M37 19c0-11-9-19-19-19s-18 8-18 19c0 10 8 18 18 18s19-8 19-18zM37 133c0-11-9-19-19-19s-18 8-18 19c0 10 8 18 18 18s19-8 19-18z">
              <text:p/>
            </draw:path>
            <draw:path draw:style-name="gr8" draw:text-style-name="P8" draw:layer="layout" svg:width="0.214cm" svg:height="0.238cm" svg:x="7.101cm" svg:y="5.306cm" svg:viewBox="0 0 215 239" svg:d="M46 32c0-5 0-13-3-20 13 0 25 0 38 0-5 6-5 13-5 18 0 60 0 120 0 179 0 5 0 12 5 18-13 0-25 0-38 0 3-6 3-15 3-20 0-58 0-117 0-175zM141 105c12-11 15-29 15-44 0-24-8-39-16-47 24 2 49 11 49 46 0 22-25 41-48 45zM89 31c0-7 0-11 4-15 2 0 7-4 16-4 15 0 34 12 34 49 0 40-20 48-54 49 0-27 0-53 0-79zM162 111c20-10 39-27 39-51 0-49-40-60-83-60-35 0-71 0-106 0-7 0-12 0-12 6s6 6 11 6c21 0 22 4 22 21 0 58 0 116 0 174 0 17-1 20-23 20-4 0-10 0-10 6s5 6 12 6c35 0 69 0 104 0 43 0 99-17 99-64 0-37-27-57-53-64zM89 208c0-28 0-57 0-86 28 0 40 0 51 8 13 11 14 33 14 45 0 13-1 52-45 52-20 0-20-12-20-19zM151 223c13-15 16-33 16-48 0-25-6-43-20-54 33 5 55 23 55 54 0 25-21 41-51 48z">
              <text:p/>
            </draw:path>
            <draw:path draw:style-name="gr8" draw:text-style-name="P8" draw:layer="layout" svg:width="0.099cm" svg:height="0.172cm" svg:x="7.347cm" svg:y="5.231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8 10-45 1-5 1-5 6-11 9-11 20-16 29-16 10 0 18 7 18 24 0 10-6 35-13 49-6 12-18 24-31 24z">
              <text:p/>
            </draw:path>
            <draw:path draw:style-name="gr8" draw:text-style-name="P8" draw:layer="layout" svg:width="0.311cm" svg:height="0.182cm" svg:x="7.589cm" svg:y="5.367cm" svg:viewBox="0 0 312 183" svg:d="M273 98c-19 15-28 30-31 34-16 24-19 46-19 47 0 4 4 4 7 4 6 0 7-1 8-7 8-34 29-64 68-80 5-1 6-3 6-5 0-3-2-3-3-3-16-6-58-24-71-83-1-4-2-5-8-5-3 0-7 0-7 4 0 1 3 23 18 46 7 11 17 23 32 34-87 0-174 0-261 0-6 0-12 0-12 7s6 7 12 7c87 0 174 0 261 0z">
              <text:p/>
            </draw:path>
            <draw:path draw:style-name="gr8" draw:text-style-name="P8" draw:layer="layout" svg:width="0.182cm" svg:height="0.254cm" svg:x="8.023cm" svg:y="5.299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</draw:g>
        </draw:g>
        <draw:frame draw:style-name="gr48" draw:text-style-name="P3" draw:layer="layout" svg:width="1.835cm" svg:height="0.395cm" svg:x="6.202cm" svg:y="1.802cm">
          <draw:text-box>
            <text:p><text:span text:style-name="T2">[inner code]</text:span></text:p>
          </draw:text-box>
        </draw:frame>
        <draw:g draw:style-name="gr7">
          <svg:title>TexMaths</svg:title>
          <svg:desc>10§display§\nu\ 
(\leq \ell)§svg§600§TRUE§</svg:desc>
          <draw:g>
            <draw:path draw:style-name="gr8" draw:text-style-name="P8" draw:layer="layout" svg:width="0.165cm" svg:height="0.154cm" svg:x="8.711cm" svg:y="2.599cm" svg:viewBox="0 0 166 155" svg:d="M60 4c-1-1 0-4-4-4-8 0-34 3-43 4-3 0-7 0-7 7 0 4 3 4 9 4 16 0 17 2 17 6 0 2-4 19-6 28-7 28-15 57-22 86-1 5-4 15-4 16 0 4 4 4 6 4s3 0 5 0c24-4 63-18 99-51 46-44 56-91 56-94 0-6-5-10-11-10-2 0-10 2-13 12-23 79-76 119-116 132 11-47 23-93 34-140z">
              <text:p/>
            </draw:path>
            <draw:path draw:style-name="gr8" draw:text-style-name="P8" draw:layer="layout" svg:width="0.081cm" svg:height="0.349cm" svg:x="9.04cm" svg:y="2.491cm" svg:viewBox="0 0 82 350" svg:d="M82 346c0-1 0-1-6-7-44-45-55-111-55-164 0-61 13-122 56-165 5-5 5-5 5-6 0-3-2-4-4-4-3 0-35 24-56 69-17 38-22 77-22 106 0 27 4 69 24 109 21 43 51 66 54 66 2 0 4-1 4-4z">
              <text:p/>
            </draw:path>
            <draw:path draw:style-name="gr8" draw:text-style-name="P8" draw:layer="layout" svg:width="0.214cm" svg:height="0.269cm" svg:x="9.171cm" svg:y="2.531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35cm" svg:height="0.249cm" svg:x="9.516cm" svg:y="2.507cm" svg:viewBox="0 0 136 250" svg:d="M2 211c-1 1-2 3-2 4 0 2 2 5 4 5s3-2 13-11c2-3 9-9 12-12 4 27 14 53 40 53 14 0 26-8 33-13 5-3 22-17 22-21 0-1-1-4-4-4-2 0-2 0-5 3-22 22-35 28-46 28-15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8" draw:text-style-name="P8" draw:layer="layout" svg:width="0.081cm" svg:height="0.349cm" svg:x="9.678cm" svg:y="2.49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49" draw:text-style-name="P3" draw:layer="layout" svg:width="1.001cm" svg:height="0.395cm" svg:x="10.002cm" svg:y="2.403cm">
          <draw:text-box>
            <text:p><text:span text:style-name="T2">(even)</text:span></text:p>
          </draw:text-box>
        </draw:frame>
        <draw:g draw:style-name="gr7">
          <svg:title>TexMaths</svg:title>
          <svg:desc>10§display§\bm{u} \!\in\! \mathcal{C}
\to 
\overline{\bm{u}} \!\in\! \mathcal{C}§svg§600§TRUE§</svg:desc>
          <draw:g>
            <draw:path draw:style-name="gr8" draw:text-style-name="P8" draw:layer="layout" svg:width="0.215cm" svg:height="0.16cm" svg:x="8.709cm" svg:y="3.773cm" svg:viewBox="0 0 216 161" svg:d="M187 47c2-10 6-27 6-29 0-7-5-16-16-16-6 0-19 4-23 19-2 5-17 68-20 80-2 8-5 18-6 24-6 9-20 23-37 23-21 0-22-17-22-26 0-21 11-48 21-73 4-9 5-12 5-18 0-20-21-31-40-31-37 0-55 47-55 54 0 5 5 5 9 5s6 0 8-4c11-39 30-43 36-43 2 0 6 0 6 8s-4 17-6 22c-14 36-21 56-21 73 0 40 35 46 56 46 10 0 25-2 44-20 12 18 32 20 40 20 13 0 24-8 31-20 9-14 13-33 13-35 0-5-5-5-8-5-4 0-5 0-7 2-1 1-1 1-3 10-7 27-15 35-24 35-5 0-8-3-8-13 0-6 1-11 5-25 2-10 6-24 8-32 3-10 5-21 8-31z">
              <text:p/>
            </draw:path>
            <draw:path draw:style-name="gr8" draw:text-style-name="P8" draw:layer="layout" svg:width="0.175cm" svg:height="0.202cm" svg:x="9.005cm" svg:y="3.74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8" draw:layer="layout" svg:width="0.182cm" svg:height="0.254cm" svg:x="9.254cm" svg:y="3.684cm" svg:viewBox="0 0 183 255" svg:d="M170 192c0-2-2-3-4-3-6 0-9 4-14 6-7 4-9 7-13 13-11 16-26 28-49 28-32 0-60-23-60-75 0-32 12-73 31-101 15-22 34-41 71-41 13 0 21 5 21 18s-13 37-17 44c-2 4-2 5-2 6 0 2 2 2 4 2 7 0 20-8 24-13 1-2 21-36 21-54 0-19-16-22-28-22-51 0-93 33-109 53-42 50-46 105-46 123 0 51 26 79 67 79 56 0 103-54 103-63z">
              <text:p/>
            </draw:path>
            <draw:path draw:style-name="gr8" draw:text-style-name="P8" draw:layer="layout" svg:width="0.311cm" svg:height="0.182cm" svg:x="9.572cm" svg:y="3.752cm" svg:viewBox="0 0 312 183" svg:d="M274 98c-20 15-29 29-32 34-16 24-13 31-19 46 0 5 5 5 7 5 6 0 7-1 8-7 8-35 29-64 69-80 4-1 5-2 5-5 0-2-2-3-3-3-15-6-58-24-71-83-1-4-2-5-8-5-2 0-7 0-7 4 0 1 4 23 18 46 7 11 18 23 33 34-87 0-174 0-261 0-7 0-13 0-13 7s6 7 13 7c87 0 174 0 261 0z">
              <text:p/>
            </draw:path>
            <draw:path draw:style-name="gr8" draw:text-style-name="P8" draw:layer="layout" svg:width="0.238cm" svg:height="0.013cm" svg:x="10.002cm" svg:y="3.719cm" svg:viewBox="0 0 239 14" svg:d="M119 14c-40 0-79 0-119 0 0-5 0-9 0-14 80 0 159 0 239 0 0 5 0 9 0 14-40 0-80 0-120 0z">
              <text:p/>
            </draw:path>
            <draw:path draw:style-name="gr8" draw:text-style-name="P8" draw:layer="layout" svg:width="0.215cm" svg:height="0.16cm" svg:x="10.013cm" svg:y="3.773cm" svg:viewBox="0 0 216 161" svg:d="M186 47c3-10 7-27 7-29 0-7-6-16-16-16-6 0-19 4-24 19-1 5-17 68-20 80-2 8-4 18-5 24-6 9-20 23-38 23-21 0-21-17-21-26 0-21 11-48 21-73 3-9 4-12 4-18 0-20-20-31-39-31-38 0-55 47-55 54 0 5 5 5 8 5 4 0 7 0 8-4 12-39 31-43 37-43 2 0 5 0 5 8s-4 17-5 22c-15 36-22 56-22 73 0 40 36 46 56 46 10 0 26-2 45-20 11 18 32 20 40 20 13 0 23-8 31-20 8-14 13-33 13-35 0-5-5-5-9-5-3 0-5 0-7 2 0 1 0 1-2 10-7 27-15 35-24 35-6 0-8-3-8-13 0-6 1-11 5-25 2-10 6-24 7-32 3-10 5-21 8-31z">
              <text:p/>
            </draw:path>
            <draw:path draw:style-name="gr8" draw:text-style-name="P8" draw:layer="layout" svg:width="0.175cm" svg:height="0.202cm" svg:x="10.309cm" svg:y="3.7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8" draw:text-style-name="P8" draw:layer="layout" svg:width="0.183cm" svg:height="0.254cm" svg:x="10.557cm" svg:y="3.684cm" svg:viewBox="0 0 184 255" svg:d="M170 192c0-2-1-3-3-3-6 0-14 6-15 6-7 4-8 7-12 13-11 16-27 28-50 28-31 0-60-23-60-75 0-32 13-73 32-101 15-22 34-41 70-41 13 0 22 5 22 18s-13 37-17 44c-2 4-2 5-2 6 0 2 1 2 3 2 7 0 20-8 25-13 0-2 21-36 21-54 0-19-16-22-29-22-51 0-92 33-109 53-41 50-46 105-46 123 0 51 26 79 67 79 57 0 103-54 103-63z">
              <text:p/>
            </draw:path>
          </draw:g>
        </draw:g>
        <draw:frame draw:style-name="gr50" draw:text-style-name="P3" draw:layer="layout" svg:width="1.522cm" svg:height="0.395cm" svg:x="6.402cm" svg:y="2.804cm">
          <draw:text-box>
            <text:p><text:span text:style-name="T2">balanced:</text:span></text:p>
          </draw:text-box>
        </draw:frame>
        <draw:frame draw:style-name="gr22" draw:text-style-name="P3" draw:layer="layout" svg:width="1.501cm" svg:height="0.395cm" svg:x="6.402cm" svg:y="3.605cm">
          <draw:text-box>
            <text:p><text:span text:style-name="T2">invertible:</text:span></text:p>
          </draw:text-box>
        </draw:frame>
        <draw:frame draw:style-name="gr51" draw:text-style-name="P3" draw:layer="layout" svg:width="1.911cm" svg:height="0.395cm" svg:x="6.402cm" svg:y="2.405cm">
          <draw:text-box>
            <text:p><text:span text:style-name="T2">code length:</text:span></text:p>
          </draw:text-box>
        </draw:frame>
        <draw:g draw:style-name="gr7">
          <svg:title>TexMaths</svg:title>
          <svg:desc>10§display§w(\bm{u}) = \nu/2§svg§600§TRUE§</svg:desc>
          <draw:g>
            <draw:path draw:style-name="gr8" draw:text-style-name="P8" draw:layer="layout" svg:width="0.232cm" svg:height="0.157cm" svg:x="8.709cm" svg:y="2.976cm" svg:viewBox="0 0 233 158" svg:d="M152 36c2-8 5-21 5-23 0-6-5-9-10-9-4 0-10 2-13 9-1 3-17 70-20 79-2 10-3 17-3 23 0 4 0 4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9 31c-16 0-26-11-26-31 0-10 3-20 4-25 5-20 10-39 15-59z">
              <text:p/>
            </draw:path>
            <draw:path draw:style-name="gr8" draw:text-style-name="P8" draw:layer="layout" svg:width="0.08cm" svg:height="0.348cm" svg:x="8.995cm" svg:y="2.868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8" draw:text-style-name="P8" draw:layer="layout" svg:width="0.215cm" svg:height="0.16cm" svg:x="9.108cm" svg:y="2.972cm" svg:viewBox="0 0 216 161" svg:d="M186 48c3-10 7-27 7-29 0-8-6-16-17-16-5 0-18 3-23 19-1 5-17 68-20 79-2 8-4 19-5 25-6 8-20 23-38 23-21 0-21-18-21-26 0-21 11-49 21-74 3-9 4-11 4-17 0-21-20-32-40-32-37 0-54 48-54 55 0 5 5 5 8 5 4 0 7 0 8-5 12-39 31-42 36-42 3 0 6 0 6 7 0 8-4 18-5 22-15 37-22 57-22 74 0 40 35 45 56 45 10 0 26-1 45-19 11 17 31 19 40 19 13 0 23-7 30-20 9-14 14-33 14-34 0-5-6-5-9-5-4 0-5 0-7 2-1 3 0 1-3 10-7 27-14 35-23 35-6 0-9-4-9-13 0-6 2-12 5-26 3-10 6-24 8-31 3-11 5-21 8-31z">
              <text:p/>
            </draw:path>
            <draw:path draw:style-name="gr8" draw:text-style-name="P8" draw:layer="layout" svg:width="0.08cm" svg:height="0.348cm" svg:x="9.356cm" svg:y="2.868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8" draw:text-style-name="P8" draw:layer="layout" svg:width="0.232cm" svg:height="0.081cm" svg:x="9.59cm" svg:y="3.002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8" draw:text-style-name="P8" draw:layer="layout" svg:width="0.165cm" svg:height="0.154cm" svg:x="9.958cm" svg:y="2.976cm" svg:viewBox="0 0 166 155" svg:d="M60 4c0-1 0-4-4-4-8 0-34 3-43 3-3 1-7 1-7 7 0 5 3 5 9 5 17 0 17 2 17 5s-4 19-6 29c-7 28-15 57-22 86-1 5-3 10-4 15 0 4 4 5 6 5s3 0 5 0c24-5 63-18 99-52 46-43 56-91 56-94 0-6-4-9-10-9-3 0-11 1-14 11-23 80-76 119-116 132 11-47 23-93 34-139z">
              <text:p/>
            </draw:path>
            <draw:path draw:style-name="gr8" draw:text-style-name="P8" draw:layer="layout" svg:width="0.136cm" svg:height="0.348cm" svg:x="10.155cm" svg:y="2.868cm" svg:viewBox="0 0 137 349" svg:d="M135 13c2-4 1-4 2-6 0-4-4-7-7-7s-5 1-6 3c-41 111-81 222-122 333-2 4-1 4-2 6 0 4 3 7 7 7 5 0 6-2 8-8 40-109 80-219 120-328z">
              <text:p/>
            </draw:path>
            <draw:path draw:style-name="gr8" draw:text-style-name="P8" draw:layer="layout" svg:width="0.139cm" svg:height="0.232cm" svg:x="10.329cm" svg:y="2.897cm" svg:viewBox="0 0 140 233" svg:d="M27 206c12-12 25-24 37-36 55-48 76-67 76-102 0-40-32-68-74-68-40 0-66 33-66 64 0 19 17 19 18 19 6 0 19-4 19-18 0-9-7-18-19-18-3 0-3 0-4 0 8-23 27-36 47-36 32 0 47 29 47 57s-18 56-37 78c-22 25-45 49-67 74-4 3-4 4-4 13 43 0 87 0 130 0 3-20 7-40 10-60-3 0-6 0-9 0-2 9-4 25-8 30-2 3-25 3-33 3-21 0-42 0-63 0z">
              <text:p/>
            </draw:path>
          </draw:g>
        </draw:g>
        <draw:g draw:style-name="gr7">
          <svg:title>TexMaths</svg:title>
          <svg:desc>10§display§(\forall \bm{u} \in \mathcal{C})§svg§600§TRUE§</svg:desc>
          <draw:g>
            <draw:path draw:style-name="gr8" draw:text-style-name="P8" draw:layer="layout" svg:width="0.08cm" svg:height="0.348cm" svg:x="10.978cm" svg:y="3.672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194cm" svg:height="0.248cm" svg:x="11.08cm" svg:y="3.692cm" svg:viewBox="0 0 195 249" svg:d="M193 13c2-4 2-5 2-6 0-4-3-7-7-7-5 0-7 4-8 8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8" draw:text-style-name="P8" draw:layer="layout" svg:width="0.215cm" svg:height="0.16cm" svg:x="11.286cm" svg:y="3.776cm" svg:viewBox="0 0 216 161" svg:d="M187 48c2-10 6-27 6-29 0-8-5-16-16-16-6 0-19 3-23 19-2 5-18 68-20 79-3 8-5 19-6 25-6 8-20 23-38 23-20 0-21-18-21-26 0-21 11-49 21-74 4-9 5-11 5-17 0-21-21-32-40-32-37 0-55 48-55 55 0 5 5 5 9 5s6 0 8-5c11-39 30-42 36-42 2 0 6 0 6 7 0 8-4 18-6 22-15 37-21 57-21 74 0 40 35 45 56 45 10 0 25-1 44-19 11 17 32 19 40 19 13 0 23-7 31-20 8-14 13-33 13-34 0-5-5-5-8-5-4 0-6 0-7 2-1 0-1 1-3 10-7 27-15 35-24 35-5 0-8-4-8-13 0-6 1-12 5-26 2-10 6-24 7-31 3-11 6-21 9-31z">
              <text:p/>
            </draw:path>
            <draw:path draw:style-name="gr8" draw:text-style-name="P8" draw:layer="layout" svg:width="0.174cm" svg:height="0.201cm" svg:x="11.64cm" svg:y="3.745cm" svg:viewBox="0 0 175 202" svg:d="M163 109c6 0 12 0 12-7s-6-7-12-7c-50 0-99 0-149 0 4-47 45-80 94-80 18 0 37 0 55 0 6 0 12-1 12-8s-6-7-12-7c-19 0-37 0-56 0-60 0-107 46-107 102s47 100 107 100c19 0 37 0 56 0 6 0 12 0 12-7s-6-6-12-6c-18 0-37 0-55 0-49 0-90-33-94-80 50 0 99 0 149 0z">
              <text:p/>
            </draw:path>
            <draw:path draw:style-name="gr8" draw:text-style-name="P8" draw:layer="layout" svg:width="0.183cm" svg:height="0.253cm" svg:x="11.946cm" svg:y="3.688cm" svg:viewBox="0 0 184 254" svg:d="M170 191c0-3-1-3-3-3-6 0-10 4-15 5-7 5-8 7-13 13-10 17-26 29-49 29-31 0-60-23-60-75 0-31 13-73 31-100 16-23 35-41 71-41 13 0 22 5 22 18 0 12-13 37-17 44-2 4-2 4-2 5 0 3 1 3 3 3 7 0 20-8 25-14 0-1 21-35 21-53 0-19-16-22-29-22-51 0-92 33-109 53-41 50-46 104-46 122 0 51 26 79 67 79 57 0 103-55 103-63z">
              <text:p/>
            </draw:path>
            <draw:path draw:style-name="gr8" draw:text-style-name="P8" draw:layer="layout" svg:width="0.08cm" svg:height="0.348cm" svg:x="12.168cm" svg:y="3.672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52" draw:text-style-name="P17" draw:layer="layout" svg:width="1.763cm" svg:height="0.395cm" svg:x="14.803cm" svg:y="1.203cm">
          <draw:text-box>
            <text:p><text:span text:style-name="T6">Constraint</text:span></text:p>
          </draw:text-box>
        </draw:frame>
        <draw:frame draw:style-name="gr53" draw:text-style-name="P3" draw:layer="layout" svg:width="1.678cm" svg:height="0.395cm" svg:x="14.902cm" svg:y="1.802cm">
          <draw:text-box>
            <text:p><text:span text:style-name="T2">run-length:</text:span></text:p>
          </draw:text-box>
        </draw:frame>
        <draw:g draw:style-name="gr7">
          <svg:title>TexMaths</svg:title>
          <svg:desc>10§display§\rho§svg§600§TRUE§</svg:desc>
          <draw:g>
            <draw:path draw:style-name="gr8" draw:text-style-name="P8" draw:layer="layout" svg:width="0.164cm" svg:height="0.23cm" svg:x="17.207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54" draw:text-style-name="P3" draw:layer="layout" svg:width="2.165cm" svg:height="0.395cm" svg:x="14.902cm" svg:y="2.203cm">
          <draw:text-box>
            <text:p><text:span text:style-name="T2">local-balance:</text:span></text:p>
          </draw:text-box>
        </draw:frame>
        <draw:g draw:style-name="gr7">
          <svg:title>TexMaths</svg:title>
          <svg:desc>10§display§(\ell, \delta)§svg§600§TRUE§</svg:desc>
          <draw:g>
            <draw:path draw:style-name="gr8" draw:text-style-name="P8" draw:layer="layout" svg:width="0.08cm" svg:height="0.348cm" svg:x="17.209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135cm" svg:height="0.249cm" svg:x="17.315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8" draw:text-style-name="P8" draw:layer="layout" svg:width="0.04cm" svg:height="0.104cm" svg:x="17.487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8" draw:layer="layout" svg:width="0.143cm" svg:height="0.251cm" svg:x="17.627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8" draw:text-style-name="P8" draw:layer="layout" svg:width="0.08cm" svg:height="0.348cm" svg:x="17.802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\textstyle
\left|
w(\bm{x}_i^{i+\ell-1}) - \frac{\ell}{2}
\right|
\leq 
\delta§svg§600§TRUE§</svg:desc>
          <draw:g>
            <draw:path draw:style-name="gr8" draw:text-style-name="P8" draw:layer="layout" svg:width="0.014cm" svg:height="0.224cm" svg:x="15.168cm" svg:y="3.062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014cm" svg:height="0.224cm" svg:x="15.168cm" svg:y="3.271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231cm" svg:height="0.158cm" svg:x="15.245cm" svg:y="3.2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8" draw:text-style-name="P8" draw:layer="layout" svg:width="0.081cm" svg:height="0.348cm" svg:x="15.53cm" svg:y="3.1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8" draw:text-style-name="P8" draw:layer="layout" svg:width="0.198cm" svg:height="0.161cm" svg:x="15.645cm" svg:y="3.2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8" draw:text-style-name="P8" draw:layer="layout" svg:width="0.074cm" svg:height="0.164cm" svg:x="15.875cm" svg:y="3.0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8" draw:text-style-name="P8" draw:layer="layout" svg:width="0.18cm" svg:height="0.18cm" svg:x="15.98cm" svg:y="3.0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8" draw:text-style-name="P8" draw:layer="layout" svg:width="0.102cm" svg:height="0.175cm" svg:x="16.184cm" svg:y="3.0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8" draw:text-style-name="P8" draw:layer="layout" svg:width="0.165cm" svg:height="0.011cm" svg:x="16.323cm" svg:y="3.149cm" svg:viewBox="0 0 166 12" svg:d="M156 12c4 0 10 0 10-5 0-7-5-7-10-7-49 0-97 0-146 0-4 0-10 0-10 6s6 6 10 6c49 0 97 0 146 0z">
              <text:p/>
            </draw:path>
            <draw:path draw:style-name="gr8" draw:text-style-name="P8" draw:layer="layout" svg:width="0.088cm" svg:height="0.162cm" svg:x="16.543cm" svg:y="3.0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8" draw:text-style-name="P8" draw:layer="layout" svg:width="0.074cm" svg:height="0.164cm" svg:x="15.875cm" svg:y="3.3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8" draw:text-style-name="P8" draw:layer="layout" svg:width="0.08cm" svg:height="0.348cm" svg:x="16.693cm" svg:y="3.1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8" draw:layer="layout" svg:width="0.213cm" svg:height="0.013cm" svg:x="16.917cm" svg:y="3.271cm" svg:viewBox="0 0 214 14" svg:d="M202 14c6 0 12 0 12-7s-6-7-12-7c-63 0-127 0-190 0-6 0-12 0-12 7s6 7 12 7c63 0 127 0 190 0z">
              <text:p/>
            </draw:path>
            <draw:path draw:style-name="gr8" draw:text-style-name="P8" draw:layer="layout" svg:width="0.101cm" svg:height="0.175cm" svg:x="17.298cm" svg:y="3.0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8" draw:text-style-name="P8" draw:layer="layout" svg:width="0.139cm" svg:height="0.013cm" svg:x="17.281cm" svg:y="3.271cm" svg:viewBox="0 0 140 14" svg:d="M70 14c-23 0-47 0-70 0 0-5 0-9 0-14 47 0 93 0 140 0 0 5 0 9 0 14-23 0-47 0-70 0z">
              <text:p/>
            </draw:path>
            <draw:path draw:style-name="gr8" draw:text-style-name="P8" draw:layer="layout" svg:width="0.107cm" svg:height="0.162cm" svg:x="17.297cm" svg:y="3.3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8" draw:text-style-name="P8" draw:layer="layout" svg:width="0.014cm" svg:height="0.224cm" svg:x="17.514cm" svg:y="3.062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014cm" svg:height="0.224cm" svg:x="17.514cm" svg:y="3.271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214cm" svg:height="0.269cm" svg:x="17.707cm" svg:y="3.1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8" draw:text-style-name="P8" draw:layer="layout" svg:width="0.143cm" svg:height="0.251cm" svg:x="18.064cm" svg:y="3.1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 draw:style-name="gr7">
          <svg:title>TexMaths</svg:title>
          <svg:desc>10§display§\ell:§svg§600§TRUE§</svg:desc>
          <draw:g>
            <draw:path draw:style-name="gr8" draw:text-style-name="P8" draw:layer="layout" svg:width="0.135cm" svg:height="0.249cm" svg:x="15.192cm" svg:y="2.7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8" draw:text-style-name="P8" draw:layer="layout" svg:width="0.036cm" svg:height="0.149cm" svg:x="15.461cm" svg:y="2.7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55" draw:text-style-name="P3" draw:layer="layout" svg:width="0.764cm" svg:height="0.395cm" svg:x="15.602cm" svg:y="2.602cm">
          <draw:text-box>
            <text:p><text:span text:style-name="T2">even</text:span></text:p>
          </draw:text-box>
        </draw:frame>
        <draw:line draw:style-name="gr56" draw:text-style-name="P10" draw:layer="layout" svg:x1="14.6cm" svg:y1="3.8cm" svg:x2="20cm" svg:y2="3.8cm">
          <text:p/>
        </draw:line>
        <draw:line draw:style-name="gr56" draw:text-style-name="P10" draw:layer="layout" svg:x1="14.6cm" svg:y1="1cm" svg:x2="14.6cm" svg:y2="8.6cm">
          <text:p/>
        </draw:line>
        <draw:line draw:style-name="gr13" draw:text-style-name="P10" draw:layer="layout" svg:x1="2.601cm" svg:y1="5.201cm" svg:x2="5.401cm" svg:y2="5.201cm">
          <text:p/>
        </draw:line>
        <draw:line draw:style-name="gr13" draw:text-style-name="P10" draw:layer="layout" svg:x1="2.601cm" svg:y1="5.401cm" svg:x2="5.401cm" svg:y2="5.401cm">
          <text:p/>
        </draw:line>
        <draw:line draw:style-name="gr13" draw:text-style-name="P10" draw:layer="layout" svg:x1="3.401cm" svg:y1="5.201cm" svg:x2="3.401cm" svg:y2="5.401cm">
          <text:p/>
        </draw:line>
        <draw:line draw:style-name="gr13" draw:text-style-name="P10" draw:layer="layout" svg:x1="3.601cm" svg:y1="5.201cm" svg:x2="3.601cm" svg:y2="5.401cm">
          <text:p/>
        </draw:line>
        <draw:line draw:style-name="gr13" draw:text-style-name="P10" draw:layer="layout" svg:x1="3.801cm" svg:y1="5.201cm" svg:x2="3.801cm" svg:y2="5.401cm">
          <text:p/>
        </draw:line>
        <draw:line draw:style-name="gr13" draw:text-style-name="P10" draw:layer="layout" svg:x1="4.001cm" svg:y1="5.201cm" svg:x2="4.001cm" svg:y2="5.401cm">
          <text:p/>
        </draw:line>
        <draw:line draw:style-name="gr13" draw:text-style-name="P10" draw:layer="layout" svg:x1="4.201cm" svg:y1="5.201cm" svg:x2="4.201cm" svg:y2="5.401cm">
          <text:p/>
        </draw:line>
        <draw:line draw:style-name="gr13" draw:text-style-name="P10" draw:layer="layout" svg:x1="4.401cm" svg:y1="5.201cm" svg:x2="4.401cm" svg:y2="5.401cm">
          <text:p/>
        </draw:line>
        <draw:line draw:style-name="gr13" draw:text-style-name="P10" draw:layer="layout" svg:x1="4.601cm" svg:y1="5.201cm" svg:x2="4.601cm" svg:y2="5.401cm">
          <text:p/>
        </draw:line>
        <draw:frame draw:style-name="gr16" draw:text-style-name="P3" draw:layer="layout" svg:width="0.586cm" svg:height="0.395cm" svg:x="1.402cm" svg:y="5.103cm">
          <draw:text-box>
            <text:p><text:span text:style-name="T2">RW</text:span></text:p>
          </draw:text-box>
        </draw:frame>
        <draw:g draw:style-name="gr7">
          <svg:title>TexMaths</svg:title>
          <svg:desc>10§display§\bm{y}\!=§svg§600§TRUE§</svg:desc>
          <draw:g>
            <draw:path draw:style-name="gr8" draw:text-style-name="P8" draw:layer="layout" svg:width="0.192cm" svg:height="0.228cm" svg:x="2.0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8" draw:text-style-name="P8" draw:layer="layout" svg:width="0.232cm" svg:height="0.081cm" svg:x="2.3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47" draw:text-style-name="P10" draw:layer="layout" svg:x1="2.2cm" svg:y1="4.5cm" svg:x2="2.2cm" svg:y2="5.1cm">
          <text:p/>
        </draw:line>
        <draw:frame draw:style-name="gr57" draw:text-style-name="P2" draw:layer="layout" svg:width="0.499cm" svg:height="0.319cm" svg:x="2.301cm" svg:y="4.603cm">
          <draw:text-box>
            <text:p><text:span text:style-name="T1">IDS</text:span></text:p>
          </draw:text-box>
        </draw:frame>
        <draw:line draw:style-name="gr13" draw:text-style-name="P10" draw:layer="layout" svg:x1="2.801cm" svg:y1="5.201cm" svg:x2="2.801cm" svg:y2="5.401cm">
          <text:p/>
        </draw:line>
        <draw:line draw:style-name="gr13" draw:text-style-name="P10" draw:layer="layout" svg:x1="3.001cm" svg:y1="5.201cm" svg:x2="3.001cm" svg:y2="5.401cm">
          <text:p/>
        </draw:line>
        <draw:line draw:style-name="gr13" draw:text-style-name="P10" draw:layer="layout" svg:x1="3.201cm" svg:y1="5.201cm" svg:x2="3.201cm" svg:y2="5.401cm">
          <text:p/>
        </draw:line>
        <draw:line draw:style-name="gr13" draw:text-style-name="P10" draw:layer="layout" svg:x1="4.801cm" svg:y1="5.201cm" svg:x2="4.801cm" svg:y2="5.401cm">
          <text:p/>
        </draw:line>
        <draw:line draw:style-name="gr13" draw:text-style-name="P10" draw:layer="layout" svg:x1="5.001cm" svg:y1="5.201cm" svg:x2="5.001cm" svg:y2="5.401cm">
          <text:p/>
        </draw:line>
        <draw:line draw:style-name="gr13" draw:text-style-name="P10" draw:layer="layout" svg:x1="5.201cm" svg:y1="5.201cm" svg:x2="5.201cm" svg:y2="5.401cm">
          <text:p/>
        </draw:line>
        <draw:custom-shape draw:style-name="gr58" draw:text-style-name="P1" draw:layer="layout" svg:width="0.799cm" svg:height="0.2cm" svg:x="3.401cm" svg:y="6.201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.601cm" svg:y1="6.201cm" svg:x2="5.401cm" svg:y2="6.201cm">
          <text:p/>
        </draw:line>
        <draw:line draw:style-name="gr13" draw:text-style-name="P10" draw:layer="layout" svg:x1="2.601cm" svg:y1="6.401cm" svg:x2="5.401cm" svg:y2="6.401cm">
          <text:p/>
        </draw:line>
        <draw:line draw:style-name="gr13" draw:text-style-name="P10" draw:layer="layout" svg:x1="3.401cm" svg:y1="6.201cm" svg:x2="3.401cm" svg:y2="6.401cm">
          <text:p/>
        </draw:line>
        <draw:line draw:style-name="gr13" draw:text-style-name="P10" draw:layer="layout" svg:x1="4.201cm" svg:y1="6.201cm" svg:x2="4.201cm" svg:y2="6.401cm">
          <text:p/>
        </draw:line>
        <draw:frame draw:style-name="gr16" draw:text-style-name="P3" draw:layer="layout" svg:width="0.586cm" svg:height="0.395cm" svg:x="1.402cm" svg:y="6.103cm">
          <draw:text-box>
            <text:p><text:span text:style-name="T2">Prb</text:span></text:p>
          </draw:text-box>
        </draw:frame>
        <draw:g draw:style-name="gr7">
          <svg:title>TexMaths</svg:title>
          <svg:desc>10§display§\bm{r}\!=§svg§600§TRUE§</svg:desc>
          <draw:g>
            <draw:path draw:style-name="gr8" draw:text-style-name="P8" draw:layer="layout" svg:width="0.165cm" svg:height="0.159cm" svg:x="2.0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8" draw:text-style-name="P8" draw:layer="layout" svg:width="0.232cm" svg:height="0.08cm" svg:x="2.3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 draw:style-name="gr7">
          <svg:title>TexMaths</svg:title>
          <svg:desc>10§display§\bm{r}_i§svg§600§TRUE§</svg:desc>
          <draw:g>
            <draw:path draw:style-name="gr8" draw:text-style-name="P8" draw:layer="layout" svg:width="0.164cm" svg:height="0.159cm" svg:x="3.7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8" draw:text-style-name="P8" draw:layer="layout" svg:width="0.073cm" svg:height="0.163cm" svg:x="3.8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47" draw:text-style-name="P10" draw:layer="layout" svg:x1="2.2cm" svg:y1="5.5cm" svg:x2="2.2cm" svg:y2="6.1cm">
          <text:p/>
        </draw:line>
        <draw:line draw:style-name="gr18" draw:text-style-name="P10" draw:layer="layout" svg:x1="3.4cm" svg:y1="4.4cm" svg:x2="3.4cm" svg:y2="5.2cm">
          <text:p/>
        </draw:line>
        <draw:line draw:style-name="gr18" draw:text-style-name="P10" draw:layer="layout" svg:x1="4.6cm" svg:y1="4.4cm" svg:x2="4.6cm" svg:y2="5.2cm">
          <text:p/>
        </draw:line>
        <draw:line draw:style-name="gr18" draw:text-style-name="P10" draw:layer="layout" svg:x1="3.4cm" svg:y1="5.4cm" svg:x2="3.4cm" svg:y2="6.2cm">
          <text:p/>
        </draw:line>
        <draw:line draw:style-name="gr18" draw:text-style-name="P10" draw:layer="layout" svg:x1="4.6cm" svg:y1="5.4cm" svg:x2="4.2cm" svg:y2="6.2cm">
          <text:p/>
        </draw:line>
        <draw:g draw:style-name="gr7">
          <svg:title>TexMaths</svg:title>
          <svg:desc>10§display§D \!\to\! X \!\to\! R§svg§600§TRUE§</svg:desc>
          <draw:g>
            <draw:path draw:style-name="gr8" draw:text-style-name="P8" draw:layer="layout" svg:width="0.267cm" svg:height="0.237cm" svg:x="17.736cm" svg:y="7.504cm" svg:viewBox="0 0 268 238" svg:d="M42 211c-4 14-4 16-32 16-6 0-10 0-10 7 0 4 3 4 10 4 39 0 77 0 116 0 73 0 142-74 142-149 0-50-29-89-82-89-39 0-79 0-118 0-7 0-11 0-11 7 0 4 3 4 10 4 5 0 11 0 16 1 5 0 7 1 7 5 0 2 0 3-1 7-16 62-31 125-47 187zM118 24c3-12 4-13 19-13 12 0 25 0 37 0 35 0 64 18 64 65 0 17-7 73-37 112-10 13-38 39-81 39-13 0-27 0-40 0-5 0-6 0-8 0-3 0-4-1-4-3 0-1 0-2 2-8 16-64 32-128 48-192z">
              <text:p/>
            </draw:path>
            <draw:path draw:style-name="gr8" draw:text-style-name="P8" draw:layer="layout" svg:width="0.311cm" svg:height="0.181cm" svg:x="18.081cm" svg:y="7.564cm" svg:viewBox="0 0 312 182" svg:d="M274 99c-20 14-29 28-32 32-16 25-13 32-19 47 0 4 5 4 7 4 6 0 7-1 8-7 8-34 29-63 69-79 4-1 5-2 5-4 0-3-2-4-3-4-15-6-58-24-71-82-1-5-2-6-8-6-2 0-7 0-7 4 0 1 3 23 18 47 7 10 17 22 33 34-87 0-174 0-261 0-7 0-13 0-13 7s6 7 13 7c87 0 174 0 261 0z">
              <text:p/>
            </draw:path>
            <draw:path draw:style-name="gr8" draw:text-style-name="P8" draw:layer="layout" svg:width="0.289cm" svg:height="0.237cm" svg:x="18.461cm" svg:y="7.504cm" svg:viewBox="0 0 290 238" svg:d="M161 95c-10-23-19-46-29-69-1-3-1-3-2-5 0-2 6-9 21-10 3 0 7-1 7-7 0-4-4-4-6-4-14 0-29 1-44 1-9 0-30-1-39-1-2 0-6 0-6 7 0 4 3 4 8 4 21 0 23 3 26 11 14 32 27 65 41 98-25 26-49 52-74 78-1 2-3 3-4 4-17 19-34 24-52 25-4 1-8 1-8 7 0 1 0 4 5 4 10 0 22-1 33-1 13 0 27 1 39 1 2 0 7 0 7-7 0-3-4-4-5-4-3 0-14-1-14-10 0-6 6-12 10-16 12-12 24-25 36-38 10-11 21-22 31-34 12 28 24 56 36 83 1 4 1 3 2 5 0 3-7 9-21 10-4 1-7 1-7 7 0 4 4 4 5 4 10 0 35-1 45-1 8 0 30 1 39 1 2 0 6 0 6-6 0-5-3-5-6-5-24 0-24-1-30-15-14-33-37-87-46-107 24-25 61-66 72-76 11-9 24-17 45-18 5 0 8 0 8-7-2-1 0-4-5-4-10 0-22 1-33 1-13 0-26-1-39-1-2 0-6 0-6 7 0 2 1 4 4 4s14 1 14 11c0 5-4 9-7 12-19 20-38 40-57 61z">
              <text:p/>
            </draw:path>
            <draw:path draw:style-name="gr8" draw:text-style-name="P8" draw:layer="layout" svg:width="0.311cm" svg:height="0.181cm" svg:x="18.828cm" svg:y="7.564cm" svg:viewBox="0 0 312 182" svg:d="M273 99c-19 14-28 28-31 32-16 25-13 32-19 47 0 4 4 4 7 4 6 0 7-1 8-7 8-34 29-63 68-79 5-1 6-2 6-4 0-3-2-4-3-4-16-6-58-24-71-82-1-5-2-6-8-6-3 0-7 0-7 4 0 1 3 23 18 47 7 10 17 22 32 34-87 0-174 0-261 0-6 0-12 0-12 7s6 7 12 7c87 0 174 0 261 0z">
              <text:p/>
            </draw:path>
            <draw:path draw:style-name="gr8" draw:text-style-name="P8" draw:layer="layout" svg:width="0.25cm" svg:height="0.245cm" svg:x="19.213cm" svg:y="7.504cm" svg:viewBox="0 0 251 246" svg:d="M118 24c2-8 3-12 9-13 4 0 15 0 22 0 25 0 64 0 64 35 0 11-6 35-20 49-9 8-27 21-59 21-13 0-26 0-39 0 8-31 15-62 23-92zM168 120c36-8 77-32 77-67 0-31-31-53-77-53-33 0-67 0-100 0-7 0-11 0-11 7 0 4 4 4 10 4 1 0 8 0 14 1 6 0 9 1 9 5 0 2 0 3-1 7-16 62-31 125-47 187-4 14-5 16-32 16-7 0-10 0-10 7 0 4 4 4 5 4 10 0 34-1 44-1 9 0 35 1 45 1 3 0 7 0 7-7 0-4-3-4-10-4-13 0-23 0-23-6 0-2 1-4 1-6 8-31 16-62 24-92 14 0 27 0 41 0 32 0 39 19 39 31 0 5-3 16-5 24-3 10-6 23-6 30 0 38 42 38 47 38 30 0 42-35 42-40 0-4-3-2-4-4-3 0-4 2-5 4-9 26-24 32-32 32-11 0-14-7-14-21 0-11 2-29 4-40 0-5 1-12 1-16 0-27-23-37-33-41z">
              <text:p/>
            </draw:path>
          </draw:g>
        </draw:g>
        <draw:g draw:style-name="gr7">
          <svg:title>TexMaths</svg:title>
          <svg:desc>10§display§w_{\rm R}§svg§600§TRUE§</svg:desc>
          <draw:g>
            <draw:path draw:style-name="gr8" draw:text-style-name="P8" draw:layer="layout" svg:width="0.23cm" svg:height="0.156cm" svg:x="2.615cm" svg:y="10.547cm" svg:viewBox="0 0 231 157" svg:d="M152 36c1-8 5-21 5-23 0-6-5-9-10-9-4 0-11 3-13 10-1 2-18 69-20 78-3 11-3 16-3 22 0 4 0 5 0 6-8 19-19 30-32 30-28 0-28-26-28-32 0-11 2-24 18-67 4-10 6-15 6-22 0-16-12-29-29-29-33 0-46 51-46 54s3 2 4 3c4 0 4 0 6-6 9-32 23-43 35-43 3 0 9 0 9 11 0 9-4 19-6 25-16 41-20 57-20 69 0 32 23 44 50 44 6 0 22 0 36-24 9 22 33 24 44 24 26 0 42-22 51-43 11-26 22-73 22-90 0-19-10-24-14-24-9 0-18 9-18 17 0 4 2 6 5 9 4 4 13 13 13 30 0 12-10 46-19 63-10 19-22 31-39 31-16 0-26-11-26-31 0-9 3-19 4-24 5-20 10-40 15-59z">
              <text:p/>
            </draw:path>
            <draw:path draw:style-name="gr8" draw:text-style-name="P8" draw:layer="layout" svg:width="0.185cm" svg:height="0.17cm" svg:x="2.869cm" svg:y="10.587cm" svg:viewBox="0 0 186 171" svg:d="M109 84c22-6 44-20 44-40 0-24-32-44-70-44-28 0-55 0-83 0 0 3 0 6 0 9 2 0 4 0 6 0 19 0 19 2 19 11 0 42 0 84 0 126 0 9 0 11-19 11-2 0-4 0-6 0 0 3 0 6 0 9 12 0 26-1 36-1s24 1 37 1c0-3 0-6 0-9-2 0-4 0-6 0-19 0-20-2-20-11 0-20 0-40 0-59 11 0 22 0 33 0 4 0 17 0 28 10 9 7 9 13 9 29s0 26 11 35c10 9 25 10 32 10 21 0 26-20 26-27 0-2 0-5-4-5s-4 2-4 5c-2 14-10 20-17 20-14 0-16-14-19-37-3-19-4-22-11-30-2-3-9-9-22-13zM79 80c-11 0-21 0-32 0 0-21 0-42 0-62 0-7 1-8 7-9 2 0 10 0 16 0 23 0 57 0 57 35 0 28-22 36-48 36z">
              <text:p/>
            </draw:path>
          </draw:g>
        </draw:g>
        <draw:g draw:style-name="gr7">
          <svg:title>TexMaths</svg:title>
          <svg:desc>10§display§w_{\rm L}§svg§600§TRUE§</svg:desc>
          <draw:g>
            <draw:path draw:style-name="gr8" draw:text-style-name="P8" draw:layer="layout" svg:width="0.23cm" svg:height="0.156cm" svg:x="4.465cm" svg:y="10.549cm" svg:viewBox="0 0 231 157" svg:d="M152 36c2-8 5-21 5-23 0-6-5-9-10-9-4 0-10 3-13 10-1 2-17 69-20 78-2 10-3 16-3 22 0 4 0 5 0 6-8 19-18 30-32 30-28 0-28-26-28-32 0-11 2-24 18-67 4-10 6-15 6-22 0-16-11-29-29-29-33 0-46 51-46 54s3 2 4 3c4 0 4 0 6-6 9-32 23-43 35-43 3 0 9 0 9 11 0 9-4 19-6 25-16 41-20 57-20 69 0 32 24 44 50 44 6 0 22 0 36-24 10 22 34 24 44 24 27 0 42-22 50-43 12-26 23-73 23-90 0-19-9-24-15-24-9 0-17 9-17 17 0 4 1 6 5 9 3 4 12 13 12 30 0 12-10 46-18 63-9 18-21 31-39 31-16 0-26-11-26-31 0-10 3-19 4-24 5-20 10-40 15-59z">
              <text:p/>
            </draw:path>
            <draw:path draw:style-name="gr8" draw:text-style-name="P8" draw:layer="layout" svg:width="0.145cm" svg:height="0.165cm" svg:x="4.719cm" svg:y="10.589cm" svg:viewBox="0 0 146 166" svg:d="M146 103c-3 0-6 0-8 0-3 23-7 54-53 54-9 0-17 0-25 0-11 0-12-2-12-9 0-43 0-85 0-128 0-8 0-11 24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27" draw:text-style-name="P10" draw:layer="layout" svg:x1="15.8cm" svg:y1="8.2cm" svg:x2="17cm" svg:y2="8.2cm">
          <text:p/>
        </draw:line>
        <draw:frame draw:style-name="gr2" draw:text-style-name="P2" draw:layer="layout" svg:width="0.159cm" svg:height="0.319cm" svg:x="15.207cm" svg:y="8.007cm">
          <draw:text-box>
            <text:p><text:span text:style-name="T1">0</text:span></text:p>
          </draw:text-box>
        </draw:frame>
        <draw:frame draw:style-name="gr55" draw:text-style-name="P17" draw:layer="layout" svg:width="0.764cm" svg:height="0.395cm" svg:x="14.804cm" svg:y="4.004cm">
          <draw:text-box>
            <text:p><text:span text:style-name="T6">Rate</text:span></text:p>
          </draw:text-box>
        </draw:frame>
        <draw:custom-shape draw:style-name="gr59" draw:text-style-name="P18" draw:layer="layout" svg:width="0.2cm" svg:height="0.7cm" svg:x="15.9cm" svg:y="7.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8" draw:layer="layout" svg:width="0.2cm" svg:height="0.9cm" svg:x="16.3cm" svg:y="7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0.2cm" svg:height="1.1cm" svg:x="16.7cm" svg:y="7.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0.586cm" svg:height="0.395cm" svg:x="17.003cm" svg:y="7.405cm">
          <draw:text-box>
            <text:p><text:span text:style-name="T2">AIR</text:span></text:p>
          </draw:text-box>
        </draw:frame>
        <draw:g draw:style-name="gr7">
          <svg:title>TexMaths</svg:title>
          <svg:desc>10§display§l_0 
\!=\! 
\textstyle
\left\lceil
\frac{\ell-1}{\nu}
\right\rceil§svg§600§TRUE§</svg:desc>
          <draw:g>
            <draw:path draw:style-name="gr8" draw:text-style-name="P8" draw:layer="layout" svg:width="0.074cm" svg:height="0.245cm" svg:x="6.653cm" svg:y="9.188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8" draw:text-style-name="P8" draw:layer="layout" svg:width="0.113cm" svg:height="0.167cm" svg:x="6.755cm" svg:y="9.321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8" draw:text-style-name="P8" draw:layer="layout" svg:width="0.232cm" svg:height="0.081cm" svg:x="6.959cm" svg:y="9.30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086cm" svg:height="0.419cm" svg:x="7.322cm" svg:y="9.133cm" svg:viewBox="0 0 87 420" svg:d="M0 420c5 0 9 0 14 0 0-135 0-271 0-406 24 0 49 0 73 0 0-5 0-9 0-14-29 0-58 0-87 0 0 140 0 280 0 420z">
              <text:p/>
            </draw:path>
            <draw:path draw:style-name="gr8" draw:text-style-name="P8" draw:layer="layout" svg:width="0.101cm" svg:height="0.175cm" svg:x="7.464cm" svg:y="9.12cm" svg:viewBox="0 0 102 176" svg:d="M23 139c3 16 11 37 32 37 8 0 17-3 25-9 5-2 17-11 17-14 0-2-1-5-3-5s-2 0-6 4c-10 9-22 17-33 17-17 0-17-29-17-33 0-3 0-4 1-9 0-2 0-2 3-5 14-13 60-58 60-100 0-4 0-22-16-22-21 0-37 32-41 39-11 21-16 41-19 54-4 16-4 25-4 37-2 1-16 14-18 16-4 3-4 4-4 5 0 2 2 4 4 4s8-6 10-7c3-3 6-6 9-9zM41 111c5-25 24-104 45-104 5 0 8 4 8 13 0 3 0 25-21 55-12 18-26 31-32 36z">
              <text:p/>
            </draw:path>
            <draw:path draw:style-name="gr8" draw:text-style-name="P8" draw:layer="layout" svg:width="0.165cm" svg:height="0.011cm" svg:x="7.602cm" svg:y="9.226cm" svg:viewBox="0 0 166 12" svg:d="M157 12c4 0 9 0 9-6s-5-6-9-6c-49 0-98 0-147 0-4 0-10 0-10 5 0 7 6 7 10 7 49 0 98 0 147 0z">
              <text:p/>
            </draw:path>
            <draw:path draw:style-name="gr8" draw:text-style-name="P8" draw:layer="layout" svg:width="0.088cm" svg:height="0.162cm" svg:x="7.822cm" svg:y="9.13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8" draw:text-style-name="P8" draw:layer="layout" svg:width="0.476cm" svg:height="0.013cm" svg:x="7.458cm" svg:y="9.337cm" svg:viewBox="0 0 477 14" svg:d="M239 14c-80 0-159 0-239 0 0-5 0-9 0-14 159 0 318 0 477 0 0 5 0 9 0 14-80 0-159 0-238 0z">
              <text:p/>
            </draw:path>
            <draw:path draw:style-name="gr8" draw:text-style-name="P8" draw:layer="layout" svg:width="0.125cm" svg:height="0.107cm" svg:x="7.636cm" svg:y="9.443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8" draw:text-style-name="P8" draw:layer="layout" svg:width="0.086cm" svg:height="0.419cm" svg:x="7.985cm" svg:y="9.133cm" svg:viewBox="0 0 87 420" svg:d="M73 420c5 0 9 0 14 0 0-140 0-280 0-420-29 0-58 0-87 0 0 5 0 9 0 14 24 0 49 0 73 0 0 135 0 271 0 406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8" draw:layer="layout" svg:width="0.09cm" svg:height="0.233cm" svg:x="5.004cm" svg:y="11.144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8" draw:layer="layout" svg:width="0.09cm" svg:height="0.233cm" svg:x="3.405cm" svg:y="8.14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7">
          <svg:title>TexMaths</svg:title>
          <svg:desc>10§display§i\!-\!1§svg§600§TRUE§</svg:desc>
          <draw:g>
            <draw:path draw:style-name="gr8" draw:text-style-name="P8" draw:layer="layout" svg:width="0.092cm" svg:height="0.233cm" svg:x="1.707cm" svg:y="8.149cm" svg:viewBox="0 0 93 234" svg:d="M90 12c0-7-5-12-13-12-10 0-19 9-19 18 0 7 4 13 13 13 8 0 19-8 19-19zM63 143c4-10 4-11 8-20 2-6 4-11 4-18 0-16-11-29-29-29-33 0-46 50-46 53 0 4 3 3 4 4 4 0 4-1 6-6 9-32 23-43 35-43 3 0 9 0 9 11 0 8-2 15-4 19-3 8-18 48-24 63-4 9-8 21-8 28 0 17 12 29 29 29 33 0 46-51 46-54s-3-3-5-3c-3 0-3 1-5 6-6 22-18 43-36 43-6 0-8-3-8-11 0-9 2-14 10-35 5-12 9-24 14-37z">
              <text:p/>
            </draw:path>
            <draw:path draw:style-name="gr8" draw:text-style-name="P8" draw:layer="layout" svg:width="0.214cm" svg:height="0.013cm" svg:x="1.866cm" svg:y="8.285cm" svg:viewBox="0 0 215 14" svg:d="M203 14c6 0 12 0 12-7s-6-7-12-7c-64 0-127 0-190 0-6 0-13 0-13 7s7 7 13 7c63 0 126 0 190 0z">
              <text:p/>
            </draw:path>
            <draw:path draw:style-name="gr8" draw:text-style-name="P8" draw:layer="layout" svg:width="0.115cm" svg:height="0.231cm" svg:x="2.16cm" svg:y="8.147cm" svg:viewBox="0 0 116 232" svg:d="M72 9c0-8 0-9-8-9-22 22-53 22-64 22 0 4 0 7 0 11 7 0 28 0 46-9 0 60 0 120 0 180 0 13-1 17-33 17-4 0-7 0-11 0 0 4 0 7 0 11 13-1 43-1 57-1s45 0 57 1c0-4 0-7 0-11-4 0-8 0-11 0-32 0-33-4-33-17 0-65 0-130 0-195z">
              <text:p/>
            </draw:path>
          </draw:g>
        </draw:g>
        <draw:g draw:style-name="gr7">
          <svg:title>TexMaths</svg:title>
          <svg:desc>10§display§i \!-\! l_0§svg§600§TRUE§</svg:desc>
          <draw:g>
            <draw:path draw:style-name="gr8" draw:text-style-name="P8" draw:layer="layout" svg:width="0.092cm" svg:height="0.233cm" svg:x="1.706cm" svg:y="11.158cm" svg:viewBox="0 0 93 234" svg:d="M90 12c0-7-5-12-13-12-10 0-19 9-19 18 0 7 5 13 13 13s19-8 19-19zM63 144c4-10 4-11 8-20 3-7 4-12 4-19 0-16-11-29-28-29-33 0-47 51-47 54 0 4 3 2 4 4 4 0 4-1 6-6 10-33 24-44 36-44 2 0 8 0 8 11 0 8-2 15-4 19-2 9-18 49-24 63-3 10-8 21-8 28 0 17 12 29 29 29 33 0 46-51 46-54s-3-3-4-3c-4 0-4 1-6 6-6 22-17 43-35 43-6 0-9-3-9-11 0-9 2-14 10-35 5-12 9-24 14-36z">
              <text:p/>
            </draw:path>
            <draw:path draw:style-name="gr8" draw:text-style-name="P8" draw:layer="layout" svg:width="0.213cm" svg:height="0.013cm" svg:x="1.866cm" svg:y="11.295cm" svg:viewBox="0 0 214 14" svg:d="M202 14c6 0 12 0 12-7s-6-7-12-7c-64 0-127 0-190 0-6 0-12 0-12 7s6 7 12 7c63 0 126 0 190 0z">
              <text:p/>
            </draw:path>
            <draw:path draw:style-name="gr8" draw:text-style-name="P8" draw:layer="layout" svg:width="0.074cm" svg:height="0.245cm" svg:x="2.144cm" svg:y="11.146cm" svg:viewBox="0 0 75 246" svg:d="M75 4c-2-1 0-4-5-4-8 0-34 3-43 4-2 0-6 0-6 7 0 4 3 4 8 4 17 0 18 3 18 6 0 2-1 5-1 7-15 58-30 116-45 174-1 4-1 6-1 12 0 20 15 32 32 32 11 0 20-7 26-19 6-14 10-34 10-35 0-3-3-3-4-3-3 0-4 1-5 6-6 23-12 43-26 43-11 0-11-11-11-16 0-8 0-10 2-16 17-67 34-135 51-202z">
              <text:p/>
            </draw:path>
            <draw:path draw:style-name="gr8" draw:text-style-name="P8" draw:layer="layout" svg:width="0.113cm" svg:height="0.166cm" svg:x="2.246cm" svg:y="11.279cm" svg:viewBox="0 0 114 167" svg:d="M114 85c0-27-3-47-15-64-7-11-23-21-42-21-57 0-57 67-57 85 0 17 0 82 57 82s57-65 57-82zM57 161c-12 0-27-7-31-27-4-14-4-34-4-53 0-17 0-36 4-50 5-19 21-24 31-24 13 0 26 8 30 22 4 13 4 31 4 52 0 19 0 37-3 52-5 23-21 28-31 28z">
              <text:p/>
            </draw:path>
          </draw:g>
        </draw:g>
        <draw:g draw:style-name="gr7">
          <svg:title>TexMaths</svg:title>
          <svg:desc>10§display§\rho_{\rm R}§svg§600§TRUE§</svg:desc>
          <draw:g>
            <draw:path draw:style-name="gr8" draw:text-style-name="P8" draw:layer="layout" svg:width="0.164cm" svg:height="0.228cm" svg:x="2.364cm" svg:y="7.546cm" svg:viewBox="0 0 165 229" svg:d="M1 214c-1 4-1 5-1 6 0 5 4 9 10 9 7 0 11-6 12-7 2-3 13-50 22-88 8 14 19 23 35 23 41 0 86-48 86-100 0-37-23-57-48-57-34 0-71 35-82 78-11 45-23 91-34 136zM79 150c-25 0-30-28-30-31 0-2 1-8 3-12 9-40 13-52 21-66 15-26 32-33 43-33 13 0 24 10 24 34 0 19-10 58-19 74-12 22-29 34-42 34z">
              <text:p/>
            </draw:path>
            <draw:path draw:style-name="gr8" draw:text-style-name="P8" draw:layer="layout" svg:width="0.185cm" svg:height="0.17cm" svg:x="2.549cm" svg:y="7.586cm" svg:viewBox="0 0 186 171" svg:d="M109 83c22-5 44-19 44-39 0-24-32-44-70-44-28 0-55 0-83 0 0 3 0 6 0 9 2 0 4 0 6 0 19 0 19 2 19 11 0 42 0 84 0 126 0 8 0 11-19 11-2 0-4 0-6 0 0 3 0 6 0 9 12 0 26-1 36-1s24 0 37 1c0-3 0-6 0-9-2 0-4 0-6 0-19 0-20-2-20-11 0-20 0-39 0-59 11 0 22 0 33 0 4 0 17 0 28 10 9 7 9 13 9 29s0 26 11 35c10 9 25 10 32 10 21 0 26-20 26-27 0-2 0-5-4-5s-4 2-4 5c-2 14-10 20-17 20-14 0-16-14-19-37-3-18-4-22-11-30-2-3-9-9-22-14zM79 80c-11 0-21 0-32 0 0-21 0-42 0-62 0-7 1-8 7-9 2 0 10 0 16 0 23 0 57 0 57 35 0 28-22 36-48 36z">
              <text:p/>
            </draw:path>
          </draw:g>
        </draw:g>
        <draw:g draw:style-name="gr7">
          <svg:title>TexMaths</svg:title>
          <svg:desc>10§display§\rho_{\rm L}§svg§600§TRUE§</svg:desc>
          <draw:g>
            <draw:path draw:style-name="gr8" draw:text-style-name="P8" draw:layer="layout" svg:width="0.165cm" svg:height="0.229cm" svg:x="2.865cm" svg:y="7.547cm" svg:viewBox="0 0 166 230" svg:d="M1 215c-1 4-1 3-1 5 0 6 4 10 10 10 7 0 12-7 12-8 2-3 13-50 23-88 7 14 18 24 34 24 41 0 87-48 87-101 0-37-23-57-49-57-34 0-71 35-81 78-12 46-23 91-35 137zM79 150c-24 0-30-27-30-30 0-1 2-8 3-13 10-39 13-52 21-66 15-25 32-33 43-33 13 0 24 10 24 34 0 20-10 59-19 76-12 21-29 32-42 32z">
              <text:p/>
            </draw:path>
            <draw:path draw:style-name="gr8" draw:text-style-name="P8" draw:layer="layout" svg:width="0.145cm" svg:height="0.166cm" svg:x="3.049cm" svg:y="7.587cm" svg:viewBox="0 0 146 167" svg:d="M146 103c-3 0-6 0-9 0-2 24-6 55-52 55-9 0-17 0-25 0-11 0-12-2-12-10 0-42 0-85 0-128 0-8 0-11 23-11 3 0 6 0 9 0 0-3 0-6 0-9-5 0-37 1-43 1-9 0-25-1-37-1 0 3 0 6 0 9 2 0 4 0 6 0 19 0 19 2 19 11 0 42 0 85 0 127 0 8 0 11-19 11-2 0-4 0-6 0 0 3 0 6 0 9 46 0 92 0 138 0 2-21 5-43 8-64z">
              <text:p/>
            </draw:path>
          </draw:g>
        </draw:g>
        <draw:frame draw:style-name="gr62" draw:text-style-name="P2" draw:layer="layout" svg:width="0.557cm" svg:height="0.319cm" svg:x="2.302cm" svg:y="5.604cm">
          <draw:text-box>
            <text:p><text:span text:style-name="T1">FBA</text:span></text:p>
          </draw:text-box>
        </draw:frame>
        <draw:g draw:style-name="gr7">
          <svg:title>TexMaths</svg:title>
          <svg:desc>8§display§\Pr(\bm{d}_i)§svg§600§TRUE§</svg:desc>
          <draw:g>
            <draw:path draw:style-name="gr8" draw:text-style-name="P8" draw:layer="layout" svg:width="0.164cm" svg:height="0.19cm" svg:x="3.278cm" svg:y="6.491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8" draw:text-style-name="P8" draw:layer="layout" svg:width="0.093cm" svg:height="0.123cm" svg:x="3.467cm" svg:y="6.558cm" svg:viewBox="0 0 94 124" svg:d="M39 31c0-10 0-21 0-31-13 1-26 2-39 3 0 3 0 6 0 9 19 0 22 2 22 16 0 25 0 50 0 75 0 12-4 12-22 12 0 3 0 6 0 9 11 0 24-1 32-1 11 0 24 0 35 1 0-3 0-6 0-9-2 0-4 0-5 0-21 0-22-3-22-13 0-14 0-29 0-43 0-28 12-53 33-53 2 0 3 0 4 0-1 1-7 4-7 12s6 12 12 12c5 0 12-3 12-12 0-10-9-18-21-18-20 0-30 19-34 31z">
              <text:p/>
            </draw:path>
            <draw:path draw:style-name="gr8" draw:text-style-name="P8" draw:layer="layout" svg:width="0.064cm" svg:height="0.279cm" svg:x="3.597cm" svg:y="6.472cm" svg:viewBox="0 0 65 280" svg:d="M65 277c0-1 0-1-4-6-35-36-44-88-44-131 0-49 10-98 45-132 3-4 3-4 3-5 0-2-1-3-3-3s-28 19-44 55c-14 30-18 61-18 85 0 22 3 55 19 87 17 35 41 53 43 53s3-1 3-3z">
              <text:p/>
            </draw:path>
            <draw:path draw:style-name="gr8" draw:text-style-name="P8" draw:layer="layout" svg:width="0.156cm" svg:height="0.195cm" svg:x="3.691cm" svg:y="6.488cm" svg:viewBox="0 0 157 196" svg:d="M156 10c1-4 0-4 1-5 0-3-4-5-6-5s-2 0-2 0c-12 1-24 1-36 2-4 0-9 0-9 8 0 5 5 5 7 5 3 0 8 0 11 1-5 20-10 41-15 61-4-4-13-9-28-9-49 0-79 44-79 82 0 34 26 46 49 46 20 0 35-11 39-15 11 15 29 15 33 15 10 0 18-5 24-16 7-11 11-26 11-28 0-4-5-4-7-4-4 0-4 0-6 2-1 1-1 2-2 8-6 22-12 28-20 28-2 0-6-1-6-10 0-4 1-8 2-12 13-52 26-103 39-154zM85 168c-8 9-21 18-35 18-17 0-18-15-18-21 0-15 10-49 14-60 8-20 22-28 34-28 16 0 23 14 23 17 0 1 0 3-1 4-5 24-11 47-17 70z">
              <text:p/>
            </draw:path>
            <draw:path draw:style-name="gr8" draw:text-style-name="P8" draw:layer="layout" svg:width="0.058cm" svg:height="0.131cm" svg:x="3.859cm" svg:y="6.594cm" svg:viewBox="0 0 59 132" svg:d="M54 7c0-3-2-7-8-7-4 0-11 5-11 11 0 3 3 7 8 7 6 0 11-5 11-11zM14 107c0 2-1 5-1 8 0 9 7 17 18 17 20 0 28-27 28-30s-2-3-3-3c-2 0-2 2-3 4-5 15-14 23-21 23-4 0-5-2-5-6 0-5 1-9 3-13 2-6 4-10 6-16 2-4 9-22 10-25 0-1 1-4 1-6 0-9-8-16-18-16-20 0-29 26-29 29s2 3 3 3c3 0 3-1 3-3 6-17 15-24 22-24 3 0 5 1 5 7 0 5-2 7-7 20-4 10-8 21-12 31z">
              <text:p/>
            </draw:path>
            <draw:path draw:style-name="gr8" draw:text-style-name="P8" draw:layer="layout" svg:width="0.064cm" svg:height="0.279cm" svg:x="3.959cm" svg:y="6.472cm" svg:viewBox="0 0 65 280" svg:d="M65 140c0-22-3-55-18-87-17-35-41-53-44-53-1 0-3 2-3 3s0 1 6 7c27 27 43 71 43 130 0 48-11 97-45 132-4 4-4 4-4 5s2 3 3 3c3 0 28-19 45-55 14-30 17-61 17-85z">
              <text:p/>
            </draw:path>
          </draw:g>
        </draw:g>
        <draw:frame draw:style-name="gr63" draw:text-style-name="P2" draw:layer="layout" svg:width="0.574cm" svg:height="0.319cm" svg:x="4.103cm" svg:y="6.405cm">
          <draw:text-box>
            <text:p><text:span text:style-name="T1">APP</text:span></text:p>
          </draw:text-box>
        </draw:frame>
        <draw:frame draw:style-name="gr64" draw:text-style-name="P2" draw:layer="layout" svg:width="0.84cm" svg:height="0.319cm" svg:x="9.101cm" svg:y="4.853cm">
          <draw:text-box>
            <text:p><text:span text:style-name="T1">(lossy)</text:span></text:p>
          </draw:text-box>
        </draw:frame>
        <draw:custom-shape draw:style-name="gr38" draw:text-style-name="P12" draw:layer="layout" svg:width="1.2cm" svg:height="0.2cm" svg:x="1.6cm" svg:y="9.5cm">
          <text:p/>
          <draw:enhanced-geometry svg:viewBox="0 0 21600 21600" draw:type="rectangle" draw:enhanced-path="M 0 0 L 21600 0 21600 21600 0 21600 0 0 Z N"/>
        </draw:custom-shape>
        <draw:line draw:style-name="gr45" draw:text-style-name="P10" draw:layer="layout" svg:x1="1.6cm" svg:y1="9.4cm" svg:x2="2cm" svg:y2="9.4cm">
          <text:p/>
        </draw:line>
        <draw:line draw:style-name="gr45" draw:text-style-name="P10" draw:layer="layout" svg:x1="2.4cm" svg:y1="9.4cm" svg:x2="2.8cm" svg:y2="9.4cm">
          <text:p/>
        </draw:line>
        <draw:line draw:style-name="gr13" draw:text-style-name="P10" draw:layer="layout" svg:x1="1.8cm" svg:y1="9.1cm" svg:x2="1.8cm" svg:y2="9.3cm">
          <text:p/>
        </draw:line>
        <draw:line draw:style-name="gr13" draw:text-style-name="P10" draw:layer="layout" svg:x1="2.6cm" svg:y1="9.1cm" svg:x2="2.6cm" svg:y2="9.3cm">
          <text:p/>
        </draw:line>
        <draw:line draw:style-name="gr13" draw:text-style-name="P10" draw:layer="layout" svg:x1="1.8cm" svg:y1="9.1cm" svg:x2="3.2cm" svg:y2="9.1cm">
          <text:p/>
        </draw:line>
        <draw:g draw:style-name="gr7">
          <svg:title>TexMaths</svg:title>
          <svg:desc>10§display§\leq \! \rho \!-\! 1§svg§600§TRUE§</svg:desc>
          <draw:g>
            <draw:path draw:style-name="gr8" draw:text-style-name="P8" draw:layer="layout" svg:width="0.214cm" svg:height="0.268cm" svg:x="3.022cm" svg:y="9.226cm" svg:viewBox="0 0 215 269" svg:d="M208 14c4-1 7-3 7-7s-3-7-7-7c-2 0-5 1-7 2-65 30-129 60-194 91-6 3-7 5-7 8s2 6 7 8c65 30 129 60 194 90 5 2 6 2 7 2 4 0 7-3 7-7 0-3-2-5-8-8-61-28-122-57-183-85 61-29 123-58 184-87zM202 269c6 0 13 0 13-7s-8-7-13-7c-63 0-126 0-189 0-5 0-13 0-13 7s7 7 13 7c63 0 126 0 189 0z">
              <text:p/>
            </draw:path>
            <draw:path draw:style-name="gr8" draw:text-style-name="P8" draw:layer="layout" svg:width="0.164cm" svg:height="0.228cm" svg:x="3.316cm" svg:y="9.294cm" svg:viewBox="0 0 165 229" svg:d="M1 214c-1 4-1 4-1 5 0 6 4 10 9 10 8 0 12-6 13-8 2-3 13-50 22-86 7 14 19 23 35 23 41 0 86-49 86-101 0-37-23-57-48-57-34 0-71 35-82 77-11 46-23 91-34 137zM79 150c-25 0-31-28-31-31 0-1 2-8 3-13 10-39 14-51 21-65 15-26 33-34 44-34 13 0 24 10 24 35 0 19-10 58-20 75-11 22-28 33-41 33z">
              <text:p/>
            </draw:path>
            <draw:path draw:style-name="gr8" draw:text-style-name="P8" draw:layer="layout" svg:width="0.214cm" svg:height="0.013cm" svg:x="3.534cm" svg:y="9.354cm" svg:viewBox="0 0 215 14" svg:d="M202 14c6 0 13 0 13-7s-7-7-13-7c-63 0-126 0-189 0-6 0-13 0-13 7s7 7 13 7c63 0 126 0 189 0z">
              <text:p/>
            </draw:path>
            <draw:path draw:style-name="gr8" draw:text-style-name="P8" draw:layer="layout" svg:width="0.115cm" svg:height="0.231cm" svg:x="3.829cm" svg:y="9.215cm" svg:viewBox="0 0 116 232" svg:d="M72 9c0-8 0-9-8-9-22 23-53 23-64 23 0 3 0 7 0 10 7 0 28 0 46-9 0 60 0 121 0 181 0 12-1 16-33 16-4 0-7 0-11 0 0 4 0 8 0 11 12-1 43-1 57-1s44 0 57 1c0-3 0-7 0-11-4 0-7 0-11 0-32 0-33-3-33-16 0-65 0-131 0-196z">
              <text:p/>
            </draw:path>
          </draw:g>
        </draw:g>
        <draw:frame draw:style-name="gr65" draw:text-style-name="P3" draw:layer="layout" svg:width="2.013cm" svg:height="0.395cm" svg:x="1.401cm" svg:y="8.603cm">
          <draw:text-box>
            <text:p><text:span text:style-name="T2">boundary RL</text:span></text:p>
          </draw:text-box>
        </draw:frame>
        <draw:frame draw:style-name="gr51" draw:text-style-name="P3" draw:layer="layout" svg:width="1.31cm" svg:height="0.395cm" svg:x="6.402cm" svg:y="3.206cm">
          <draw:text-box>
            <text:p><text:span text:style-name="T2">max RL:</text:span></text:p>
          </draw:text-box>
        </draw:frame>
        <draw:g draw:style-name="gr7">
          <svg:title>TexMaths</svg:title>
          <svg:desc>10§display§\rho§svg§600§TRUE§</svg:desc>
          <draw:g>
            <draw:path draw:style-name="gr8" draw:text-style-name="P8" draw:layer="layout" svg:width="0.163cm" svg:height="0.228cm" svg:x="8.71cm" svg:y="3.363cm" svg:viewBox="0 0 164 229" svg:d="M1 214c-1 4-1 5-1 6 0 5 4 9 10 9 7 0 11-6 12-7 2-3 13-50 22-88 7 14 19 23 35 23 40 0 85-48 85-100 0-37-23-57-49-57-32 0-69 35-80 78-11 45-23 91-34 136zM79 150c-25 0-30-28-30-31 0-2 1-8 2-12 10-40 14-52 21-66 14-26 32-33 43-33 13 0 24 10 24 34 0 19-10 58-20 74-11 22-28 34-40 34z">
              <text:p/>
            </draw:path>
          </draw:g>
        </draw:g>
        <draw:frame draw:style-name="gr66" draw:text-style-name="P3" draw:layer="layout" svg:width="1.619cm" svg:height="0.395cm" svg:x="6.202cm" svg:y="4.803cm">
          <draw:text-box>
            <text:p><text:span text:style-name="T2">[encoding]</text:span></text:p>
          </draw:text-box>
        </draw:frame>
        <draw:frame draw:style-name="gr64" draw:text-style-name="P2" draw:layer="layout" svg:width="2.999cm" svg:height="0.319cm" svg:x="9.001cm" svg:y="5.254cm">
          <draw:text-box>
            <text:p><text:span text:style-name="T1">(encoding, not bijective)</text:span></text:p>
          </draw:text-box>
        </draw:frame>
        <draw:g draw:style-name="gr7">
          <svg:title>TexMaths</svg:title>
          <svg:desc>10§display§\phi_1: \mathcal{C}^{l_0} \!\times\! \mathcal{C} \to \mathcal{C}§svg§600§TRUE§</svg:desc>
          <draw:g>
            <draw:path draw:style-name="gr8" draw:text-style-name="P8" draw:layer="layout" svg:width="0.183cm" svg:height="0.313cm" svg:x="6.458cm" svg:y="6.106cm" svg:viewBox="0 0 184 314" svg:d="M136 8c0-1 1-4 1-5-1-1 0-3-4-3-3 0-4 1-5 7-7 27-14 54-21 81-55 2-107 48-107 96 0 32 25 60 67 62-2 11-5 22-8 33-4 17-7 30-7 31 0 4 2 4 4 4s2 0 3-1 3-10 4-14c5-17 9-35 14-53 56-1 107-49 107-95 0-27-19-60-67-63 6-27 13-53 19-80zM69 239c-21-1-46-14-46-48 0-42 30-91 82-96-12 48-24 96-36 144zM115 95c26 2 46 18 46 49 0 41-30 90-83 95 12-48 25-96 37-144z">
              <text:p/>
            </draw:path>
            <draw:path draw:style-name="gr8" draw:text-style-name="P8" draw:layer="layout" svg:width="0.088cm" svg:height="0.162cm" svg:x="6.677cm" svg:y="6.238cm" svg:viewBox="0 0 89 163" svg:d="M55 7c0-7 0-7-7-7-16 15-38 15-48 15 0 3 0 6 0 9 6 0 22 0 36-7 0 42 0 84 0 126 0 8 0 11-25 11-3 0-6 0-9 0 0 3 0 6 0 9 4-1 34-1 43-1 8 0 39 0 44 1 0-3 0-6 0-9-3 0-6 0-9 0-25 0-25-3-25-11 0-46 0-91 0-136z">
              <text:p/>
            </draw:path>
            <draw:path draw:style-name="gr8" draw:text-style-name="P8" draw:layer="layout" svg:width="0.037cm" svg:height="0.15cm" svg:x="6.935cm" svg:y="6.198cm" svg:viewBox="0 0 38 151" svg:d="M38 19c0-11-9-19-19-19s-19 8-19 19c0 10 9 18 19 18s19-8 19-18zM38 133c0-11-9-19-19-19s-19 8-19 19c0 10 9 18 19 18s19-8 19-18z">
              <text:p/>
            </draw:path>
            <draw:path draw:style-name="gr8" draw:text-style-name="P8" draw:layer="layout" svg:width="0.182cm" svg:height="0.254cm" svg:x="7.105cm" svg:y="6.1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  <draw:path draw:style-name="gr8" draw:text-style-name="P8" draw:layer="layout" svg:width="0.054cm" svg:height="0.172cm" svg:x="7.321cm" svg:y="6.034cm" svg:viewBox="0 0 55 173" svg:d="M54 7c0-1 1-3 1-4s-1-3-4-3c-5 0-25 2-31 2-2 1-5 1-5 6 0 4 3 4 6 4 12 0 12 1 12 3s-1 3-1 6c-10 40-21 80-31 121-1 2-1 5-1 7 0 16 14 24 26 24 6 0 13-2 20-13 5-9 8-24 8-25 0-3-3-3-4-3-3 0-4 2-5 6-3 12-8 28-18 28-7 0-8-6-8-12 0-3 0-7 1-10 11-46 23-91 34-137z">
              <text:p/>
            </draw:path>
            <draw:path draw:style-name="gr8" draw:text-style-name="P8" draw:layer="layout" svg:width="0.09cm" svg:height="0.119cm" svg:x="7.409cm" svg:y="6.123cm" svg:viewBox="0 0 91 120" svg:d="M91 60c0-12-1-60-46-60s-45 48-45 60c0 13 0 60 45 60s46-47 46-60zM45 114c-6 0-21-2-25-20-3-9-3-21-3-36 0-13 0-25 3-35 4-15 18-18 25-18 13 0 23 7 26 19 3 9 3 24 3 34 0 12 0 26-3 37-5 17-19 19-26 19z">
              <text:p/>
            </draw:path>
            <draw:path draw:style-name="gr8" draw:text-style-name="P8" draw:layer="layout" svg:width="0.169cm" svg:height="0.168cm" svg:x="7.62cm" svg:y="6.177cm" svg:viewBox="0 0 170 169" svg:d="M85 75c-23-23-47-47-70-70-4-4-5-5-7-5-4 0-8 3-8 7 0 2 1 3 5 7 23 23 47 47 70 70-23 23-47 47-70 71-4 4-5 4-5 7 0 4 4 7 8 7 2 0 3-1 7-5 23-24 47-47 70-70 24 24 49 48 73 73 1 0 3 2 5 2 4 0 7-3 7-7 0-1 0-2-1-4 0-1-56-56-74-74 22-21 43-43 65-64 1-2 7-6 8-8 1-1 2-3 2-5 0-4-3-7-7-7-3 0-4 1-8 5-23 23-47 47-70 70z">
              <text:p/>
            </draw:path>
            <draw:path draw:style-name="gr8" draw:text-style-name="P8" draw:layer="layout" svg:width="0.182cm" svg:height="0.254cm" svg:x="7.865cm" svg:y="6.102cm" svg:viewBox="0 0 183 255" svg:d="M170 192c0-2-2-2-4-2-6 0-9 3-14 4-7 4-9 7-13 13-11 16-26 28-49 28-32 0-60-23-60-74 0-32 12-73 31-101 15-23 34-41 71-41 13 0 21 5 21 18 0 12-13 37-17 44-2 4-2 5-2 6 0 2 2 2 4 2 7 0 20-8 24-13 1-2 21-36 21-54 0-19-16-22-28-22-51 0-93 33-109 53-42 50-46 105-46 123 0 50 26 79 67 79 56 0 103-55 103-63z">
              <text:p/>
            </draw:path>
            <draw:path draw:style-name="gr8" draw:text-style-name="P8" draw:layer="layout" svg:width="0.311cm" svg:height="0.182cm" svg:x="8.183cm" svg:y="6.17cm" svg:viewBox="0 0 312 183" svg:d="M274 98c-20 15-29 30-32 34-16 24-19 46-19 47 0 4 5 4 7 4 6 0 7-1 8-7 8-34 29-64 69-80 4-1 5-3 5-5 0-3-2-3-3-3-15-6-58-24-71-83-1-4-2-5-8-5-2 0-7 0-7 4 0 1 3 23 18 46 7 11 17 23 33 34-87 0-174 0-261 0-7 0-13 0-13 7s6 7 13 7c87 0 174 0 261 0z">
              <text:p/>
            </draw:path>
            <draw:path draw:style-name="gr8" draw:text-style-name="P8" draw:layer="layout" svg:width="0.182cm" svg:height="0.254cm" svg:x="8.617cm" svg:y="6.1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</draw:g>
        </draw:g>
        <draw:frame draw:style-name="gr64" draw:text-style-name="P2" draw:layer="layout" svg:width="1.42cm" svg:height="0.319cm" svg:x="9.002cm" svg:y="6.055cm">
          <draw:text-box>
            <text:p><text:span text:style-name="T1">(constraint)</text:span></text:p>
          </draw:text-box>
        </draw:frame>
        <draw:g draw:style-name="gr7">
          <svg:title>TexMaths</svg:title>
          <svg:desc>10§latex§\begin{align*}
\bm{x}_i 
&amp; =
\phi_1( \bm{x}_{i-l_0}^{i-1}, \bm{u}_i ) \\[-1mm]
&amp; =
\begin{cases}
\bm{u}_i &amp; 
  (\mathbbm{1}_{\rho,\ell,\delta}[ \bm{x}_{i-l_0}^{i-1}, \bm{u}_i ] \!=\! 1) \\
\overline{\bm{u}}_i &amp; 
  (\mathbbm{1}_{\rho,\ell,\delta}[ \bm{x}_{i-l_0}^{i-1}, \overline{\bm{u}}_i ] \!=\! 1) \\
(\overline{u}u)^{\frac{\nu}{2}} &amp;
  (\mathbbm{1}_{\rho,\ell,\delta}[ \bm{x}_{i-l_0}^{i-1}, (\overline{u}u)^{\frac{\nu}{2}} ] \!=\! 1) \\
(u\overline{u})^{\frac{\nu}{2}} &amp;
  (\mathbbm{1}_{\rho,\ell,\delta}[ \bm{x}_{i-l_0}^{i-1}, (u\overline{u})^{\frac{\nu}{2}} ] \!=\! 1) 
\end{cases}
\end{align*}§svg§600§TRUE§</svg:desc>
          <draw:g>
            <draw:path draw:style-name="gr8" draw:text-style-name="P8" draw:layer="layout" svg:width="0.198cm" svg:height="0.161cm" svg:x="6.652cm" svg:y="6.661cm" svg:viewBox="0 0 199 162" svg:d="M175 18c-12 3-19 15-19 24 0 8 6 16 18 16s25-10 25-27c0-19-19-31-40-31-20 0-33 15-38 21-8-14-28-21-48-21-44 0-68 43-68 55 0 5 5 5 8 5 4 0 7 0 8-5 10-32 36-42 50-42s20 6 20 17c0 7-5 26-8 39-4 16-8 32-12 48-5 21-18 32-30 32-2 0-10 0-17-5 13-4 19-16 19-24s-6-17-17-17c-13 0-26 11-26 28 0 18 19 31 40 31 20 0 33-15 38-22 9 15 28 22 48 22 45 0 69-44 69-55 0-5-6-5-9-5-4 0-7 0-8 5-10 31-35 42-50 42-13 0-20-6-20-18 0-7 5-26 8-39 3-9 11-42 12-47 6-21 18-32 30-32 2 0 10 0 17 5z">
              <text:p/>
            </draw:path>
            <draw:path draw:style-name="gr8" draw:text-style-name="P8" draw:layer="layout" svg:width="0.074cm" svg:height="0.165cm" svg:x="6.882cm" svg:y="6.709cm" svg:viewBox="0 0 75 166" svg:d="M68 10c0-4-3-10-10-10-6 0-13 7-13 14 0 4 3 9 9 9 7 0 14-7 14-13zM18 135c-1 3-2 6-2 10 0 12 10 21 23 21 25 0 36-34 36-38 0-3-3-2-4-3-4 0-4 2-5 4-6 20-17 30-26 30-5 0-6-3-6-8 0-6 1-11 4-16 2-7 5-13 8-20 2-6 11-28 12-31 0-3 1-6 1-8 0-12-10-21-23-21-25 0-36 34-36 38 0 3 3 3 4 3 4 0 4-1 5-4 6-21 17-30 26-30 4 0 6 2 6 9 0 5-1 9-8 24-5 13-10 27-15 40z">
              <text:p/>
            </draw:path>
            <draw:path draw:style-name="gr8" draw:text-style-name="P8" draw:layer="layout" svg:width="0.232cm" svg:height="0.081cm" svg:x="7.105cm" svg:y="6.69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183cm" svg:height="0.315cm" svg:x="7.473cm" svg:y="6.576cm" svg:viewBox="0 0 184 316" svg:d="M136 8c1-1 1-3 2-4 0-1 0-4-5-4-3 0-4 1-5 7-7 27-13 54-20 81-56 2-108 49-108 96 0 34 25 62 68 64-3 11-6 22-8 33-5 17-8 30-8 31 0 4 2 4 4 4s2 0 4-2c1-5 2-9 3-14 5-17 9-35 14-52 56-2 107-49 107-96 0-28-18-60-67-64 6-27 13-53 19-80zM69 240c-21-1-46-13-46-48 0-42 30-91 83-96-12 48-25 96-37 144zM115 96c26 1 46 18 46 48 0 42-30 92-82 96 12-48 24-96 36-144z">
              <text:p/>
            </draw:path>
            <draw:path draw:style-name="gr8" draw:text-style-name="P8" draw:layer="layout" svg:width="0.089cm" svg:height="0.163cm" svg:x="7.692cm" svg:y="6.709cm" svg:viewBox="0 0 90 164" svg:d="M56 7c0-7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8" draw:text-style-name="P8" draw:layer="layout" svg:width="0.08cm" svg:height="0.351cm" svg:x="7.858cm" svg:y="6.556cm" svg:viewBox="0 0 81 352" svg:d="M81 348c0-1 0-2-6-8-44-44-55-110-55-164 0-61 13-122 57-166 4-4 4-5 4-6 0-3-1-4-3-4-4 0-35 24-56 69-18 38-22 78-22 107 0 27 4 70 23 110 21 43 51 66 55 66 2 0 3-1 3-4z">
              <text:p/>
            </draw:path>
            <draw:path draw:style-name="gr8" draw:text-style-name="P8" draw:layer="layout" svg:width="0.198cm" svg:height="0.161cm" svg:x="7.973cm" svg:y="6.661cm" svg:viewBox="0 0 199 162" svg:d="M175 18c-13 3-19 15-19 24 0 8 6 16 18 16s25-10 25-27c0-19-19-31-40-31-20 0-33 15-38 21-9-14-28-21-48-21-45 0-69 43-69 55 0 5 6 5 9 5 4 0 7 0 8-5 10-32 35-42 50-42 13 0 20 6 20 17 0 7-5 26-8 39-4 16-8 32-12 48-6 21-18 32-30 32-2 0-10 0-17-5 12-4 19-16 19-24s-6-17-18-17-25 11-25 28c0 18 19 31 40 31 20 0 33-15 38-22 8 15 28 22 48 22 44 0 68-44 68-55 0-5-5-5-8-5-4 0-7 0-8 5-10 31-36 42-50 42s-20-6-20-18c0-7 5-26 8-39 2-9 10-42 12-47 5-21 18-32 30-32 2 0 10 0 17 5z">
              <text:p/>
            </draw:path>
            <draw:path draw:style-name="gr8" draw:text-style-name="P8" draw:layer="layout" svg:width="0.073cm" svg:height="0.165cm" svg:x="8.203cm" svg:y="6.506cm" svg:viewBox="0 0 74 166" svg:d="M68 10c0-4-3-10-10-10s-14 7-14 14c0 4 3 9 10 9s14-7 14-13zM18 135c-1 3-3 6-3 10 0 12 10 21 24 21 24 0 35-34 35-38 0-3-3-3-4-3-3 0-3 2-4 4-6 20-17 30-26 30-5 0-7-3-7-8 0-6 2-11 4-16 3-7 6-14 8-20s11-28 12-31 2-6 2-8c0-12-10-21-24-21-24 0-35 34-35 38 0 3 3 3 4 3 3 0 4-1 4-4 7-21 18-30 27-30 4 0 6 2 6 9 0 5-2 9-8 24-5 13-10 27-15 40z">
              <text:p/>
            </draw:path>
            <draw:path draw:style-name="gr8" draw:text-style-name="P8" draw:layer="layout" svg:width="0.165cm" svg:height="0.011cm" svg:x="8.317cm" svg:y="6.602cm" svg:viewBox="0 0 166 12" svg:d="M157 12c3 0 9 0 9-6s-5-6-9-6c-49 0-98 0-147 0-4 0-10 0-10 6s6 6 10 6c49 0 98 0 147 0z">
              <text:p/>
            </draw:path>
            <draw:path draw:style-name="gr8" draw:text-style-name="P8" draw:layer="layout" svg:width="0.089cm" svg:height="0.163cm" svg:x="8.537cm" svg:y="6.506cm" svg:viewBox="0 0 90 164" svg:d="M56 7c0-7-1-7-8-7-16 16-38 16-48 16 0 3 0 6 0 9 6 0 22 0 36-7 0 42 0 83 0 125 0 8 0 12-25 12-3 0-6 0-9 0 0 3 0 6 0 9 4-1 34-1 43-1 8 0 39 0 45 1 0-3 0-6 0-9-3 0-7 0-10 0-24 0-24-4-24-12 0-45 0-91 0-136z">
              <text:p/>
            </draw:path>
            <draw:path draw:style-name="gr8" draw:text-style-name="P8" draw:layer="layout" svg:width="0.073cm" svg:height="0.164cm" svg:x="8.203cm" svg:y="6.763cm" svg:viewBox="0 0 74 165" svg:d="M68 9c0-4-3-9-10-9s-14 6-14 13c0 4 3 10 10 10s14-7 14-14zM18 134c-1 3-3 6-3 10 0 12 10 21 24 21 24 0 35-34 35-37 0-4-3-4-4-4-3 0-3 2-4 5-6 19-17 29-26 29-5 0-7-3-7-8 0-6 2-11 4-16 3-7 6-13 8-20 2-5 11-28 12-31 1-2 2-5 2-8 0-11-10-21-24-21-24 0-35 34-35 38 0 3 3 3 4 3 3 0 4-1 4-4 7-21 18-30 27-30 4 0 6 2 6 9 0 6-2 9-8 24-5 13-10 27-15 40z">
              <text:p/>
            </draw:path>
            <draw:path draw:style-name="gr8" draw:text-style-name="P8" draw:layer="layout" svg:width="0.165cm" svg:height="0.011cm" svg:x="8.317cm" svg:y="6.858cm" svg:viewBox="0 0 166 12" svg:d="M157 12c3 0 9 0 9-6s-5-6-9-6c-49 0-98 0-147 0-4 0-10 0-10 6s6 6 10 6c49 0 98 0 147 0z">
              <text:p/>
            </draw:path>
            <draw:path draw:style-name="gr8" draw:text-style-name="P8" draw:layer="layout" svg:width="0.055cm" svg:height="0.172cm" svg:x="8.525cm" svg:y="6.755cm" svg:viewBox="0 0 56 173" svg:d="M55 8c0-1 1-3 1-4 0-2-1-4-4-4-5 0-26 2-32 3-2 0-5 0-5 5 0 4 3 4 6 4 12 0 12 1 12 3s-1 4-1 6c-10 40-21 81-31 121 0 3-1 5-1 8 0 16 14 23 26 23 6 0 14-2 20-13 5-9 9-23 9-24 0-4-3-3-4-4-4 0-4 2-5 6-4 13-8 28-19 28-6 0-8-6-8-12 0-2 1-7 1-10 12-45 23-91 35-136z">
              <text:p/>
            </draw:path>
            <draw:path draw:style-name="gr8" draw:text-style-name="P8" draw:layer="layout" svg:width="0.091cm" svg:height="0.12cm" svg:x="8.613cm" svg:y="6.844cm" svg:viewBox="0 0 92 121" svg:d="M92 61c0-13 0-61-46-61s-46 48-46 61 0 60 46 60 46-47 46-60zM46 115c-7 0-21-2-26-20-2-9-3-22-3-36 0-13 0-25 3-35 5-15 18-18 26-18 13 0 22 6 26 19 2 9 2 23 2 34 0 12 0 26-3 36-4 17-18 20-25 20z">
              <text:p/>
            </draw:path>
            <draw:path draw:style-name="gr8" draw:text-style-name="P8" draw:layer="layout" svg:width="0.04cm" svg:height="0.104cm" svg:x="8.784cm" svg:y="6.783cm" svg:viewBox="0 0 41 105" svg:d="M41 37c0-24-9-37-22-37-12 0-19 8-19 18s7 19 19 19c4 0 8-2 12-5 1 0 1-1 2-1 0 2 0 1 0 6 0 26-12 46-24 58-4 3-3 5-3 6 0 2 1 4 3 4 4 0 32-27 32-68z">
              <text:p/>
            </draw:path>
            <draw:path draw:style-name="gr8" draw:text-style-name="P8" draw:layer="layout" svg:width="0.215cm" svg:height="0.161cm" svg:x="8.921cm" svg:y="6.661cm" svg:viewBox="0 0 216 162" svg:d="M187 47c2-9 6-26 6-29 0-7-5-15-16-15-6 0-19 3-23 18-2 5-18 69-20 81-2 8-5 18-6 24-6 9-20 23-38 23-20 0-21-18-21-26 0-21 11-48 21-74 4-9 5-11 5-17 0-21-21-32-40-32-37 0-55 48-55 55 0 5 5 5 9 5s6 0 8-5c11-39 30-42 36-42 2 0 6 0 6 7 0 8-4 18-6 22-15 37-21 57-21 74 0 40 35 46 56 46 10 0 25-2 44-20 12 18 32 20 40 20 13 0 24-8 31-20 9-14 13-33 13-35 0-5-5-5-8-5-4 0-5 0-7 2-1 1-1 1-3 10-7 27-15 35-24 35-5 0-8-3-8-13 0-6 1-12 5-26 2-9 6-24 8-31 3-11 5-21 8-32z">
              <text:p/>
            </draw:path>
            <draw:path draw:style-name="gr8" draw:text-style-name="P8" draw:layer="layout" svg:width="0.073cm" svg:height="0.165cm" svg:x="9.161cm" svg:y="6.709cm" svg:viewBox="0 0 74 166" svg:d="M68 10c0-4-3-10-10-10s-14 7-14 14c0 4 3 9 10 9s14-7 14-13zM18 135c-1 3-2 6-2 10 0 12 9 21 23 21 24 0 35-34 35-38 0-3-3-3-4-3-3 0-3 2-4 4-6 20-17 30-26 30-5 0-7-3-7-8 0-6 2-11 4-16 3-7 6-13 8-20 2-6 11-28 12-31s2-6 2-8c0-12-10-21-24-21-24 0-35 34-35 38 0 3 3 3 4 3 3 0 4-1 4-4 7-21 18-30 27-30 4 0 6 2 6 9 0 5-2 9-8 24-5 13-10 27-15 40z">
              <text:p/>
            </draw:path>
            <draw:path draw:style-name="gr8" draw:text-style-name="P8" draw:layer="layout" svg:width="0.081cm" svg:height="0.351cm" svg:x="9.286cm" svg:y="6.556cm" svg:viewBox="0 0 82 352" svg:d="M82 176c0-27-4-70-23-110-22-43-52-66-55-66-2 0-4 2-4 4 0 1 0 2 7 8 34 35 54 91 54 164 0 60-13 122-56 166-5 4-5 5-5 6 0 2 2 4 4 4 3 0 35-24 56-69 18-38 22-77 22-107z">
              <text:p/>
            </draw:path>
            <draw:path draw:style-name="gr8" draw:text-style-name="P8" draw:layer="layout" svg:width="0.232cm" svg:height="0.082cm" svg:x="7.105cm" svg:y="7.971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8" draw:text-style-name="P8" draw:layer="layout" svg:width="0.116cm" svg:height="0.319cm" svg:x="7.591cm" svg:y="7.065cm" svg:viewBox="0 0 117 320" svg:d="M42 159c0-29 8-96 70-140 5-4 5-4 5-10 0-8 0-9-9-9-2 0-4 0-6 0-75 41-102 107-102 159 0 50 0 101 0 151 0 9 0 10 10 10 7 0 15 0 22 0 10 0 10-1 10-10 0-50 0-101 0-151z">
              <text:p/>
            </draw:path>
            <draw:path draw:style-name="gr8" draw:text-style-name="P8" draw:layer="layout" svg:width="0.041cm" svg:height="0.111cm" svg:x="7.591cm" svg:y="7.378cm" svg:viewBox="0 0 42 112" svg:d="M42 9c0-9 0-9-10-9-7 0-15 0-22 0-10 0-10 0-10 9 0 31 0 63 0 94 0 9 0 9 10 9 7 0 15 0 22 0 10 0 10 0 10-9 0-31 0-63 0-94z">
              <text:p/>
            </draw:path>
            <draw:path draw:style-name="gr8" draw:text-style-name="P8" draw:layer="layout" svg:width="0.041cm" svg:height="0.111cm" svg:x="7.591cm" svg:y="7.483cm" svg:viewBox="0 0 42 112" svg:d="M42 9c0-9 0-9-10-9-7 0-15 0-22 0-10 0-10 0-10 9 0 31 0 63 0 94 0 9 0 9 10 9 7 0 15 0 22 0 10 0 10 0 10-9 0-31 0-63 0-94z">
              <text:p/>
            </draw:path>
            <draw:path draw:style-name="gr8" draw:text-style-name="P8" draw:layer="layout" svg:width="0.041cm" svg:height="0.112cm" svg:x="7.591cm" svg:y="7.588cm" svg:viewBox="0 0 42 113" svg:d="M42 10c0-9 0-10-10-10-7 0-15 0-22 0-10 0-10 1-10 10 0 31 0 62 0 93 0 9 0 10 10 10 7 0 15 0 22 0 10 0 10-1 10-10 0-31 0-62 0-93z">
              <text:p/>
            </draw:path>
            <draw:path draw:style-name="gr8" draw:text-style-name="P8" draw:layer="layout" svg:width="0.116cm" svg:height="0.638cm" svg:x="7.516cm" svg:y="7.694cm" svg:viewBox="0 0 117 639" svg:d="M75 630c0 9 0 9 10 9 7 0 15 0 22 0 10 0 10 0 10-9 0-50 0-99 0-148 0-43-18-115-97-162 80-49 97-121 97-162 0-50 0-99 0-149 0-9 0-9-10-9-7 0-15 0-22 0-10 0-10 0-10 9 0 50 0 99 0 149 0 29-6 103-71 152-4 3-4 3-4 10 0 6 0 6 4 9 9 7 33 26 50 62 14 28 21 59 21 90 0 49 0 99 0 149z">
              <text:p/>
            </draw:path>
            <draw:path draw:style-name="gr8" draw:text-style-name="P8" draw:layer="layout" svg:width="0.041cm" svg:height="0.112cm" svg:x="7.591cm" svg:y="8.325cm" svg:viewBox="0 0 42 113" svg:d="M42 10c0-9 0-10-10-10-7 0-15 0-22 0-10 0-10 1-10 10 0 31 0 62 0 93 0 9 0 10 10 10 7 0 15 0 22 0 10 0 10-1 10-10 0-31 0-62 0-93z">
              <text:p/>
            </draw:path>
            <draw:path draw:style-name="gr8" draw:text-style-name="P8" draw:layer="layout" svg:width="0.041cm" svg:height="0.111cm" svg:x="7.591cm" svg:y="8.431cm" svg:viewBox="0 0 42 112" svg:d="M42 9c0-9 0-9-10-9-7 0-15 0-22 0-10 0-10 0-10 9 0 31 0 63 0 94 0 9 0 9 10 9 7 0 15 0 22 0 10 0 10 0 10-9 0-31 0-63 0-94z">
              <text:p/>
            </draw:path>
            <draw:path draw:style-name="gr8" draw:text-style-name="P8" draw:layer="layout" svg:width="0.041cm" svg:height="0.112cm" svg:x="7.591cm" svg:y="8.536cm" svg:viewBox="0 0 42 113" svg:d="M42 10c0-9 0-10-10-10-7 0-15 0-22 0-10 0-10 1-10 10 0 31 0 62 0 93 0 9 0 10 10 10 7 0 15 0 22 0 10 0 10-1 10-10 0-31 0-62 0-93z">
              <text:p/>
            </draw:path>
            <draw:path draw:style-name="gr8" draw:text-style-name="P8" draw:layer="layout" svg:width="0.116cm" svg:height="0.318cm" svg:x="7.591cm" svg:y="8.642cm" svg:viewBox="0 0 117 319" svg:d="M108 319c9 0 9 0 9-8 0-7 0-7-2-8-10-8-36-26-52-59-14-26-21-53-21-84 0-50 0-101 0-151 0-9 0-9-10-9-7 0-15 0-22 0-10 0-10 0-10 9 0 50 0 101 0 151 0 52 27 119 102 159 2 0 4 0 6 0z">
              <text:p/>
            </draw:path>
            <draw:path draw:style-name="gr8" draw:text-style-name="P8" draw:layer="layout" svg:width="0.215cm" svg:height="0.161cm" svg:x="7.78cm" svg:y="7.197cm" svg:viewBox="0 0 216 162" svg:d="M186 47c3-9 7-26 7-29 0-7-6-15-17-15-5 0-18 3-23 18-1 5-17 69-20 81-2 8-5 18-5 24-7 9-20 23-38 23-21 0-21-18-21-26 0-21 11-49 20-74 4-9 5-11 5-17 0-21-20-32-40-32-37 0-54 48-54 55 0 5 5 5 8 5 4 0 7 0 8-5 12-39 31-42 36-42 3 0 6 0 6 7 0 8-4 18-5 22-15 37-22 57-22 74 0 40 35 46 56 46 10 0 26-2 45-20 11 17 31 20 40 20 13 0 23-8 30-20 9-14 14-33 14-35 0-5-6-5-9-5-4 0-5 0-7 2-1 1-1 1-3 10-7 27-14 35-24 35-5 0-8-4-8-13 0-6 2-12 5-26 3-10 6-24 8-31 3-11 5-21 8-32z">
              <text:p/>
            </draw:path>
            <draw:path draw:style-name="gr8" draw:text-style-name="P8" draw:layer="layout" svg:width="0.074cm" svg:height="0.165cm" svg:x="8.019cm" svg:y="7.245cm" svg:viewBox="0 0 75 166" svg:d="M68 10c0-4-3-10-10-10-6 0-13 7-13 14 0 4 3 9 9 9 8 0 14-7 14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8" draw:text-style-name="P8" draw:layer="layout" svg:width="0.081cm" svg:height="0.351cm" svg:x="9.069cm" svg:y="7.092cm" svg:viewBox="0 0 82 352" svg:d="M82 348c0-1 0-2-6-8-44-44-55-110-55-164 0-61 13-122 56-166 5-4 5-5 5-6 0-3-1-4-4-4s-35 24-55 69c-18 38-23 77-23 107 0 27 4 70 24 110 21 43 51 66 54 66s4-1 4-4z">
              <text:p/>
            </draw:path>
            <draw:path draw:style-name="gr8" draw:text-style-name="P8" draw:layer="layout" svg:width="0.144cm" svg:height="0.232cm" svg:x="9.206cm" svg:y="7.122cm" svg:viewBox="0 0 145 233" svg:d="M86 4c-19 12-46 18-74 18-4 0-8 0-12 0 0 2 0 4 0 6 0 1 0 3 0 5 4 0 7 0 11 0 11 0 26-1 32-3 1 0 1 0 2 0 0 30 0 60 0 91 0 72 0 93-1 95-2 5-7 7-26 7-6 0-11 0-17 1 0 1 0 3 0 5 0 1 0 2 0 4 24 0 48 0 72 0s48 0 72 0c0-2 0-3 0-4 0-2 0-4 0-5-6-1-11-1-17-1-18 0-24-2-26-7-1-2-1-26-1-108 0-57-1-105-1-106-1-3-7-2-14 2zM85 215c-4 5-17 5-22 1-1-1-2-2-3-2 0-31-1-62-1-93 0-32 0-63 0-94 3-1 5-2 8-3 4-1 10-4 14-6 2-1 3-2 5-3 0 33 1 66 1 99 0 90 0 99-2 101z">
              <text:p/>
            </draw:path>
            <draw:path draw:style-name="gr8" draw:text-style-name="P8" draw:layer="layout" svg:width="0.125cm" svg:height="0.16cm" svg:x="9.395cm" svg:y="7.3cm" svg:viewBox="0 0 126 161" svg:d="M1 148c-1 4-1 3-1 5 0 6 5 8 9 8 9 0 11-7 12-15 4-13 11-41 13-50 2 3 10 15 27 15 32 0 65-34 65-69 0-26-17-42-39-42-24 0-54 21-62 56-8 31-16 61-24 92zM61 104c-18 0-24-18-24-21 0-1 2-6 3-9 7-30 8-36 15-47 9-13 22-20 31-20 11 0 20 7 20 25 0 11-6 38-14 51-11 17-23 21-31 21z">
              <text:p/>
            </draw:path>
            <draw:path draw:style-name="gr8" draw:text-style-name="P8" draw:layer="layout" svg:width="0.031cm" svg:height="0.075cm" svg:x="9.556cm" svg:y="7.38cm" svg:viewBox="0 0 32 76" svg:d="M25 25c0 13-3 29-19 45-1 1-2 1-2 3 0 1 2 3 3 3 4 0 25-20 25-49 0-15-6-27-18-27-8 0-14 7-14 14 0 8 6 14 15 14 6 0 7-2 10-3z">
              <text:p/>
            </draw:path>
            <draw:path draw:style-name="gr8" draw:text-style-name="P8" draw:layer="layout" svg:width="0.101cm" svg:height="0.175cm" svg:x="9.618cm" svg:y="7.235cm" svg:viewBox="0 0 102 176" svg:d="M24 140c2 16 10 36 31 36 8 0 17-3 26-8 4-3 17-12 17-15 0-1-2-5-4-5s-2 0-6 4c-10 9-22 18-33 18-16 0-16-29-16-34 0-3 0-4 0-8 0-3 0-3 3-6 14-13 60-57 60-100 0-4 0-22-16-22-20 0-37 32-41 39-11 21-16 42-19 54-4 16-4 25-4 37-1 2-15 14-18 16-4 4-4 4-4 5 0 2 2 5 4 5s9-6 10-8c3-3 7-5 10-8zM41 112c5-25 24-105 45-105 5 0 8 4 8 13 0 3 0 25-21 55-12 18-26 31-32 37z">
              <text:p/>
            </draw:path>
            <draw:path draw:style-name="gr8" draw:text-style-name="P8" draw:layer="layout" svg:width="0.03cm" svg:height="0.075cm" svg:x="9.757cm" svg:y="7.38cm" svg:viewBox="0 0 31 76" svg:d="M24 25c0 13-3 29-19 45-1 1-2 1-2 3 0 1 2 3 3 3 4 0 25-20 25-49 0-15-6-27-17-27-9 0-14 7-14 14 0 8 5 14 14 14 6 0 7-2 10-3z">
              <text:p/>
            </draw:path>
            <draw:path draw:style-name="gr8" draw:text-style-name="P8" draw:layer="layout" svg:width="0.108cm" svg:height="0.177cm" svg:x="9.827cm" svg:y="7.233cm" svg:viewBox="0 0 109 178" svg:d="M58 68c-37 10-58 42-58 67 0 26 20 43 45 43 29 0 53-34 53-70 0-24-13-38-21-47-9-10-27-30-27-41 0-4 3-11 13-11 8 0 15 4 21 7 2 1 11 6 15 6 5 0 10-5 10-10 0-6-3-6-17-9-3-1-14-3-22-3-18 0-29 11-29 26 0 13 8 28 17 42zM62 75c7 11 16 25 16 43 0 20-12 54-33 54-13 0-27-9-27-30 0-16 10-59 44-67z">
              <text:p/>
            </draw:path>
            <draw:path draw:style-name="gr8" draw:text-style-name="P8" draw:layer="layout" svg:width="0.047cm" svg:height="0.351cm" svg:x="10.008cm" svg:y="7.092cm" svg:viewBox="0 0 48 352" svg:d="M48 352c0-5 0-9 0-14-11 0-23 0-34 0 0-108 0-216 0-324 11 0 23 0 34 0 0-5 0-9 0-14-16 0-32 0-48 0 0 117 0 235 0 352 16 0 32 0 48 0z">
              <text:p/>
            </draw:path>
            <draw:path draw:style-name="gr8" draw:text-style-name="P8" draw:layer="layout" svg:width="0.197cm" svg:height="0.161cm" svg:x="10.078cm" svg:y="7.197cm" svg:viewBox="0 0 198 162" svg:d="M175 18c-13 3-19 15-19 24 0 8 6 16 17 16 12 0 25-10 25-27 0-19-18-31-40-31-20 0-33 15-37 21-9-14-29-21-49-21-44 0-68 43-68 55 0 5 5 5 9 5s6 0 8-5c10-32 35-42 50-42 13 0 19 6 19 17 0 7-5 26-8 39-4 16-8 32-12 48-5 21-18 32-30 32-1 0-10 0-17-5 13-4 19-16 19-25 0-7-6-16-17-16-12 0-25 10-25 28s18 31 40 31c20 0 33-16 37-22 9 15 29 22 49 22 44 0 68-44 68-55 0-5-5-5-9-5s-6 0-8 4c-10 32-35 43-50 43-13 0-19-6-19-18 0-7 4-26 8-39 2-9 10-42 12-47 5-22 17-32 30-32 1 0 10 0 17 5z">
              <text:p/>
            </draw:path>
            <draw:path draw:style-name="gr8" draw:text-style-name="P8" draw:layer="layout" svg:width="0.074cm" svg:height="0.165cm" svg:x="10.307cm" svg:y="7.042cm" svg:viewBox="0 0 75 166" svg:d="M68 10c0-4-2-10-9-10s-14 7-14 14c0 4 3 9 10 9s13-7 13-13zM18 135c-1 3-2 6-2 10 0 12 10 21 23 21 25 0 36-34 36-38 0-3-3-3-4-3-4 0-4 2-5 4-5 20-16 30-26 30-5 0-6-3-6-9 0-5 2-10 4-15 2-7 5-14 8-20 2-6 11-28 12-31s1-6 1-8c0-12-9-21-23-21-24 0-36 33-36 38 0 3 4 3 5 3 3 0 3-1 4-4 6-21 17-30 26-30 4 0 6 2 6 8s-1 10-7 25c-5 13-11 27-16 40z">
              <text:p/>
            </draw:path>
            <draw:path draw:style-name="gr8" draw:text-style-name="P8" draw:layer="layout" svg:width="0.165cm" svg:height="0.011cm" svg:x="10.422cm" svg:y="7.138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88cm" svg:height="0.162cm" svg:x="10.642cm" svg:y="7.042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8" draw:layer="layout" svg:width="0.074cm" svg:height="0.164cm" svg:x="10.307cm" svg:y="7.299cm" svg:viewBox="0 0 75 165" svg:d="M68 9c0-4-2-9-9-9s-14 6-14 13c0 4 3 10 10 10s13-7 13-14zM18 134c-1 3-2 6-2 10 0 12 10 21 23 21 25 0 36-34 36-37 0-4-3-4-4-4-4 0-4 2-5 5-5 19-16 29-26 29-5 0-6-3-6-8 0-6 2-11 4-16 2-7 5-13 8-20 2-6 11-28 12-31 1-2 1-5 1-8 0-11-9-21-23-21-24 0-36 34-36 38 0 3 4 3 5 3 3 0 3-1 4-4 6-21 17-30 26-30 4 0 6 2 6 9 0 5-1 9-7 24-5 13-11 27-16 40z">
              <text:p/>
            </draw:path>
            <draw:path draw:style-name="gr8" draw:text-style-name="P8" draw:layer="layout" svg:width="0.165cm" svg:height="0.011cm" svg:x="10.422cm" svg:y="7.394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54cm" svg:height="0.172cm" svg:x="10.63cm" svg:y="7.291cm" svg:viewBox="0 0 55 173" svg:d="M54 7c0-1 1-2 1-3 0-2-1-4-4-4-5 0-25 2-31 3-2 0-5 0-5 5 0 4 3 4 6 4 12 0 12 1 12 3s-1 4-1 6c-10 40-21 81-31 121-1 3-1 5-1 8 0 16 14 23 26 23 6 0 13-2 20-13 5-9 8-23 8-24 0-4-3-4-4-4-3 0-4 2-5 6-3 13-8 28-18 28-7 0-8-6-8-12 0-2 0-7 1-10 11-46 23-91 34-137z">
              <text:p/>
            </draw:path>
            <draw:path draw:style-name="gr8" draw:text-style-name="P8" draw:layer="layout" svg:width="0.09cm" svg:height="0.12cm" svg:x="10.718cm" svg:y="7.38cm" svg:viewBox="0 0 91 121" svg:d="M91 61c0-13-1-61-46-61s-45 48-45 61 0 60 45 60 46-47 46-60zM45 115c-6 0-21-2-25-20-3-10-3-22-3-36 0-13 0-26 3-36 4-14 18-17 25-17 13 0 23 6 26 19 3 9 3 23 3 34 0 12 0 26-3 36-5 17-19 20-26 20z">
              <text:p/>
            </draw:path>
            <draw:path draw:style-name="gr8" draw:text-style-name="P8" draw:layer="layout" svg:width="0.04cm" svg:height="0.104cm" svg:x="10.889cm" svg:y="7.319cm" svg:viewBox="0 0 41 105" svg:d="M41 36c0-23-9-36-23-36-11 0-18 8-18 18s7 19 18 19c4 0 9-2 13-5 1 0 1-1 1-1 1 0 1 1 1 5 0 26-12 48-24 59-4 4-4 5-4 6 0 2 2 4 4 4 4 0 32-27 32-69z">
              <text:p/>
            </draw:path>
            <draw:path draw:style-name="gr8" draw:text-style-name="P8" draw:layer="layout" svg:width="0.215cm" svg:height="0.161cm" svg:x="11.026cm" svg:y="7.197cm" svg:viewBox="0 0 216 162" svg:d="M186 47c3-9 7-26 7-29 0-7-6-15-16-15-6 0-19 3-24 18-1 5-17 69-20 81-2 8-4 18-5 24-6 9-20 23-38 23-21 0-21-18-21-26 0-21 11-49 21-74 3-9 4-11 4-17 0-21-20-32-39-32-38 0-55 48-55 55 0 5 5 5 8 5 4 0 7 0 8-5 12-39 31-42 37-42 2 0 5 0 5 7 0 8-4 18-5 22-15 37-22 57-22 74 0 40 36 46 56 46 10 0 26-2 45-20 11 17 32 20 40 20 13 0 23-8 31-20 8-14 13-33 13-35 0-5-5-5-9-5-3 0-5 0-7 2-1 3 0 1-2 10-7 27-15 35-24 35-6 0-8-4-8-13 0-6 1-12 5-26 2-10 6-24 7-31 3-11 5-21 8-32z">
              <text:p/>
            </draw:path>
            <draw:path draw:style-name="gr8" draw:text-style-name="P8" draw:layer="layout" svg:width="0.074cm" svg:height="0.165cm" svg:x="11.265cm" svg:y="7.245cm" svg:viewBox="0 0 75 166" svg:d="M69 10c0-4-3-10-10-10s-14 7-14 14c0 4 3 9 10 9s14-7 14-13zM18 135c-1 3-2 6-2 10 0 12 10 21 24 21 24 0 35-34 35-38 0-3-3-3-4-3-3 0-4 2-5 4-5 20-16 30-26 30-5 0-6-3-6-9 0-5 2-10 4-15 2-7 5-14 8-20 2-6 11-28 12-31s1-6 1-8c0-12-9-21-23-21-24 0-36 33-36 38 0 3 4 3 5 3 3 0 3-1 4-4 6-21 17-30 26-30 4 0 6 2 6 9 0 5-1 9-7 24-5 13-11 27-16 40z">
              <text:p/>
            </draw:path>
            <draw:path draw:style-name="gr8" draw:text-style-name="P8" draw:layer="layout" svg:width="0.047cm" svg:height="0.351cm" svg:x="11.379cm" svg:y="7.092cm" svg:viewBox="0 0 48 352" svg:d="M48 0c-16 0-32 0-48 0 0 5 0 9 0 14 11 0 23 0 34 0 0 108 0 216 0 324-11 0-23 0-34 0 0 5 0 9 0 14 16 0 32 0 48 0 0-117 0-235 0-352z">
              <text:p/>
            </draw:path>
            <draw:path draw:style-name="gr8" draw:text-style-name="P8" draw:layer="layout" svg:width="0.233cm" svg:height="0.081cm" svg:x="11.527cm" svg:y="7.22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15cm" svg:height="0.233cm" svg:x="11.851cm" svg:y="7.12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8" draw:text-style-name="P8" draw:layer="layout" svg:width="0.08cm" svg:height="0.351cm" svg:x="12.016cm" svg:y="7.092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8" draw:text-style-name="P8" draw:layer="layout" svg:width="0.239cm" svg:height="0.013cm" svg:x="7.768cm" svg:y="7.649cm" svg:viewBox="0 0 240 14" svg:d="M120 14c-40 0-80 0-120 0 0-5 0-9 0-14 80 0 160 0 240 0 0 5 0 9 0 14-40 0-80 0-120 0z">
              <text:p/>
            </draw:path>
            <draw:path draw:style-name="gr8" draw:text-style-name="P8" draw:layer="layout" svg:width="0.215cm" svg:height="0.161cm" svg:x="7.78cm" svg:y="7.703cm" svg:viewBox="0 0 216 162" svg:d="M186 47c3-9 7-26 7-29 0-7-6-15-17-15-5 0-18 3-23 18-1 5-17 69-20 80-2 9-5 19-5 25-7 9-20 23-38 23-21 0-21-18-21-26 0-21 11-49 20-74 4-9 5-11 5-17 0-21-20-32-40-32-37 0-54 48-54 55 0 5 5 5 8 5 4 0 7 0 8-5 12-39 31-42 36-42 3 0 6 0 6 7 0 8-4 18-5 22-15 37-22 57-22 74 0 40 35 46 56 46 10 0 26-2 45-20 11 17 31 20 40 20 13 0 23-8 30-20 9-14 14-33 14-35 0-5-6-5-9-5-4 0-5 0-7 2-1 1-1 1-3 10-7 27-14 35-24 35-5 0-8-4-8-13 0-6 2-12 5-26 3-10 6-24 8-31 3-11 5-21 8-32z">
              <text:p/>
            </draw:path>
            <draw:path draw:style-name="gr8" draw:text-style-name="P8" draw:layer="layout" svg:width="0.074cm" svg:height="0.165cm" svg:x="8.019cm" svg:y="7.751cm" svg:viewBox="0 0 75 166" svg:d="M68 10c0-4-3-10-10-10-6 0-13 7-13 14 0 4 3 9 9 9 8 0 14-7 14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8" draw:text-style-name="P8" draw:layer="layout" svg:width="0.081cm" svg:height="0.351cm" svg:x="9.069cm" svg:y="7.598cm" svg:viewBox="0 0 82 352" svg:d="M82 348c0-1 0-2-6-8-44-44-55-110-55-164 0-61 13-122 56-166 5-4 5-5 5-6 0-3-1-4-4-4s-35 24-55 69c-18 38-23 77-23 107 0 27 4 70 24 110 21 43 51 66 54 66s4-1 4-4z">
              <text:p/>
            </draw:path>
            <draw:path draw:style-name="gr8" draw:text-style-name="P8" draw:layer="layout" svg:width="0.144cm" svg:height="0.232cm" svg:x="9.206cm" svg:y="7.628cm" svg:viewBox="0 0 145 233" svg:d="M86 4c-19 12-46 18-74 18-4 0-8 0-12 0 0 2 0 4 0 6 0 1 0 3 0 5 4 0 7 0 11 0 11 0 26-1 32-3 1 0 1 0 2 0 0 30 0 60 0 91 0 72 0 93-1 95-2 5-7 7-26 7-6 0-11 0-17 1 0 1 0 3 0 5 0 1 0 2 0 4 24 0 48 0 72 0s48 0 72 0c0-2 0-3 0-4 0-2 0-4 0-5-6-1-11-1-17-1-18 0-24-2-26-7-1-2-1-26-1-108 0-57-1-105-1-106-1-3-7-2-14 2zM85 215c-4 5-17 5-22 1-1-1-2-2-3-2 0-31-1-62-1-93 0-32 0-63 0-94 3-1 5-2 8-3 4-1 10-4 14-6 2-1 3-2 5-3 0 33 1 66 1 99 0 90 0 99-2 101z">
              <text:p/>
            </draw:path>
            <draw:path draw:style-name="gr8" draw:text-style-name="P8" draw:layer="layout" svg:width="0.125cm" svg:height="0.16cm" svg:x="9.395cm" svg:y="7.805cm" svg:viewBox="0 0 126 161" svg:d="M1 148c-1 4-1 3-1 5 0 6 5 8 9 8 9 0 11-7 12-15 4-13 11-41 13-50 2 3 10 15 27 15 32 0 65-34 65-69 0-26-17-42-39-42-24 0-54 21-62 56-8 31-16 61-24 92zM61 104c-18 0-24-18-24-21 0-1 2-6 3-9 7-30 8-36 15-47 9-13 22-20 31-20 11 0 20 7 20 25 0 11-6 38-14 51-11 17-23 21-31 21z">
              <text:p/>
            </draw:path>
            <draw:path draw:style-name="gr8" draw:text-style-name="P8" draw:layer="layout" svg:width="0.031cm" svg:height="0.075cm" svg:x="9.556cm" svg:y="7.885cm" svg:viewBox="0 0 32 76" svg:d="M25 25c0 13-3 29-19 45-1 1-2 1-2 3 0 1 2 3 3 3 4 0 25-20 25-49 0-15-6-27-18-27-8 0-14 7-14 14 0 8 6 14 15 14 6 0 7-2 10-3z">
              <text:p/>
            </draw:path>
            <draw:path draw:style-name="gr8" draw:text-style-name="P8" draw:layer="layout" svg:width="0.101cm" svg:height="0.175cm" svg:x="9.618cm" svg:y="7.741cm" svg:viewBox="0 0 102 176" svg:d="M24 140c2 16 10 36 31 36 8 0 17-3 26-8 4-3 17-12 17-15 0-1-2-5-4-5s-2 0-6 4c-10 9-22 18-33 18-16 0-16-29-16-34 0-3 0-4 0-8 0-3 0-3 3-6 14-13 60-57 60-100 0-4 0-22-16-22-20 0-37 32-41 39-11 21-16 42-19 54-4 16-4 25-4 37-1 2-15 14-18 16-4 4-4 4-4 5 0 2 2 5 4 5s9-6 10-8c3-3 7-5 10-8zM41 112c5-25 24-105 45-105 5 0 8 4 8 13 0 3 0 25-21 55-12 18-26 31-32 37z">
              <text:p/>
            </draw:path>
            <draw:path draw:style-name="gr8" draw:text-style-name="P8" draw:layer="layout" svg:width="0.03cm" svg:height="0.075cm" svg:x="9.757cm" svg:y="7.885cm" svg:viewBox="0 0 31 76" svg:d="M24 25c0 13-3 29-19 45-1 1-2 1-2 3 0 1 2 3 3 3 4 0 25-20 25-49 0-15-6-27-17-27-9 0-14 7-14 14 0 8 5 14 14 14 6 0 7-2 10-3z">
              <text:p/>
            </draw:path>
            <draw:path draw:style-name="gr8" draw:text-style-name="P8" draw:layer="layout" svg:width="0.108cm" svg:height="0.177cm" svg:x="9.827cm" svg:y="7.739cm" svg:viewBox="0 0 109 178" svg:d="M58 68c-37 10-58 42-58 67 0 26 20 43 45 43 29 0 53-34 53-70 0-24-13-38-21-47-9-10-27-30-27-41 0-4 3-11 13-11 8 0 15 4 21 7 2 1 11 6 15 6 5 0 10-5 10-10 0-6-3-6-17-9-3-1-14-3-22-3-18 0-29 11-29 26 0 13 8 28 17 42zM62 75c7 11 16 25 16 43 0 20-12 54-33 54-13 0-27-9-27-30 0-16 10-59 44-67z">
              <text:p/>
            </draw:path>
            <draw:path draw:style-name="gr8" draw:text-style-name="P8" draw:layer="layout" svg:width="0.047cm" svg:height="0.351cm" svg:x="10.008cm" svg:y="7.598cm" svg:viewBox="0 0 48 352" svg:d="M48 352c0-5 0-9 0-14-11 0-23 0-34 0 0-108 0-216 0-324 11 0 23 0 34 0 0-5 0-9 0-14-16 0-32 0-48 0 0 117 0 235 0 352 16 0 32 0 48 0z">
              <text:p/>
            </draw:path>
            <draw:path draw:style-name="gr8" draw:text-style-name="P8" draw:layer="layout" svg:width="0.197cm" svg:height="0.161cm" svg:x="10.078cm" svg:y="7.703cm" svg:viewBox="0 0 198 162" svg:d="M175 18c-13 3-19 15-19 24 0 8 6 16 17 16 12 0 25-10 25-27 0-19-18-31-40-31-20 0-33 15-37 21-9-14-29-21-49-21-44 0-68 43-68 55 0 5 5 5 9 5s6 0 8-5c10-32 35-42 50-42 13 0 19 6 19 17 0 7-5 26-8 39-4 16-8 32-12 48-5 21-18 32-30 32-1 0-10 0-17-5 13-4 19-16 19-25 0-7-6-16-17-16-12 0-25 10-25 28s18 31 40 31c20 0 33-16 37-22 9 15 29 22 49 22 44 0 68-44 68-55 0-5-5-5-9-5s-6 0-8 4c-10 32-35 43-50 43-13 0-19-6-19-18 0-7 4-26 8-39 2-9 10-42 12-47 5-22 17-32 30-32 1 0 10 0 17 5z">
              <text:p/>
            </draw:path>
            <draw:path draw:style-name="gr8" draw:text-style-name="P8" draw:layer="layout" svg:width="0.074cm" svg:height="0.165cm" svg:x="10.307cm" svg:y="7.548cm" svg:viewBox="0 0 75 166" svg:d="M68 10c0-4-2-10-9-10s-14 7-14 14c0 4 3 9 10 9s13-7 13-13zM18 135c-1 3-2 6-2 10 0 12 10 21 23 21 25 0 36-34 36-38 0-3-3-3-4-3-4 0-4 2-5 4-5 20-16 30-26 30-5 0-6-3-6-9 0-5 2-10 4-15 2-7 5-14 8-20 2-6 11-28 12-31s1-6 1-8c0-12-9-21-23-21-24 0-36 33-36 38 0 3 4 3 5 3 3 0 3-1 4-4 6-21 17-30 26-30 4 0 6 2 6 8s-1 10-7 25c-5 13-11 27-16 40z">
              <text:p/>
            </draw:path>
            <draw:path draw:style-name="gr8" draw:text-style-name="P8" draw:layer="layout" svg:width="0.165cm" svg:height="0.011cm" svg:x="10.422cm" svg:y="7.644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88cm" svg:height="0.162cm" svg:x="10.642cm" svg:y="7.548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8" draw:layer="layout" svg:width="0.074cm" svg:height="0.164cm" svg:x="10.307cm" svg:y="7.804cm" svg:viewBox="0 0 75 165" svg:d="M68 9c0-4-2-9-9-9s-14 6-14 13c0 4 3 10 10 10s13-7 13-14zM18 134c-1 3-2 6-2 10 0 12 10 21 23 21 25 0 36-34 36-37 0-4-3-4-4-4-4 0-4 2-5 5-5 19-16 29-26 29-5 0-6-3-6-8 0-6 2-11 4-16 2-7 5-13 8-20 2-6 11-28 12-31 1-2 1-5 1-8 0-11-9-21-23-21-24 0-36 34-36 38 0 3 4 3 5 3 3 0 3-1 4-4 6-21 17-30 26-30 4 0 6 2 6 9 0 5-1 9-7 24-5 13-11 27-16 40z">
              <text:p/>
            </draw:path>
            <draw:path draw:style-name="gr8" draw:text-style-name="P8" draw:layer="layout" svg:width="0.165cm" svg:height="0.011cm" svg:x="10.422cm" svg:y="7.899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54cm" svg:height="0.172cm" svg:x="10.63cm" svg:y="7.796cm" svg:viewBox="0 0 55 173" svg:d="M54 7c0-1 1-2 1-3 0-2-1-4-4-4-5 0-25 2-31 3-2 0-5 0-5 5 0 4 3 4 6 4 12 0 12 1 12 3s-1 4-1 6c-10 40-21 81-31 121-1 3-1 5-1 8 0 16 14 23 26 23 6 0 13-2 20-13 5-9 8-23 8-24 0-4-3-4-4-4-3 0-4 2-5 6-3 13-8 28-18 28-7 0-8-6-8-12 0-2 0-7 1-10 11-46 23-91 34-137z">
              <text:p/>
            </draw:path>
            <draw:path draw:style-name="gr8" draw:text-style-name="P8" draw:layer="layout" svg:width="0.09cm" svg:height="0.12cm" svg:x="10.718cm" svg:y="7.885cm" svg:viewBox="0 0 91 121" svg:d="M91 61c0-13-1-61-46-61s-45 48-45 61 0 60 45 60 46-47 46-60zM45 115c-6 0-21-2-25-20-3-10-3-22-3-36 0-13 0-26 3-36 4-14 18-17 25-17 13 0 23 6 26 19 3 9 3 23 3 34 0 12 0 26-3 36-5 17-19 20-26 20z">
              <text:p/>
            </draw:path>
            <draw:path draw:style-name="gr8" draw:text-style-name="P8" draw:layer="layout" svg:width="0.04cm" svg:height="0.104cm" svg:x="10.889cm" svg:y="7.824cm" svg:viewBox="0 0 41 105" svg:d="M41 36c0-23-9-36-23-36-11 0-18 8-18 18s7 19 18 19c4 0 9-2 13-5 1 0 1-1 1-1 1 0 1 1 1 5 0 26-12 48-24 59-4 4-4 5-4 6 0 2 2 4 4 4 4 0 32-27 32-69z">
              <text:p/>
            </draw:path>
            <draw:path draw:style-name="gr8" draw:text-style-name="P8" draw:layer="layout" svg:width="0.238cm" svg:height="0.013cm" svg:x="11.015cm" svg:y="7.649cm" svg:viewBox="0 0 239 14" svg:d="M119 14c-40 0-79 0-119 0 0-5 0-9 0-14 80 0 159 0 239 0 0 5 0 9 0 14-40 0-80 0-120 0z">
              <text:p/>
            </draw:path>
            <draw:path draw:style-name="gr8" draw:text-style-name="P8" draw:layer="layout" svg:width="0.215cm" svg:height="0.161cm" svg:x="11.026cm" svg:y="7.703cm" svg:viewBox="0 0 216 162" svg:d="M186 47c3-9 7-26 7-29 0-7-6-15-16-15-6 0-19 3-24 18-1 5-17 69-20 80-2 9-4 19-5 25-6 9-20 23-38 23-21 0-21-18-21-26 0-21 11-49 21-74 3-9 4-11 4-17 0-21-20-32-39-32-38 0-55 48-55 55 0 5 5 5 8 5 4 0 7 0 8-5 12-39 31-42 37-42 2 0 5 0 5 7 0 8-4 18-5 22-15 37-22 57-22 74 0 40 36 46 56 46 10 0 26-2 45-20 11 17 32 20 40 20 13 0 23-8 31-20 8-14 13-33 13-35 0-5-5-5-9-5-3 0-5 0-7 2-1 3 0 1-2 10-7 27-15 35-24 35-6 0-8-4-8-13 0-6 1-12 5-26 2-10 6-24 7-31 3-11 5-21 8-32z">
              <text:p/>
            </draw:path>
            <draw:path draw:style-name="gr8" draw:text-style-name="P8" draw:layer="layout" svg:width="0.074cm" svg:height="0.165cm" svg:x="11.265cm" svg:y="7.751cm" svg:viewBox="0 0 75 166" svg:d="M69 10c0-4-3-10-10-10s-14 7-14 14c0 4 3 9 10 9s14-7 14-13zM18 135c-1 3-2 6-2 10 0 12 10 21 24 21 24 0 35-34 35-38 0-3-3-3-4-3-3 0-4 2-5 4-5 20-16 30-26 30-5 0-6-3-6-9 0-5 2-10 4-15 2-7 5-14 8-20 2-6 11-28 12-31s1-6 1-8c0-12-9-21-23-21-24 0-36 33-36 38 0 3 4 3 5 3 3 0 3-1 4-4 6-21 17-30 26-30 4 0 6 2 6 9 0 5-1 9-7 24-5 13-11 27-16 40z">
              <text:p/>
            </draw:path>
            <draw:path draw:style-name="gr8" draw:text-style-name="P8" draw:layer="layout" svg:width="0.047cm" svg:height="0.351cm" svg:x="11.379cm" svg:y="7.598cm" svg:viewBox="0 0 48 352" svg:d="M48 0c-16 0-32 0-48 0 0 5 0 9 0 14 11 0 23 0 34 0 0 108 0 216 0 324-11 0-23 0-34 0 0 5 0 9 0 14 16 0 32 0 48 0 0-117 0-235 0-352z">
              <text:p/>
            </draw:path>
            <draw:path draw:style-name="gr8" draw:text-style-name="P8" draw:layer="layout" svg:width="0.233cm" svg:height="0.081cm" svg:x="11.527cm" svg:y="7.73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15cm" svg:height="0.233cm" svg:x="11.851cm" svg:y="7.628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8" draw:text-style-name="P8" draw:layer="layout" svg:width="0.08cm" svg:height="0.351cm" svg:x="12.016cm" svg:y="7.598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8" draw:text-style-name="P8" draw:layer="layout" svg:width="0.081cm" svg:height="0.351cm" svg:x="7.803cm" svg:y="8.103cm" svg:viewBox="0 0 82 352" svg:d="M82 348c0-1 0-2-6-8-44-44-56-110-56-164 0-61 14-122 57-166 5-4 5-5 5-6 0-3-2-4-4-4-3 0-35 24-56 69-18 38-22 77-22 107 0 27 4 70 23 110 21 43 52 66 55 66 2 0 4-1 4-4z">
              <text:p/>
            </draw:path>
            <draw:path draw:style-name="gr8" draw:text-style-name="P8" draw:layer="layout" svg:width="0.2cm" svg:height="0.013cm" svg:x="7.905cm" svg:y="8.159cm" svg:viewBox="0 0 201 14" svg:d="M100 14c-33 0-67 0-100 0 0-5 0-9 0-14 67 0 134 0 201 0 0 5 0 9 0 14-34 0-67 0-101 0z">
              <text:p/>
            </draw:path>
            <draw:path draw:style-name="gr8" draw:text-style-name="P8" draw:layer="layout" svg:width="0.18cm" svg:height="0.159cm" svg:x="7.915cm" svg:y="8.211cm" svg:viewBox="0 0 181 160" svg:d="M113 136c4 15 16 24 31 24 12 0 21-8 26-20 6-12 7-23 11-34 0-4-3-4-5-4-3 0-3 1-4 6-5 20-12 44-27 44-7 0-11-5-11-16 0-8 5-25 7-37 3-13 7-25 10-38 1-5 5-18 6-24 2-8 5-21 5-23 0-7-4-10-10-10-2 0-11 1-13 13-7 25-23 87-27 105 0 2-14 30-40 30-18 0-22-16-22-29 0-20 10-47 19-72 5-10 6-15 6-22 0-16-11-29-29-29-33 0-46 51-46 55 0 3 3 2 4 3 4 0 4-1 6-6 9-31 22-44 35-44 4 0 9 1 9 12 0 8-4 18-6 24-13 34-20 56-20 73 0 34 24 43 43 43 23 0 36-16 42-24z">
              <text:p/>
            </draw:path>
            <draw:path draw:style-name="gr8" draw:text-style-name="P8" draw:layer="layout" svg:width="0.18cm" svg:height="0.159cm" svg:x="8.116cm" svg:y="8.211cm" svg:viewBox="0 0 181 160" svg:d="M113 136c4 15 16 24 31 24 13 0 21-8 26-20 6-12 7-23 11-34 0-4-3-4-4-4-4 0-4 1-5 6-5 20-12 44-27 44-7 0-11-5-11-16 0-8 5-25 8-37 3-13 6-25 9-38 1-5 5-18 6-24 2-8 6-21 6-23 0-7-5-10-11-10-1 0-10 1-13 13-7 25-22 87-27 105 0 2-14 30-40 30-18 0-21-16-21-29 0-20 9-47 18-72 5-10 6-15 6-22 0-16-11-29-28-29-34 0-47 51-47 55 0 3 3 2 4 3 4 0 4-1 6-6 9-31 22-44 36-44 3 0 8 1 8 12 0 8-3 18-6 24-13 34-20 56-20 73 0 34 24 43 43 43 23 0 36-16 42-24z">
              <text:p/>
            </draw:path>
            <draw:path draw:style-name="gr8" draw:text-style-name="P8" draw:layer="layout" svg:width="0.081cm" svg:height="0.351cm" svg:x="8.327cm" svg:y="8.103cm" svg:viewBox="0 0 82 352" svg:d="M82 176c0-27-4-70-23-110-22-43-52-66-55-66-2 0-4 2-4 4 0 1 0 2 7 8 34 35 54 90 54 164 0 60-13 122-56 166-5 4-5 5-5 6 0 2 2 4 4 4 3 0 35-24 56-69 18-39 22-78 22-107z">
              <text:p/>
            </draw:path>
            <draw:path draw:style-name="gr8" draw:text-style-name="P8" draw:layer="layout" svg:width="0.098cm" svg:height="0.077cm" svg:x="8.507cm" svg:y="8.067cm" svg:viewBox="0 0 99 78" svg:d="M33 7c0-3 0-3 0-4 0-3-2-3-5-3-7 1-15 1-22 2-3 0-3 0-4 1s-1 3-1 4c0 3 3 3 5 3 6 0 8 1 10 1-1 3-1 3-1 7-4 17-9 33-13 50-1 2-2 6-2 7 0 2 2 3 4 3 1 0 2 0 3 0 13-2 37-8 60-25 27-19 32-44 32-47s-2-6-6-6-8 3-9 7c-2 8-7 24-26 41-10 9-25 18-41 22 5-21 11-42 16-63z">
              <text:p/>
            </draw:path>
            <draw:path draw:style-name="gr8" draw:text-style-name="P8" draw:layer="layout" svg:width="0.137cm" svg:height="0.011cm" svg:x="8.486cm" svg:y="8.172cm" svg:viewBox="0 0 138 12" svg:d="M69 12c-23 0-46 0-69 0 0-4 0-8 0-12 46 0 92 0 138 0 0 4 0 8 0 12-23 0-46 0-69 0z">
              <text:p/>
            </draw:path>
            <draw:path draw:style-name="gr8" draw:text-style-name="P8" draw:layer="layout" svg:width="0.086cm" svg:height="0.116cm" svg:x="8.511cm" svg:y="8.207cm" svg:viewBox="0 0 87 117" svg:d="M87 83c-2 0-5 0-7 0 0 3-2 14-5 16-1 1-16 1-19 1-11 0-23 0-34 0 11-9 24-18 35-25 16-11 30-22 30-40 0-23-21-35-46-35-24 0-41 14-41 31 0 9 8 11 10 11 5 0 11-4 11-11 0-6-5-10-10-10 4-8 15-13 26-13 17 0 32 10 32 27 0 15-11 26-24 37-14 12-29 25-43 37-2 1-2 1-2 3s0 3 0 5c27 0 55 0 82 0 2-11 3-23 5-34z">
              <text:p/>
            </draw:path>
            <draw:path draw:style-name="gr8" draw:text-style-name="P8" draw:layer="layout" svg:width="0.081cm" svg:height="0.351cm" svg:x="9.069cm" svg:y="8.103cm" svg:viewBox="0 0 82 352" svg:d="M82 348c0-1 0-2-6-8-44-44-55-110-55-164 0-61 13-122 56-166 5-4 5-5 5-6 0-3-1-4-4-4s-35 24-55 69c-18 38-23 77-23 107 0 27 4 70 24 110 21 43 51 66 54 66s4-1 4-4z">
              <text:p/>
            </draw:path>
            <draw:path draw:style-name="gr8" draw:text-style-name="P8" draw:layer="layout" svg:width="0.144cm" svg:height="0.232cm" svg:x="9.206cm" svg:y="8.134cm" svg:viewBox="0 0 145 233" svg:d="M86 4c-19 12-46 18-74 18-4 0-8 0-12 0 0 2 0 4 0 6 0 1 0 3 0 5 4 0 7 0 11 0 11 0 26-1 32-3 1 0 1 0 2 0 0 30 0 60 0 91 0 72 0 93-1 95-2 5-7 7-26 7-6 0-11 0-17 1 0 1 0 3 0 5 0 1 0 2 0 4 24 0 48 0 72 0s48 0 72 0c0-2 0-3 0-4 0-2 0-4 0-5-6-1-11-1-17-1-18 0-24-2-26-7-1-2-1-26-1-108 0-57-1-105-1-106-1-3-7-2-14 2zM85 215c-4 5-17 5-22 1-1-1-2-2-3-2 0-31-1-62-1-93 0-32 0-63 0-94 3-1 5-2 8-3 4-1 10-4 14-6 2-1 3-2 5-3 0 33 1 66 1 99 0 90 0 99-2 101z">
              <text:p/>
            </draw:path>
            <draw:path draw:style-name="gr8" draw:text-style-name="P8" draw:layer="layout" svg:width="0.125cm" svg:height="0.16cm" svg:x="9.395cm" svg:y="8.311cm" svg:viewBox="0 0 126 161" svg:d="M1 148c-1 4-1 3-1 5 0 6 5 8 9 8 9 0 11-7 12-15 4-13 11-41 13-50 2 3 10 15 27 15 32 0 65-34 65-69 0-26-17-42-39-42-24 0-54 21-62 56-8 31-16 61-24 92zM61 104c-18 0-24-18-24-21 0-1 2-6 3-9 7-30 8-36 15-47 9-13 22-20 31-20 11 0 20 7 20 25 0 11-6 38-14 51-11 17-23 21-31 21z">
              <text:p/>
            </draw:path>
            <draw:path draw:style-name="gr8" draw:text-style-name="P8" draw:layer="layout" svg:width="0.031cm" svg:height="0.075cm" svg:x="9.556cm" svg:y="8.391cm" svg:viewBox="0 0 32 76" svg:d="M25 25c0 13-3 29-19 45-1 1-2 1-2 3 0 1 2 3 3 3 4 0 25-20 25-49 0-15-6-27-18-27-8 0-14 7-14 14 0 8 6 14 15 14 6 0 7-2 10-3z">
              <text:p/>
            </draw:path>
            <draw:path draw:style-name="gr8" draw:text-style-name="P8" draw:layer="layout" svg:width="0.101cm" svg:height="0.175cm" svg:x="9.618cm" svg:y="8.246cm" svg:viewBox="0 0 102 176" svg:d="M24 140c2 16 10 36 31 36 8 0 17-3 26-8 4-3 17-12 17-15 0-1-2-5-4-5s-2 0-6 4c-10 9-22 18-33 18-16 0-16-29-16-34 0-3 0-4 0-8 0-3 0-3 3-6 14-13 60-57 60-100 0-4 0-22-16-22-20 0-37 32-41 39-11 21-16 42-19 54-4 16-4 25-4 37-1 2-15 14-18 16-4 4-4 4-4 5 0 2 2 5 4 5s9-6 10-8c3-3 7-5 10-8zM41 112c5-25 24-105 45-105 5 0 8 4 8 13 0 3 0 25-21 55-12 18-26 31-32 37z">
              <text:p/>
            </draw:path>
            <draw:path draw:style-name="gr8" draw:text-style-name="P8" draw:layer="layout" svg:width="0.03cm" svg:height="0.075cm" svg:x="9.757cm" svg:y="8.391cm" svg:viewBox="0 0 31 76" svg:d="M24 25c0 13-3 29-19 45-1 1-2 1-2 3 0 1 2 3 3 3 4 0 25-20 25-49 0-15-6-27-17-27-9 0-14 7-14 14 0 8 5 14 14 14 6 0 7-2 10-3z">
              <text:p/>
            </draw:path>
            <draw:path draw:style-name="gr8" draw:text-style-name="P8" draw:layer="layout" svg:width="0.108cm" svg:height="0.177cm" svg:x="9.827cm" svg:y="8.244cm" svg:viewBox="0 0 109 178" svg:d="M58 68c-37 10-58 42-58 67 0 26 20 43 45 43 29 0 53-34 53-70 0-24-13-38-21-47-9-10-27-30-27-41 0-4 3-11 13-11 8 0 15 4 21 7 2 1 11 6 15 6 5 0 10-5 10-10 0-6-3-6-17-9-3-1-14-3-22-3-18 0-29 11-29 26 0 13 8 28 17 42zM62 75c7 11 16 25 16 43 0 20-12 54-33 54-13 0-27-9-27-30 0-16 10-59 44-67z">
              <text:p/>
            </draw:path>
            <draw:path draw:style-name="gr8" draw:text-style-name="P8" draw:layer="layout" svg:width="0.047cm" svg:height="0.351cm" svg:x="10.008cm" svg:y="8.103cm" svg:viewBox="0 0 48 352" svg:d="M48 352c0-5 0-9 0-14-11 0-23 0-34 0 0-108 0-216 0-324 11 0 23 0 34 0 0-5 0-9 0-14-16 0-32 0-48 0 0 117 0 235 0 352 16 0 32 0 48 0z">
              <text:p/>
            </draw:path>
            <draw:path draw:style-name="gr8" draw:text-style-name="P8" draw:layer="layout" svg:width="0.197cm" svg:height="0.161cm" svg:x="10.078cm" svg:y="8.208cm" svg:viewBox="0 0 198 162" svg:d="M175 18c-13 3-19 15-19 24 0 8 6 16 17 16 12 0 25-10 25-27 0-19-18-31-40-31-20 0-33 15-37 21-9-14-29-21-49-21-44 0-68 43-68 55 0 5 5 5 9 5s6 0 8-5c10-32 35-42 50-42 13 0 19 6 19 17 0 7-5 26-8 39-4 16-8 32-12 48-5 21-18 32-30 32-1 0-10 0-17-5 13-4 19-16 19-25 0-7-6-16-17-16-12 0-25 10-25 28s18 31 40 31c20 0 33-16 37-22 9 15 29 22 49 22 44 0 68-44 68-55 0-5-5-5-9-5s-6 0-8 4c-10 32-35 43-50 43-13 0-19-6-19-18 0-7 4-26 8-39 2-9 10-42 12-47 5-22 17-32 30-32 1 0 10 0 17 5z">
              <text:p/>
            </draw:path>
            <draw:path draw:style-name="gr8" draw:text-style-name="P8" draw:layer="layout" svg:width="0.074cm" svg:height="0.165cm" svg:x="10.307cm" svg:y="8.053cm" svg:viewBox="0 0 75 166" svg:d="M68 10c0-4-2-10-9-10s-14 7-14 14c0 4 3 9 10 9s13-7 13-13zM18 135c-1 3-2 6-2 10 0 12 10 21 23 21 25 0 36-34 36-38 0-3-3-3-4-3-4 0-4 2-5 4-5 20-16 30-26 30-5 0-6-3-6-9 0-5 2-10 4-15 2-7 5-14 8-20 2-6 11-28 12-31s1-6 1-8c0-12-9-21-23-21-24 0-36 33-36 38 0 3 4 3 5 3 3 0 3-1 4-4 6-21 17-30 26-30 4 0 6 2 6 8s-1 10-7 25c-5 13-11 27-16 40z">
              <text:p/>
            </draw:path>
            <draw:path draw:style-name="gr8" draw:text-style-name="P8" draw:layer="layout" svg:width="0.165cm" svg:height="0.011cm" svg:x="10.422cm" svg:y="8.149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88cm" svg:height="0.162cm" svg:x="10.642cm" svg:y="8.053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8" draw:layer="layout" svg:width="0.074cm" svg:height="0.164cm" svg:x="10.307cm" svg:y="8.31cm" svg:viewBox="0 0 75 165" svg:d="M68 9c0-4-2-9-9-9s-14 6-14 13c0 4 3 10 10 10s13-7 13-14zM18 134c-1 3-2 6-2 10 0 12 10 21 23 21 25 0 36-34 36-37 0-4-3-4-4-4-4 0-4 2-5 5-5 19-16 29-26 29-5 0-6-3-6-8 0-6 2-11 4-16 2-7 5-13 8-20 2-6 11-28 12-31 1-2 1-5 1-8 0-11-9-21-23-21-24 0-36 34-36 38 0 3 4 3 5 3 3 0 3-1 4-4 6-21 17-30 26-30 4 0 6 2 6 9 0 5-1 9-7 24-5 13-11 27-16 40z">
              <text:p/>
            </draw:path>
            <draw:path draw:style-name="gr8" draw:text-style-name="P8" draw:layer="layout" svg:width="0.165cm" svg:height="0.011cm" svg:x="10.422cm" svg:y="8.405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54cm" svg:height="0.172cm" svg:x="10.63cm" svg:y="8.302cm" svg:viewBox="0 0 55 173" svg:d="M54 7c0-1 1-2 1-3 0-2-1-4-4-4-5 0-25 2-31 3-2 0-5 0-5 5 0 4 3 4 6 4 12 0 12 1 12 3s-1 4-1 6c-10 40-21 81-31 121-1 3-1 5-1 8 0 16 14 23 26 23 6 0 13-2 20-13 5-9 8-23 8-24 0-4-3-4-4-4-3 0-4 2-5 6-3 13-8 28-18 28-7 0-8-6-8-12 0-2 0-7 1-10 11-46 23-91 34-137z">
              <text:p/>
            </draw:path>
            <draw:path draw:style-name="gr8" draw:text-style-name="P8" draw:layer="layout" svg:width="0.09cm" svg:height="0.12cm" svg:x="10.718cm" svg:y="8.391cm" svg:viewBox="0 0 91 121" svg:d="M91 61c0-13-1-61-46-61s-45 48-45 61 0 60 45 60 46-47 46-60zM45 115c-6 0-21-2-25-20-3-10-3-22-3-36 0-13 0-26 3-36 4-14 18-17 25-17 13 0 23 6 26 19 3 9 3 23 3 34 0 12 0 26-3 36-5 17-19 20-26 20z">
              <text:p/>
            </draw:path>
            <draw:path draw:style-name="gr8" draw:text-style-name="P8" draw:layer="layout" svg:width="0.04cm" svg:height="0.104cm" svg:x="10.889cm" svg:y="8.33cm" svg:viewBox="0 0 41 105" svg:d="M41 36c0-23-9-36-23-36-11 0-18 8-18 18s7 19 18 19c4 0 9-2 13-5 1 0 1-1 1-1 1 0 1 1 1 5 0 26-12 48-24 59-4 4-4 5-4 6 0 2 2 4 4 4 4 0 32-27 32-69z">
              <text:p/>
            </draw:path>
            <draw:path draw:style-name="gr8" draw:text-style-name="P8" draw:layer="layout" svg:width="0.081cm" svg:height="0.351cm" svg:x="11.049cm" svg:y="8.103cm" svg:viewBox="0 0 82 352" svg:d="M82 348c0-1 0-2-6-8-44-44-55-110-55-164 0-61 13-122 56-166 5-4 5-5 5-6 0-3-2-4-4-4-3 0-35 24-56 69-17 38-22 77-22 107 0 27 4 70 24 110 21 43 51 66 54 66 2 0 4-1 4-4z">
              <text:p/>
            </draw:path>
            <draw:path draw:style-name="gr8" draw:text-style-name="P8" draw:layer="layout" svg:width="0.2cm" svg:height="0.013cm" svg:x="11.151cm" svg:y="8.159cm" svg:viewBox="0 0 201 14" svg:d="M101 14c-34 0-67 0-101 0 0-5 0-9 0-14 67 0 134 0 201 0 0 5 0 9 0 14-33 0-67 0-100 0z">
              <text:p/>
            </draw:path>
            <draw:path draw:style-name="gr8" draw:text-style-name="P8" draw:layer="layout" svg:width="0.18cm" svg:height="0.159cm" svg:x="11.161cm" svg:y="8.211cm" svg:viewBox="0 0 181 160" svg:d="M113 136c4 15 16 24 31 24 13 0 21-8 26-20 6-12 7-23 11-34 0-4-3-4-4-4-4 0-4 1-5 6-5 20-12 44-26 44-8 0-11-5-11-16 0-8 4-25 7-37 3-13 6-25 9-38 2-5 5-18 6-24 2-8 6-21 6-23 0-7-5-10-10-10-2 0-11 1-14 13-7 25-22 87-27 105 0 2-14 30-40 30-18 0-21-16-21-29 0-20 9-47 19-72 4-10 6-15 6-22 0-16-12-29-29-29-34 0-47 51-47 55 0 3 4 3 5 3 3 0 3-1 5-6 9-31 22-44 36-44 3 0 9 1 9 12 0 8-4 18-6 24-13 34-21 56-21 73 0 34 24 43 43 43 24 0 36-16 42-24z">
              <text:p/>
            </draw:path>
            <draw:path draw:style-name="gr8" draw:text-style-name="P8" draw:layer="layout" svg:width="0.179cm" svg:height="0.159cm" svg:x="11.363cm" svg:y="8.211cm" svg:viewBox="0 0 180 160" svg:d="M112 136c4 15 16 24 32 24 12 0 20-8 26-20s7-23 10-34c0-4-3-4-4-4-4 0-4 1-5 6-5 20-12 44-26 44-8 0-11-5-11-16 0-8 4-25 7-37 3-13 7-25 10-38 1-5 4-18 6-24 1-8 5-21 5-23 0-7-5-10-10-10-2 0-11 1-14 13-7 25-22 87-26 105-1 2-15 30-40 30-19 0-22-16-22-29 0-20 10-47 19-72 4-10 6-15 6-22 0-16-12-29-29-29-33 0-46 51-46 55 0 3 3 3 4 3 3 0 4-1 5-6 9-31 23-44 36-44 3 0 9 1 9 12 0 8-4 18-6 24-13 34-21 56-21 73 0 34 25 43 44 43 23 0 35-16 41-24z">
              <text:p/>
            </draw:path>
            <draw:path draw:style-name="gr8" draw:text-style-name="P8" draw:layer="layout" svg:width="0.08cm" svg:height="0.351cm" svg:x="11.574cm" svg:y="8.103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8" draw:text-style-name="P8" draw:layer="layout" svg:width="0.098cm" svg:height="0.077cm" svg:x="11.754cm" svg:y="8.067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8" draw:text-style-name="P8" draw:layer="layout" svg:width="0.137cm" svg:height="0.011cm" svg:x="11.732cm" svg:y="8.172cm" svg:viewBox="0 0 138 12" svg:d="M69 12c-23 0-46 0-69 0 0-4 0-8 0-12 46 0 92 0 138 0 0 4 0 8 0 12-23 0-46 0-69 0z">
              <text:p/>
            </draw:path>
            <draw:path draw:style-name="gr8" draw:text-style-name="P8" draw:layer="layout" svg:width="0.087cm" svg:height="0.116cm" svg:x="11.757cm" svg:y="8.207cm" svg:viewBox="0 0 88 117" svg:d="M88 83c-3 0-5 0-8 0 0 3-2 14-5 16-1 1-16 1-19 1-11 0-23 0-34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8" draw:text-style-name="P8" draw:layer="layout" svg:width="0.047cm" svg:height="0.351cm" svg:x="11.937cm" svg:y="8.103cm" svg:viewBox="0 0 48 352" svg:d="M48 0c-16 0-32 0-48 0 0 5 0 9 0 14 11 0 23 0 34 0 0 108 0 216 0 324-11 0-23 0-34 0 0 5 0 9 0 14 16 0 32 0 48 0 0-117 0-235 0-352z">
              <text:p/>
            </draw:path>
            <draw:path draw:style-name="gr8" draw:text-style-name="P8" draw:layer="layout" svg:width="0.233cm" svg:height="0.081cm" svg:x="12.086cm" svg:y="8.238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8" draw:text-style-name="P8" draw:layer="layout" svg:width="0.115cm" svg:height="0.233cm" svg:x="12.41cm" svg:y="8.133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8" draw:text-style-name="P8" draw:layer="layout" svg:width="0.081cm" svg:height="0.351cm" svg:x="12.574cm" svg:y="8.103cm" svg:viewBox="0 0 82 352" svg:d="M82 176c0-27-4-70-23-110-22-43-52-66-55-66-2 0-4 2-4 4 0 1 0 2 7 8 34 35 54 90 54 164 0 60-13 122-56 166-5 4-5 5-5 6 0 2 2 4 4 4 3 0 35-24 56-69 18-39 22-78 22-107z">
              <text:p/>
            </draw:path>
            <draw:path draw:style-name="gr8" draw:text-style-name="P8" draw:layer="layout" svg:width="0.081cm" svg:height="0.351cm" svg:x="7.803cm" svg:y="8.609cm" svg:viewBox="0 0 82 352" svg:d="M82 348c0-1 0-2-6-8-44-44-56-110-56-164 0-61 14-122 57-166 5-5 5-5 5-6 0-3-2-4-4-4-3 0-35 24-56 69-18 38-22 77-22 107 0 27 4 70 23 110 21 43 52 66 55 66 2 0 4-1 4-4z">
              <text:p/>
            </draw:path>
            <draw:path draw:style-name="gr8" draw:text-style-name="P8" draw:layer="layout" svg:width="0.18cm" svg:height="0.159cm" svg:x="7.915cm" svg:y="8.717cm" svg:viewBox="0 0 181 160" svg:d="M113 136c4 14 16 24 31 24 12 0 21-8 26-20 6-12 7-23 11-34 0-4-3-4-5-4-3 0-3 1-4 6-5 20-12 44-27 44-7 0-11-5-11-16 0-8 5-25 7-37 3-13 7-25 10-38 1-5 5-18 6-24 2-8 5-21 5-23 0-7-4-10-10-10-2 0-11 1-13 13-7 25-23 87-27 105 0 2-14 30-40 30-18 0-22-16-22-29 0-20 10-47 19-72 5-10 6-15 6-22 0-16-11-29-29-29-33 0-46 51-46 55 0 3 3 2 4 3 4 0 4-1 6-6 9-31 22-44 35-44 4 0 9 1 9 12 0 8-4 18-6 24-13 34-20 56-20 73 0 34 24 43 43 43 23 0 36-16 42-24z">
              <text:p/>
            </draw:path>
            <draw:path draw:style-name="gr8" draw:text-style-name="P8" draw:layer="layout" svg:width="0.2cm" svg:height="0.013cm" svg:x="8.106cm" svg:y="8.665cm" svg:viewBox="0 0 201 14" svg:d="M101 14c-34 0-67 0-101 0 0-5 0-9 0-14 67 0 134 0 201 0 0 5 0 9 0 14-33 0-67 0-100 0z">
              <text:p/>
            </draw:path>
            <draw:path draw:style-name="gr8" draw:text-style-name="P8" draw:layer="layout" svg:width="0.18cm" svg:height="0.159cm" svg:x="8.116cm" svg:y="8.717cm" svg:viewBox="0 0 181 160" svg:d="M113 136c4 14 16 24 31 24 13 0 21-8 26-20 6-12 7-23 11-34 0-4-3-4-4-4-4 0-4 1-5 6-5 20-12 44-27 44-7 0-11-5-11-16 0-8 5-25 8-37 3-13 6-25 9-38 1-5 5-18 6-24 2-8 6-21 6-23 0-7-5-10-11-10-1 0-10 1-13 13-7 25-22 87-27 105 0 2-14 30-40 30-18 0-21-16-21-29 0-20 9-47 18-72 5-10 6-15 6-22 0-16-11-29-28-29-34 0-47 51-47 55 0 3 3 2 4 3 4 0 4-1 6-6 9-31 22-44 36-44 3 0 8 1 8 12 0 8-3 18-6 24-13 34-20 56-20 73 0 34 24 43 43 43 23 0 36-16 42-24z">
              <text:p/>
            </draw:path>
            <draw:path draw:style-name="gr8" draw:text-style-name="P8" draw:layer="layout" svg:width="0.081cm" svg:height="0.351cm" svg:x="8.327cm" svg:y="8.609cm" svg:viewBox="0 0 82 352" svg:d="M82 176c0-27-4-70-23-110-22-43-52-66-55-66-2 0-4 2-4 4 0 1 0 1 7 8 34 35 54 90 54 164 0 60-13 122-56 166-5 4-5 5-5 6 0 2 2 4 4 4 3 0 35-24 56-69 18-39 22-78 22-107z">
              <text:p/>
            </draw:path>
            <draw:path draw:style-name="gr8" draw:text-style-name="P8" draw:layer="layout" svg:width="0.098cm" svg:height="0.077cm" svg:x="8.507cm" svg:y="8.573cm" svg:viewBox="0 0 99 78" svg:d="M33 7c0-3 0-3 0-4 0-3-2-3-5-3-7 1-15 1-22 2-3 0-3 0-4 1s-1 3-1 4c0 3 3 3 5 3 6 0 8 1 10 1-1 3-1 3-1 7-4 17-9 33-13 50-1 2-2 6-2 7 0 2 2 3 4 3 1 0 2 0 3 0 13-2 37-8 60-25 27-19 32-44 32-47s-2-6-6-6-8 3-9 7c-2 8-7 24-26 41-10 9-25 18-41 22 5-21 11-42 16-63z">
              <text:p/>
            </draw:path>
            <draw:path draw:style-name="gr8" draw:text-style-name="P8" draw:layer="layout" svg:width="0.137cm" svg:height="0.011cm" svg:x="8.486cm" svg:y="8.678cm" svg:viewBox="0 0 138 12" svg:d="M69 12c-23 0-46 0-69 0 0-4 0-8 0-12 46 0 92 0 138 0 0 4 0 8 0 12-23 0-46 0-69 0z">
              <text:p/>
            </draw:path>
            <draw:path draw:style-name="gr8" draw:text-style-name="P8" draw:layer="layout" svg:width="0.086cm" svg:height="0.116cm" svg:x="8.511cm" svg:y="8.713cm" svg:viewBox="0 0 87 117" svg:d="M87 83c-2 0-5 0-7 0 0 3-2 14-5 16-1 1-16 1-19 1-11 0-23 0-34 0 11-9 24-18 35-25 16-11 30-22 30-40 0-23-21-35-46-35-24 0-41 14-41 31 0 9 8 11 10 11 5 0 11-4 11-11 0-6-5-10-10-10 4-8 15-13 26-13 17 0 32 10 32 27 0 15-11 26-24 37-14 12-29 25-43 37-2 1-2 1-2 3s0 3 0 5c27 0 55 0 82 0 2-11 3-23 5-34z">
              <text:p/>
            </draw:path>
            <draw:path draw:style-name="gr8" draw:text-style-name="P8" draw:layer="layout" svg:width="0.081cm" svg:height="0.351cm" svg:x="9.069cm" svg:y="8.609cm" svg:viewBox="0 0 82 352" svg:d="M82 348c0-1 0-2-6-8-44-44-55-110-55-164 0-61 13-122 56-166 5-5 5-5 5-6 0-3-1-4-4-4s-35 24-55 69c-18 38-23 77-23 107 0 27 4 70 24 110 21 43 51 66 54 66s4-1 4-4z">
              <text:p/>
            </draw:path>
            <draw:path draw:style-name="gr8" draw:text-style-name="P8" draw:layer="layout" svg:width="0.144cm" svg:height="0.232cm" svg:x="9.206cm" svg:y="8.639cm" svg:viewBox="0 0 145 233" svg:d="M86 4c-19 12-46 18-74 18-4 0-8 0-12 0 0 2 0 4 0 6 0 1 0 3 0 5 4 0 7 0 11 0 11 0 26-1 32-3 1 0 1 0 2 0 0 30 0 60 0 91 0 72 0 93-1 95-2 5-7 7-26 7-6 0-11 0-17 1 0 1 0 2 0 4 0 1 0 3 0 5 24 0 48 0 72 0s48 0 72 0c0-2 0-4 0-5 0-2 0-3 0-4-6-1-11-1-17-1-18 0-24-2-26-7-1-2-1-26-1-108 0-57-1-105-1-106-1-3-7-2-14 2zM85 215c-4 5-17 5-22 1-1-1-2-2-3-2 0-31-1-62-1-93 0-32 0-63 0-94 3-1 5-2 8-3 4-1 10-4 14-6 2-1 3-2 5-3 0 33 1 66 1 99 0 90 0 99-2 101z">
              <text:p/>
            </draw:path>
            <draw:path draw:style-name="gr8" draw:text-style-name="P8" draw:layer="layout" svg:width="0.125cm" svg:height="0.16cm" svg:x="9.395cm" svg:y="8.817cm" svg:viewBox="0 0 126 161" svg:d="M1 148c-1 4-1 3-1 5 0 6 5 8 9 8 9 0 11-7 12-15 4-13 11-41 13-50 2 3 10 15 27 15 32 0 65-34 65-69 0-26-17-42-39-42-24 0-54 21-62 56-8 31-16 61-24 92zM61 104c-18 0-24-18-24-21 0-1 2-6 3-9 7-30 8-36 15-47 9-13 22-20 31-20 11 0 20 7 20 25 0 11-6 38-14 51-11 17-23 21-31 21z">
              <text:p/>
            </draw:path>
            <draw:path draw:style-name="gr8" draw:text-style-name="P8" draw:layer="layout" svg:width="0.031cm" svg:height="0.075cm" svg:x="9.556cm" svg:y="8.897cm" svg:viewBox="0 0 32 76" svg:d="M25 25c0 13-3 29-19 45-1 1-2 1-2 3 0 1 2 3 3 3 4 0 25-20 25-49 0-15-6-27-18-27-8 0-14 7-14 14 0 8 6 14 15 14 6 0 7-2 10-3z">
              <text:p/>
            </draw:path>
            <draw:path draw:style-name="gr8" draw:text-style-name="P8" draw:layer="layout" svg:width="0.101cm" svg:height="0.175cm" svg:x="9.618cm" svg:y="8.752cm" svg:viewBox="0 0 102 176" svg:d="M24 140c2 16 10 36 31 36 8 0 17-3 26-8 4-3 17-12 17-15 0-1-2-5-4-5s-2 0-6 4c-10 9-22 18-33 18-16 0-16-29-16-34 0-3 0-4 0-8 0-3 0-3 3-6 14-13 60-57 60-100 0-4 0-22-16-22-20 0-37 32-41 39-11 21-16 42-19 54-4 16-4 25-4 37-1 2-15 14-18 16-4 4-4 4-4 5 0 2 2 5 4 5s9-6 10-8c3-3 7-5 10-8zM41 112c5-25 24-105 45-105 5 0 8 4 8 13 0 3 0 25-21 55-12 18-26 31-32 37z">
              <text:p/>
            </draw:path>
            <draw:path draw:style-name="gr8" draw:text-style-name="P8" draw:layer="layout" svg:width="0.03cm" svg:height="0.075cm" svg:x="9.757cm" svg:y="8.897cm" svg:viewBox="0 0 31 76" svg:d="M24 25c0 13-3 29-19 45-1 1-2 1-2 3 0 1 2 3 3 3 4 0 25-20 25-49 0-15-6-27-17-27-9 0-14 7-14 14 0 8 5 14 14 14 6 0 7-2 10-3z">
              <text:p/>
            </draw:path>
            <draw:path draw:style-name="gr8" draw:text-style-name="P8" draw:layer="layout" svg:width="0.108cm" svg:height="0.177cm" svg:x="9.827cm" svg:y="8.75cm" svg:viewBox="0 0 109 178" svg:d="M58 68c-37 10-58 42-58 67 0 26 20 43 45 43 29 0 53-34 53-70 0-24-13-38-21-47-9-10-27-30-27-41 0-4 3-11 13-11 8 0 15 4 21 7 2 1 11 6 15 6 5 0 10-5 10-10 0-6-3-6-17-9-3-1-14-3-22-3-18 0-29 11-29 26 0 13 8 28 17 42zM62 75c7 11 16 25 16 43 0 20-12 54-33 54-13 0-27-9-27-30 0-16 10-59 44-67z">
              <text:p/>
            </draw:path>
            <draw:path draw:style-name="gr8" draw:text-style-name="P8" draw:layer="layout" svg:width="0.047cm" svg:height="0.351cm" svg:x="10.008cm" svg:y="8.609cm" svg:viewBox="0 0 48 352" svg:d="M48 352c0-5 0-9 0-14-11 0-23 0-34 0 0-108 0-216 0-324 11 0 23 0 34 0 0-5 0-9 0-14-16 0-32 0-48 0 0 117 0 235 0 352 16 0 32 0 48 0z">
              <text:p/>
            </draw:path>
            <draw:path draw:style-name="gr8" draw:text-style-name="P8" draw:layer="layout" svg:width="0.197cm" svg:height="0.161cm" svg:x="10.078cm" svg:y="8.714cm" svg:viewBox="0 0 198 162" svg:d="M175 18c-13 3-19 15-19 24 0 8 6 16 17 16 12 0 25-10 25-27 0-19-18-31-40-31-20 0-33 15-37 21-9-14-29-21-49-21-44 0-68 43-68 55 0 5 5 5 9 5s6 0 8-5c10-32 35-42 50-42 13 0 19 6 19 17 0 7-5 26-8 39-4 16-8 32-12 48-5 21-18 32-30 32-1 0-10 0-17-5 13-4 19-16 19-25 0-7-6-16-17-16-12 0-25 10-25 28s18 31 40 31c20 0 33-16 37-22 9 15 29 22 49 22 44 0 68-44 68-55 0-5-5-5-9-5s-6 0-8 4c-10 32-35 43-50 43-13 0-19-6-19-18 0-7 4-26 8-39 2-9 10-42 12-47 5-22 17-32 30-32 1 0 10 0 17 5z">
              <text:p/>
            </draw:path>
            <draw:path draw:style-name="gr8" draw:text-style-name="P8" draw:layer="layout" svg:width="0.074cm" svg:height="0.165cm" svg:x="10.307cm" svg:y="8.559cm" svg:viewBox="0 0 75 166" svg:d="M68 10c0-4-2-10-9-10s-14 7-14 14c0 4 3 9 10 9s13-7 13-13zM18 135c-1 3-2 6-2 10 0 12 10 21 23 21 25 0 36-34 36-38 0-3-3-3-4-3-4 0-4 2-5 4-5 20-16 30-26 30-5 0-6-3-6-9 0-5 2-10 4-15 2-7 5-14 8-20 2-6 11-28 12-31s1-6 1-8c0-12-9-21-23-21-24 0-36 33-36 38 0 3 4 3 5 3 3 0 3-1 4-4 6-21 17-30 26-30 4 0 6 2 6 8s-1 10-7 25c-5 13-11 27-16 40z">
              <text:p/>
            </draw:path>
            <draw:path draw:style-name="gr8" draw:text-style-name="P8" draw:layer="layout" svg:width="0.165cm" svg:height="0.011cm" svg:x="10.422cm" svg:y="8.655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88cm" svg:height="0.162cm" svg:x="10.642cm" svg:y="8.559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8" draw:layer="layout" svg:width="0.074cm" svg:height="0.164cm" svg:x="10.307cm" svg:y="8.816cm" svg:viewBox="0 0 75 165" svg:d="M68 9c0-4-2-9-9-9s-14 6-14 13c0 4 3 10 10 10s13-7 13-14zM18 134c-1 3-2 6-2 10 0 12 10 21 23 21 25 0 36-34 36-37 0-4-3-4-4-4-4 0-4 2-5 5-5 19-16 29-26 29-5 0-6-3-6-8 0-6 2-11 4-16 2-7 5-13 8-20 2-6 11-28 12-31 1-2 1-5 1-8 0-11-9-21-23-21-24 0-36 34-36 38 0 3 4 3 5 3 3 0 3-1 4-4 6-21 17-30 26-30 4 0 6 2 6 9 0 5-1 9-7 24-5 13-11 27-16 40z">
              <text:p/>
            </draw:path>
            <draw:path draw:style-name="gr8" draw:text-style-name="P8" draw:layer="layout" svg:width="0.165cm" svg:height="0.011cm" svg:x="10.422cm" svg:y="8.911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54cm" svg:height="0.172cm" svg:x="10.63cm" svg:y="8.808cm" svg:viewBox="0 0 55 173" svg:d="M54 7c0-1 1-2 1-3 0-2-1-4-4-4-5 0-25 2-31 3-2 0-5 0-5 5 0 4 3 4 6 4 12 0 12 1 12 3s-1 4-1 6c-10 40-21 81-31 121-1 3-1 5-1 8 0 16 14 23 26 23 6 0 13-2 20-13 5-9 8-23 8-24 0-4-3-4-4-4-3 0-4 2-5 6-3 13-8 28-18 28-7 0-8-6-8-12 0-2 0-7 1-10 11-46 23-91 34-137z">
              <text:p/>
            </draw:path>
            <draw:path draw:style-name="gr8" draw:text-style-name="P8" draw:layer="layout" svg:width="0.09cm" svg:height="0.12cm" svg:x="10.718cm" svg:y="8.897cm" svg:viewBox="0 0 91 121" svg:d="M91 61c0-13-1-61-46-61s-45 48-45 61 0 60 45 60 46-47 46-60zM45 115c-6 0-21-2-25-20-3-10-3-22-3-36 0-13 0-26 3-36 4-14 18-17 25-17 13 0 23 6 26 19 3 9 3 23 3 34 0 12 0 26-3 36-5 17-19 20-26 20z">
              <text:p/>
            </draw:path>
            <draw:path draw:style-name="gr8" draw:text-style-name="P8" draw:layer="layout" svg:width="0.04cm" svg:height="0.104cm" svg:x="10.889cm" svg:y="8.836cm" svg:viewBox="0 0 41 105" svg:d="M41 36c0-23-9-36-23-36-11 0-18 8-18 18s7 19 18 19c4 0 9-2 13-5 1-1 1-1 1-1 1 0 1 0 1 5 0 26-12 48-24 59-4 4-4 5-4 6 0 2 2 4 4 4 4 0 32-27 32-69z">
              <text:p/>
            </draw:path>
            <draw:path draw:style-name="gr8" draw:text-style-name="P8" draw:layer="layout" svg:width="0.081cm" svg:height="0.351cm" svg:x="11.049cm" svg:y="8.609cm" svg:viewBox="0 0 82 352" svg:d="M82 348c0-1 0-2-6-8-44-44-55-110-55-164 0-61 13-122 56-166 5-5 5-5 5-6 0-3-2-4-4-4-3 0-35 24-56 69-17 38-22 77-22 107 0 27 4 70 24 110 21 43 51 66 54 66 2 0 4-1 4-4z">
              <text:p/>
            </draw:path>
            <draw:path draw:style-name="gr8" draw:text-style-name="P8" draw:layer="layout" svg:width="0.18cm" svg:height="0.159cm" svg:x="11.161cm" svg:y="8.717cm" svg:viewBox="0 0 181 160" svg:d="M113 136c4 14 16 24 31 24 13 0 21-8 26-20 6-12 7-23 11-34 0-4-3-4-4-4-4 0-4 1-5 6-5 20-12 44-26 44-8 0-11-5-11-16 0-8 4-25 7-37 3-13 6-25 9-38 2-5 5-18 6-24 2-8 6-21 6-23 0-7-5-10-10-10-2 0-11 1-14 13-7 25-22 87-27 105 0 2-14 30-40 30-18 0-21-16-21-29 0-20 9-47 19-72 4-10 6-15 6-22 0-16-12-29-29-29-34 0-47 51-47 55 0 3 4 3 5 3 3 0 3-1 5-6 9-31 22-44 36-44 3 0 9 1 9 12 0 8-4 18-6 24-13 34-21 56-21 73 0 34 24 43 43 43 24 0 36-16 42-24z">
              <text:p/>
            </draw:path>
            <draw:path draw:style-name="gr8" draw:text-style-name="P8" draw:layer="layout" svg:width="0.2cm" svg:height="0.013cm" svg:x="11.352cm" svg:y="8.665cm" svg:viewBox="0 0 201 14" svg:d="M101 14c-34 0-67 0-101 0 0-5 0-9 0-14 67 0 134 0 201 0 0 5 0 9 0 14-33 0-67 0-100 0z">
              <text:p/>
            </draw:path>
            <draw:path draw:style-name="gr8" draw:text-style-name="P8" draw:layer="layout" svg:width="0.179cm" svg:height="0.159cm" svg:x="11.363cm" svg:y="8.717cm" svg:viewBox="0 0 180 160" svg:d="M112 136c4 14 16 24 32 24 12 0 20-8 26-20s7-23 10-34c0-4-3-4-4-4-4 0-4 1-5 6-5 20-12 44-26 44-8 0-11-5-11-16 0-8 4-25 7-37 3-13 7-25 10-38 1-5 4-18 6-24 1-8 5-21 5-23 0-7-5-10-10-10-2 0-11 1-14 13-7 25-22 87-26 105-1 2-15 30-40 30-19 0-22-16-22-29 0-20 10-47 19-72 4-10 6-15 6-22 0-16-12-29-29-29-33 0-46 51-46 55 0 3 3 3 4 3 3 0 4-1 5-6 9-31 23-44 36-44 3 0 9 1 9 12 0 8-4 18-6 24-13 34-21 56-21 73 0 34 25 43 44 43 23 0 35-16 41-24z">
              <text:p/>
            </draw:path>
            <draw:path draw:style-name="gr8" draw:text-style-name="P8" draw:layer="layout" svg:width="0.08cm" svg:height="0.351cm" svg:x="11.574cm" svg:y="8.609cm" svg:viewBox="0 0 81 352" svg:d="M81 176c0-27-4-70-23-110-21-43-51-66-55-66-2 0-3 2-3 4 0 1 0 1 6 8 35 35 55 90 55 164 0 60-13 122-57 166-4 4-4 5-4 6 0 2 1 4 3 4 4 0 35-24 56-69 18-39 22-78 22-107z">
              <text:p/>
            </draw:path>
            <draw:path draw:style-name="gr8" draw:text-style-name="P8" draw:layer="layout" svg:width="0.098cm" svg:height="0.077cm" svg:x="11.754cm" svg:y="8.573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8" draw:text-style-name="P8" draw:layer="layout" svg:width="0.137cm" svg:height="0.011cm" svg:x="11.732cm" svg:y="8.678cm" svg:viewBox="0 0 138 12" svg:d="M69 12c-23 0-46 0-69 0 0-4 0-8 0-12 46 0 92 0 138 0 0 4 0 8 0 12-23 0-46 0-69 0z">
              <text:p/>
            </draw:path>
            <draw:path draw:style-name="gr8" draw:text-style-name="P8" draw:layer="layout" svg:width="0.087cm" svg:height="0.116cm" svg:x="11.757cm" svg:y="8.713cm" svg:viewBox="0 0 88 117" svg:d="M88 83c-3 0-5 0-8 0 0 3-2 14-5 16-1 1-16 1-19 1-11 0-23 0-34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8" draw:text-style-name="P8" draw:layer="layout" svg:width="0.047cm" svg:height="0.351cm" svg:x="11.937cm" svg:y="8.609cm" svg:viewBox="0 0 48 352" svg:d="M48 0c-16 0-32 0-48 0 0 5 0 9 0 14 11 0 23 0 34 0 0 108 0 216 0 324-11 0-23 0-34 0 0 5 0 9 0 14 16 0 32 0 48 0 0-117 0-235 0-352z">
              <text:p/>
            </draw:path>
            <draw:path draw:style-name="gr8" draw:text-style-name="P8" draw:layer="layout" svg:width="0.233cm" svg:height="0.081cm" svg:x="12.086cm" svg:y="8.74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8" draw:text-style-name="P8" draw:layer="layout" svg:width="0.115cm" svg:height="0.233cm" svg:x="12.41cm" svg:y="8.63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8" draw:text-style-name="P8" draw:layer="layout" svg:width="0.081cm" svg:height="0.351cm" svg:x="12.574cm" svg:y="8.609cm" svg:viewBox="0 0 82 352" svg:d="M82 176c0-27-4-70-23-110-22-43-52-66-55-66-2 0-4 2-4 4 0 1 0 1 7 8 34 35 54 90 54 164 0 60-13 122-56 166-5 4-5 5-5 6 0 2 2 4 4 4 3 0 35-24 56-69 18-39 22-78 22-107z">
              <text:p/>
            </draw:path>
          </draw:g>
        </draw:g>
        <draw:g draw:style-name="gr7">
          <svg:title>TexMaths</svg:title>
          <svg:desc>10§display§u:§svg§600§TRUE§</svg:desc>
          <draw:g>
            <draw:path draw:style-name="gr8" draw:text-style-name="P8" draw:layer="layout" svg:width="0.178cm" svg:height="0.156cm" svg:x="8.632cm" svg:y="9.251cm" svg:viewBox="0 0 179 157" svg:d="M112 134c4 14 17 23 32 23 12 0 20-8 26-19 6-13 9-34 9-35 0-3-2-3-3-3-4 0-4 1-5 6-5 20-12 43-26 43-8 0-11-4-11-16 0-7 4-24 7-36s6-25 10-37c1-5 4-18 6-23 1-8 5-22 5-24 0-6-5-9-10-9-2 0-11 0-14 12-7 26-22 86-26 104-1 1-15 29-40 29-18 0-22-15-22-28 0-20 10-46 19-70 4-11 6-16 6-22 0-16-11-29-29-29-33 0-46 51-46 54s3 2 4 3c4 0 4 0 6-6 9-30 22-43 35-43 3 0 9 0 9 11 0 9-4 19-6 24-13 34-20 55-20 72 0 33 24 42 43 42 23 0 36-16 41-23z">
              <text:p/>
            </draw:path>
            <draw:path draw:style-name="gr8" draw:text-style-name="P8" draw:layer="layout" svg:width="0.036cm" svg:height="0.148cm" svg:x="8.949cm" svg:y="9.255cm" svg:viewBox="0 0 37 149" svg:d="M37 18c0-10-9-18-19-18-11 0-18 8-18 18s7 19 18 19c10 0 19-9 19-19zM37 131c0-10-9-19-19-19-11 0-18 9-18 19s7 18 18 18c10 0 19-8 19-18z">
              <text:p/>
            </draw:path>
          </draw:g>
        </draw:g>
        <draw:frame draw:style-name="gr49" draw:text-style-name="P3" draw:layer="layout" svg:width="1.424cm" svg:height="0.395cm" svg:x="9.103cm" svg:y="9.104cm">
          <draw:text-box>
            <text:p><text:span text:style-name="T2">first bit of</text:span></text:p>
          </draw:text-box>
        </draw:frame>
        <draw:g draw:style-name="gr7">
          <svg:title>TexMaths</svg:title>
          <svg:desc>10§display§\bm{u}_i§svg§600§TRUE§</svg:desc>
          <draw:g>
            <draw:path draw:style-name="gr8" draw:text-style-name="P8" draw:layer="layout" svg:width="0.214cm" svg:height="0.159cm" svg:x="10.664cm" svg:y="9.246cm" svg:viewBox="0 0 215 160" svg:d="M185 47c3-9 7-26 7-29 0-7-5-15-16-15-6 0-18 3-23 18-1 5-17 69-20 80-2 8-4 18-5 24-6 8-20 22-38 22-20 0-21-17-21-25 0-21 11-48 21-73 4-9 5-11 5-17 0-21-21-32-40-32-37 0-55 48-55 55 0 5 5 5 9 5s6 0 8-5c11-39 30-42 36-42 2 0 6 0 6 7 0 8-4 18-6 22-15 37-21 56-21 73 0 39 35 45 56 45 10 0 25-2 44-19 11 17 32 19 39 19 13 0 23-8 31-20 8-14 13-32 13-34 0-5-5-5-8-5-4 0-6 0-8 2 0 1 0 2-2 10-7 27-15 34-24 34-4 0-7-3-7-13 0-6 1-11 4-24 2-10 6-24 7-32 3-11 6-21 8-31z">
              <text:p/>
            </draw:path>
            <draw:path draw:style-name="gr8" draw:text-style-name="P8" draw:layer="layout" svg:width="0.074cm" svg:height="0.163cm" svg:x="10.902cm" svg:y="9.294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frame draw:style-name="gr64" draw:text-style-name="P2" draw:layer="layout" svg:width="1.67cm" svg:height="0.319cm" svg:x="11.302cm" svg:y="6.656cm">
          <draw:text-box>
            <text:p><text:span text:style-name="T1">(select order)</text:span></text:p>
          </draw:text-box>
        </draw:frame>
        <draw:line draw:style-name="gr67" draw:text-style-name="P10" draw:layer="layout" svg:x1="12.8cm" svg:y1="7.1cm" svg:x2="12.8cm" svg:y2="8.9cm">
          <text:p/>
        </draw:line>
        <draw:frame draw:style-name="gr22" draw:text-style-name="P3" draw:layer="layout" svg:width="2.093cm" svg:height="0.395cm" svg:x="6.403cm" svg:y="4.006cm">
          <draw:text-box>
            <text:p><text:span text:style-name="T2">reset symbol:</text:span></text:p>
          </draw:text-box>
        </draw:frame>
        <draw:g draw:style-name="gr7">
          <svg:title>TexMaths</svg:title>
          <svg:desc>10§display§(01)^{\frac{\nu}{2}}, 
(10)^{\frac{\nu}{2}}
\!\in\! 
\mathcal{C}§svg§600§TRUE§</svg:desc>
          <draw:g>
            <draw:path draw:style-name="gr8" draw:text-style-name="P8" draw:layer="layout" svg:width="0.081cm" svg:height="0.349cm" svg:x="8.735cm" svg:y="4.057cm" svg:viewBox="0 0 82 350" svg:d="M82 346c0-1 0-1-6-7-44-44-56-111-56-163 0-61 14-122 57-166 5-4 5-5 5-6 0-2-2-4-4-4-4 0-35 24-56 69-18 38-22 77-22 107 0 26 4 68 23 108 21 43 51 66 55 66 2 0 4-1 4-4z">
              <text:p/>
            </draw:path>
            <draw:path draw:style-name="gr8" draw:text-style-name="P8" draw:layer="layout" svg:width="0.146cm" svg:height="0.239cm" svg:x="8.851cm" svg:y="4.087cm" svg:viewBox="0 0 147 240" svg:d="M147 121c0-28-1-56-14-82-16-33-45-39-59-39-21 0-47 9-61 42-12 24-13 51-13 79 0 27 1 58 15 84 15 28 41 35 58 35 19 0 46-7 61-40 12-24 13-51 13-79zM73 232c-13 0-34-8-40-41-4-21-4-53-4-74 0-22 0-46 3-64 6-42 33-45 41-45 12 0 35 6 42 41 3 19 3 46 3 68 0 26 0 50-4 73-5 32-25 42-41 42z">
              <text:p/>
            </draw:path>
            <draw:path draw:style-name="gr8" draw:text-style-name="P8" draw:layer="layout" svg:width="0.115cm" svg:height="0.231cm" svg:x="9.044cm" svg:y="4.087cm" svg:viewBox="0 0 116 232" svg:d="M72 9c0-8 0-9-8-9-22 22-53 22-64 22 0 4 0 7 0 11 7 0 28 0 46-9 0 60 0 121 0 181 0 12-1 17-33 17-4 0-7 0-11 0 0 4 0 7 0 10 12-1 43-1 57-1s44 0 57 1c0-3 0-6 0-10-4 0-8 0-12 0-31 0-32-4-32-17 0-65 0-131 0-196z">
              <text:p/>
            </draw:path>
            <draw:path draw:style-name="gr8" draw:text-style-name="P8" draw:layer="layout" svg:width="0.081cm" svg:height="0.349cm" svg:x="9.208cm" svg:y="4.057cm" svg:viewBox="0 0 82 350" svg:d="M82 176c0-28-4-70-24-110-21-43-51-66-54-66-2 0-4 2-4 4 0 1 0 2 7 8 34 35 54 90 54 164 0 59-13 120-56 165-5 4-5 4-5 5 0 3 2 4 4 4 3 0 35-24 56-68 17-39 22-78 22-106z">
              <text:p/>
            </draw:path>
            <draw:path draw:style-name="gr8" draw:text-style-name="P8" draw:layer="layout" svg:width="0.098cm" svg:height="0.076cm" svg:x="9.388cm" svg:y="4.004cm" svg:viewBox="0 0 99 77" svg:d="M32 7c1-3 1-3 1-4 0-3-2-3-5-3-7 1-15 1-22 2-3 0-3 0-4 1s-1 3-1 4c0 3 3 3 5 3 6 0 8 0 9 1 0 3 0 3-1 7-4 17-8 33-12 50-1 2-1 4-2 6 0 3 2 3 4 3 1 0 2 0 3 0 13-1 37-7 60-24 27-20 32-44 32-47s-2-6-6-6-8 2-9 7c-2 8-7 24-26 41-10 8-25 17-41 22 5-21 10-42 15-63z">
              <text:p/>
            </draw:path>
            <draw:path draw:style-name="gr8" draw:text-style-name="P8" draw:layer="layout" svg:width="0.136cm" svg:height="0.011cm" svg:x="9.367cm" svg:y="4.108cm" svg:viewBox="0 0 137 12" svg:d="M0 0c46 0 91 0 137 0 0 4 0 8 0 12-46 0-91 0-137 0 0-4 0-8 0-12z">
              <text:p/>
            </draw:path>
            <draw:path draw:style-name="gr8" draw:text-style-name="P8" draw:layer="layout" svg:width="0.086cm" svg:height="0.116cm" svg:x="9.392cm" svg:y="4.1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8" draw:text-style-name="P8" draw:layer="layout" svg:width="0.04cm" svg:height="0.104cm" svg:x="9.594cm" svg:y="4.282cm" svg:viewBox="0 0 41 105" svg:d="M41 37c0-23-8-37-22-37-12 0-19 9-19 19 0 9 7 18 19 18 4 0 9-1 12-4 1-1 1-1 2-1 0 2 1 0 1 5 0 26-12 47-24 59-4 3-4 4-4 5 0 3 2 4 3 4 4 0 32-27 32-68z">
              <text:p/>
            </draw:path>
            <draw:path draw:style-name="gr8" draw:text-style-name="P8" draw:layer="layout" svg:width="0.081cm" svg:height="0.349cm" svg:x="9.755cm" svg:y="4.057cm" svg:viewBox="0 0 82 350" svg:d="M82 346c0-1 0-1-6-7-44-44-56-111-56-163 0-61 14-122 57-166 5-4 5-5 5-6 0-2-2-4-4-4-3 0-35 24-56 69-18 38-22 77-22 107 0 26 4 68 23 108 21 43 52 66 55 66 2 0 4-1 4-4z">
              <text:p/>
            </draw:path>
            <draw:path draw:style-name="gr8" draw:text-style-name="P8" draw:layer="layout" svg:width="0.115cm" svg:height="0.231cm" svg:x="9.888cm" svg:y="4.087cm" svg:viewBox="0 0 116 232" svg:d="M72 9c0-8 0-9-8-9-22 22-53 22-64 22 0 4 0 7 0 11 7 0 28 0 46-9 0 60 0 121 0 181 0 12-1 17-33 17-4 0-7 0-11 0 0 4 0 7 0 10 13-1 43-1 57-1s45 0 57 1c0-3 0-6 0-10-4 0-7 0-11 0-32 0-33-4-33-17 0-65 0-131 0-196z">
              <text:p/>
            </draw:path>
            <draw:path draw:style-name="gr8" draw:text-style-name="P8" draw:layer="layout" svg:width="0.147cm" svg:height="0.239cm" svg:x="10.045cm" svg:y="4.087cm" svg:viewBox="0 0 148 240" svg:d="M148 121c0-28-2-56-14-82-16-33-45-39-60-39-21 0-46 9-61 42-11 24-13 51-13 79 0 27 2 58 16 84 15 28 41 35 58 35 19 0 46-7 61-40 11-24 13-51 13-79zM74 232c-14 0-34-8-41-41-4-21-4-53-4-74 0-22 0-46 3-64 7-42 33-45 42-45 12 0 35 6 41 41 4 19 4 46 4 68 0 26 0 50-4 73-5 32-25 42-41 42z">
              <text:p/>
            </draw:path>
            <draw:path draw:style-name="gr8" draw:text-style-name="P8" draw:layer="layout" svg:width="0.081cm" svg:height="0.349cm" svg:x="10.227cm" svg:y="4.057cm" svg:viewBox="0 0 82 350" svg:d="M82 176c0-28-4-70-23-110-22-43-52-66-55-66-2 0-4 2-4 4 0 1 0 2 7 8 34 35 54 90 54 164 0 59-13 120-56 165-5 4-5 4-5 5 0 3 2 4 4 4 3 0 35-24 56-68 17-39 22-78 22-106z">
              <text:p/>
            </draw:path>
            <draw:path draw:style-name="gr8" draw:text-style-name="P8" draw:layer="layout" svg:width="0.098cm" svg:height="0.076cm" svg:x="10.407cm" svg:y="4.004cm" svg:viewBox="0 0 99 77" svg:d="M33 7c0-3 0-3 0-4 0-3-2-3-5-3-7 1-15 1-22 2-3 0-3 0-4 1s-1 3-1 4c0 3 3 3 5 3 6 0 8 0 9 1 0 3 0 3-1 7-4 17-8 33-12 50-1 2-1 4-2 6 0 3 2 3 4 3 1 0 2 0 3 0 13-1 37-7 60-24 27-20 32-44 32-47s-2-6-6-6-8 2-9 7c-2 8-7 24-26 41-10 8-25 17-41 22 5-21 11-42 16-63z">
              <text:p/>
            </draw:path>
            <draw:path draw:style-name="gr8" draw:text-style-name="P8" draw:layer="layout" svg:width="0.136cm" svg:height="0.011cm" svg:x="10.386cm" svg:y="4.108cm" svg:viewBox="0 0 137 12" svg:d="M0 0c46 0 91 0 137 0 0 4 0 8 0 12-46 0-91 0-137 0 0-4 0-8 0-12z">
              <text:p/>
            </draw:path>
            <draw:path draw:style-name="gr8" draw:text-style-name="P8" draw:layer="layout" svg:width="0.086cm" svg:height="0.116cm" svg:x="10.411cm" svg:y="4.1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8" draw:text-style-name="P8" draw:layer="layout" svg:width="0.175cm" svg:height="0.201cm" svg:x="10.651cm" svg:y="4.131cm" svg:viewBox="0 0 176 202" svg:d="M164 109c6 0 12 0 12-7s-6-7-12-7c-50 0-99 0-149 0 4-47 44-81 94-81 18 0 37 0 55 0 6 0 12 0 12-7s-6-7-12-7c-19 0-37 0-56 0-60 0-108 46-108 102s48 100 108 100c19 0 37 0 56 0 6 0 12 0 12-6 0-7-6-7-12-7-18 0-37 0-55 0-50 0-90-33-94-80 50 0 99 0 149 0z">
              <text:p/>
            </draw:path>
            <draw:path draw:style-name="gr8" draw:text-style-name="P8" draw:layer="layout" svg:width="0.182cm" svg:height="0.254cm" svg:x="10.9cm" svg:y="4.073cm" svg:viewBox="0 0 183 255" svg:d="M170 192c0-2-2-2-4-2-6 0-14 5-15 5-7 5-8 7-12 12-11 17-27 29-49 29-32 0-61-23-61-75 0-31 13-73 32-101 15-22 34-40 70-40 14 0 22 4 22 17s-13 38-17 45c-2 3-2 4-2 5 0 2 2 2 4 2 7 0 20-7 24-13 1-1 21-36 21-54 0-19-16-22-28-22-51 0-93 34-109 53-42 51-46 105-46 123 0 50 26 79 66 79 57 0 104-54 104-63z">
              <text:p/>
            </draw:path>
          </draw:g>
        </draw:g>
        <draw:g draw:style-name="gr7">
          <svg:title>TexMaths</svg:title>
          <svg:desc>10§display§\phi_1§svg§600§TRUE§</svg:desc>
          <draw:g>
            <draw:path draw:style-name="gr8" draw:text-style-name="P8" draw:layer="layout" svg:width="0.182cm" svg:height="0.313cm" svg:x="2.302cm" svg:y="3.641cm" svg:viewBox="0 0 183 314" svg:d="M136 8c0-1 0-3 1-4 0-1 0-4-4-4s-4 1-5 7c-7 27-14 54-21 81-55 2-107 48-107 95 0 33 25 61 67 63-2 11-5 22-8 33-4 17-7 30-7 31 0 4 2 4 4 4s2 0 3-1 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8" draw:text-style-name="P8" draw:layer="layout" svg:width="0.088cm" svg:height="0.161cm" svg:x="2.52cm" svg:y="3.774cm" svg:viewBox="0 0 89 162" svg:d="M55 7c0-7 0-7-7-7-16 15-38 16-48 16 0 3 0 5 0 8 6 0 22 0 35-6 0 41 0 83 0 125 0 8 0 11-24 11-3 0-7 0-10 0 0 3 0 5 0 8 5-1 35-1 44-1 8 0 39 0 44 1 0-3 0-5 0-8-3 0-6 0-9 0-25 0-25-3-25-11 0-46 0-91 0-136z">
              <text:p/>
            </draw:path>
          </draw:g>
        </draw:g>
        <draw:g draw:style-name="gr7">
          <svg:title>TexMaths</svg:title>
          <svg:desc>10§display§\phi_0 \circ \phi_1§svg§600§TRUE§</svg:desc>
          <draw:g>
            <draw:path draw:style-name="gr8" draw:text-style-name="P8" draw:layer="layout" svg:width="0.183cm" svg:height="0.313cm" svg:x="7.958cm" svg:y="4.873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8" draw:text-style-name="P8" draw:layer="layout" svg:width="0.113cm" svg:height="0.166cm" svg:x="8.163cm" svg:y="5.006cm" svg:viewBox="0 0 114 167" svg:d="M114 84c0-26-3-46-15-63-7-11-22-21-42-21-57 0-57 66-57 84 0 17 0 83 57 83s57-65 57-83zM57 160c-11 0-26-6-31-26-4-14-4-35-4-53s0-36 4-50c5-19 21-24 31-24 13 0 26 8 30 22 4 13 5 31 5 52 0 18 0 37-4 52-5 22-21 27-31 27z">
              <text:p/>
            </draw:path>
            <draw:path draw:style-name="gr8" draw:text-style-name="P8" draw:layer="layout" svg:width="0.136cm" svg:height="0.135cm" svg:x="8.405cm" svg:y="4.961cm" svg:viewBox="0 0 137 136" svg:d="M137 68c0-38-32-68-68-68-38 0-69 31-69 68s31 68 69 68c36 0 68-31 68-68zM69 122c-31 0-55-25-55-54 0-30 24-54 55-54 29 0 54 23 54 54 0 30-25 54-54 54z">
              <text:p/>
            </draw:path>
            <draw:path draw:style-name="gr8" draw:text-style-name="P8" draw:layer="layout" svg:width="0.183cm" svg:height="0.313cm" svg:x="8.656cm" svg:y="4.873cm" svg:viewBox="0 0 184 314" svg:d="M136 8c0-1 1-3 1-4s0-4-4-4-4 1-6 7c-7 27-13 54-20 81-56 2-107 48-107 95 0 33 24 61 67 63-3 11-5 22-8 33-4 17-8 30-8 31 0 4 2 4 4 4 1 0 3 0 4-1s3-10 4-14c4-18 9-35 13-53 57-1 108-49 108-95 0-27-19-60-68-63 7-27 13-53 20-80zM69 239c-21-1-47-14-47-49 0-41 31-90 83-94-12 48-24 95-36 143zM114 96c27 1 47 17 47 48 0 40-30 90-83 95 12-48 24-95 36-143z">
              <text:p/>
            </draw:path>
            <draw:path draw:style-name="gr8" draw:text-style-name="P8" draw:layer="layout" svg:width="0.089cm" svg:height="0.161cm" svg:x="8.874cm" svg:y="5.006cm" svg:viewBox="0 0 90 162" svg:d="M56 7c0-7 0-7-7-7-16 15-38 16-49 16 0 3 0 5 0 8 6 0 23 0 36-6 0 41 0 83 0 125 0 8 0 11-24 11-3 0-7 0-10 0 0 3 0 5 0 8 5-1 35-1 44-1 8 0 39 0 44 1 0-3 0-5 0-8-3 0-6 0-9 0-25 0-25-3-25-11 0-46 0-91 0-136z">
              <text:p/>
            </draw:path>
          </draw:g>
        </draw:g>
        <draw:frame draw:style-name="gr10" draw:text-style-name="P20" draw:layer="layout" svg:width="1.019cm" svg:height="5.601cm" svg:x="3.803cm" svg:y="14.204cm">
          <draw:text-box>
            <text:p text:style-name="P19"><text:span text:style-name="T7">------</text:span></text:p>
            <text:p text:style-name="P19"><text:span text:style-name="T7">001011</text:span></text:p>
            <text:p text:style-name="P19"><text:span text:style-name="T7">001101</text:span></text:p>
            <text:p text:style-name="P19"><text:span text:style-name="T7">001110</text:span></text:p>
            <text:p text:style-name="P19"><text:span text:style-name="T7">010011</text:span></text:p>
            <text:p text:style-name="P19"><text:span text:style-name="T7">010101</text:span></text:p>
            <text:p text:style-name="P19"><text:span text:style-name="T7">010110</text:span></text:p>
            <text:p text:style-name="P19"><text:span text:style-name="T7">011001</text:span></text:p>
            <text:p text:style-name="P19"><text:span text:style-name="T7">011010</text:span></text:p>
            <text:p text:style-name="P19"><text:span text:style-name="T7">------</text:span></text:p>
            <text:p text:style-name="P19"><text:span text:style-name="T7">------</text:span></text:p>
            <text:p text:style-name="P19"><text:span text:style-name="T7">100101</text:span></text:p>
            <text:p text:style-name="P19"><text:span text:style-name="T7">100110</text:span></text:p>
            <text:p text:style-name="P19"><text:span text:style-name="T7">101001</text:span></text:p>
            <text:p text:style-name="P19"><text:span text:style-name="T7">101010</text:span></text:p>
            <text:p text:style-name="P19"><text:span text:style-name="T7">101100</text:span></text:p>
            <text:p text:style-name="P19"><text:span text:style-name="T7">110001</text:span></text:p>
            <text:p text:style-name="P19"><text:span text:style-name="T7">110010</text:span></text:p>
            <text:p text:style-name="P19"><text:span text:style-name="T7">110100</text:span></text:p>
            <text:p text:style-name="P19"><text:span text:style-name="T7">------</text:span></text:p>
          </draw:text-box>
        </draw:frame>
        <draw:frame draw:style-name="gr51" draw:text-style-name="P3" draw:layer="layout" svg:width="1.623cm" svg:height="0.395cm" svg:x="9.403cm" svg:y="3.207cm">
          <draw:text-box>
            <text:p><text:span text:style-name="T2">(right-end)</text:span></text:p>
          </draw:text-box>
        </draw:frame>
        <draw:g draw:style-name="gr7">
          <svg:title>TexMaths</svg:title>
          <svg:desc>10§display§\rho \!-\! 1§svg§600§TRUE§</svg:desc>
          <draw:g>
            <draw:path draw:style-name="gr8" draw:text-style-name="P8" draw:layer="layout" svg:width="0.165cm" svg:height="0.228cm" svg:x="11.11cm" svg:y="3.366cm" svg:viewBox="0 0 166 229" svg:d="M1 214c-1 4-1 4-1 5 0 6 4 10 10 10 7 0 12-6 12-8 2-3 13-50 23-86 7 14 18 23 34 23 42 0 87-49 87-101 0-37-23-57-49-57-34 0-71 35-81 77-12 46-23 91-35 137zM79 150c-24 0-30-28-30-31 0-1 2-8 3-13 10-39 13-51 21-65 15-26 32-34 43-34 13 0 25 10 25 35 0 19-11 58-20 75-12 22-29 33-42 33z">
              <text:p/>
            </draw:path>
            <draw:path draw:style-name="gr8" draw:text-style-name="P8" draw:layer="layout" svg:width="0.213cm" svg:height="0.013cm" svg:x="11.33cm" svg:y="3.426cm" svg:viewBox="0 0 214 14" svg:d="M202 14c6 0 12 0 12-7s-6-7-12-7c-64 0-127 0-190 0-6 0-12 0-12 7s6 7 12 7c63 0 126 0 190 0z">
              <text:p/>
            </draw:path>
            <draw:path draw:style-name="gr8" draw:text-style-name="P8" draw:layer="layout" svg:width="0.115cm" svg:height="0.231cm" svg:x="11.623cm" svg:y="3.287cm" svg:viewBox="0 0 116 232" svg:d="M72 9c0-8 0-9-8-9-22 23-53 23-64 23 0 3 0 7 0 10 7 0 28 0 46-9 0 60 0 121 0 181 0 12-1 16-33 16-4 0-7 0-11 0 0 4 0 8 0 11 12-1 43-1 57-1s45 0 57 1c0-3 0-7 0-11-4 0-7 0-11 0-32 0-33-3-33-16 0-65 0-131 0-196z">
              <text:p/>
            </draw:path>
          </draw:g>
        </draw:g>
      </draw:page>
      <draw:page draw:name="page2" draw:style-name="dp1" draw:master-page-name="Default">
        <draw:custom-shape draw:style-name="gr1" draw:text-style-name="P1" draw:layer="layout" svg:width="0.8cm" svg:height="0.2cm" svg:x="3.4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4" draw:text-style-name="P4" draw:layer="layout" svg:width="0.171cm" svg:height="0.323cm" svg:x="18.601cm" svg:y="0.601cm">
          <draw:text-box>
            <text:p><text:span text:style-name="T3">8</text:span></text:p>
          </draw:text-box>
        </draw:frame>
        <draw:frame draw:style-name="gr5" draw:text-style-name="P6" draw:layer="layout" svg:width="1.018cm" svg:height="5.601cm" svg:x="1.902cm" svg:y="13.202cm">
          <draw:text-box>
            <text:p text:style-name="P5"><text:span text:style-name="T3">000111</text:span></text:p>
            <text:p text:style-name="P5"><text:span text:style-name="T3">001011</text:span></text:p>
            <text:p text:style-name="P5"><text:span text:style-name="T3">001101</text:span></text:p>
            <text:p text:style-name="P5"><text:span text:style-name="T3">001110</text:span></text:p>
            <text:p text:style-name="P5"><text:span text:style-name="T3">010011</text:span></text:p>
            <text:p text:style-name="P5"><text:span text:style-name="T3">010101</text:span></text:p>
            <text:p text:style-name="P5"><text:span text:style-name="T3">010110</text:span></text:p>
            <text:p text:style-name="P5"><text:span text:style-name="T3">011001</text:span></text:p>
            <text:p text:style-name="P5"><text:span text:style-name="T3">011010</text:span></text:p>
            <text:p text:style-name="P5"><text:span text:style-name="T3">011100</text:span></text:p>
            <text:p text:style-name="P5"><text:span text:style-name="T3">100011</text:span></text:p>
            <text:p text:style-name="P5"><text:span text:style-name="T3">100101</text:span></text:p>
            <text:p text:style-name="P5"><text:span text:style-name="T3">100110</text:span></text:p>
            <text:p text:style-name="P5"><text:span text:style-name="T3">101001</text:span></text:p>
            <text:p text:style-name="P5"><text:span text:style-name="T3">101010</text:span></text:p>
            <text:p text:style-name="P5"><text:span text:style-name="T3">101100</text:span></text:p>
            <text:p text:style-name="P5"><text:span text:style-name="T3">110001</text:span></text:p>
            <text:p text:style-name="P5"><text:span text:style-name="T3">110010</text:span></text:p>
            <text:p text:style-name="P5"><text:span text:style-name="T3">110100</text:span></text:p>
            <text:p text:style-name="P5"><text:span text:style-name="T3">111000</text:span></text:p>
          </draw:text-box>
        </draw:frame>
        <draw:frame draw:style-name="gr6" draw:text-style-name="P7" draw:layer="layout" svg:width="0.341cm" svg:height="5.601cm" svg:x="1.302cm" svg:y="13.202cm">
          <draw:text-box>
            <text:p text:style-name="P5"><text:span text:style-name="T3">1</text:span></text:p>
            <text:p text:style-name="P5"><text:span text:style-name="T3">2</text:span></text:p>
            <text:p text:style-name="P5"><text:span text:style-name="T3">3</text:span></text:p>
            <text:p text:style-name="P5"><text:span text:style-name="T3">4</text:span></text:p>
            <text:p text:style-name="P5"><text:span text:style-name="T3">5</text:span></text:p>
            <text:p text:style-name="P5"><text:span text:style-name="T3">6</text:span></text:p>
            <text:p text:style-name="P5"><text:span text:style-name="T3">7</text:span></text:p>
            <text:p text:style-name="P5"><text:span text:style-name="T3">8</text:span></text:p>
            <text:p text:style-name="P5"><text:span text:style-name="T3">9</text:span></text:p>
            <text:p text:style-name="P5"><text:span text:style-name="T3">10</text:span></text:p>
            <text:p text:style-name="P5"><text:span text:style-name="T3">11</text:span></text:p>
            <text:p text:style-name="P5"><text:span text:style-name="T3">12</text:span></text:p>
            <text:p text:style-name="P5"><text:span text:style-name="T3">13</text:span></text:p>
            <text:p text:style-name="P5"><text:span text:style-name="T3">14</text:span></text:p>
            <text:p text:style-name="P5"><text:span text:style-name="T3">15</text:span></text:p>
            <text:p text:style-name="P5"><text:span text:style-name="T3">16</text:span></text:p>
            <text:p text:style-name="P5"><text:span text:style-name="T3">17</text:span></text:p>
            <text:p text:style-name="P5"><text:span text:style-name="T3">18</text:span></text:p>
            <text:p text:style-name="P5"><text:span text:style-name="T3">19</text:span></text:p>
            <text:p text:style-name="P5"><text:span text:style-name="T3">20</text:span></text:p>
          </draw:text-box>
        </draw:frame>
        <draw:g draw:style-name="gr7">
          <svg:title>TexMaths</svg:title>
          <svg:desc>10§display§\mathcal{C}_0 \!\subset\! \mathbb{B}^6§svg§600§TRUE§</svg:desc>
          <draw:g>
            <draw:path draw:style-name="gr8" draw:text-style-name="P8" draw:layer="layout" svg:width="0.182cm" svg:height="0.254cm" svg:x="1.917cm" svg:y="12.779cm" svg:viewBox="0 0 183 255" svg:d="M170 192c0-2-2-2-3-2-6 0-10 3-15 5-7 4-9 6-13 12-11 16-26 28-49 28-32 0-60-22-60-74 0-32 13-73 31-101 16-23 35-41 71-41 13 0 22 5 22 18 0 12-13 37-18 44-2 4-2 5-2 6 0 2 2 2 4 2 7 0 20-8 24-13 1-2 21-36 21-54 0-19-15-22-28-22-51 0-93 33-109 53-42 50-46 105-46 123 0 50 26 79 67 79 56 0 103-55 103-63z">
              <text:p/>
            </draw:path>
            <draw:path draw:style-name="gr8" draw:text-style-name="P8" draw:layer="layout" svg:width="0.113cm" svg:height="0.167cm" svg:x="2.111cm" svg:y="12.915cm" svg:viewBox="0 0 114 168" svg:d="M114 85c0-28-4-47-15-64-7-11-23-21-42-21-57 0-57 67-57 85 0 17 0 83 57 83s57-66 57-83zM57 161c-12 0-27-7-32-27-3-14-3-35-3-53s0-36 4-50c5-19 21-24 31-24 13 0 26 8 30 22 4 13 4 31 4 52 0 18 0 37-3 52-5 23-22 28-31 28z">
              <text:p/>
            </draw:path>
            <draw:path draw:style-name="gr8" draw:text-style-name="P8" draw:layer="layout" svg:width="0.214cm" svg:height="0.201cm" svg:x="2.323cm" svg:y="12.837cm" svg:viewBox="0 0 215 202" svg:d="M203 14c6 0 12 0 12-7s-6-7-12-7c-32 0-63 0-95 0-60 0-108 44-108 101 0 56 48 101 108 101 32 0 63 0 95 0 6 0 12 0 12-6 0-7-6-7-12-7-31 0-63 0-94 0-55 0-94-41-94-88 0-48 39-87 94-87 31 0 63 0 94 0z">
              <text:p/>
            </draw:path>
            <draw:path draw:style-name="gr8" draw:text-style-name="P8" draw:layer="layout" svg:width="0.213cm" svg:height="0.238cm" svg:x="2.609cm" svg:y="12.786cm" svg:viewBox="0 0 214 239" svg:d="M46 32c0-5 0-14-4-20 13 0 26 0 39 0-5 6-5 13-5 18 0 60 0 120 0 179 0 5 0 12 5 18-13 0-26 0-39 0 4-6 4-15 4-20 0-58 0-117 0-175zM141 105c12-11 14-29 14-44 0-24-7-39-15-47 24 2 49 11 49 46 0 22-25 41-48 45zM88 31c0-7 0-11 5-15 2 0 7-4 15-4 16 0 35 12 35 49 0 40-20 48-55 49 0-27 0-53 0-79zM162 111c20-10 39-27 39-51 0-49-40-60-83-60-35 0-71 0-106 0-7 0-12 0-12 6s6 6 11 6c21 0 22 4 22 20 0 58 0 117 0 175 0 17-1 20-23 20-4 0-10 0-10 6s5 6 12 6c35 0 69 0 104 0 43 0 98-17 98-64 0-37-26-57-52-64zM88 208c0-28 0-57 0-86 28 0 40 0 51 8 14 11 15 33 15 45 0 13-1 52-45 52-21 0-21-12-21-19zM151 223c13-15 15-33 15-48 0-25-5-43-19-54 32 5 55 23 55 54 0 25-21 41-51 48z">
              <text:p/>
            </draw:path>
            <draw:path draw:style-name="gr8" draw:text-style-name="P8" draw:layer="layout" svg:width="0.112cm" svg:height="0.167cm" svg:x="2.853cm" svg:y="12.718cm" svg:viewBox="0 0 113 168" svg:d="M23 83c0-20 2-38 11-53 9-14 22-23 38-23 7 0 17 2 22 9-6 0-11 5-11 12 0 6 4 11 11 11s12-5 12-12c0-14-10-27-35-27-35 0-71 33-71 85 0 64 30 83 57 83 30 0 56-23 56-55 0-31-25-54-54-54-19 0-30 13-36 24zM57 160c-13 0-22-7-27-18-4-7-6-19-6-34 0-24 14-42 34-42 11 0 19 4 25 13 6 10 6 20 6 34s0 25-6 34-14 13-26 13z">
              <text:p/>
            </draw:path>
          </draw:g>
        </draw:g>
        <draw:g draw:style-name="gr7">
          <svg:title>TexMaths</svg:title>
          <svg:desc>10§display§\rho_{\max}§svg§600§TRUE§</svg:desc>
          <draw:g>
            <draw:path draw:style-name="gr8" draw:text-style-name="P8" draw:layer="layout" svg:width="0.165cm" svg:height="0.228cm" svg:x="3.213cm" svg:y="12.816cm" svg:viewBox="0 0 166 229" svg:d="M1 214c-1 4-1 5-1 6 0 5 4 9 10 9 7 0 11-6 12-7 2-3 13-50 23-88 7 14 18 23 34 23 41 0 87-48 87-100 0-37-24-57-49-57-34 0-71 35-82 78-11 45-23 91-34 136zM79 150c-25 0-30-28-30-31 0-2 2-8 3-12 9-40 13-52 21-66 15-26 32-33 43-33 13 0 24 10 24 34 0 19-10 58-19 74-12 22-29 34-42 34z">
              <text:p/>
            </draw:path>
            <draw:path draw:style-name="gr8" draw:text-style-name="P8" draw:layer="layout" svg:width="0.206cm" svg:height="0.107cm" svg:x="3.397cm" svg:y="12.915cm" svg:viewBox="0 0 207 108" svg:d="M189 34c0-21-11-34-37-34-20 0-33 11-39 23-5-18-19-23-37-23-20 0-33 11-40 24 0-8 0-16 0-24-12 1-24 2-36 3 0 3 0 6 0 9 17 0 18 1 18 13 0 21 0 42 0 64 0 10-2 10-18 10 0 3 0 6 0 9 1 0 18-1 28-1 9 0 26 1 28 1 0-3 0-6 0-9-16 0-18 0-18-10 0-15 0-30 0-44 0-26 20-38 36-38 18 0 20 13 20 26 0 18 0 37 0 56 0 10-3 10-19 10 0 3 0 6 0 9 1 0 18-1 28-1s26 1 29 1c0-3 0-6 0-9-16 0-19 0-19-10 0-15 0-30 0-44 0-26 21-38 37-38 17 0 19 13 19 26 0 18 0 37 0 56 0 10-2 10-18 10 0 3 0 6 0 9 9-1 18-1 28-1 9 0 26 1 28 1 0-3 0-6 0-9-16 0-18 0-18-10 0-19 0-37 0-55z">
              <text:p/>
            </draw:path>
            <draw:path draw:style-name="gr8" draw:text-style-name="P8" draw:layer="layout" svg:width="0.121cm" svg:height="0.11cm" svg:x="3.627cm" svg:y="12.914cm" svg:viewBox="0 0 122 111" svg:d="M96 43c0-13 0-22-12-31-10-8-21-12-36-12-23 0-40 9-40 24 0 7 6 12 12 12 7 0 12-5 12-12 0-4-2-9-9-11 9-6 23-6 25-6 13 0 28 9 28 29 0 2 0 5 0 8-13 0-29 1-47 8-22 8-29 21-29 32 0 21 25 27 43 27 19 0 31-11 36-20 1 10 8 19 19 19 8-8 24 0 24-23 0-5 0-10 0-14-3 0-6 0-8 0 0 4 0 9 0 14 0 2 0 14-9 14s-9-12-9-15c0-15 0-29 0-43zM76 74c0 24-20 31-31 31-13 0-25-9-25-21 0-13 12-32 56-34 0 8 0 16 0 24z">
              <text:p/>
            </draw:path>
            <draw:path draw:style-name="gr8" draw:text-style-name="P8" draw:layer="layout" svg:width="0.134cm" svg:height="0.105cm" svg:x="3.759cm" svg:y="12.917cm" svg:viewBox="0 0 135 106" svg:d="M77 51c-1-1-1-2-2-2 0-1 17-18 19-21 8-9 17-18 36-19 0-3 0-6 0-9-7 1-14 1-20 1-8 0-17 0-25-1 0 3 0 6 0 9 5 1 5 4 5 6-1 3 0 4-3 8-6 7-12 13-18 20-7-8-13-16-20-24-2-2-3-4-3-5 0-3 4-5 7-5 0-3 0-6 0-9-9 1-18 1-28 1-7 0-16 0-23-1 0 3 0 6 0 9 11 0 17 0 24 8 10 12 20 23 30 35 1 0 1 1 2 2 0 1-18 21-20 24-10 10-18 19-38 19 0 3 0 6 0 9 8-1 13-1 21-1 7 0 17 0 24 1 0-3 0-6 0-9-3 0-5-2-5-6s3-7 7-11c6-7 11-13 17-19 7 8 15 16 22 24 4 5 4 6 4 7 0 5-5 5-6 5 0 3 0 6 0 9 2 0 19-1 27-1 7 0 16 0 24 1 0-3 0-6 0-9-16 0-18-1-24-8-11-13-23-26-34-38z">
              <text:p/>
            </draw:path>
          </draw:g>
        </draw:g>
        <draw:frame draw:style-name="gr9" draw:text-style-name="P6" draw:layer="layout" svg:width="0.171cm" svg:height="5.601cm" svg:x="3.303cm" svg:y="13.203cm">
          <draw:text-box>
            <text:p text:style-name="P5"><text:span text:style-name="T4">3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4">3</text:span></text:p>
            <text:p text:style-name="P5"><text:span text:style-name="T3">2</text:span></text:p>
            <text:p text:style-name="P5"><text:span text:style-name="T3">1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4">3</text:span></text:p>
            <text:p text:style-name="P5"><text:span text:style-name="T4">3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3">1</text:span></text:p>
            <text:p text:style-name="P5"><text:span text:style-name="T3">2</text:span></text:p>
            <text:p text:style-name="P5"><text:span text:style-name="T4">3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4">3</text:span></text:p>
          </draw:text-box>
        </draw:frame>
        <draw:frame draw:style-name="gr10" draw:text-style-name="P6" draw:layer="layout" svg:width="1.019cm" svg:height="5.601cm" svg:x="4.102cm" svg:y="13.203cm">
          <draw:text-box>
            <text:p text:style-name="P5"><text:span text:style-name="T3">------</text:span></text:p>
            <text:p text:style-name="P5"><text:span text:style-name="T4">00</text:span><text:span text:style-name="T3">10</text:span><text:span text:style-name="T4">11</text:span></text:p>
            <text:p text:style-name="P5"><text:span text:style-name="T4">00</text:span><text:span text:style-name="T3">1101</text:span></text:p>
            <text:p text:style-name="P5"><text:span text:style-name="T3">------</text:span></text:p>
            <text:p text:style-name="P5"><text:span text:style-name="T3">0100</text:span><text:span text:style-name="T4">11</text:span></text:p>
            <text:p text:style-name="P5"><text:span text:style-name="T3">010101</text:span></text:p>
            <text:p text:style-name="P5"><text:span text:style-name="T3">010110</text:span></text:p>
            <text:p text:style-name="P5"><text:span text:style-name="T3">011001</text:span></text:p>
            <text:p text:style-name="P5"><text:span text:style-name="T3">011010</text:span></text:p>
            <text:p text:style-name="P5"><text:span text:style-name="T3">------</text:span></text:p>
            <text:p text:style-name="P5"><text:span text:style-name="T3">------</text:span></text:p>
            <text:p text:style-name="P5"><text:span text:style-name="T3">100101</text:span></text:p>
            <text:p text:style-name="P5"><text:span text:style-name="T3">100110</text:span></text:p>
            <text:p text:style-name="P5"><text:span text:style-name="T3">101001</text:span></text:p>
            <text:p text:style-name="P5"><text:span text:style-name="T3">101010</text:span></text:p>
            <text:p text:style-name="P5"><text:span text:style-name="T3">1011</text:span><text:span text:style-name="T4">00</text:span></text:p>
            <text:p text:style-name="P5"><text:span text:style-name="T3">------</text:span></text:p>
            <text:p text:style-name="P5"><text:span text:style-name="T4">11</text:span><text:span text:style-name="T3">0010</text:span></text:p>
            <text:p text:style-name="P5"><text:span text:style-name="T4">11</text:span><text:span text:style-name="T3">01</text:span><text:span text:style-name="T4">00</text:span></text:p>
            <text:p text:style-name="P5"><text:span text:style-name="T3">------</text:span></text:p>
          </draw:text-box>
        </draw:frame>
        <draw:g draw:style-name="gr7">
          <svg:title>TexMaths</svg:title>
          <svg:desc>10§display§\phi:
\mathbb{B}^4 \to \mathcal{C}§svg§600§TRUE§</svg:desc>
          <draw:g>
            <draw:path draw:style-name="gr8" draw:text-style-name="P8" draw:layer="layout" svg:width="0.183cm" svg:height="0.313cm" svg:x="5.9cm" svg:y="12.207cm" svg:viewBox="0 0 184 314" svg:d="M136 8c0-2 1-4 1-5-1-1 0-3-4-3-3 0-4 1-5 7-7 27-14 54-21 81-55 2-107 48-107 96 0 32 25 60 67 62-2 11-5 22-8 33-4 17-7 30-7 31 0 4 2 4 4 4s2 0 3-1 3-10 4-14c5-17 9-35 14-53 56-1 107-49 107-95 0-27-19-60-67-63 6-27 13-53 19-80zM69 239c-21-1-46-14-46-48 0-42 30-91 82-95-12 48-24 95-36 143zM114 96c27 1 47 17 47 48 0 41-30 90-83 95 12-48 24-95 36-143z">
              <text:p/>
            </draw:path>
            <draw:path draw:style-name="gr8" draw:text-style-name="P8" draw:layer="layout" svg:width="0.036cm" svg:height="0.15cm" svg:x="6.22cm" svg:y="12.299cm" svg:viewBox="0 0 37 151" svg:d="M37 19c0-11-9-19-19-19-11 0-18 8-18 19 0 10 7 18 18 18 10 0 19-8 19-18zM37 133c0-11-9-19-19-19-11 0-18 8-18 19 0 10 7 18 18 18 10 0 19-8 19-18z">
              <text:p/>
            </draw:path>
            <draw:path draw:style-name="gr8" draw:text-style-name="P8" draw:layer="layout" svg:width="0.214cm" svg:height="0.238cm" svg:x="6.388cm" svg:y="12.21cm" svg:viewBox="0 0 215 239" svg:d="M46 32c0-5 0-13-3-20 13 0 25 0 38 0-5 6-5 13-5 18 0 60 0 120 0 179 0 5 0 12 5 18-13 0-25 0-38 0 3-6 3-15 3-20 0-58 0-117 0-175zM141 106c12-12 15-30 15-45 0-24-8-39-16-47 24 2 49 11 49 46 0 22-25 41-48 46zM89 31c0-7 0-11 5-15 1 0 6-4 15-4 15 0 34 13 34 49 0 40-20 48-54 49 0-27 0-53 0-79zM162 111c20-10 39-27 39-51 0-49-40-60-83-60-35 0-71 0-106 0-7 0-12 0-12 6s6 6 11 6c21 0 23 4 23 21 0 58 0 116 0 174 0 17-2 20-24 20-4 0-10 0-10 6s5 6 12 6c35 0 69 0 104 0 43 0 99-17 99-64 0-37-27-57-53-64zM89 208c0-28 0-57 0-86 28 0 40 0 51 8 13 11 14 33 14 45 0 13-1 52-45 52-20 0-20-12-20-19zM151 223c13-15 16-33 16-48 0-25-6-43-20-54 33 5 55 23 55 54 0 25-21 41-51 48z">
              <text:p/>
            </draw:path>
            <draw:path draw:style-name="gr8" draw:text-style-name="P8" draw:layer="layout" svg:width="0.12cm" svg:height="0.164cm" svg:x="6.628cm" svg:y="12.14cm" svg:viewBox="0 0 121 165" svg:d="M121 125c0-3 0-6 0-9-9 0-19 0-28 0 0-37 0-73 0-109 0-5 0-7-5-7-3 0-4 0-6 3-27 38-55 75-82 113 0 3 0 6 0 9 24 0 49 0 73 0 0 6 0 13 0 20 0 9 0 12-20 12-2 0-5 0-7 0 0 2 0 5 0 8 12 0 28-1 37-1s25 1 37 1c0-3 0-6 0-8-2 0-5 0-7 0-20 0-20-3-20-12 0-7 0-14 0-20 9 0 19 0 28 0zM74 27c0 30 0 59 0 89-22 0-43 0-65 0 22-30 43-59 65-89z">
              <text:p/>
            </draw:path>
            <draw:path draw:style-name="gr8" draw:text-style-name="P8" draw:layer="layout" svg:width="0.311cm" svg:height="0.182cm" svg:x="6.892cm" svg:y="12.271cm" svg:viewBox="0 0 312 183" svg:d="M274 99c-20 14-29 29-32 33-16 24-19 46-19 47 0 4 5 4 7 4 6 0 7-1 8-7 8-34 29-64 69-80 4-1 5-3 5-5 0-3-2-3-3-3-15-6-58-24-71-83-1-4-2-5-8-5-2 0-7 0-7 4 0 1 4 23 18 46 7 11 18 23 33 34-87 0-174 0-261 0-7 0-13-1-13 7 0 7 6 8 13 8 87 0 174 0 261 0z">
              <text:p/>
            </draw:path>
            <draw:path draw:style-name="gr8" draw:text-style-name="P8" draw:layer="layout" svg:width="0.182cm" svg:height="0.254cm" svg:x="7.326cm" svg:y="12.203cm" svg:viewBox="0 0 183 255" svg:d="M170 191c0-1-2-1-4-1-6 0-14 4-15 4-7 4-8 7-12 13-11 16-27 28-49 28-32 0-60-23-60-74 0-32 12-73 31-101 15-22 34-41 70-41 14 0 22 5 22 18 0 12-13 37-17 44-2 4-2 5-2 6 0 2 2 2 4 2 7 0 20-8 24-13 1-2 21-36 21-54 0-19-16-22-28-22-51 0-93 33-109 53-42 50-46 105-46 123 0 50 26 79 66 79 57 0 104-55 104-64z">
              <text:p/>
            </draw:path>
          </draw:g>
        </draw:g>
        <draw:custom-shape draw:style-name="gr11" draw:text-style-name="P9" draw:layer="layout" svg:width="0.2cm" svg:height="0.2cm" svg:x="6.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4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0.315cm" svg:height="0.319cm" svg:x="6.401cm" svg:y="12.901cm">
          <draw:text-box>
            <text:p><text:span text:style-name="T1">16</text:span></text:p>
          </draw:text-box>
        </draw:frame>
        <draw:g draw:style-name="gr7">
          <svg:title>TexMaths</svg:title>
          <svg:desc>10§display§\mathcal{C}
\subseteq
\mathcal{C}_0§svg§600§TRUE§</svg:desc>
          <draw:g>
            <draw:path draw:style-name="gr8" draw:text-style-name="P8" draw:layer="layout" svg:width="0.182cm" svg:height="0.254cm" svg:x="4.117cm" svg:y="12.798cm" svg:viewBox="0 0 183 255" svg:d="M170 191c0-2-2-2-3-2-6 0-10 4-15 5-7 5-9 7-13 13-11 17-26 28-49 28-32 0-60-22-60-74 0-31 13-73 31-101 16-22 35-41 71-41 13 0 22 5 22 18s-13 38-18 45c-2 3-2 4-2 5 0 2 2 2 4 2 7 0 20-7 24-13 1-1 21-36 21-54 0-19-15-22-28-22-51 0-93 33-109 53-42 51-46 105-46 122 0 51 26 80 67 80 56 0 103-55 103-64z">
              <text:p/>
            </draw:path>
            <draw:path draw:style-name="gr8" draw:text-style-name="P8" draw:layer="layout" svg:width="0.213cm" svg:height="0.269cm" svg:x="4.445cm" svg:y="12.822cm" svg:viewBox="0 0 214 270" svg:d="M202 14c6 0 12 0 12-7s-6-7-12-7c-32 0-63 0-94 0-61 0-108 46-108 102s48 100 108 100c31 0 62 0 94 0 6 0 12 0 12-7s-6-7-12-7c-32 0-63 0-94 0-55 0-94-40-94-86 0-48 40-88 94-88 31 0 62 0 94 0zM19 256c-6 0-12 0-12 7s6 7 12 7c61 0 122 0 183 0 6 0 12 0 12-7s-6-7-12-7c-61 0-122 0-183 0z">
              <text:p/>
            </draw:path>
            <draw:path draw:style-name="gr8" draw:text-style-name="P8" draw:layer="layout" svg:width="0.183cm" svg:height="0.254cm" svg:x="4.789cm" svg:y="12.798cm" svg:viewBox="0 0 184 255" svg:d="M170 191c0-2-1-2-3-2-6 0-10 4-15 5-7 5-8 7-13 13-10 17-26 28-49 28-31 0-60-22-60-74 0-31 13-73 32-101 15-22 34-41 70-41 13 0 22 5 22 18s-13 38-17 45c-2 3-2 4-2 5 0 2 1 2 3 2 7 0 20-7 25-13 0-1 21-36 21-54 0-19-16-22-29-22-51 0-92 33-109 53-41 51-46 105-46 122 0 51 26 80 67 80 57 0 103-55 103-64z">
              <text:p/>
            </draw:path>
            <draw:path draw:style-name="gr8" draw:text-style-name="P8" draw:layer="layout" svg:width="0.113cm" svg:height="0.166cm" svg:x="4.983cm" svg:y="12.935cm" svg:viewBox="0 0 114 167" svg:d="M114 85c0-27-3-47-15-64-7-11-23-21-42-21-57 0-57 67-57 85 0 17 0 82 57 82s57-65 57-82zM57 161c-12 0-26-7-31-27-4-14-4-34-4-53 0-17 0-36 4-50 5-19 21-24 31-24 13 0 26 8 30 22 4 13 4 31 4 52 0 19 0 37-3 52-5 23-21 28-31 28z">
              <text:p/>
            </draw:path>
          </draw:g>
        </draw:g>
        <draw:g draw:style-name="gr7">
          <svg:title>TexMaths</svg:title>
          <svg:desc>8§display§\mathcal{C} \!\subset\! \mathbb{B}^6, 
|\mathcal{C}| \!=\! 14§svg§600§TRUE§</svg:desc>
          <draw:g>
            <draw:path draw:style-name="gr8" draw:text-style-name="P8" draw:layer="layout" svg:width="0.145cm" svg:height="0.203cm" svg:x="6.407cm" svg:y="12.583cm" svg:viewBox="0 0 146 204" svg:d="M136 153c0-1-2-1-2-1-5 0-8 2-12 4-6 3-8 5-11 10-9 13-21 23-39 23-26 0-48-18-48-61 0-24 10-58 25-80 13-18 28-32 57-32 10 0 17 4 17 14s-10 30-14 35c-2 4-2 4-2 4 0 2 2 2 3 2 6 0 16-6 20-10 0-1 16-29 16-43 0-16-12-18-22-18-41 0-74 27-87 42-34 41-37 84-37 98 0 41 21 64 54 64 44 0 82-44 82-51z">
              <text:p/>
            </draw:path>
            <draw:path draw:style-name="gr8" draw:text-style-name="P8" draw:layer="layout" svg:width="0.171cm" svg:height="0.161cm" svg:x="6.622cm" svg:y="12.629cm" svg:viewBox="0 0 172 162" svg:d="M162 11c5 0 10 0 10-5 0-6-5-6-10-6-25 0-50 0-76 0-48 0-86 37-86 81 0 45 38 81 86 81 26 0 51 0 76 0 5 0 10 0 10-6 0-5-5-5-10-5-25 0-50 0-75 0-44 0-75-32-75-70 0-37 31-70 75-70 25 0 50 0 75 0z">
              <text:p/>
            </draw:path>
            <draw:path draw:style-name="gr8" draw:text-style-name="P8" draw:layer="layout" svg:width="0.171cm" svg:height="0.19cm" svg:x="6.851cm" svg:y="12.588cm" svg:viewBox="0 0 172 191" svg:d="M37 26c0-4 0-11-3-16 11 0 21 0 31 0-4 4-4 10-4 15 0 47 0 95 0 142 0 5 0 11 4 15-10 0-20 0-31 0 3-5 3-12 3-15 0-47 0-94 0-141zM113 85c9-9 12-24 12-36 0-19-7-31-13-38 19 3 39 10 39 37 0 18-19 33-38 37zM71 26c0-6 0-9 4-12 1-1 5-4 12-4 12 0 28 10 28 39 0 32-16 38-44 39 0-21 0-42 0-62zM130 89c16-8 31-22 31-41 0-38-32-48-67-48-28 0-56 0-84 0-6 0-10 0-10 6 0 4 5 4 9 4 17 0 18 3 18 16 0 47 0 93 0 140 0 13-1 16-19 16-3 0-8 0-8 5 0 4 4 4 10 4 27 0 55 0 83 0 34 0 79-12 79-51 0-29-22-45-42-51zM71 167c0-23 0-47 0-70 23 0 32 0 41 7 10 8 11 27 11 36 0 11-1 42-36 42-16 0-16-10-16-15zM121 179c10-12 13-27 13-39 0-20-5-34-16-44 26 4 44 19 44 44 0 21-17 33-41 39z">
              <text:p/>
            </draw:path>
            <draw:path draw:style-name="gr8" draw:text-style-name="P8" draw:layer="layout" svg:width="0.089cm" svg:height="0.133cm" svg:x="7.047cm" svg:y="12.535cm" svg:viewBox="0 0 90 134" svg:d="M19 66c0-16 2-31 9-43 6-10 18-17 30-17 6 0 13 1 17 7-5 0-9 3-9 9 0 5 4 9 10 9s9-4 9-9c0-12-8-22-27-22-29 0-58 26-58 68 0 51 24 66 46 66 24 0 44-18 44-44 0-25-19-43-42-43-16 0-25 10-29 19zM46 128c-10 0-18-6-22-15-2-5-4-16-4-27 0-19 11-34 26-34 10 0 16 4 21 11 4 7 5 16 5 27s0 19-6 27c-4 7-11 11-20 11z">
              <text:p/>
            </draw:path>
            <draw:path draw:style-name="gr8" draw:text-style-name="P8" draw:layer="layout" svg:width="0.032cm" svg:height="0.083cm" svg:x="7.186cm" svg:y="12.75cm" svg:viewBox="0 0 33 84" svg:d="M33 30c0-19-7-30-19-30-8 0-14 7-14 15 0 7 6 15 14 15 4 0 8-1 11-4 1 0 0 0 1 0v4c0 20-9 37-19 47-3 2-3 3-3 4 0 2 2 3 3 3 3 0 26-22 26-54z">
              <text:p/>
            </draw:path>
            <draw:path draw:style-name="gr8" draw:text-style-name="P8" draw:layer="layout" svg:width="0.01cm" svg:height="0.278cm" svg:x="7.321cm" svg:y="12.571cm" svg:viewBox="0 0 11 279" svg:d="M11 10c0-5 0-10-5-10-6 0-6 5-6 10 0 86 0 172 0 259 0 5 0 10 6 10 5 0 5-5 5-10 0-87 0-173 0-259z">
              <text:p/>
            </draw:path>
            <draw:path draw:style-name="gr8" draw:text-style-name="P8" draw:layer="layout" svg:width="0.145cm" svg:height="0.203cm" svg:x="7.369cm" svg:y="12.583cm" svg:viewBox="0 0 146 204" svg:d="M136 153c0-1-2-1-3-1-5 0-11 4-12 4-6 3-7 5-10 10-9 13-21 23-40 23-25 0-48-18-48-61 0-24 11-58 26-80 12-18 27-32 56-32 11 0 17 4 17 14s-10 30-13 35c-2 4-2 4-2 4 0 2 2 2 3 2 6 0 16-6 20-10 0-1 16-29 16-43 0-16-12-18-23-18-40 0-73 27-86 42-34 41-37 84-37 98 0 41 21 64 53 64 45 0 83-44 83-51z">
              <text:p/>
            </draw:path>
            <draw:path draw:style-name="gr8" draw:text-style-name="P8" draw:layer="layout" svg:width="0.01cm" svg:height="0.278cm" svg:x="7.563cm" svg:y="12.571cm" svg:viewBox="0 0 11 279" svg:d="M11 10c0-5 0-10-5-10-6 0-6 5-6 10 0 86 0 172 0 259 0 5 0 10 6 10 5 0 5-5 5-10 0-87 0-173 0-259z">
              <text:p/>
            </draw:path>
            <draw:path draw:style-name="gr8" draw:text-style-name="P8" draw:layer="layout" svg:width="0.186cm" svg:height="0.064cm" svg:x="7.654cm" svg:y="12.678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8" draw:text-style-name="P8" draw:layer="layout" svg:width="0.092cm" svg:height="0.185cm" svg:x="7.913cm" svg:y="12.594cm" svg:viewBox="0 0 93 186" svg:d="M58 7c0-6 0-7-7-7-17 18-42 18-51 18 0 3 0 6 0 8 6 0 22 0 37-7 0 49 0 97 0 145 0 10-1 14-27 14-3 0-5 0-8 0 0 2 0 5 0 8 9-1 34-1 45-1s36 0 46 1c0-3 0-6 0-8-3 0-6 0-9 0-26 0-26-3-26-14 0-52 0-104 0-157z">
              <text:p/>
            </draw:path>
            <draw:path draw:style-name="gr8" draw:text-style-name="P8" draw:layer="layout" svg:width="0.124cm" svg:height="0.188cm" svg:x="8.036cm" svg:y="12.591cm" svg:viewBox="0 0 125 189" svg:d="M75 144c0 8 0 15 0 23 0 11-1 14-21 14-2 0-4 0-6 0 0 3 0 5 0 8 11-1 26-1 38-1s27 0 38 1c0-3 0-5 0-8-2 0-4 0-6 0-20 0-21-3-21-14 0-8 0-15 0-23 9 0 18 0 28 0 0-3 0-6 0-9-10 0-19 0-28 0 0-43 0-85 0-128 0-5 0-7-5-7-2 0-3 0-6 4-28 44-57 87-86 131 0 3 0 6 0 9 25 0 50 0 75 0zM77 135c-23 0-46 0-69 0 23-35 46-70 69-105 0 35 0 70 0 105z">
              <text:p/>
            </draw:path>
          </draw:g>
        </draw:g>
        <draw:line draw:style-name="gr13" draw:text-style-name="P10" draw:layer="layout" svg:x1="6.7cm" svg:y1="13.3cm" svg:x2="7.3cm" svg:y2="13.3cm">
          <text:p/>
        </draw:line>
        <draw:line draw:style-name="gr13" draw:text-style-name="P10" draw:layer="layout" svg:x1="6.7cm" svg:y1="13.6cm" svg:x2="7.3cm" svg:y2="13.6cm">
          <text:p/>
        </draw:line>
        <draw:line draw:style-name="gr13" draw:text-style-name="P10" draw:layer="layout" svg:x1="6.7cm" svg:y1="13.9cm" svg:x2="7.3cm" svg:y2="13.9cm">
          <text:p/>
        </draw:line>
        <draw:line draw:style-name="gr13" draw:text-style-name="P10" draw:layer="layout" svg:x1="6.7cm" svg:y1="14.2cm" svg:x2="7.3cm" svg:y2="14.2cm">
          <text:p/>
        </draw:line>
        <draw:line draw:style-name="gr13" draw:text-style-name="P10" draw:layer="layout" svg:x1="6.7cm" svg:y1="14.5cm" svg:x2="7.3cm" svg:y2="14.5cm">
          <text:p/>
        </draw:line>
        <draw:line draw:style-name="gr13" draw:text-style-name="P10" draw:layer="layout" svg:x1="6.7cm" svg:y1="14.8cm" svg:x2="7.3cm" svg:y2="14.8cm">
          <text:p/>
        </draw:line>
        <draw:line draw:style-name="gr13" draw:text-style-name="P10" draw:layer="layout" svg:x1="6.7cm" svg:y1="15.1cm" svg:x2="7.3cm" svg:y2="15.1cm">
          <text:p/>
        </draw:line>
        <draw:line draw:style-name="gr13" draw:text-style-name="P10" draw:layer="layout" svg:x1="6.7cm" svg:y1="15.4cm" svg:x2="7.3cm" svg:y2="15.1cm">
          <text:p/>
        </draw:line>
        <draw:line draw:style-name="gr13" draw:text-style-name="P10" draw:layer="layout" svg:x1="6.7cm" svg:y1="15.7cm" svg:x2="7.3cm" svg:y2="16cm">
          <text:p/>
        </draw:line>
        <draw:line draw:style-name="gr13" draw:text-style-name="P10" draw:layer="layout" svg:x1="6.7cm" svg:y1="16cm" svg:x2="7.3cm" svg:y2="16cm">
          <text:p/>
        </draw:line>
        <draw:line draw:style-name="gr13" draw:text-style-name="P10" draw:layer="layout" svg:x1="6.7cm" svg:y1="16.3cm" svg:x2="7.3cm" svg:y2="16.3cm">
          <text:p/>
        </draw:line>
        <draw:line draw:style-name="gr13" draw:text-style-name="P10" draw:layer="layout" svg:x1="6.7cm" svg:y1="16.6cm" svg:x2="7.3cm" svg:y2="16.6cm">
          <text:p/>
        </draw:line>
        <draw:line draw:style-name="gr13" draw:text-style-name="P10" draw:layer="layout" svg:x1="6.7cm" svg:y1="16.9cm" svg:x2="7.3cm" svg:y2="16.9cm">
          <text:p/>
        </draw:line>
        <draw:line draw:style-name="gr13" draw:text-style-name="P10" draw:layer="layout" svg:x1="6.7cm" svg:y1="17.2cm" svg:x2="7.3cm" svg:y2="17.2cm">
          <text:p/>
        </draw:line>
        <draw:line draw:style-name="gr13" draw:text-style-name="P10" draw:layer="layout" svg:x1="6.7cm" svg:y1="17.5cm" svg:x2="7.3cm" svg:y2="17.5cm">
          <text:p/>
        </draw:line>
        <draw:line draw:style-name="gr13" draw:text-style-name="P10" draw:layer="layout" svg:x1="6.7cm" svg:y1="17.8cm" svg:x2="7.3cm" svg:y2="17.8cm">
          <text:p/>
        </draw:line>
        <draw:frame draw:style-name="gr14" draw:text-style-name="P2" draw:layer="layout" svg:width="0.959cm" svg:height="0.319cm" svg:x="6.803cm" svg:y="15.403cm">
          <draw:text-box>
            <text:p><text:span text:style-name="T1">erasure</text:span></text:p>
          </draw:text-box>
        </draw:frame>
        <draw:frame draw:style-name="gr15" draw:text-style-name="P2" draw:layer="layout" svg:width="1.014cm" svg:height="0.319cm" svg:x="7.404cm" svg:y="18.004cm">
          <draw:text-box>
            <text:p><text:span text:style-name="T1">invert to</text:span></text:p>
          </draw:text-box>
        </draw:frame>
        <draw:line draw:style-name="gr13" draw:text-style-name="P10" draw:layer="layout" svg:x1="2.6cm" svg:y1="2.2cm" svg:x2="4.6cm" svg:y2="2.2cm">
          <text:p/>
        </draw:line>
        <draw:line draw:style-name="gr13" draw:text-style-name="P10" draw:layer="layout" svg:x1="2.6cm" svg:y1="2.4cm" svg:x2="4.6cm" svg:y2="2.4cm">
          <text:p/>
        </draw:line>
        <draw:frame draw:style-name="gr16" draw:text-style-name="P3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13" draw:text-style-name="P10" draw:layer="layout" svg:x1="3.4cm" svg:y1="2.2cm" svg:x2="3.4cm" svg:y2="2.4cm">
          <text:p/>
        </draw:line>
        <draw:line draw:style-name="gr13" draw:text-style-name="P10" draw:layer="layout" svg:x1="3.6cm" svg:y1="2.2cm" svg:x2="3.6cm" svg:y2="2.4cm">
          <text:p/>
        </draw:line>
        <draw:line draw:style-name="gr13" draw:text-style-name="P10" draw:layer="layout" svg:x1="3.8cm" svg:y1="2.2cm" svg:x2="3.8cm" svg:y2="2.4cm">
          <text:p/>
        </draw:line>
        <draw:line draw:style-name="gr13" draw:text-style-name="P10" draw:layer="layout" svg:x1="4cm" svg:y1="2.2cm" svg:x2="4cm" svg:y2="2.4cm">
          <text:p/>
        </draw:line>
        <draw:line draw:style-name="gr13" draw:text-style-name="P10" draw:layer="layout" svg:x1="4.2cm" svg:y1="2.2cm" svg:x2="4.2cm" svg:y2="2.4cm">
          <text:p/>
        </draw:line>
        <draw:custom-shape draw:style-name="gr17" draw:text-style-name="P1" draw:layer="layout" svg:width="1.2cm" svg:height="0.2cm" svg:x="3.4cm" svg:y="3.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.6cm" svg:y1="3.2cm" svg:x2="5.4cm" svg:y2="3.2cm">
          <text:p/>
        </draw:line>
        <draw:line draw:style-name="gr13" draw:text-style-name="P10" draw:layer="layout" svg:x1="2.6cm" svg:y1="3.4cm" svg:x2="5.4cm" svg:y2="3.4cm">
          <text:p/>
        </draw:line>
        <draw:line draw:style-name="gr13" draw:text-style-name="P10" draw:layer="layout" svg:x1="3.4cm" svg:y1="3.2cm" svg:x2="3.4cm" svg:y2="3.4cm">
          <text:p/>
        </draw:line>
        <draw:line draw:style-name="gr13" draw:text-style-name="P10" draw:layer="layout" svg:x1="3.6cm" svg:y1="3.2cm" svg:x2="3.6cm" svg:y2="3.4cm">
          <text:p/>
        </draw:line>
        <draw:line draw:style-name="gr13" draw:text-style-name="P10" draw:layer="layout" svg:x1="3.8cm" svg:y1="3.2cm" svg:x2="3.8cm" svg:y2="3.4cm">
          <text:p/>
        </draw:line>
        <draw:line draw:style-name="gr13" draw:text-style-name="P10" draw:layer="layout" svg:x1="4cm" svg:y1="3.2cm" svg:x2="4cm" svg:y2="3.4cm">
          <text:p/>
        </draw:line>
        <draw:line draw:style-name="gr13" draw:text-style-name="P10" draw:layer="layout" svg:x1="4.2cm" svg:y1="3.2cm" svg:x2="4.2cm" svg:y2="3.4cm">
          <text:p/>
        </draw:line>
        <draw:line draw:style-name="gr13" draw:text-style-name="P10" draw:layer="layout" svg:x1="4.4cm" svg:y1="3.2cm" svg:x2="4.4cm" svg:y2="3.4cm">
          <text:p/>
        </draw:line>
        <draw:line draw:style-name="gr13" draw:text-style-name="P10" draw:layer="layout" svg:x1="4.6cm" svg:y1="3.2cm" svg:x2="4.6cm" svg:y2="3.4cm">
          <text:p/>
        </draw:line>
        <draw:line draw:style-name="gr18" draw:text-style-name="P10" draw:layer="layout" svg:x1="3.4cm" svg:y1="2.4cm" svg:x2="3.4cm" svg:y2="3.2cm">
          <text:p/>
        </draw:line>
        <draw:line draw:style-name="gr18" draw:text-style-name="P10" draw:layer="layout" svg:x1="4.2cm" svg:y1="2.4cm" svg:x2="4.6cm" svg:y2="3.2cm">
          <text:p/>
        </draw:line>
        <draw:g draw:style-name="gr7">
          <svg:title>TexMaths</svg:title>
          <svg:desc>10§display§\phi§svg§600§TRUE§</svg:desc>
          <draw:g>
            <draw:path draw:style-name="gr8" draw:text-style-name="P8" draw:layer="layout" svg:width="0.181cm" svg:height="0.313cm" svg:x="2.299cm" svg:y="2.638cm" svg:viewBox="0 0 182 314" svg:d="M135 8c1-1 1-3 1-4s0-4-5-4c-3 0-3 1-5 7-6 27-13 54-20 81-55 2-106 48-106 95 0 33 24 61 67 63-3 11-5 22-8 33-4 17-8 30-8 31 0 4 3 4 5 4 1 0 2 0 3-1s3-10 4-14c4-18 8-35 13-53 55-1 106-49 106-95 0-27-19-60-67-63 7-27 14-53 20-80zM69 239c-21-1-46-14-46-49 0-41 30-90 81-94-12 48-23 95-35 143zM113 96c26 1 46 17 46 48 0 40-30 90-81 95 12-48 23-95 35-143z">
              <text:p/>
            </draw:path>
          </draw:g>
        </draw:g>
        <draw:custom-shape draw:style-name="gr17" draw:text-style-name="P1" draw:layer="layout" svg:width="1.2cm" svg:height="0.2cm" svg:x="3.4cm" svg:y="4.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.6cm" svg:y1="4.2cm" svg:x2="5.4cm" svg:y2="4.2cm">
          <text:p/>
        </draw:line>
        <draw:line draw:style-name="gr13" draw:text-style-name="P10" draw:layer="layout" svg:x1="2.6cm" svg:y1="4.4cm" svg:x2="5.4cm" svg:y2="4.4cm">
          <text:p/>
        </draw:line>
        <draw:line draw:style-name="gr13" draw:text-style-name="P10" draw:layer="layout" svg:x1="3.4cm" svg:y1="4.2cm" svg:x2="3.4cm" svg:y2="4.4cm">
          <text:p/>
        </draw:line>
        <draw:line draw:style-name="gr13" draw:text-style-name="P10" draw:layer="layout" svg:x1="3.6cm" svg:y1="4.2cm" svg:x2="3.6cm" svg:y2="4.4cm">
          <text:p/>
        </draw:line>
        <draw:line draw:style-name="gr13" draw:text-style-name="P10" draw:layer="layout" svg:x1="3.8cm" svg:y1="4.2cm" svg:x2="3.8cm" svg:y2="4.4cm">
          <text:p/>
        </draw:line>
        <draw:line draw:style-name="gr13" draw:text-style-name="P10" draw:layer="layout" svg:x1="4cm" svg:y1="4.2cm" svg:x2="4cm" svg:y2="4.4cm">
          <text:p/>
        </draw:line>
        <draw:line draw:style-name="gr13" draw:text-style-name="P10" draw:layer="layout" svg:x1="4.2cm" svg:y1="4.2cm" svg:x2="4.2cm" svg:y2="4.4cm">
          <text:p/>
        </draw:line>
        <draw:line draw:style-name="gr13" draw:text-style-name="P10" draw:layer="layout" svg:x1="4.4cm" svg:y1="4.2cm" svg:x2="4.4cm" svg:y2="4.4cm">
          <text:p/>
        </draw:line>
        <draw:line draw:style-name="gr13" draw:text-style-name="P10" draw:layer="layout" svg:x1="4.6cm" svg:y1="4.2cm" svg:x2="4.6cm" svg:y2="4.4cm">
          <text:p/>
        </draw:line>
        <draw:line draw:style-name="gr18" draw:text-style-name="P10" draw:layer="layout" svg:x1="3.4cm" svg:y1="3.4cm" svg:x2="3.4cm" svg:y2="3.8cm">
          <text:p/>
        </draw:line>
        <draw:line draw:style-name="gr18" draw:text-style-name="P10" draw:layer="layout" svg:x1="4.6cm" svg:y1="3.4cm" svg:x2="4.6cm" svg:y2="3.8cm">
          <text:p/>
        </draw:line>
        <draw:frame draw:style-name="gr68" draw:text-style-name="P2" draw:layer="layout" svg:width="0.552cm" svg:height="0.319cm" svg:x="2.301cm" svg:y="3.602cm">
          <draw:text-box>
            <text:p><text:span text:style-name="T1">(inv)</text:span></text:p>
          </draw:text-box>
        </draw:frame>
        <draw:frame draw:style-name="gr16" draw:text-style-name="P3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19" draw:text-style-name="P3" draw:layer="layout" svg:width="2.072cm" svg:height="1.183cm" svg:x="14.901cm" svg:y="11.003cm">
          <draw:text-box>
            <text:p><text:span text:style-name="T2">decoding: </text:span></text:p>
            <text:p><text:span text:style-name="T2">outer code:</text:span></text:p>
            <text:p><text:span text:style-name="T2">performance:</text:span></text:p>
          </draw:text-box>
        </draw:frame>
        <draw:frame draw:style-name="gr20" draw:text-style-name="P3" draw:layer="layout" svg:width="2.072cm" svg:height="1.577cm" svg:x="17.201cm" svg:y="11.004cm">
          <draw:text-box>
            <text:p><text:span text:style-name="T2">SL-FBA</text:span></text:p>
            <text:p><text:span text:style-name="T2">NB-LDPC (?)</text:span></text:p>
            <text:p><text:span text:style-name="T2">code rate</text:span></text:p>
            <text:p><text:span text:style-name="T2">AIR</text:span></text:p>
          </draw:text-box>
        </draw:frame>
        <draw:custom-shape draw:style-name="gr21" draw:text-style-name="P11" draw:layer="layout" svg:width="0.2cm" svg:height="0.2cm" svg:x="7.305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0" draw:layer="layout" svg:x1="7.5cm" svg:y1="13.3cm" svg:x2="8.1cm" svg:y2="17.8cm">
          <text:p/>
        </draw:line>
        <draw:line draw:style-name="gr18" draw:text-style-name="P10" draw:layer="layout" svg:x1="7.5cm" svg:y1="17.8cm" svg:x2="8.1cm" svg:y2="13.3cm">
          <text:p/>
        </draw:line>
        <draw:frame draw:style-name="gr22" draw:text-style-name="P3" draw:layer="layout" svg:width="1.501cm" svg:height="0.395cm" svg:x="14.902cm" svg:y="10.202cm">
          <draw:text-box>
            <text:p><text:span text:style-name="T2">baseline:</text:span></text:p>
          </draw:text-box>
        </draw:frame>
        <draw:frame draw:style-name="gr23" draw:text-style-name="P3" draw:layer="layout" svg:width="2.5cm" svg:height="0.789cm" svg:x="16.503cm" svg:y="10.203cm">
          <draw:text-box>
            <text:p><text:span text:style-name="T2">constraint only</text:span></text:p>
            <text:p><text:span text:style-name="T2">IDS only</text:span></text:p>
          </draw:text-box>
        </draw:frame>
        <draw:custom-shape draw:style-name="gr21" draw:text-style-name="P11" draw:layer="layout" svg:width="0.2cm" svg:height="0.2cm" svg:x="7.306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0.315cm" svg:height="0.319cm" svg:x="7.302cm" svg:y="12.902cm">
          <draw:text-box>
            <text:p><text:span text:style-name="T1">14</text:span></text:p>
          </draw:text-box>
        </draw:frame>
        <draw:line draw:style-name="gr24" draw:text-style-name="P10" draw:layer="layout" svg:x1="6.8cm" svg:y1="13.1cm" svg:x2="7.2cm" svg:y2="13.1cm">
          <text:p/>
        </draw:line>
        <draw:frame draw:style-name="gr25" draw:text-style-name="P2" draw:layer="layout" svg:width="1.153cm" svg:height="0.319cm" svg:x="7.405cm" svg:y="18.205cm">
          <draw:text-box>
            <text:p><text:span text:style-name="T1">constrain</text:span></text:p>
          </draw:text-box>
        </draw:frame>
        <draw:frame draw:style-name="gr26" draw:text-style-name="P2" draw:layer="layout" svg:width="0.654cm" svg:height="0.319cm" svg:x="6.506cm" svg:y="18.006cm">
          <draw:text-box>
            <text:p><text:span text:style-name="T1">lossy</text:span></text:p>
          </draw:text-box>
        </draw:frame>
        <draw:line draw:style-name="gr27" draw:text-style-name="P10" draw:layer="layout" svg:x1="15.8cm" svg:y1="5.8cm" svg:x2="17cm" svg:y2="5.8cm">
          <text:p/>
        </draw:line>
        <draw:frame draw:style-name="gr28" draw:text-style-name="P2" draw:layer="layout" svg:width="0.553cm" svg:height="0.319cm" svg:x="15.201cm" svg:y="5.601cm">
          <draw:text-box>
            <text:p><text:span text:style-name="T1">6-bit</text:span></text:p>
          </draw:text-box>
        </draw:frame>
        <draw:line draw:style-name="gr18" draw:text-style-name="P10" draw:layer="layout" svg:x1="15.8cm" svg:y1="6.2cm" svg:x2="17cm" svg:y2="6.2cm">
          <text:p/>
        </draw:line>
        <draw:line draw:style-name="gr18" draw:text-style-name="P10" draw:layer="layout" svg:x1="15.8cm" svg:y1="6.6cm" svg:x2="17cm" svg:y2="6.6cm">
          <text:p/>
        </draw:line>
        <draw:line draw:style-name="gr18" draw:text-style-name="P10" draw:layer="layout" svg:x1="15.8cm" svg:y1="7cm" svg:x2="17cm" svg:y2="7cm">
          <text:p/>
        </draw:line>
        <draw:line draw:style-name="gr18" draw:text-style-name="P10" draw:layer="layout" svg:x1="15.8cm" svg:y1="7.4cm" svg:x2="17cm" svg:y2="7.4cm">
          <text:p/>
        </draw:line>
        <draw:line draw:style-name="gr18" draw:text-style-name="P10" draw:layer="layout" svg:x1="15.8cm" svg:y1="7.8cm" svg:x2="17cm" svg:y2="7.8cm">
          <text:p/>
        </draw:line>
        <draw:frame draw:style-name="gr2" draw:text-style-name="P2" draw:layer="layout" svg:width="0.159cm" svg:height="0.319cm" svg:x="15.202cm" svg:y="6.002cm">
          <draw:text-box>
            <text:p><text:span text:style-name="T1">5</text:span></text:p>
          </draw:text-box>
        </draw:frame>
        <draw:frame draw:style-name="gr2" draw:text-style-name="P2" draw:layer="layout" svg:width="0.159cm" svg:height="0.319cm" svg:x="15.203cm" svg:y="6.403cm">
          <draw:text-box>
            <text:p><text:span text:style-name="T1">4</text:span></text:p>
          </draw:text-box>
        </draw:frame>
        <draw:frame draw:style-name="gr2" draw:text-style-name="P2" draw:layer="layout" svg:width="0.159cm" svg:height="0.319cm" svg:x="15.204cm" svg:y="6.804cm">
          <draw:text-box>
            <text:p><text:span text:style-name="T1">3</text:span></text:p>
          </draw:text-box>
        </draw:frame>
        <draw:frame draw:style-name="gr2" draw:text-style-name="P2" draw:layer="layout" svg:width="0.159cm" svg:height="0.319cm" svg:x="15.205cm" svg:y="7.205cm">
          <draw:text-box>
            <text:p><text:span text:style-name="T1">2</text:span></text:p>
          </draw:text-box>
        </draw:frame>
        <draw:frame draw:style-name="gr2" draw:text-style-name="P2" draw:layer="layout" svg:width="0.159cm" svg:height="0.319cm" svg:x="15.206cm" svg:y="7.606cm">
          <draw:text-box>
            <text:p><text:span text:style-name="T1">1</text:span></text:p>
          </draw:text-box>
        </draw:frame>
        <draw:line draw:style-name="gr29" draw:text-style-name="P10" draw:layer="layout" svg:x1="16cm" svg:y1="5.8cm" svg:x2="16cm" svg:y2="7.5cm">
          <text:p/>
        </draw:line>
        <draw:frame draw:style-name="gr30" draw:text-style-name="P2" draw:layer="layout" svg:width="1.086cm" svg:height="0.319cm" draw:transform="rotate (-1.5707963267949) translate (16.204cm 4.618cm)">
          <draw:text-box>
            <text:p><text:span text:style-name="T1">uncoded</text:span></text:p>
          </draw:text-box>
        </draw:frame>
        <draw:frame draw:style-name="gr31" draw:text-style-name="P2" draw:layer="layout" svg:width="1.115cm" svg:height="0.319cm" draw:transform="rotate (-1.5707963267949) translate (16.605cm 4.618cm)">
          <draw:text-box>
            <text:p><text:span text:style-name="T1">high-rate</text:span></text:p>
          </draw:text-box>
        </draw:frame>
        <draw:line draw:style-name="gr29" draw:text-style-name="P10" draw:layer="layout" svg:x1="16.4cm" svg:y1="6.4cm" svg:x2="16.4cm" svg:y2="7.3cm">
          <text:p/>
        </draw:line>
        <draw:line draw:style-name="gr32" draw:text-style-name="P10" draw:layer="layout" svg:x1="16.4cm" svg:y1="5.8cm" svg:x2="16.4cm" svg:y2="6.4cm">
          <text:p/>
        </draw:line>
        <draw:frame draw:style-name="gr33" draw:text-style-name="P2" draw:layer="layout" svg:width="1.005cm" svg:height="0.319cm" draw:transform="rotate (-1.5707963267949) translate (17.006cm 4.619cm)">
          <draw:text-box>
            <text:p><text:span text:style-name="T1">low-rate</text:span></text:p>
          </draw:text-box>
        </draw:frame>
        <draw:line draw:style-name="gr32" draw:text-style-name="P10" draw:layer="layout" svg:x1="16.8cm" svg:y1="5.8cm" svg:x2="16.8cm" svg:y2="6.7cm">
          <text:p/>
        </draw:line>
        <draw:line draw:style-name="gr29" draw:text-style-name="P10" draw:layer="layout" svg:x1="16.8cm" svg:y1="6.7cm" svg:x2="16.8cm" svg:y2="7.1cm">
          <text:p/>
        </draw:line>
        <draw:frame draw:style-name="gr34" draw:text-style-name="P3" draw:layer="layout" svg:width="1.251cm" svg:height="0.395cm" svg:x="17.002cm" svg:y="5.802cm">
          <draw:text-box>
            <text:p><text:span text:style-name="T2">encode:</text:span></text:p>
          </draw:text-box>
        </draw:frame>
        <draw:frame draw:style-name="gr35" draw:text-style-name="P3" draw:layer="layout" svg:width="1.911cm" svg:height="0.395cm" svg:x="17.003cm" svg:y="6.603cm">
          <draw:text-box>
            <text:p><text:span text:style-name="T2">IDS channel</text:span></text:p>
          </draw:text-box>
        </draw:frame>
        <draw:custom-shape draw:style-name="gr11" draw:text-style-name="P9" draw:layer="layout" svg:width="0.2cm" svg:height="0.2cm" svg:x="8.103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3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3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5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3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5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6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7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" draw:layer="layout" svg:width="0.594cm" svg:height="0.319cm" svg:x="6.506cm" svg:y="18.207cm">
          <draw:text-box>
            <text:p><text:span text:style-name="T1">enc</text:span></text:p>
          </draw:text-box>
        </draw:frame>
        <draw:line draw:style-name="gr13" draw:text-style-name="P10" draw:layer="layout" svg:x1="7.5cm" svg:y1="13.3cm" svg:x2="8.1cm" svg:y2="13.3cm">
          <text:p/>
        </draw:line>
        <draw:line draw:style-name="gr13" draw:text-style-name="P10" draw:layer="layout" svg:x1="7.5cm" svg:y1="13.6cm" svg:x2="8.1cm" svg:y2="13.6cm">
          <text:p/>
        </draw:line>
        <draw:line draw:style-name="gr13" draw:text-style-name="P10" draw:layer="layout" svg:x1="7.5cm" svg:y1="13.9cm" svg:x2="8.1cm" svg:y2="13.9cm">
          <text:p/>
        </draw:line>
        <draw:line draw:style-name="gr13" draw:text-style-name="P10" draw:layer="layout" svg:x1="7.5cm" svg:y1="14.2cm" svg:x2="8.1cm" svg:y2="14.2cm">
          <text:p/>
        </draw:line>
        <draw:line draw:style-name="gr13" draw:text-style-name="P10" draw:layer="layout" svg:x1="7.5cm" svg:y1="14.5cm" svg:x2="8.1cm" svg:y2="14.5cm">
          <text:p/>
        </draw:line>
        <draw:line draw:style-name="gr13" draw:text-style-name="P10" draw:layer="layout" svg:x1="7.5cm" svg:y1="14.8cm" svg:x2="8.1cm" svg:y2="14.8cm">
          <text:p/>
        </draw:line>
        <draw:line draw:style-name="gr13" draw:text-style-name="P10" draw:layer="layout" svg:x1="7.5cm" svg:y1="15.1cm" svg:x2="8.1cm" svg:y2="15.1cm">
          <text:p/>
        </draw:line>
        <draw:line draw:style-name="gr13" draw:text-style-name="P10" draw:layer="layout" svg:x1="7.5cm" svg:y1="16cm" svg:x2="8.1cm" svg:y2="16cm">
          <text:p/>
        </draw:line>
        <draw:line draw:style-name="gr13" draw:text-style-name="P10" draw:layer="layout" svg:x1="7.5cm" svg:y1="16.3cm" svg:x2="8.1cm" svg:y2="16.3cm">
          <text:p/>
        </draw:line>
        <draw:line draw:style-name="gr13" draw:text-style-name="P10" draw:layer="layout" svg:x1="7.5cm" svg:y1="16.6cm" svg:x2="8.1cm" svg:y2="16.6cm">
          <text:p/>
        </draw:line>
        <draw:line draw:style-name="gr13" draw:text-style-name="P10" draw:layer="layout" svg:x1="7.5cm" svg:y1="16.9cm" svg:x2="8.1cm" svg:y2="16.9cm">
          <text:p/>
        </draw:line>
        <draw:line draw:style-name="gr13" draw:text-style-name="P10" draw:layer="layout" svg:x1="7.5cm" svg:y1="17.2cm" svg:x2="8.1cm" svg:y2="17.2cm">
          <text:p/>
        </draw:line>
        <draw:line draw:style-name="gr13" draw:text-style-name="P10" draw:layer="layout" svg:x1="7.5cm" svg:y1="17.5cm" svg:x2="8.1cm" svg:y2="17.5cm">
          <text:p/>
        </draw:line>
        <draw:line draw:style-name="gr13" draw:text-style-name="P10" draw:layer="layout" svg:x1="7.5cm" svg:y1="17.8cm" svg:x2="8.1cm" svg:y2="17.8cm">
          <text:p/>
        </draw:line>
        <draw:line draw:style-name="gr18" draw:text-style-name="P10" draw:layer="layout" svg:x1="7.5cm" svg:y1="13.6cm" svg:x2="8.1cm" svg:y2="17.5cm">
          <text:p/>
        </draw:line>
        <draw:line draw:style-name="gr18" draw:text-style-name="P10" draw:layer="layout" svg:x1="7.5cm" svg:y1="13.9cm" svg:x2="8.1cm" svg:y2="17.2cm">
          <text:p/>
        </draw:line>
        <draw:line draw:style-name="gr18" draw:text-style-name="P10" draw:layer="layout" svg:x1="7.5cm" svg:y1="14.2cm" svg:x2="8.1cm" svg:y2="16.9cm">
          <text:p/>
        </draw:line>
        <draw:line draw:style-name="gr18" draw:text-style-name="P10" draw:layer="layout" svg:x1="7.5cm" svg:y1="14.5cm" svg:x2="8.1cm" svg:y2="16.6cm">
          <text:p/>
        </draw:line>
        <draw:line draw:style-name="gr18" draw:text-style-name="P10" draw:layer="layout" svg:x1="7.5cm" svg:y1="14.8cm" svg:x2="8.1cm" svg:y2="16.3cm">
          <text:p/>
        </draw:line>
        <draw:line draw:style-name="gr18" draw:text-style-name="P10" draw:layer="layout" svg:x1="7.5cm" svg:y1="16cm" svg:x2="8.1cm" svg:y2="15.1cm">
          <text:p/>
        </draw:line>
        <draw:line draw:style-name="gr18" draw:text-style-name="P10" draw:layer="layout" svg:x1="7.5cm" svg:y1="15.1cm" svg:x2="8.1cm" svg:y2="16cm">
          <text:p/>
        </draw:line>
        <draw:line draw:style-name="gr18" draw:text-style-name="P10" draw:layer="layout" svg:x1="7.5cm" svg:y1="16.3cm" svg:x2="8.1cm" svg:y2="14.8cm">
          <text:p/>
        </draw:line>
        <draw:line draw:style-name="gr18" draw:text-style-name="P10" draw:layer="layout" svg:x1="7.5cm" svg:y1="16.6cm" svg:x2="8.1cm" svg:y2="14.5cm">
          <text:p/>
        </draw:line>
        <draw:line draw:style-name="gr18" draw:text-style-name="P10" draw:layer="layout" svg:x1="7.5cm" svg:y1="16.9cm" svg:x2="8.1cm" svg:y2="14.2cm">
          <text:p/>
        </draw:line>
        <draw:line draw:style-name="gr18" draw:text-style-name="P10" draw:layer="layout" svg:x1="7.5cm" svg:y1="17.2cm" svg:x2="8.1cm" svg:y2="13.9cm">
          <text:p/>
        </draw:line>
        <draw:line draw:style-name="gr18" draw:text-style-name="P10" draw:layer="layout" svg:x1="7.5cm" svg:y1="17.5cm" svg:x2="8.1cm" svg:y2="13.6cm">
          <text:p/>
        </draw:line>
        <draw:g draw:style-name="gr7">
          <svg:title>TexMaths</svg:title>
          <svg:desc>10§display§U§svg§600§TRUE§</svg:desc>
          <draw:g>
            <draw:path draw:style-name="gr8" draw:text-style-name="P8" draw:layer="layout" svg:width="0.241cm" svg:height="0.245cm" svg:x="6.168cm" svg:y="15.408cm" svg:viewBox="0 0 242 246" svg:d="M198 37c4-15 10-25 38-26 2 0 6 0 6-7-2-1 0-4-5-4-11 0-23 1-35 1s-25-1-37-1c-2 0-6 0-6 7 0 4 3 4 6 4 20 0 24 8 24 15 0 1-1 7-1 8-10 41-21 83-32 124-11 47-51 77-86 77-24 0-43-15-43-45 0-1 0-12 4-28 11-45 22-90 34-135 3-13 4-16 30-16 9 0 12 0 12-7 0-4-4-4-5-4-10 0-35 1-45 1s-35-1-45-1c-3 0-7 0-7 7 0 4 3 4 10 4 4 0 7 0 13 1 6 0 10 1 10 5 0 2-4 17-6 25-3 10-5 20-8 31-3 14-20 79-22 85-2 10-2 15-2 21 0 42 32 67 69 67 44 0 86-40 98-86 11-41 21-82 31-123z">
              <text:p/>
            </draw:path>
          </draw:g>
        </draw:g>
        <draw:g draw:style-name="gr7">
          <svg:title>TexMaths</svg:title>
          <svg:desc>10§display§X§svg§600§TRUE§</svg:desc>
          <draw:g>
            <draw:path draw:style-name="gr8" draw:text-style-name="P8" draw:layer="layout" svg:width="0.287cm" svg:height="0.237cm" svg:x="8.27cm" svg:y="15.41cm" svg:viewBox="0 0 288 238" svg:d="M160 95c-10-23-19-46-29-69-1-3-2-3-2-5s6-9 20-10c4-1 7-1 7-7 0-4-4-4-5-4-14 0-29 1-43 1-9 0-31-1-40-1-2 0-6 0-6 7 0 4 4 4 8 4 21 0 23 3 26 11 14 32 28 65 42 98-25 26-50 52-74 78-2 1-4 3-5 4-17 19-33 24-51 25-5 1-8 1-8 7 0 1 0 4 5 4 10 0 22-1 33-1 13 0 26 1 39 1 2 0 6 0 6-7 0-3-3-4-4-4-3 0-14-1-14-11 0-5 5-11 9-15 12-12 24-25 36-38 10-11 21-23 32-35 11 28 23 56 34 84 2 4 2 4 2 5 0 3-7 9-20 10-4 1-7 1-7 7 0 4 3 4 5 4 10 0 34-1 44-1 9 0 30 1 39 1 2 0 7 0 7-7 0-4-4-4-7-4-23 0-24-1-30-15-14-33-37-87-45-107 24-25 61-67 72-76 10-9 23-17 44-18 5-1 8-1 8-7 0-1 0-4-5-4-10 0-22 1-33 1-13 0-26-1-38-1-3 0-7 0-7 7 0 2 2 3 4 4 3 0 14 1 14 11 0 5-4 9-7 12-18 20-37 40-56 61z">
              <text:p/>
            </draw:path>
          </draw:g>
        </draw:g>
        <draw:g draw:style-name="gr7">
          <svg:title>TexMaths</svg:title>
          <svg:desc>10§display§I(U;X)§svg§600§TRUE§</svg:desc>
          <draw:g>
            <draw:path draw:style-name="gr8" draw:text-style-name="P8" draw:layer="layout" svg:width="0.162cm" svg:height="0.238cm" svg:x="6.809cm" svg:y="18.579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8" draw:text-style-name="P8" draw:layer="layout" svg:width="0.08cm" svg:height="0.348cm" svg:x="7.014cm" svg:y="18.556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243cm" svg:height="0.245cm" svg:x="7.139cm" svg:y="18.579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8" draw:text-style-name="P8" draw:layer="layout" svg:width="0.037cm" svg:height="0.216cm" svg:x="7.423cm" svg:y="18.668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8" draw:text-style-name="P8" draw:layer="layout" svg:width="0.289cm" svg:height="0.238cm" svg:x="7.558cm" svg:y="18.579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8" draw:text-style-name="P8" draw:layer="layout" svg:width="0.08cm" svg:height="0.348cm" svg:x="7.888cm" svg:y="18.55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I(D;X)§svg§600§TRUE§</svg:desc>
          <draw:g>
            <draw:path draw:style-name="gr8" draw:text-style-name="P8" draw:layer="layout" svg:width="0.162cm" svg:height="0.237cm" svg:x="17.311cm" svg:y="6.281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8" draw:text-style-name="P8" draw:layer="layout" svg:width="0.081cm" svg:height="0.349cm" svg:x="17.516cm" svg:y="6.25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8" draw:layer="layout" svg:width="0.267cm" svg:height="0.237cm" svg:x="17.632cm" svg:y="6.281cm" svg:viewBox="0 0 268 238" svg:d="M42 211c-4 13-4 16-32 16-6 0-10 0-10 7 0 4 3 4 10 4 39 0 77 0 116 0 73 0 142-73 142-150 0-49-30-88-82-88-39 0-79 0-118 0-7 0-11 0-11 6 0 5 3 5 10 5 5 0 11 0 16 0 5 1 7 2 7 6 0 1 0 2-1 7-16 62-31 125-47 187zM118 24c3-12 3-13 19-13 12 0 25 0 37 0 35 0 64 18 64 64 0 18-7 75-37 114-10 12-38 38-81 38-13 0-27 0-40 0-5 0-6 0-8 0-3 0-4-1-4-4 0-1 0-1 2-8 16-63 32-127 48-191z">
              <text:p/>
            </draw:path>
            <draw:path draw:style-name="gr8" draw:text-style-name="P8" draw:layer="layout" svg:width="0.037cm" svg:height="0.217cm" svg:x="17.948cm" svg:y="6.369cm" svg:viewBox="0 0 38 218" svg:d="M37 19c0-11-9-19-19-19-11 0-18 8-18 19 0 10 7 18 18 18 10 0 19-8 19-18zM30 147c0 10 0 37-22 62-3 3-3 4-3 5 0 2 2 4 4 4 4 0 29-28 29-68 0-10-1-36-20-36-12 0-18 9-18 19 0 9 6 18 18 18 2 0 2 0 3 0 3-1 6-1 9-4z">
              <text:p/>
            </draw:path>
            <draw:path draw:style-name="gr8" draw:text-style-name="P8" draw:layer="layout" svg:width="0.289cm" svg:height="0.237cm" svg:x="18.083cm" svg:y="6.281cm" svg:viewBox="0 0 290 238" svg:d="M161 95c-10-24-19-47-29-70-2-3-1-3-2-4 0-2 6-9 20-10 4-1 8-1 8-7 0-4-5-4-6-4-14 0-29 1-44 1-9 0-31-1-39-1-2 0-7 0-7 7 0 4 4 4 8 4 21 0 24 3 27 11 14 33 27 65 41 98-25 26-49 52-74 78-2 2-3 3-5 4-17 19-33 24-51 25-5 1-8 1-8 7 0 1 0 4 5 4 10 0 22-1 33-1 13 0 26 1 39 1 2 0 6 0 6-7 0-3-3-4-4-4-3 0-14-1-14-11 0-5 5-11 10-15 12-12 23-25 35-37 11-12 21-24 32-35 12 28 24 56 36 83 1 4 1 4 1 5 0 3-6 9-20 10-4 1-7 1-7 7 0 4 4 4 5 4 10 0 35-1 44-1s31 1 39 1c3 0 7 0 7-7 0-4-3-4-6-4-24 0-24-1-30-15-14-32-38-86-46-107 24-25 61-67 72-77 10-8 24-16 45-17 4-1 8-1 8-7 0-1 0-4-5-4-11 0-22 1-33 1-13 0-26-1-39-1-2 0-7 0-7 7 0 2 2 3 5 4 3 0 14 1 14 10 0 5-4 10-7 13-19 20-38 40-57 61z">
              <text:p/>
            </draw:path>
            <draw:path draw:style-name="gr8" draw:text-style-name="P8" draw:layer="layout" svg:width="0.081cm" svg:height="0.349cm" svg:x="18.412cm" svg:y="6.2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7" draw:text-style-name="P3" draw:layer="layout" svg:width="1.776cm" svg:height="0.395cm" svg:x="1.401cm" svg:y="8.202cm">
          <draw:text-box>
            <text:p><text:span text:style-name="T2">[run-length]</text:span></text:p>
          </draw:text-box>
        </draw:frame>
        <draw:custom-shape draw:style-name="gr38" draw:text-style-name="P12" draw:layer="layout" svg:width="1.2cm" svg:height="0.2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cm" svg:height="0.2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0" draw:layer="layout" svg:width="0.6cm" svg:height="0.4cm" svg:x="2.4cm" svg:y="9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2.241cm" svg:height="0.395cm" svg:x="4.401cm" svg:y="8.203cm">
          <draw:text-box>
            <text:p><text:span text:style-name="T2">[local balance]</text:span></text:p>
          </draw:text-box>
        </draw:frame>
        <draw:custom-shape draw:style-name="gr38" draw:text-style-name="P12" draw:layer="layout" svg:width="1.2cm" svg:height="0.2cm" svg:x="4.6cm" svg:y="9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.6cm" svg:height="0.2cm" svg:x="5.8cm" svg:y="9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cm" svg:height="0.2cm" svg:x="7.4cm" svg:y="9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2.2cm" svg:height="0.4cm" svg:x="5.6cm" svg:y="9cm">
          <text:p/>
          <draw:enhanced-geometry svg:viewBox="0 0 21600 21600" draw:type="rectangle" draw:enhanced-path="M 0 0 L 21600 0 21600 21600 0 21600 0 0 Z N"/>
        </draw:custom-shape>
        <draw:frame draw:style-name="gr70" draw:text-style-name="P21" draw:layer="layout" svg:width="1.585cm" svg:height="1.273cm" svg:x="11.704cm" svg:y="8.204cm">
          <draw:text-box>
            <text:p><text:span text:style-name="T8">RunL[cw]</text:span></text:p>
            <text:p><text:span text:style-name="T8">RunR[cw]</text:span></text:p>
            <text:p><text:span text:style-name="T8">WtL[cw][idx]</text:span></text:p>
            <text:p><text:span text:style-name="T8">WtR[cw][idx]</text:span></text:p>
          </draw:text-box>
        </draw:frame>
        <draw:line draw:style-name="gr45" draw:text-style-name="P10" draw:layer="layout" svg:x1="5.6cm" svg:y1="9.5cm" svg:x2="7.8cm" svg:y2="9.5cm">
          <text:p/>
        </draw:line>
        <draw:g draw:style-name="gr7">
          <svg:title>TexMaths</svg:title>
          <svg:desc>10§display§\ell§svg§600§TRUE§</svg:desc>
          <draw:g>
            <draw:path draw:style-name="gr8" draw:text-style-name="P8" draw:layer="layout" svg:width="0.133cm" svg:height="0.249cm" svg:x="6.628cm" svg:y="9.538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frame draw:style-name="gr46" draw:text-style-name="P17" draw:layer="layout" svg:width="6.445cm" svg:height="0.395cm" svg:x="1.202cm" svg:y="1.202cm">
          <draw:text-box>
            <text:p><text:span text:style-name="T6">Constrained coding + Synchronization</text:span></text:p>
          </draw:text-box>
        </draw:frame>
        <draw:g draw:style-name="gr7">
          <svg:title>TexMaths</svg:title>
          <svg:desc>10§display§\bm{d} \!=§svg§600§TRUE§</svg:desc>
          <draw:g>
            <draw:path draw:style-name="gr8" draw:text-style-name="P8" draw:layer="layout" svg:width="0.195cm" svg:height="0.244cm" svg:x="2.085cm" svg:y="2.178cm" svg:viewBox="0 0 196 245" svg:d="M195 12c1-5 1-5 1-6 0-4-4-6-8-6-1 0-1 0-2 0-15 1-30 1-45 2-5 1-12 1-12 11 0 6 7 6 10 6s10 0 14 1c-7 25-13 51-19 77-5-4-16-12-35-12-61 0-99 54-99 102 0 43 32 58 61 58 25 0 44-14 49-19 13 19 37 19 40 19 13 0 24-7 31-20 9-14 13-33 13-35 0-5-5-5-8-5-4 0-5 0-7 2-1 1-1 2-3 10-7 28-15 35-24 35-4 0-8-1-8-13 0-5 1-10 2-15 16-64 32-128 49-192zM107 210c-11 12-27 22-44 22-22 0-23-19-23-26 0-18 12-62 17-75 11-25 28-34 43-34 20 0 29 17 29 21-1 1-1 3-1 5-7 29-14 58-21 87z">
              <text:p/>
            </draw:path>
            <draw:path draw:style-name="gr8" draw:text-style-name="P8" draw:layer="layout" svg:width="0.232cm" svg:height="0.081cm" svg:x="2.341cm" svg:y="2.293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g draw:style-name="gr7">
          <svg:title>TexMaths</svg:title>
          <svg:desc>10§display§\bm{d}_i§svg§600§TRUE§</svg:desc>
          <draw:g>
            <draw:path draw:style-name="gr8" draw:text-style-name="P8" draw:layer="layout" svg:width="0.194cm" svg:height="0.245cm" svg:x="3.666cm" svg:y="1.821cm" svg:viewBox="0 0 195 246" svg:d="M194 12c1-4 1-3 1-5 0-5-4-7-8-7-1 0-1 0-2 1-15 1-30 1-44 2-5 0-12 0-12 10 0 7 7 7 10 7s10 0 14 0c-7 26-13 52-19 78-5-5-16-13-35-13-61 0-99 56-99 103 0 43 32 58 61 58 25 0 44-14 49-19 13 19 37 19 40 19 12 0 23-8 30-20 9-15 13-33 13-35 0-5-5-5-8-5-4 0-5 0-7 2-1 0-1 1-3 10-7 28-15 35-23 35-4 0-8-2-8-13 0-5 1-10 2-15 16-64 32-129 48-193zM107 210c-10 12-27 23-44 23-21 0-23-19-23-27 0-18 12-60 17-74 11-25 28-34 43-34 20 0 29 16 29 20-1 1-1 3-1 5-7 29-14 58-21 87z">
              <text:p/>
            </draw:path>
            <draw:path draw:style-name="gr8" draw:text-style-name="P8" draw:layer="layout" svg:width="0.073cm" svg:height="0.163cm" svg:x="3.875cm" svg:y="1.955cm" svg:viewBox="0 0 74 164" svg:d="M67 9c0-4-3-9-9-9-7 0-14 6-14 13 0 4 3 9 10 9s13-7 13-13zM17 134c-1 3-2 6-2 10 0 11 10 20 24 20 24 0 35-33 35-37 0-3-3-3-4-3-4 0-4 1-5 4-5 20-16 30-26 30-5 0-6-3-6-9 0-5 2-10 4-15 2-7 5-14 8-20 2-6 11-28 12-31s1-6 1-8c0-12-9-21-23-21-24 0-35 33-35 38 0 3 3 3 4 3 3 0 3-1 4-4 6-21 17-30 26-30 4 0 6 2 6 8s-1 10-7 25c-5 13-11 26-16 40z">
              <text:p/>
            </draw:path>
          </draw:g>
        </draw:g>
        <draw:line draw:style-name="gr45" draw:text-style-name="P10" draw:layer="layout" svg:x1="3.4cm" svg:y1="2.5cm" svg:x2="4.2cm" svg:y2="2.5cm">
          <text:p/>
        </draw:line>
        <draw:g draw:style-name="gr7">
          <svg:title>TexMaths</svg:title>
          <svg:desc>10§display§b§svg§600§TRUE§</svg:desc>
          <draw:g>
            <draw:path draw:style-name="gr8" draw:text-style-name="P8" draw:layer="layout" svg:width="0.126cm" svg:height="0.245cm" svg:x="3.726cm" svg:y="2.548cm" svg:viewBox="0 0 127 246" svg:d="M66 4c-1-1 0-4-4-4-8 0-33 3-42 4-3 0-7 0-7 7 0 4 3 4 9 4 16 0 17 2 17 6 0 2-3 14-5 21-10 38-19 76-28 114-5 17-6 23-6 35 0 33 18 55 44 55 40 0 83-52 83-103 0-31-18-55-46-55-16 0-30 10-40 21 8-35 17-70 25-105zM34 135c2-7 2-8 5-11 17-23 32-28 41-28 13 0 22 11 22 32s-12 61-18 74c-11 24-26 36-40 36-12 0-23-9-23-35 0-7 0-13 5-35 2-11 5-22 8-33z">
              <text:p/>
            </draw:path>
          </draw:g>
        </draw:g>
        <draw:g draw:style-name="gr7">
          <svg:title>TexMaths</svg:title>
          <svg:desc>10§display§\bm{u}_i§svg§600§TRUE§</svg:desc>
          <draw:g>
            <draw:path draw:style-name="gr8" draw:text-style-name="P8" draw:layer="layout" svg:width="0.214cm" svg:height="0.159cm" svg:x="3.667cm" svg:y="2.949cm" svg:viewBox="0 0 215 160" svg:d="M185 47c3-9 7-26 7-29 0-7-5-15-16-15-6 0-18 3-23 18-1 5-17 69-20 80-2 8-4 18-5 24-6 8-20 22-38 22-20 0-21-17-21-25 0-21 11-48 21-73 4-9 5-11 5-17 0-21-21-32-40-32-37 0-55 48-55 55 0 5 5 5 9 5s6 0 8-5c11-39 30-42 36-42 2 0 6 0 6 7 0 8-4 18-6 22-15 37-21 56-21 73 0 39 35 45 56 45 10 0 25-2 44-19 11 17 32 19 39 19 13 0 23-8 31-20 8-14 13-32 13-34 0-5-5-5-8-5-4 0-6 0-8 2 0 1 0 2-2 10-7 27-15 34-24 34-4 0-7-3-7-13 0-6 1-11 4-24 2-10 6-24 7-32 3-11 6-21 8-31z">
              <text:p/>
            </draw:path>
            <draw:path draw:style-name="gr8" draw:text-style-name="P8" draw:layer="layout" svg:width="0.074cm" svg:height="0.163cm" svg:x="3.905cm" svg:y="2.997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 draw:style-name="gr7">
          <svg:title>TexMaths</svg:title>
          <svg:desc>10§display§\bm{u}\!=§svg§600§TRUE§</svg:desc>
          <draw:g>
            <draw:path draw:style-name="gr8" draw:text-style-name="P8" draw:layer="layout" svg:width="0.215cm" svg:height="0.16cm" svg:x="2.085cm" svg:y="3.235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8" draw:text-style-name="P8" draw:layer="layout" svg:width="0.232cm" svg:height="0.081cm" svg:x="2.372cm" svg:y="3.265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line draw:style-name="gr47" draw:text-style-name="P10" draw:layer="layout" svg:x1="2.2cm" svg:y1="2.5cm" svg:x2="2.2cm" svg:y2="3.1cm">
          <text:p/>
        </draw:line>
        <draw:line draw:style-name="gr45" draw:text-style-name="P10" draw:layer="layout" svg:x1="3.4cm" svg:y1="3.5cm" svg:x2="4.6cm" svg:y2="3.5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3.7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7">
          <svg:title>TexMaths</svg:title>
          <svg:desc>10§display§\bm{x}\!=§svg§600§TRUE§</svg:desc>
          <draw:g>
            <draw:path draw:style-name="gr8" draw:text-style-name="P8" draw:layer="layout" svg:width="0.198cm" svg:height="0.159cm" svg:x="2.0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8" draw:text-style-name="P8" draw:layer="layout" svg:width="0.232cm" svg:height="0.08cm" svg:x="2.3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47" draw:text-style-name="P10" draw:layer="layout" svg:x1="2.2cm" svg:y1="3.5cm" svg:x2="2.2cm" svg:y2="4.1cm">
          <text:p/>
        </draw:line>
        <draw:line draw:style-name="gr18" draw:text-style-name="P10" draw:layer="layout" svg:x1="3.4cm" svg:y1="3.4cm" svg:x2="3.4cm" svg:y2="4.2cm">
          <text:p/>
        </draw:line>
        <draw:line draw:style-name="gr18" draw:text-style-name="P10" draw:layer="layout" svg:x1="4.6cm" svg:y1="3.4cm" svg:x2="4.6cm" svg:y2="4.2cm">
          <text:p/>
        </draw:line>
        <draw:g draw:style-name="gr7">
          <svg:title>TexMaths</svg:title>
          <svg:desc>10§display§\bm{x}_i§svg§600§TRUE§</svg:desc>
          <draw:g>
            <draw:path draw:style-name="gr8" draw:text-style-name="P8" draw:layer="layout" svg:width="0.196cm" svg:height="0.159cm" svg:x="3.669cm" svg:y="3.952cm" svg:viewBox="0 0 197 160" svg:d="M173 18c-12 3-19 15-19 24 0 8 6 16 18 16s25-10 25-27c0-19-19-31-40-31-19 0-32 15-36 21-9-14-29-21-49-21-44 0-67 43-67 55 0 4 5 4 8 4 4 0 7 0 8-4 10-32 35-42 50-42 13 0 19 6 19 17 0 7-5 26-8 39-4 15-8 31-12 46-5 22-18 32-29 32-2 0-10 0-17-5 12-3 19-15 19-24 0-8-6-15-18-15s-25 9-25 26c0 19 19 31 40 31 20 0 33-15 37-21 9 14 29 21 49 21 43 0 66-43 66-54 0-5-5-5-8-5-4 0-7 0-8 5-10 31-34 41-49 41-13 0-19-6-19-17 0-8 4-25 7-38 3-9 11-42 13-48 5-21 17-31 28-31 2 0 10 0 17 5z">
              <text:p/>
            </draw:path>
            <draw:path draw:style-name="gr8" draw:text-style-name="P8" draw:layer="layout" svg:width="0.073cm" svg:height="0.163cm" svg:x="3.897cm" svg:y="4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8-30 27-30 3 0 6 2 6 9 0 6-2 9-8 24-5 13-10 26-15 39z">
              <text:p/>
            </draw:path>
          </draw:g>
        </draw:g>
        <draw:g draw:style-name="gr7">
          <svg:title>TexMaths</svg:title>
          <svg:desc>10§display§\bm{d}_i \in \mathbb{B}^b§svg§600§TRUE§</svg:desc>
          <draw:g>
            <draw:path draw:style-name="gr8" draw:text-style-name="P8" draw:layer="layout" svg:width="0.196cm" svg:height="0.245cm" svg:x="6.053cm" svg:y="3.057cm" svg:viewBox="0 0 197 246" svg:d="M195 12c2-5 2-5 2-6 0-4-4-6-8-6-2 0-2 0-3 0-15 1-30 1-45 2-5 1-11 1-11 11 0 6 6 6 9 6 4 0 10 0 15 1-6 26-13 51-19 77-6-5-17-12-36-12-61 0-99 55-99 103 0 43 33 58 62 58 25 0 43-14 49-19 13 19 36 19 40 19 13 0 23-8 30-20 9-14 14-33 14-35 0-5-5-5-9-5-3 0-5 0-7 2 0 1 0 1-2 10-7 28-16 35-24 35-4 0-8-1-8-13 0-5 0-10 2-15 16-64 32-129 48-193zM107 210c-10 12-27 23-44 23-21 0-23-19-23-27 0-18 12-61 17-74 11-26 29-35 43-35 21 0 29 17 29 20 0 2-1 3-1 5-7 29-14 59-21 88z">
              <text:p/>
            </draw:path>
            <draw:path draw:style-name="gr8" draw:text-style-name="P8" draw:layer="layout" svg:width="0.074cm" svg:height="0.164cm" svg:x="6.263cm" svg:y="3.19cm" svg:viewBox="0 0 75 165" svg:d="M68 9c0-4-3-9-10-9-6 0-13 6-13 13 0 5 3 10 9 10 8 0 14-7 14-14zM18 134c-1 3-2 6-2 10 0 12 10 21 23 21 25 0 36-34 36-38 0-3-3-2-4-3-4 0-4 2-5 4-6 20-16 30-26 30-5 0-6-3-6-9 0-5 2-10 4-15 2-7 5-14 8-20 2-6 11-28 12-31 0-2 1-5 1-8 0-11-10-21-23-21-25 0-36 34-36 38 0 3 3 2 4 3 4 0 4-1 5-4 6-21 17-30 26-30 4 0 6 2 6 9 0 5-1 9-7 24-5 13-11 27-16 40z">
              <text:p/>
            </draw:path>
            <draw:path draw:style-name="gr8" draw:text-style-name="P8" draw:layer="layout" svg:width="0.175cm" svg:height="0.202cm" svg:x="6.495cm" svg:y="3.111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8" draw:layer="layout" svg:width="0.214cm" svg:height="0.239cm" svg:x="6.801cm" svg:y="3.06cm" svg:viewBox="0 0 215 240" svg:d="M46 32c0-5 0-13-3-20 13 0 25 0 38 0-4 6-4 13-4 18 0 60 0 120 0 180 0 5 0 12 4 18-13 0-25 0-38 0 3-7 3-15 3-20 0-59 0-117 0-176zM142 105c11-11 14-29 14-44 0-24-8-39-16-47 24 2 49 11 49 46 0 22-24 40-47 45zM89 31c0-7 0-11 5-15 1 0 6-4 15-4 15 0 35 13 35 49 0 39-20 48-55 49 0-26 0-53 0-79zM163 111c19-10 39-27 39-51 0-49-41-60-84-60-35 0-71 0-106 0-6 0-12 0-12 6s6 6 12 6c21 0 22 4 22 21 0 58 0 116 0 174 0 18-2 21-24 21-4 0-10 0-10 6s6 6 12 6c35 0 69 0 104 0 43 0 99-17 99-66 0-36-27-56-52-63zM89 209c0-29 0-58 0-87 28 0 40 0 51 8 13 10 15 33 15 44 0 14-2 54-45 54-21 0-21-13-21-19zM151 223c13-14 16-33 16-49 0-24-5-42-20-54 33 6 56 24 56 54 0 27-21 42-52 49z">
              <text:p/>
            </draw:path>
            <draw:path draw:style-name="gr8" draw:text-style-name="P8" draw:layer="layout" svg:width="0.099cm" svg:height="0.172cm" svg:x="7.048cm" svg:y="2.985cm" svg:viewBox="0 0 100 173" svg:d="M49 8c0-1 1-3 1-4 0-2-1-4-4-4-5 0-25 2-32 3-2 0-5 0-5 5 0 4 3 4 6 4 12 0 12 1 12 3s-2 12-4 18c-2 7-3 15-5 22-3 8-16 62-17 65-1 6-1 9-1 12 0 25 16 41 36 41 31 0 64-34 64-70 0-29-20-41-37-41-13 0-24 7-31 14 6-23 11-45 17-68zM37 166c-12 0-19-11-19-25 0-9 2-18 9-45 1-5 1-5 6-11 9-11 20-16 29-16 10 0 18 7 18 24 0 10-5 35-13 49-6 12-18 24-30 24z">
              <text:p/>
            </draw:path>
          </draw:g>
        </draw:g>
        <draw:g draw:style-name="gr7">
          <svg:title>TexMaths</svg:title>
          <svg:desc>10§display§\bm{u}_i = \phi(\bm{d}_i)
\in \mathcal{C}§svg§600§TRUE§</svg:desc>
          <draw:g>
            <draw:path draw:style-name="gr8" draw:text-style-name="P8" draw:layer="layout" svg:width="0.215cm" svg:height="0.16cm" svg:x="6.053cm" svg:y="3.548cm" svg:viewBox="0 0 216 161" svg:d="M187 48c2-10 6-27 6-29 0-8-5-16-16-16-6 0-19 3-23 19-2 5-18 68-21 79-2 8-4 19-5 25-6 8-20 23-38 23-20 0-21-18-21-26 0-21 11-49 21-74 3-9 4-11 4-17 0-21-20-32-39-32-37 0-55 48-55 55 0 5 5 5 8 5 5 0 7 0 9-5 11-39 30-42 36-42 2 0 6 0 6 7 0 8-5 18-6 22-15 37-21 57-21 74 0 40 35 45 55 45 11 0 26-1 45-19 11 17 32 19 40 19 13 0 23-7 31-20 8-14 13-33 13-34 0-5-5-5-8-5-4 0-6 0-7 2-1 0-1 1-3 10-7 27-15 35-24 35-5 0-8-4-8-13 0-6 1-12 5-26 2-10 6-24 7-31 3-11 6-21 9-31z">
              <text:p/>
            </draw:path>
            <draw:path draw:style-name="gr8" draw:text-style-name="P8" draw:layer="layout" svg:width="0.073cm" svg:height="0.163cm" svg:x="6.293cm" svg:y="3.597cm" svg:viewBox="0 0 74 164" svg:d="M68 9c0-4-3-9-10-9s-14 6-14 13c0 4 3 9 10 9s14-7 14-13zM18 133c-1 4-3 6-3 11 0 11 10 20 24 20 24 0 35-33 35-37 0-3-3-3-4-3-3 0-4 1-5 4-5 20-16 30-26 30-5 0-6-4-6-9 0-6 2-10 4-16 3-6 5-13 8-19 2-6 11-28 12-31s2-6 2-8c0-12-10-21-24-21-24 0-35 33-35 37s3 4 4 4c3 0 3-2 4-4 7-21 17-30 26-30 4 0 7 2 7 8s-2 10-8 25c-5 13-10 26-15 39z">
              <text:p/>
            </draw:path>
            <draw:path draw:style-name="gr8" draw:text-style-name="P8" draw:layer="layout" svg:width="0.233cm" svg:height="0.081cm" svg:x="6.515cm" svg:y="3.5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83cm" svg:height="0.312cm" svg:x="6.884cm" svg:y="3.464cm" svg:viewBox="0 0 184 313" svg:d="M136 8c0-1 1-3 1-5-1-1 0-3-4-3s-4 1-6 7c-7 27-13 53-20 80-56 2-107 49-107 95 0 34 24 61 67 64-3 11-5 22-8 33-4 16-8 29-8 30 0 4 2 4 4 4 1 0 3 0 4-1s3-9 4-14c4-17 9-34 13-52 57-2 108-49 108-95 0-28-19-60-68-64 7-27 13-53 20-79zM69 238c-21-1-47-13-47-48 0-41 31-90 83-95-12 48-24 95-36 143zM114 95c27 2 47 18 47 48 0 41-30 91-83 95 12-48 24-95 36-143z">
              <text:p/>
            </draw:path>
            <draw:path draw:style-name="gr8" draw:text-style-name="P8" draw:layer="layout" svg:width="0.081cm" svg:height="0.348cm" svg:x="7.11cm" svg:y="3.444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8" draw:text-style-name="P8" draw:layer="layout" svg:width="0.195cm" svg:height="0.243cm" svg:x="7.227cm" svg:y="3.464cm" svg:viewBox="0 0 196 244" svg:d="M195 12c1-5 1-4 1-6 0-5-3-6-7-6-2 0-2 0-3 0-15 1-30 1-45 2-5 0-11 1-11 11 0 6 6 6 9 6 4 0 10 0 15 1-6 26-13 51-19 77-6-5-17-13-36-13-61 0-99 56-99 103 0 43 32 57 62 57 25 0 43-13 48-19 14 19 37 19 41 19 13 0 23-7 30-20 9-14 14-33 14-34 0-5-6-5-9-5-4 0-5 0-7 2-1 4 0 1-3 10-7 28-15 35-23 35-4 0-9-2-9-13 0-6 1-10 3-15 16-64 32-128 48-192zM107 209c-10 12-27 23-44 23-21 0-23-19-23-27 0-18 12-60 17-74 11-25 28-34 43-34 21 0 29 16 29 20 0 1-1 3-1 5-7 29-14 58-21 87z">
              <text:p/>
            </draw:path>
            <draw:path draw:style-name="gr8" draw:text-style-name="P8" draw:layer="layout" svg:width="0.074cm" svg:height="0.163cm" svg:x="7.437cm" svg:y="3.597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8" draw:text-style-name="P8" draw:layer="layout" svg:width="0.081cm" svg:height="0.348cm" svg:x="7.562cm" svg:y="3.44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8" draw:text-style-name="P8" draw:layer="layout" svg:width="0.174cm" svg:height="0.201cm" svg:x="7.806cm" svg:y="3.51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8" draw:text-style-name="P8" draw:layer="layout" svg:width="0.182cm" svg:height="0.253cm" svg:x="8.113cm" svg:y="3.46cm" svg:viewBox="0 0 183 254" svg:d="M170 191c0-3-2-3-4-3-6 0-14 5-15 5-7 5-8 7-12 13-11 17-27 29-49 29-32 0-61-23-61-75 0-31 13-73 32-100 15-23 34-41 70-41 14 0 22 5 22 18 0 12-13 37-17 44-2 4-2 4-2 5 0 3 2 3 4 3 7 0 20-8 24-14 1-1 21-35 21-53 0-19-16-22-28-22-51 0-93 33-109 53-42 50-46 104-46 122 0 51 26 79 66 79 57 0 104-55 104-63z">
              <text:p/>
            </draw:path>
          </draw:g>
        </draw:g>
        <draw:g draw:style-name="gr7">
          <svg:title>TexMaths</svg:title>
          <svg:desc>10§display§\mathcal{C} \subset \mathbb{B}^\nu
\ 
(|\mathcal{C}| \leq 2^b)§svg§600§TRUE§</svg:desc>
          <draw:g>
            <draw:path draw:style-name="gr8" draw:text-style-name="P8" draw:layer="layout" svg:width="0.182cm" svg:height="0.254cm" svg:x="6.053cm" svg:y="2.207cm" svg:viewBox="0 0 183 255" svg:d="M170 192c0-2-2-2-3-2-6 0-10 3-15 5-7 5-9 7-13 12-11 16-26 28-49 28-32 0-60-22-60-74 0-32 13-73 31-101 16-23 35-41 71-41 13 0 22 5 22 18 0 12-13 37-18 44-2 4-2 5-2 6 0 2 2 2 4 2 7 0 20-8 24-13 1-2 21-36 21-54 0-19-15-22-28-22-51 0-93 33-109 53-42 50-46 105-46 123 0 50 26 79 67 79 56 0 103-54 103-63z">
              <text:p/>
            </draw:path>
            <draw:path draw:style-name="gr8" draw:text-style-name="P8" draw:layer="layout" svg:width="0.214cm" svg:height="0.201cm" svg:x="6.381cm" svg:y="2.265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8" draw:text-style-name="P8" draw:layer="layout" svg:width="0.214cm" svg:height="0.238cm" svg:x="6.726cm" svg:y="2.214cm" svg:viewBox="0 0 215 239" svg:d="M46 32c0-5 0-13-3-20 13 0 25 0 38 0-5 6-5 13-5 18 0 60 0 120 0 179 0 5 0 12 5 18-13 0-25 0-38 0 3-6 3-15 3-20 0-58 0-117 0-175zM141 106c12-12 15-30 15-45 0-24-8-39-16-47 24 2 49 11 49 46 0 22-24 41-48 46zM89 31c0-7 0-11 5-15 1 0 6-4 15-4 15 0 35 13 35 49 0 40-20 48-55 49 0-27 0-53 0-79zM163 112c19-11 39-28 39-52 0-49-41-60-84-60-35 0-71 0-106 0-6 0-12 0-12 6s6 6 11 6c22 0 23 4 23 21 0 58 0 116 0 174 0 17-2 20-24 20-4 0-10 0-10 6s6 6 12 6c35 0 69 0 104 0 43 0 99-17 99-64 0-37-27-56-52-63zM89 208c0-28 0-57 0-86 28 0 40 0 51 8 13 11 14 33 14 45 0 13-1 52-44 52-21 0-21-12-21-19zM151 223c13-15 16-33 16-48 0-25-5-43-20-54 33 5 56 23 56 54 0 26-21 41-52 48z">
              <text:p/>
            </draw:path>
            <draw:path draw:style-name="gr8" draw:text-style-name="P8" draw:layer="layout" svg:width="0.125cm" svg:height="0.107cm" svg:x="6.975cm" svg:y="2.201cm" svg:viewBox="0 0 126 108" svg:d="M44 7c0-1 0-2 0-3s0-4-4-4c-5 0-14 1-16 1-4 1-9 1-14 2-3 0-6 0-6 5 0 4 3 4 6 4 12 0 12 1 12 3s-1 7-2 10c-4 17-9 33-13 50-6 24-7 29-7 30 0 3 4 3 5 3s3 0 4 0c21-3 53-15 79-38 33-30 25-41 38-62 0-4-3-8-8-8-9 0-10 7-13 14-9 35-42 72-84 85 8-31 15-61 23-92z">
              <text:p/>
            </draw:path>
            <draw:path draw:style-name="gr8" draw:text-style-name="P8" draw:layer="layout" svg:width="0.08cm" svg:height="0.349cm" svg:x="7.284cm" svg:y="2.191cm" svg:viewBox="0 0 81 350" svg:d="M81 346c0-1 0-1-6-7-44-44-55-111-55-163 0-61 13-123 57-166 4-5 4-5 4-6 0-3-1-4-3-4-4 0-35 24-56 69-18 38-22 77-22 107 0 26 4 68 23 108 21 43 51 66 55 66 2 0 3-1 3-4z">
              <text:p/>
            </draw:path>
            <draw:path draw:style-name="gr8" draw:text-style-name="P8" draw:layer="layout" svg:width="0.013cm" svg:height="0.349cm" svg:x="7.426cm" svg:y="2.19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183cm" svg:height="0.254cm" svg:x="7.486cm" svg:y="2.207cm" svg:viewBox="0 0 184 255" svg:d="M170 192c0-2-1-2-3-2-6 0-10 3-15 5-7 5-8 7-13 12-10 16-26 28-49 28-31 0-60-22-60-74 0-32 13-73 31-101 16-23 35-41 71-41 13 0 22 5 22 18 0 12-13 37-17 44-2 4-2 5-2 6 0 2 1 2 3 2 7 0 20-8 25-13 0-2 21-36 21-54 0-19-16-22-29-22-51 0-92 33-109 53-41 50-46 105-46 123 0 50 26 79 67 79 57 0 103-54 103-63z">
              <text:p/>
            </draw:path>
            <draw:path draw:style-name="gr8" draw:text-style-name="P8" draw:layer="layout" svg:width="0.013cm" svg:height="0.349cm" svg:x="7.729cm" svg:y="2.19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214cm" svg:height="0.269cm" svg:x="7.912cm" svg:y="2.231cm" svg:viewBox="0 0 215 270" svg:d="M208 15c4-2 7-4 7-8s-3-7-7-7c-2 0-5 2-7 2-65 31-129 61-194 92-6 3-7 5-7 8s2 6 7 8c65 30 129 60 194 91 5 1 6 1 7 1 3 0 7-2 7-6 0-3-2-5-8-8-61-29-122-58-183-86 61-29 123-58 184-87zM202 270c6 0 13 0 13-7s-8-7-13-7c-63 0-126 0-189 0-6 0-13 0-13 7s6 7 12 7c63 0 127 0 190 0z">
              <text:p/>
            </draw:path>
            <draw:path draw:style-name="gr8" draw:text-style-name="P8" draw:layer="layout" svg:width="0.139cm" svg:height="0.231cm" svg:x="8.271cm" svg:y="2.221cm" svg:viewBox="0 0 140 232" svg:d="M27 205c13-11 25-23 38-35 54-48 75-67 75-102 0-40-31-68-74-68-40 0-66 32-66 63 0 20 18 20 19 20 6 0 18-4 18-19 0-9-6-18-18-18-3 0-4 0-5 0 8-23 27-35 47-35 32 0 47 28 47 57 0 28-17 55-36 77-23 25-45 50-68 74-4 4-4 5-4 13 44 0 87 0 131 0 3-20 6-40 9-60-3 0-5 0-8 0-2 11-5 26-8 30-3 3-26 3-33 3-21 0-43 0-64 0z">
              <text:p/>
            </draw:path>
            <draw:path draw:style-name="gr8" draw:text-style-name="P8" draw:layer="layout" svg:width="0.098cm" svg:height="0.172cm" svg:x="8.446cm" svg:y="2.139cm" svg:viewBox="0 0 99 173" svg:d="M48 7c1 0 1-3 1-4s-1-3-4-3c-5 0-25 2-31 2-2 1-6 1-6 6 0 4 4 4 7 4 12 0 12 1 12 3s-3 12-4 17c-2 8-4 15-6 23s-16 62-16 65c-1 6-1 9-1 12 0 25 15 41 36 41 30 0 63-34 63-70 0-29-20-41-37-41-13 0-23 7-31 14 6-23 11-46 17-69zM36 166c-12 0-19-11-19-25 0-9 2-17 9-45 2-5 2-5 6-11 10-11 21-16 30-16s18 7 18 24c0 10-6 35-13 49-6 12-18 24-31 24z">
              <text:p/>
            </draw:path>
            <draw:path draw:style-name="gr8" draw:text-style-name="P8" draw:layer="layout" svg:width="0.081cm" svg:height="0.349cm" svg:x="8.59cm" svg:y="2.191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\phi: \mathbb{B}^b \to \mathcal{C}§svg§600§TRUE§</svg:desc>
          <draw:g>
            <draw:path draw:style-name="gr8" draw:text-style-name="P8" draw:layer="layout" svg:width="0.183cm" svg:height="0.314cm" svg:x="6.053cm" svg:y="2.649cm" svg:viewBox="0 0 184 315" svg:d="M136 8c0-1 1-4 1-5-1-1 0-3-4-3-3 0-4 1-5 7-7 27-14 54-21 81-55 2-107 48-107 96 0 33 25 61 67 63-2 11-5 22-8 33-4 17-7 30-7 31 0 4 2 4 4 4s2 0 3-1 3-10 4-14c5-18 9-35 14-53 56-1 107-49 107-96 0-27-19-60-67-63 6-27 13-53 19-80zM69 240c-21-1-46-14-46-49 0-42 30-91 82-96-12 48-24 97-36 145zM115 95c26 2 46 18 46 49 0 41-30 91-83 96 12-48 25-97 37-145z">
              <text:p/>
            </draw:path>
            <draw:path draw:style-name="gr8" draw:text-style-name="P8" draw:layer="layout" svg:width="0.036cm" svg:height="0.15cm" svg:x="6.373cm" svg:y="2.741cm" svg:viewBox="0 0 37 151" svg:d="M37 19c0-11-8-19-19-19-10 0-18 9-18 19 0 11 8 18 18 18 11 0 19-8 19-18zM37 133c0-11-8-19-19-19-10 0-18 9-18 19 0 11 8 18 18 18 11 0 19-8 19-18z">
              <text:p/>
            </draw:path>
            <draw:path draw:style-name="gr8" draw:text-style-name="P8" draw:layer="layout" svg:width="0.214cm" svg:height="0.239cm" svg:x="6.541cm" svg:y="2.652cm" svg:viewBox="0 0 215 240" svg:d="M46 32c0-5 0-13-3-20 13 0 25 0 38 0-4 6-4 13-4 18 0 60 0 120 0 180 0 5 0 12 4 18-13 0-25 0-38 0 3-6 3-15 3-20 0-59 0-117 0-176zM142 105c11-11 14-29 14-44 0-24-8-39-16-47 24 2 49 11 49 46 0 22-24 41-47 45zM89 31c0-7 0-11 5-15 1 0 6-4 15-4 15 0 35 12 35 49 0 40-20 48-55 49 0-26 0-53 0-79zM163 111c19-10 39-27 39-51 0-49-41-60-84-60-35 0-71 0-106 0-6 0-12 0-12 6s6 6 12 6c21 0 22 4 22 21 0 58 0 117 0 175 0 17-2 20-24 20-4 0-10 0-10 6s6 6 12 6c35 0 69 0 104 0 43 0 99-17 99-65 0-37-27-57-52-64zM89 209c0-29 0-58 0-87 28 0 40 0 51 8 13 11 14 33 14 45 0 13-1 53-44 53-21 0-21-12-21-19zM151 224c13-15 16-34 16-49 0-25-5-43-20-54 33 5 56 23 56 54 0 26-21 42-52 49z">
              <text:p/>
            </draw:path>
            <draw:path draw:style-name="gr8" draw:text-style-name="P8" draw:layer="layout" svg:width="0.099cm" svg:height="0.172cm" svg:x="6.788cm" svg:y="2.577cm" svg:viewBox="0 0 100 173" svg:d="M49 7c0-1 1-3 1-4s-1-3-4-3c-5 0-25 2-32 2-2 1-5 1-5 6 0 4 3 4 6 4 12 0 12 1 12 3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8" draw:text-style-name="P8" draw:layer="layout" svg:width="0.311cm" svg:height="0.182cm" svg:x="7.03cm" svg:y="2.713cm" svg:viewBox="0 0 312 183" svg:d="M274 98c-20 15-29 30-32 34-16 24-19 46-19 47 0 4 5 4 7 4 6 0 7-1 8-7 8-34 29-64 69-80 4-1 5-2 5-5 0-2-2-3-3-3-15-6-58-24-71-83-1-4-2-5-8-5-2 0-7 0-7 4 0 1 3 23 18 46 7 11 17 23 33 34-87 0-174 0-261 0-7 0-13 0-13 7s6 7 13 7c87 0 174 0 261 0z">
              <text:p/>
            </draw:path>
            <draw:path draw:style-name="gr8" draw:text-style-name="P8" draw:layer="layout" svg:width="0.182cm" svg:height="0.255cm" svg:x="7.464cm" svg:y="2.645cm" svg:viewBox="0 0 183 256" svg:d="M170 192c0-2-2-2-4-2-6 0-14 5-15 5-7 4-8 7-12 13-11 16-27 28-49 28-32 0-60-23-60-75 0-32 12-73 31-101 15-23 34-41 70-41 14 0 22 5 22 18 0 12-13 37-17 44-2 4-2 5-2 6 0 2 2 2 4 2 7 0 20-8 24-13 1-2 21-36 21-54 0-19-16-22-28-22-51 0-93 33-109 53-42 50-46 105-46 123 0 51 26 80 66 80 57 0 104-55 104-64z">
              <text:p/>
            </draw:path>
          </draw:g>
        </draw:g>
        <draw:g draw:style-name="gr7">
          <svg:title>TexMaths</svg:title>
          <svg:desc>10§display§\bm{x}_i =
\begin{cases}
\bm{u}_i                  &amp; (f^0_i \!=\! 1) \\[-1mm]
\overline{\bm{u}}_i   &amp; (f^0_i \!=\! 0 \land f^1_i \!=\! 1) \\[-1mm]
\bot &amp; (f^0_i \!=\! f^1_i \!=\! 0)
\end{cases}§svg§600§TRUE§</svg:desc>
          <draw:g>
            <draw:path draw:style-name="gr8" draw:text-style-name="P8" draw:layer="layout" svg:width="0.198cm" svg:height="0.161cm" svg:x="6.054cm" svg:y="7.106cm" svg:viewBox="0 0 199 162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1-25 28c0 18 19 31 40 31 20 0 33-15 38-22 8 15 28 22 48 22 44 0 68-44 68-55 0-5-5-5-8-5-4 0-7 0-8 4-10 32-36 43-50 43-13 0-20-6-20-18 0-7 5-26 8-39 2-9 10-42 12-47 6-21 18-32 30-32 2 0 10 0 17 5z">
              <text:p/>
            </draw:path>
            <draw:path draw:style-name="gr8" draw:text-style-name="P8" draw:layer="layout" svg:width="0.073cm" svg:height="0.165cm" svg:x="6.284cm" svg:y="7.154cm" svg:viewBox="0 0 74 166" svg:d="M68 10c0-4-3-10-10-10s-14 7-14 14c0 4 3 9 10 9s14-7 14-13zM18 135c-1 3-3 6-3 10 0 12 10 21 24 21 24 0 35-34 35-38 0-3-3-3-4-3-3 0-3 2-4 4-6 20-17 30-26 30-5 0-7-3-7-9 0-5 2-10 4-15 3-7 6-14 8-20s11-28 12-31 2-6 2-8c0-12-10-21-24-21-24 0-35 34-35 38 0 3 3 3 4 3 3 0 4-1 4-4 7-21 18-30 27-30 4 0 6 2 6 9 0 5-2 9-8 24-5 13-10 27-15 40z">
              <text:p/>
            </draw:path>
            <draw:path draw:style-name="gr8" draw:text-style-name="P8" draw:layer="layout" svg:width="0.233cm" svg:height="0.081cm" svg:x="6.506cm" svg:y="7.1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16cm" svg:height="0.318cm" svg:x="6.993cm" svg:y="6.545cm" svg:viewBox="0 0 117 319" svg:d="M42 159c0-29 7-96 70-140 5-4 5-4 5-11 0-8 0-8-9-8-2 0-4 0-6 0-75 41-102 107-102 159 0 50 0 100 0 151 0 9 0 9 9 9 8 0 15 0 23 0 9 0 10 0 10-9 0-51 0-101 0-151z">
              <text:p/>
            </draw:path>
            <draw:path draw:style-name="gr8" draw:text-style-name="P8" draw:layer="layout" svg:width="0.117cm" svg:height="0.638cm" svg:x="6.917cm" svg:y="6.857cm" svg:viewBox="0 0 118 639" svg:d="M76 630c0 8 0 9 9 9 8 0 15 0 23 0 9 0 10-1 10-9 0-50 0-99 0-148 0-43-18-114-97-162 79-48 97-120 97-162 0-49 0-99 0-148 0-9-1-10-10-10-8 0-15 0-23 0-9 0-9 1-9 10 0 49 0 99 0 148 0 30-7 103-71 152-4 3-5 4-5 10s1 7 5 10c9 7 33 25 50 61 14 28 21 59 21 91 0 49 0 98 0 148z">
              <text:p/>
            </draw:path>
            <draw:path draw:style-name="gr8" draw:text-style-name="P8" draw:layer="layout" svg:width="0.116cm" svg:height="0.318cm" svg:x="6.993cm" svg:y="7.489cm" svg:viewBox="0 0 117 319" svg:d="M108 319c9 0 9 0 9-8 0-7 0-7-2-8-11-8-36-26-53-58-13-27-20-54-20-85 0-50 0-101 0-151 0-9-1-9-10-9-8 0-15 0-23 0-9 0-9 0-9 9 0 50 0 101 0 151 0 52 27 119 102 159 2 0 4 0 6 0z">
              <text:p/>
            </draw:path>
            <draw:path draw:style-name="gr8" draw:text-style-name="P8" draw:layer="layout" svg:width="0.215cm" svg:height="0.161cm" svg:x="7.181cm" svg:y="6.713cm" svg:viewBox="0 0 216 162" svg:d="M187 48c2-10 6-27 6-29 0-8-5-16-16-16-6 0-19 3-23 19-2 5-18 68-20 80-2 8-5 18-6 25-6 8-20 22-38 22-20 0-21-17-21-25 0-22 11-49 21-74 4-9 5-12 5-18 0-20-21-32-40-32-37 0-55 48-55 55 0 5 5 5 9 5s6 0 8-4c11-39 30-43 36-43 2 0 6 0 6 7 0 9-4 18-6 23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8" draw:text-style-name="P8" draw:layer="layout" svg:width="0.073cm" svg:height="0.164cm" svg:x="7.421cm" svg:y="6.762cm" svg:viewBox="0 0 74 165" svg:d="M68 9c0-4-3-9-10-9s-14 6-14 13c0 5 3 10 10 10s14-7 14-14zM18 134c-1 3-3 6-3 11 0 11 10 20 24 20 24 0 35-34 35-37s-3-3-4-3c-3 0-3 1-4 4-6 19-17 30-26 30-5 0-7-4-7-9 0-6 2-10 4-16 3-6 6-13 8-19s11-29 12-32c1-2 2-5 2-8 0-11-10-20-24-20-24 0-35 33-35 37 0 3 3 3 4 3 3 0 4-1 4-4 7-21 18-30 27-30 4 0 6 2 6 9 0 6-2 9-8 25-5 13-10 26-15 39z">
              <text:p/>
            </draw:path>
            <draw:path draw:style-name="gr8" draw:text-style-name="P8" draw:layer="layout" svg:width="0.081cm" svg:height="0.35cm" svg:x="7.912cm" svg:y="6.609cm" svg:viewBox="0 0 82 351" svg:d="M82 348c0-1 0-2-6-8-44-44-55-111-55-165 0-61 13-122 56-166 5-4 5-5 5-6 0-2-2-3-4-3-3 0-35 24-56 68-17 39-22 78-22 107 0 28 4 70 23 110 22 43 52 66 55 66 2 0 4-1 4-3z">
              <text:p/>
            </draw:path>
            <draw:path draw:style-name="gr8" draw:text-style-name="P8" draw:layer="layout" svg:width="0.174cm" svg:height="0.318cm" svg:x="8.033cm" svg:y="6.625cm" svg:viewBox="0 0 175 319" svg:d="M110 107c10 0 20 0 30 0 7 0 11 0 11-7 0-4-4-4-10-4-10 0-19 0-29 0 3-13 5-27 8-40 1-8 6-33 8-37 3-6 9-12 17-12 1 0 10 0 17 7-16 1-19 13-19 19 0 8 6 12 13 12 9 0 19-8 19-21 0-16-16-24-30-24-12 0-35 6-45 41-2 7-3 11-12 55-8 0-16 0-24 0-7 0-10 0-10 7 0 4 3 4 9 4 8 0 16 0 24 0-9 46-18 92-27 138-6 35-12 67-30 67-2 0-11 0-17-7 16-1 19-13 19-19 0-8-6-12-13-12-9 0-19 8-19 21 0 16 15 24 30 24 19 0 33-20 39-34 12-22 20-64 20-67 7-37 14-74 21-111z">
              <text:p/>
            </draw:path>
            <draw:path draw:style-name="gr8" draw:text-style-name="P8" draw:layer="layout" svg:width="0.113cm" svg:height="0.168cm" svg:x="8.236cm" svg:y="6.581cm" svg:viewBox="0 0 114 169" svg:d="M114 85c0-27-3-46-15-63-7-12-22-22-42-22-57 0-57 67-57 85 0 17 0 84 57 84s57-66 57-84zM57 162c-11 0-26-7-31-27-4-15-4-35-4-53s0-37 4-50c5-19 21-25 31-25 13 0 26 8 30 23 4 13 5 31 5 52 0 18 0 37-4 52-5 22-21 28-31 28z">
              <text:p/>
            </draw:path>
            <draw:path draw:style-name="gr8" draw:text-style-name="P8" draw:layer="layout" svg:width="0.073cm" svg:height="0.164cm" svg:x="8.197cm" svg:y="6.801cm" svg:viewBox="0 0 74 165" svg:d="M68 9c0-4-3-9-10-9s-14 6-14 13c0 4 3 10 10 10s14-7 14-14zM18 134c-1 3-3 6-3 10 0 12 10 21 24 21 24 0 35-34 35-37 0-4-3-4-4-4-3 0-3 2-4 5-6 19-17 29-26 29-5 0-7-3-7-8 0-6 2-11 4-16 3-7 6-13 8-20 2-6 11-28 12-31 1-2 2-5 2-8 0-11-10-21-24-21-24 0-35 34-35 38 0 3 3 3 4 3 3 0 4-1 4-4 7-21 18-30 27-30 4 0 6 2 6 9 0 5-2 9-8 24-5 13-10 27-15 40z">
              <text:p/>
            </draw:path>
            <draw:path draw:style-name="gr8" draw:text-style-name="P8" draw:layer="layout" svg:width="0.233cm" svg:height="0.082cm" svg:x="8.439cm" svg:y="6.743cm" svg:viewBox="0 0 234 83" svg:d="M222 14c5 0 12 0 12-7s-7-7-12-7c-70 0-140 0-210 0-5 0-12 0-12 7s7 7 12 7c70 0 140 0 210 0zM222 83c5 0 12 0 12-7 0-8-7-8-12-8-70 0-140 0-210 0-5 0-12 0-12 8 0 7 7 7 12 7 70 0 140 0 210 0z">
              <text:p/>
            </draw:path>
            <draw:path draw:style-name="gr8" draw:text-style-name="P8" draw:layer="layout" svg:width="0.115cm" svg:height="0.233cm" svg:x="8.763cm" svg:y="6.638cm" svg:viewBox="0 0 116 234" svg:d="M72 9c0-8 0-9-8-9-22 23-53 23-64 23 0 4 0 7 0 11 7 0 28 0 46-9 0 61 0 121 0 182 0 12-1 16-32 16-4 0-8 0-12 0 0 3 0 7 0 11 13-1 43-1 57-1s45 0 57 1c0-4 0-8 0-11-4 0-7 0-11 0-32 0-33-3-33-16 0-66 0-132 0-198z">
              <text:p/>
            </draw:path>
            <draw:path draw:style-name="gr8" draw:text-style-name="P8" draw:layer="layout" svg:width="0.08cm" svg:height="0.35cm" svg:x="8.928cm" svg:y="6.609cm" svg:viewBox="0 0 81 351" svg:d="M81 175c0-27-4-69-23-109-21-43-51-66-55-66-2 0-3 1-3 3 0 1 0 2 6 8 35 35 55 91 55 164 0 61-13 122-57 167-4 4-4 5-4 6 0 2 1 3 3 3 4 0 35-24 56-68 18-39 22-78 22-108z">
              <text:p/>
            </draw:path>
            <draw:path draw:style-name="gr8" draw:text-style-name="P8" draw:layer="layout" svg:width="0.238cm" svg:height="0.013cm" svg:x="7.17cm" svg:y="7.066cm" svg:viewBox="0 0 239 14" svg:d="M0 0c80 0 159 0 239 0 0 5 0 9 0 14-80 0-159 0-239 0 0-5 0-9 0-14z">
              <text:p/>
            </draw:path>
            <draw:path draw:style-name="gr8" draw:text-style-name="P8" draw:layer="layout" svg:width="0.215cm" svg:height="0.161cm" svg:x="7.181cm" svg:y="7.119cm" svg:viewBox="0 0 216 162" svg:d="M187 48c2-10 6-27 6-29 0-8-5-16-16-16-6 0-19 3-23 19-2 5-18 68-20 80-2 8-5 18-6 25-6 8-20 22-38 22-20 0-21-17-21-25 0-22 11-49 21-74 4-10 5-12 5-18 0-20-21-32-40-32-37 0-55 48-55 55 0 5 5 5 9 5s6 0 8-4c11-39 30-43 36-43 2 0 6 0 6 7 0 8-4 18-6 23-15 36-21 56-21 73 0 40 35 46 56 46 10 0 25-1 44-19 12 17 32 19 40 19 13 0 24-7 31-20 9-14 13-33 13-35 0-5-5-5-8-5-4 0-5 0-7 2-1 1-1 1-3 10-7 28-15 35-24 35-5 0-8-3-8-13 0-6 1-11 5-25 2-10 6-24 8-32 3-10 5-21 8-31z">
              <text:p/>
            </draw:path>
            <draw:path draw:style-name="gr8" draw:text-style-name="P8" draw:layer="layout" svg:width="0.073cm" svg:height="0.164cm" svg:x="7.421cm" svg:y="7.168cm" svg:viewBox="0 0 74 165" svg:d="M68 9c0-4-3-9-10-9s-14 6-14 13c0 5 3 10 10 10s14-7 14-14zM18 134c-1 3-3 6-3 10 0 12 10 21 24 21 24 0 35-34 35-37s-3-3-4-3c-3 0-3 1-4 4-6 19-17 29-26 29-5 0-7-3-7-8 0-6 2-10 4-16 3-7 6-13 8-20 2-5 11-28 12-31 1-2 2-5 2-8 0-11-10-21-24-21-24 0-35 34-35 38 0 3 3 3 4 3 3 0 4-1 4-4 7-21 18-30 27-30 4 0 6 2 6 9 0 6-2 9-8 25-5 13-10 26-15 39z">
              <text:p/>
            </draw:path>
            <draw:path draw:style-name="gr8" draw:text-style-name="P8" draw:layer="layout" svg:width="0.081cm" svg:height="0.35cm" svg:x="7.912cm" svg:y="7.015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8" draw:text-style-name="P8" draw:layer="layout" svg:width="0.174cm" svg:height="0.318cm" svg:x="8.033cm" svg:y="7.031cm" svg:viewBox="0 0 175 319" svg:d="M110 107c10 0 20 0 30 0 7 0 11 0 11-7 0-4-4-4-10-4-10 0-19 0-29 0 3-13 5-27 8-40 1-8 6-33 8-37 3-6 9-12 17-12 1 0 10 0 17 7-16 1-19 13-19 19 0 8 6 12 13 12 9 0 19-8 19-21 0-16-16-24-30-24-12 0-35 6-45 41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8" draw:text-style-name="P8" draw:layer="layout" svg:width="0.113cm" svg:height="0.168cm" svg:x="8.236cm" svg:y="6.987cm" svg:viewBox="0 0 114 169" svg:d="M114 85c0-27-3-46-15-63-7-12-22-22-42-22-57 0-57 67-57 85 0 17 0 84 57 84s57-66 57-84zM57 162c-11 0-26-7-31-27-4-15-4-35-4-53s0-37 4-50c5-20 21-25 31-25 13 0 26 8 30 23 4 13 5 31 5 52 0 18 0 36-4 52-5 22-21 28-31 28z">
              <text:p/>
            </draw:path>
            <draw:path draw:style-name="gr8" draw:text-style-name="P8" draw:layer="layout" svg:width="0.073cm" svg:height="0.164cm" svg:x="8.197cm" svg:y="7.206cm" svg:viewBox="0 0 74 165" svg:d="M68 9c0-4-3-9-10-9s-14 6-14 13c0 4 3 9 10 9s14-6 14-13zM18 134c-1 3-3 6-3 10 0 12 10 21 24 21 24 0 35-34 35-38 0-3-3-3-4-3-3 0-3 2-4 4-6 20-17 30-26 30-5 0-7-3-7-8 0-6 2-11 4-16 3-7 6-13 8-20 2-6 11-28 12-31s2-5 2-8c0-11-10-21-24-21-24 0-35 34-35 38 0 3 3 3 4 3 3 0 4-1 4-4 7-21 18-30 27-30 4 0 6 2 6 9 0 5-2 9-8 24-5 13-10 27-15 40z">
              <text:p/>
            </draw:path>
            <draw:path draw:style-name="gr8" draw:text-style-name="P8" draw:layer="layout" svg:width="0.233cm" svg:height="0.081cm" svg:x="8.439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47cm" svg:height="0.241cm" svg:x="8.746cm" svg:y="7.044cm" svg:viewBox="0 0 148 242" svg:d="M148 122c0-28-2-56-14-82-17-34-45-40-60-40-21 0-47 9-61 42-12 24-13 52-13 80 0 26 1 58 15 84 16 29 41 36 58 36 19 0 46-7 62-41 11-24 13-51 13-79zM73 234c-13 0-34-9-40-42-4-21-4-54-4-74 0-23 0-46 3-65 6-42 33-45 41-45 12 0 35 6 42 41 3 20 3 46 3 69 0 26 0 50-3 72-6 34-26 44-42 44z">
              <text:p/>
            </draw:path>
            <draw:path draw:style-name="gr8" draw:text-style-name="P8" draw:layer="layout" svg:width="0.194cm" svg:height="0.217cm" svg:x="9.005cm" svg:y="7.068cm" svg:viewBox="0 0 195 218" svg:d="M106 7c-3-5-5-7-8-7-5 0-6 3-8 7-29 66-59 131-88 197-2 4-2 5-2 7 0 4 3 7 7 7 3 0 5-1 8-7 28-62 55-125 83-187 27 62 55 125 82 187 3 7 7 7 8 7 4 0 7-3 7-7 0-1 0-2-2-6-29-66-58-132-87-198z">
              <text:p/>
            </draw:path>
            <draw:path draw:style-name="gr8" draw:text-style-name="P8" draw:layer="layout" svg:width="0.174cm" svg:height="0.318cm" svg:x="9.317cm" svg:y="7.031cm" svg:viewBox="0 0 175 319" svg:d="M110 107c10 0 20 0 30 0 7 0 11 0 11-7 0-4-4-4-10-4-10 0-19 0-29 0 2-13 5-27 7-40 2-8 7-33 9-37 3-6 9-12 16-12 2 0 11 0 18 7-16 1-19 13-19 19 0 8 6 12 13 12 9 0 19-8 19-21 0-16-16-24-31-24-12 0-34 6-44 41-2 7-3 10-12 55-8 0-16 0-24 0-7 0-11 0-11 6 0 5 4 5 10 5 8 0 15 0 23 0-9 46-17 92-26 138-6 34-12 66-31 66-1 0-10 0-16-6 16-1 19-14 19-19 0-8-6-12-13-12-9 0-19 8-19 21 0 16 15 24 29 24 20 0 34-21 40-34 11-22 20-65 20-67 7-37 14-74 21-111z">
              <text:p/>
            </draw:path>
            <draw:path draw:style-name="gr8" draw:text-style-name="P8" draw:layer="layout" svg:width="0.088cm" svg:height="0.163cm" svg:x="9.535cm" svg:y="6.987cm" svg:viewBox="0 0 89 164" svg:d="M55 7c0-6 0-7-7-7-16 16-38 16-48 16 0 3 0 6 0 9 6 0 22 0 35-7 0 42 0 84 0 126 0 8 0 11-24 11-3 0-7 0-10 0 0 3 0 6 0 9 5-1 35-1 44-1 8 0 39 0 44 1 0-3 0-6 0-9-3 0-6 0-9 0-25 0-25-3-25-11 0-46 0-91 0-137z">
              <text:p/>
            </draw:path>
            <draw:path draw:style-name="gr8" draw:text-style-name="P8" draw:layer="layout" svg:width="0.073cm" svg:height="0.164cm" svg:x="9.482cm" svg:y="7.206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8" draw:text-style-name="P8" draw:layer="layout" svg:width="0.233cm" svg:height="0.081cm" svg:x="9.724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15cm" svg:height="0.233cm" svg:x="10.048cm" svg:y="7.04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8" draw:text-style-name="P8" draw:layer="layout" svg:width="0.081cm" svg:height="0.35cm" svg:x="10.212cm" svg:y="7.015cm" svg:viewBox="0 0 82 351" svg:d="M82 175c0-27-4-70-23-109-21-43-51-66-55-66-2 0-4 1-4 3 0 1 0 2 7 8 35 35 55 91 55 164 0 60-13 122-57 167-5 4-5 4-5 5 0 3 2 4 4 4 4 0 35-24 56-69 18-38 22-77 22-107z">
              <text:p/>
            </draw:path>
            <draw:path draw:style-name="gr8" draw:text-style-name="P8" draw:layer="layout" svg:width="0.234cm" svg:height="0.234cm" svg:x="7.189cm" svg:y="7.448cm" svg:viewBox="0 0 235 235" svg:d="M125 13c0-6 0-13-7-13s-7 8-7 13c0 69 0 139 0 208-33 0-65 0-98 0-5 0-13 0-13 7s8 7 13 7c70 0 140 0 210 0 6 0 12 0 12-7s-6-7-12-7c-33 0-65 0-98 0 0-69 0-139 0-208z">
              <text:p/>
            </draw:path>
            <draw:path draw:style-name="gr8" draw:text-style-name="P8" draw:layer="layout" svg:width="0.081cm" svg:height="0.35cm" svg:x="7.912cm" svg:y="7.42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8" draw:text-style-name="P8" draw:layer="layout" svg:width="0.174cm" svg:height="0.319cm" svg:x="8.033cm" svg:y="7.435cm" svg:viewBox="0 0 175 320" svg:d="M110 108c10 0 20 0 30 0 7 0 11 0 11-7 0-4-4-4-10-4-10 0-19 0-29 0 3-13 5-27 8-40 1-8 6-33 8-37 3-7 9-12 17-12 1 0 10 0 17 6-16 2-19 14-19 19 0 9 6 13 13 13 9 0 19-8 19-21 0-16-16-25-30-25-12 0-35 7-45 42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8" draw:text-style-name="P8" draw:layer="layout" svg:width="0.113cm" svg:height="0.168cm" svg:x="8.236cm" svg:y="7.392cm" svg:viewBox="0 0 114 169" svg:d="M114 85c0-27-3-46-15-64-7-11-22-21-42-21-57 0-57 67-57 85s0 84 57 84 57-66 57-84zM57 162c-11 0-26-7-31-27-4-15-4-35-4-53s0-37 4-50c5-20 21-25 31-25 13 0 26 8 30 23 4 13 5 31 5 52 0 18 0 36-4 52-5 22-21 28-31 28z">
              <text:p/>
            </draw:path>
            <draw:path draw:style-name="gr8" draw:text-style-name="P8" draw:layer="layout" svg:width="0.073cm" svg:height="0.165cm" svg:x="8.197cm" svg:y="7.611cm" svg:viewBox="0 0 74 166" svg:d="M68 10c0-4-3-10-10-10s-14 7-14 14c0 4 3 9 10 9s14-7 14-13zM18 135c-1 3-3 6-3 10 0 12 10 21 24 21 24 0 35-34 35-38 0-3-3-3-4-3-3 0-3 2-4 4-6 20-17 30-26 30-5 0-7-3-7-8 0-6 2-11 4-16 3-7 6-14 8-20s11-28 12-31 2-6 2-8c0-12-10-21-24-21-24 0-35 34-35 38 0 3 3 3 4 3 3 0 4-1 4-4 7-21 18-30 27-30 4 0 6 2 6 9 0 5-2 9-8 24-5 13-10 27-15 40z">
              <text:p/>
            </draw:path>
            <draw:path draw:style-name="gr8" draw:text-style-name="P8" draw:layer="layout" svg:width="0.233cm" svg:height="0.081cm" svg:x="8.439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74cm" svg:height="0.319cm" svg:x="8.751cm" svg:y="7.435cm" svg:viewBox="0 0 175 320" svg:d="M110 108c10 0 20 0 30 0 7 0 11 0 11-7 0-4-4-4-10-4-10 0-19 0-29 0 2-13 5-27 7-40 2-8 7-33 9-37 3-7 9-12 16-12 2 0 11 0 18 6-16 2-19 14-19 19 0 9 6 13 13 13 9 0 19-8 19-21 0-16-16-25-31-25-12 0-34 7-44 42-2 7-3 10-12 55-8 0-16 0-24 0-7 0-11 0-11 6 0 5 3 5 10 5 8 0 15 0 23 0-9 46-17 92-26 138-6 34-12 66-31 66-1 0-10 0-16-6 16-1 19-14 19-19 0-8-6-12-13-12-9 0-19 8-19 21 0 16 15 24 29 24 20 0 34-21 40-34 11-22 19-65 20-67 7-37 14-74 21-111z">
              <text:p/>
            </draw:path>
            <draw:path draw:style-name="gr8" draw:text-style-name="P8" draw:layer="layout" svg:width="0.088cm" svg:height="0.163cm" svg:x="8.969cm" svg:y="7.392cm" svg:viewBox="0 0 89 164" svg:d="M55 7c0-6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8" draw:text-style-name="P8" draw:layer="layout" svg:width="0.073cm" svg:height="0.165cm" svg:x="8.916cm" svg:y="7.611cm" svg:viewBox="0 0 74 166" svg:d="M68 10c0-4-3-10-10-10s-14 7-14 14c0 4 3 9 10 9s14-7 14-13zM17 135c-1 3-2 6-2 10 0 12 10 21 24 21 24 0 35-34 35-38 0-3-3-3-4-3-3 0-4 2-5 4-5 20-16 30-26 30-5 0-6-3-6-8 0-6 2-11 4-16 3-7 5-14 8-20 2-6 11-28 12-31s2-6 2-8c0-12-10-21-24-21-24 0-35 34-35 38 0 3 3 3 4 3 3 0 3-1 4-4 7-21 17-30 26-30 4 0 7 2 7 9 0 5-2 9-8 24-5 13-11 27-16 40z">
              <text:p/>
            </draw:path>
            <draw:path draw:style-name="gr8" draw:text-style-name="P8" draw:layer="layout" svg:width="0.233cm" svg:height="0.081cm" svg:x="9.158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47cm" svg:height="0.241cm" svg:x="9.464cm" svg:y="7.449cm" svg:viewBox="0 0 148 242" svg:d="M148 122c0-28-1-57-14-83-16-33-45-39-59-39-22 0-47 9-62 42-11 24-13 52-13 80 0 26 2 58 16 84 15 29 41 36 58 36 19 0 46-8 61-41 12-24 13-52 13-79zM74 234c-13 0-34-9-41-42-3-21-3-54-3-75 0-22 0-45 2-64 7-42 33-45 42-45 12 0 35 6 42 41 3 20 3 46 3 68 0 27 0 51-4 73-5 34-25 44-41 44z">
              <text:p/>
            </draw:path>
            <draw:path draw:style-name="gr8" draw:text-style-name="P8" draw:layer="layout" svg:width="0.081cm" svg:height="0.35cm" svg:x="9.646cm" svg:y="7.42cm" svg:viewBox="0 0 82 351" svg:d="M82 175c0-27-4-70-23-109-21-44-52-66-55-66-2 0-4 1-4 3 0 1 0 2 7 8 35 35 55 91 55 164 0 60-13 122-57 166-5 5-5 5-5 6 0 3 2 4 4 4 3 0 35-24 56-69 18-38 22-77 22-107z">
              <text:p/>
            </draw:path>
          </draw:g>
        </draw:g>
        <draw:frame draw:style-name="gr48" draw:text-style-name="P3" draw:layer="layout" svg:width="1.759cm" svg:height="0.395cm" svg:x="9.302cm" svg:y="2.102cm">
          <draw:text-box>
            <text:p><text:span text:style-name="T2">Inner code</text:span></text:p>
          </draw:text-box>
        </draw:frame>
        <draw:line draw:style-name="gr47" draw:text-style-name="P10" draw:layer="layout" svg:x1="9.2cm" svg:y1="2.3cm" svg:x2="8.8cm" svg:y2="2.3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11.209cm" svg:y="2.66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49" draw:text-style-name="P3" draw:layer="layout" svg:width="1.001cm" svg:height="0.395cm" svg:x="11.602cm" svg:y="2.503cm">
          <draw:text-box>
            <text:p><text:span text:style-name="T2">(even)</text:span></text:p>
          </draw:text-box>
        </draw:frame>
        <draw:g draw:style-name="gr7">
          <svg:title>TexMaths</svg:title>
          <svg:desc>10§display§\bm{u} \!\in\! \mathcal{C}
\to 
\overline{\bm{u}} \!\in\! \mathcal{C}§svg§600§TRUE§</svg:desc>
          <draw:g>
            <draw:path draw:style-name="gr8" draw:text-style-name="P8" draw:layer="layout" svg:width="0.215cm" svg:height="0.16cm" svg:x="11.209cm" svg:y="3.473cm" svg:viewBox="0 0 216 161" svg:d="M187 47c2-10 6-27 6-29 0-7-5-16-16-16-6 0-19 4-23 19-2 5-17 68-20 80-2 8-5 18-6 24-6 9-20 23-37 23-21 0-22-17-22-26 0-21 11-48 21-73 4-9 5-12 5-18 0-20-21-31-40-31-37 0-55 47-55 54 0 5 5 5 9 5s6 0 8-4c11-39 30-43 36-43 2 0 6 0 6 8s-4 17-6 22c-14 36-21 56-21 73 0 40 35 46 56 46 10 0 25-2 44-20 12 18 32 20 40 20 13 0 24-8 31-20 9-14 13-33 13-35 0-5-5-5-8-5-4 0-5 0-7 2-1 1-1 1-3 10-7 27-15 35-24 35-5 0-8-3-8-13 0-6 1-11 5-25 2-10 6-24 8-32 3-10 5-21 8-31z">
              <text:p/>
            </draw:path>
            <draw:path draw:style-name="gr8" draw:text-style-name="P8" draw:layer="layout" svg:width="0.175cm" svg:height="0.202cm" svg:x="11.505cm" svg:y="3.44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8" draw:layer="layout" svg:width="0.182cm" svg:height="0.254cm" svg:x="11.754cm" svg:y="3.384cm" svg:viewBox="0 0 183 255" svg:d="M170 192c0-2-2-3-4-3-6 0-9 4-14 6-7 4-9 7-13 13-11 16-26 28-49 28-32 0-60-23-60-75 0-32 12-73 31-101 15-22 34-41 71-41 13 0 21 5 21 18s-13 37-17 44c-2 4-2 5-2 6 0 2 2 2 4 2 7 0 20-8 24-13 1-2 21-36 21-54 0-19-16-22-28-22-51 0-93 33-109 53-42 50-46 105-46 123 0 51 26 79 67 79 56 0 103-54 103-63z">
              <text:p/>
            </draw:path>
            <draw:path draw:style-name="gr8" draw:text-style-name="P8" draw:layer="layout" svg:width="0.311cm" svg:height="0.182cm" svg:x="12.072cm" svg:y="3.452cm" svg:viewBox="0 0 312 183" svg:d="M274 98c-20 15-29 29-32 34-16 24-13 31-19 46 0 5 5 5 7 5 6 0 7-1 8-7 8-35 29-64 69-80 4-1 5-2 5-5 0-2-2-3-3-3-15-6-58-24-71-83-1-4-2-5-8-5-2 0-7 0-7 4 0 1 4 23 18 46 7 11 18 23 33 34-87 0-174 0-261 0-7 0-13 0-13 7s6 7 13 7c87 0 174 0 261 0z">
              <text:p/>
            </draw:path>
            <draw:path draw:style-name="gr8" draw:text-style-name="P8" draw:layer="layout" svg:width="0.238cm" svg:height="0.013cm" svg:x="12.502cm" svg:y="3.419cm" svg:viewBox="0 0 239 14" svg:d="M119 14c-40 0-79 0-119 0 0-5 0-9 0-14 80 0 159 0 239 0 0 5 0 9 0 14-40 0-80 0-120 0z">
              <text:p/>
            </draw:path>
            <draw:path draw:style-name="gr8" draw:text-style-name="P8" draw:layer="layout" svg:width="0.215cm" svg:height="0.16cm" svg:x="12.513cm" svg:y="3.473cm" svg:viewBox="0 0 216 161" svg:d="M186 47c3-10 7-27 7-29 0-7-6-16-16-16-6 0-19 4-24 19-1 5-17 68-20 80-2 8-4 18-5 24-6 9-20 23-38 23-21 0-21-17-21-26 0-21 11-48 21-73 3-9 4-12 4-18 0-20-20-31-39-31-38 0-55 47-55 54 0 5 5 5 8 5 4 0 7 0 8-4 12-39 31-43 37-43 2 0 5 0 5 8s-4 17-5 22c-15 36-22 56-22 73 0 40 36 46 56 46 10 0 26-2 45-20 11 18 32 20 40 20 13 0 23-8 31-20 8-14 13-33 13-35 0-5-5-5-9-5-3 0-5 0-7 2 0 1 0 1-2 10-7 27-15 35-24 35-6 0-8-3-8-13 0-6 1-11 5-25 2-10 6-24 7-32 3-10 5-21 8-31z">
              <text:p/>
            </draw:path>
            <draw:path draw:style-name="gr8" draw:text-style-name="P8" draw:layer="layout" svg:width="0.175cm" svg:height="0.202cm" svg:x="12.809cm" svg:y="3.4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8" draw:text-style-name="P8" draw:layer="layout" svg:width="0.183cm" svg:height="0.254cm" svg:x="13.057cm" svg:y="3.384cm" svg:viewBox="0 0 184 255" svg:d="M170 192c0-2-1-3-3-3-6 0-14 6-15 6-7 4-8 7-12 13-11 16-27 28-50 28-31 0-60-23-60-75 0-32 13-73 32-101 15-22 34-41 70-41 13 0 22 5 22 18s-13 37-17 44c-2 4-2 5-2 6 0 2 1 2 3 2 7 0 20-8 25-13 0-2 21-36 21-54 0-19-16-22-29-22-51 0-92 33-109 53-41 50-46 105-46 123 0 51 26 79 67 79 57 0 103-54 103-63z">
              <text:p/>
            </draw:path>
          </draw:g>
        </draw:g>
        <draw:frame draw:style-name="gr50" draw:text-style-name="P3" draw:layer="layout" svg:width="1.522cm" svg:height="0.395cm" svg:x="9.502cm" svg:y="2.904cm">
          <draw:text-box>
            <text:p><text:span text:style-name="T2">balanced:</text:span></text:p>
          </draw:text-box>
        </draw:frame>
        <draw:frame draw:style-name="gr22" draw:text-style-name="P3" draw:layer="layout" svg:width="1.501cm" svg:height="0.395cm" svg:x="9.502cm" svg:y="3.305cm">
          <draw:text-box>
            <text:p><text:span text:style-name="T2">invertible:</text:span></text:p>
          </draw:text-box>
        </draw:frame>
        <draw:frame draw:style-name="gr51" draw:text-style-name="P3" draw:layer="layout" svg:width="1.052cm" svg:height="0.395cm" svg:x="9.502cm" svg:y="2.505cm">
          <draw:text-box>
            <text:p><text:span text:style-name="T2">length:</text:span></text:p>
          </draw:text-box>
        </draw:frame>
        <draw:g draw:style-name="gr7">
          <svg:title>TexMaths</svg:title>
          <svg:desc>10§display§w(\bm{u}) = \nu/2§svg§600§TRUE§</svg:desc>
          <draw:g>
            <draw:path draw:style-name="gr8" draw:text-style-name="P8" draw:layer="layout" svg:width="0.232cm" svg:height="0.157cm" svg:x="11.209cm" svg:y="3.076cm" svg:viewBox="0 0 233 158" svg:d="M152 36c2-8 5-21 5-23 0-6-5-9-10-9-4 0-10 2-13 9-1 3-17 70-20 79-2 10-3 17-3 23 0 4 0 4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9 31c-16 0-26-11-26-31 0-10 3-20 4-25 5-20 10-39 15-59z">
              <text:p/>
            </draw:path>
            <draw:path draw:style-name="gr8" draw:text-style-name="P8" draw:layer="layout" svg:width="0.08cm" svg:height="0.348cm" svg:x="11.495cm" svg:y="2.968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8" draw:text-style-name="P8" draw:layer="layout" svg:width="0.215cm" svg:height="0.16cm" svg:x="11.608cm" svg:y="3.072cm" svg:viewBox="0 0 216 161" svg:d="M186 48c3-10 7-27 7-29 0-8-6-16-17-16-5 0-18 3-23 19-1 5-17 68-20 79-2 8-4 19-5 25-6 8-20 23-38 23-21 0-21-18-21-26 0-21 11-49 21-74 3-9 4-11 4-17 0-21-20-32-40-32-37 0-54 48-54 55 0 5 5 5 8 5 4 0 7 0 8-5 12-39 31-42 36-42 3 0 6 0 6 7 0 8-4 18-5 22-15 37-22 57-22 74 0 40 35 45 56 45 10 0 26-1 45-19 11 17 31 19 40 19 13 0 23-7 30-20 9-14 14-33 14-34 0-5-6-5-9-5-4 0-5 0-7 2-1 3 0 1-3 10-7 27-14 35-23 35-6 0-9-4-9-13 0-6 2-12 5-26 3-10 6-24 8-31 3-11 5-21 8-31z">
              <text:p/>
            </draw:path>
            <draw:path draw:style-name="gr8" draw:text-style-name="P8" draw:layer="layout" svg:width="0.08cm" svg:height="0.348cm" svg:x="11.856cm" svg:y="2.968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8" draw:text-style-name="P8" draw:layer="layout" svg:width="0.232cm" svg:height="0.081cm" svg:x="12.09cm" svg:y="3.102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8" draw:text-style-name="P8" draw:layer="layout" svg:width="0.165cm" svg:height="0.154cm" svg:x="12.458cm" svg:y="3.076cm" svg:viewBox="0 0 166 155" svg:d="M60 4c0-1 0-4-4-4-8 0-34 3-43 3-3 1-7 1-7 7 0 5 3 5 9 5 17 0 17 2 17 5s-4 19-6 29c-7 28-15 57-22 86-1 5-3 10-4 15 0 4 4 5 6 5s3 0 5 0c24-5 63-18 99-52 46-43 56-91 56-94 0-6-4-9-10-9-3 0-11 1-14 11-23 80-76 119-116 132 11-47 23-93 34-139z">
              <text:p/>
            </draw:path>
            <draw:path draw:style-name="gr8" draw:text-style-name="P8" draw:layer="layout" svg:width="0.136cm" svg:height="0.348cm" svg:x="12.655cm" svg:y="2.968cm" svg:viewBox="0 0 137 349" svg:d="M135 13c2-4 1-4 2-6 0-4-4-7-7-7s-5 1-6 3c-41 111-81 222-122 333-2 4-1 4-2 6 0 4 3 7 7 7 5 0 6-2 8-8 40-109 80-219 120-328z">
              <text:p/>
            </draw:path>
            <draw:path draw:style-name="gr8" draw:text-style-name="P8" draw:layer="layout" svg:width="0.139cm" svg:height="0.232cm" svg:x="12.829cm" svg:y="2.997cm" svg:viewBox="0 0 140 233" svg:d="M27 206c12-12 25-24 37-36 55-48 76-67 76-102 0-40-32-68-74-68-40 0-66 33-66 64 0 19 17 19 18 19 6 0 19-4 19-18 0-9-7-18-19-18-3 0-3 0-4 0 8-23 27-36 47-36 32 0 47 29 47 57s-18 56-37 78c-22 25-45 49-67 74-4 3-4 4-4 13 43 0 87 0 130 0 3-20 7-40 10-60-3 0-6 0-9 0-2 9-4 25-8 30-2 3-25 3-33 3-21 0-42 0-63 0z">
              <text:p/>
            </draw:path>
          </draw:g>
        </draw:g>
        <draw:g draw:style-name="gr7">
          <svg:title>TexMaths</svg:title>
          <svg:desc>10§display§(\forall \bm{u} \in \mathcal{C})§svg§600§TRUE§</svg:desc>
          <draw:g>
            <draw:path draw:style-name="gr8" draw:text-style-name="P8" draw:layer="layout" svg:width="0.08cm" svg:height="0.348cm" svg:x="11.954cm" svg:y="3.796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194cm" svg:height="0.248cm" svg:x="12.056cm" svg:y="3.816cm" svg:viewBox="0 0 195 249" svg:d="M193 13c2-4 2-5 2-6 0-4-3-7-7-7-5 0-7 4-8 8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8" draw:text-style-name="P8" draw:layer="layout" svg:width="0.215cm" svg:height="0.16cm" svg:x="12.262cm" svg:y="3.9cm" svg:viewBox="0 0 216 161" svg:d="M187 48c2-10 6-27 6-29 0-8-5-16-16-16-6 0-19 3-23 19-2 5-18 68-20 79-3 8-5 19-6 25-6 8-20 23-38 23-20 0-21-18-21-26 0-21 11-49 21-74 4-9 5-11 5-17 0-21-21-32-40-32-37 0-55 48-55 55 0 5 5 5 9 5s6 0 8-5c11-39 30-42 36-42 2 0 6 0 6 7 0 8-4 18-6 22-15 37-21 57-21 74 0 40 35 45 56 45 10 0 25-1 44-19 11 17 32 19 40 19 13 0 23-7 31-20 8-14 13-33 13-34 0-5-5-5-8-5-4 0-6 0-7 2-1 0-1 1-3 10-7 27-15 35-24 35-5 0-8-4-8-13 0-6 1-12 5-26 2-10 6-24 7-31 3-11 6-21 9-31z">
              <text:p/>
            </draw:path>
            <draw:path draw:style-name="gr8" draw:text-style-name="P8" draw:layer="layout" svg:width="0.174cm" svg:height="0.201cm" svg:x="12.616cm" svg:y="3.869cm" svg:viewBox="0 0 175 202" svg:d="M163 109c6 0 12 0 12-7s-6-7-12-7c-50 0-99 0-149 0 4-47 45-80 94-80 18 0 37 0 55 0 6 0 12-1 12-8s-6-7-12-7c-19 0-37 0-56 0-60 0-107 46-107 102s47 100 107 100c19 0 37 0 56 0 6 0 12 0 12-7s-6-6-12-6c-18 0-37 0-55 0-49 0-90-33-94-80 50 0 99 0 149 0z">
              <text:p/>
            </draw:path>
            <draw:path draw:style-name="gr8" draw:text-style-name="P8" draw:layer="layout" svg:width="0.183cm" svg:height="0.253cm" svg:x="12.922cm" svg:y="3.812cm" svg:viewBox="0 0 184 254" svg:d="M170 191c0-3-1-3-3-3-6 0-10 4-15 5-7 5-8 7-13 13-10 17-26 29-49 29-31 0-60-23-60-75 0-31 13-73 31-100 16-23 35-41 71-41 13 0 22 5 22 18 0 12-13 37-17 44-2 4-2 4-2 5 0 3 1 3 3 3 7 0 20-8 25-14 0-1 21-35 21-53 0-19-16-22-29-22-51 0-92 33-109 53-41 50-46 104-46 122 0 51 26 79 67 79 57 0 103-55 103-63z">
              <text:p/>
            </draw:path>
            <draw:path draw:style-name="gr8" draw:text-style-name="P8" draw:layer="layout" svg:width="0.08cm" svg:height="0.348cm" svg:x="13.144cm" svg:y="3.79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52" draw:text-style-name="P17" draw:layer="layout" svg:width="1.763cm" svg:height="0.395cm" svg:x="14.803cm" svg:y="1.203cm">
          <draw:text-box>
            <text:p><text:span text:style-name="T6">Constraint</text:span></text:p>
          </draw:text-box>
        </draw:frame>
        <draw:frame draw:style-name="gr53" draw:text-style-name="P3" draw:layer="layout" svg:width="1.678cm" svg:height="0.395cm" svg:x="14.902cm" svg:y="1.802cm">
          <draw:text-box>
            <text:p><text:span text:style-name="T2">run-length:</text:span></text:p>
          </draw:text-box>
        </draw:frame>
        <draw:g draw:style-name="gr7">
          <svg:title>TexMaths</svg:title>
          <svg:desc>10§display§\rho§svg§600§TRUE§</svg:desc>
          <draw:g>
            <draw:path draw:style-name="gr8" draw:text-style-name="P8" draw:layer="layout" svg:width="0.164cm" svg:height="0.23cm" svg:x="17.207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54" draw:text-style-name="P3" draw:layer="layout" svg:width="2.165cm" svg:height="0.395cm" svg:x="14.902cm" svg:y="2.203cm">
          <draw:text-box>
            <text:p><text:span text:style-name="T2">local-balance:</text:span></text:p>
          </draw:text-box>
        </draw:frame>
        <draw:g draw:style-name="gr7">
          <svg:title>TexMaths</svg:title>
          <svg:desc>10§display§(\ell, \delta)§svg§600§TRUE§</svg:desc>
          <draw:g>
            <draw:path draw:style-name="gr8" draw:text-style-name="P8" draw:layer="layout" svg:width="0.08cm" svg:height="0.348cm" svg:x="17.209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135cm" svg:height="0.249cm" svg:x="17.315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8" draw:text-style-name="P8" draw:layer="layout" svg:width="0.04cm" svg:height="0.104cm" svg:x="17.487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8" draw:layer="layout" svg:width="0.143cm" svg:height="0.251cm" svg:x="17.627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8" draw:text-style-name="P8" draw:layer="layout" svg:width="0.08cm" svg:height="0.348cm" svg:x="17.802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\textstyle
\left|
w(\bm{x}_i^{i+\ell-1}) - \frac{\ell}{2}
\right|
\leq 
\delta§svg§600§TRUE§</svg:desc>
          <draw:g>
            <draw:path draw:style-name="gr8" draw:text-style-name="P8" draw:layer="layout" svg:width="0.014cm" svg:height="0.224cm" svg:x="15.168cm" svg:y="3.062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014cm" svg:height="0.224cm" svg:x="15.168cm" svg:y="3.271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231cm" svg:height="0.158cm" svg:x="15.245cm" svg:y="3.2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8" draw:text-style-name="P8" draw:layer="layout" svg:width="0.081cm" svg:height="0.348cm" svg:x="15.53cm" svg:y="3.1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8" draw:text-style-name="P8" draw:layer="layout" svg:width="0.198cm" svg:height="0.161cm" svg:x="15.645cm" svg:y="3.2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8" draw:text-style-name="P8" draw:layer="layout" svg:width="0.074cm" svg:height="0.164cm" svg:x="15.875cm" svg:y="3.0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8" draw:text-style-name="P8" draw:layer="layout" svg:width="0.18cm" svg:height="0.18cm" svg:x="15.98cm" svg:y="3.0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8" draw:text-style-name="P8" draw:layer="layout" svg:width="0.102cm" svg:height="0.175cm" svg:x="16.184cm" svg:y="3.0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8" draw:text-style-name="P8" draw:layer="layout" svg:width="0.165cm" svg:height="0.011cm" svg:x="16.323cm" svg:y="3.149cm" svg:viewBox="0 0 166 12" svg:d="M156 12c4 0 10 0 10-5 0-7-5-7-10-7-49 0-97 0-146 0-4 0-10 0-10 6s6 6 10 6c49 0 97 0 146 0z">
              <text:p/>
            </draw:path>
            <draw:path draw:style-name="gr8" draw:text-style-name="P8" draw:layer="layout" svg:width="0.088cm" svg:height="0.162cm" svg:x="16.543cm" svg:y="3.0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8" draw:text-style-name="P8" draw:layer="layout" svg:width="0.074cm" svg:height="0.164cm" svg:x="15.875cm" svg:y="3.3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8" draw:text-style-name="P8" draw:layer="layout" svg:width="0.08cm" svg:height="0.348cm" svg:x="16.693cm" svg:y="3.1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8" draw:layer="layout" svg:width="0.213cm" svg:height="0.013cm" svg:x="16.917cm" svg:y="3.271cm" svg:viewBox="0 0 214 14" svg:d="M202 14c6 0 12 0 12-7s-6-7-12-7c-63 0-127 0-190 0-6 0-12 0-12 7s6 7 12 7c63 0 127 0 190 0z">
              <text:p/>
            </draw:path>
            <draw:path draw:style-name="gr8" draw:text-style-name="P8" draw:layer="layout" svg:width="0.101cm" svg:height="0.175cm" svg:x="17.298cm" svg:y="3.0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8" draw:text-style-name="P8" draw:layer="layout" svg:width="0.139cm" svg:height="0.013cm" svg:x="17.281cm" svg:y="3.271cm" svg:viewBox="0 0 140 14" svg:d="M70 14c-23 0-47 0-70 0 0-5 0-9 0-14 47 0 93 0 140 0 0 5 0 9 0 14-23 0-47 0-70 0z">
              <text:p/>
            </draw:path>
            <draw:path draw:style-name="gr8" draw:text-style-name="P8" draw:layer="layout" svg:width="0.107cm" svg:height="0.162cm" svg:x="17.297cm" svg:y="3.3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8" draw:text-style-name="P8" draw:layer="layout" svg:width="0.014cm" svg:height="0.224cm" svg:x="17.514cm" svg:y="3.062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014cm" svg:height="0.224cm" svg:x="17.514cm" svg:y="3.271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214cm" svg:height="0.269cm" svg:x="17.707cm" svg:y="3.1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8" draw:text-style-name="P8" draw:layer="layout" svg:width="0.143cm" svg:height="0.251cm" svg:x="18.064cm" svg:y="3.1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 draw:style-name="gr7">
          <svg:title>TexMaths</svg:title>
          <svg:desc>10§display§\ell:§svg§600§TRUE§</svg:desc>
          <draw:g>
            <draw:path draw:style-name="gr8" draw:text-style-name="P8" draw:layer="layout" svg:width="0.135cm" svg:height="0.249cm" svg:x="15.192cm" svg:y="2.7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8" draw:text-style-name="P8" draw:layer="layout" svg:width="0.036cm" svg:height="0.149cm" svg:x="15.461cm" svg:y="2.7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55" draw:text-style-name="P3" draw:layer="layout" svg:width="0.764cm" svg:height="0.395cm" svg:x="15.602cm" svg:y="2.602cm">
          <draw:text-box>
            <text:p><text:span text:style-name="T2">even</text:span></text:p>
          </draw:text-box>
        </draw:frame>
        <draw:g draw:style-name="gr7">
          <svg:title>TexMaths</svg:title>
          <svg:desc>10§display§f^0_i =
\begin{cases}
1 &amp; ( (\bm{x}_{i-l_0}^{i-1}, \bm{u}_i) \mbox{\rm ~satisfy the constraints} ) \\[-0.5mm]
0 &amp; ( \mbox{\rm otherwise} ) 
\end{cases}§svg§600§TRUE§</svg:desc>
          <draw:g>
            <draw:path draw:style-name="gr8" draw:text-style-name="P8" draw:layer="layout" svg:width="0.175cm" svg:height="0.318cm" svg:x="6.031cm" svg:y="4.6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8" draw:text-style-name="P8" draw:layer="layout" svg:width="0.113cm" svg:height="0.167cm" svg:x="6.235cm" svg:y="4.614cm" svg:viewBox="0 0 114 168" svg:d="M114 85c0-27-3-46-14-63-8-12-23-22-43-22-57 0-57 67-57 85s0 83 57 83 57-65 57-83zM57 162c-11 0-26-7-31-27-3-15-3-35-3-53s0-37 3-50c6-20 21-25 31-25 14 0 26 8 31 23 4 13 4 31 4 52 0 18 0 36-3 52-5 22-22 28-32 28z">
              <text:p/>
            </draw:path>
            <draw:path draw:style-name="gr8" draw:text-style-name="P8" draw:layer="layout" svg:width="0.074cm" svg:height="0.165cm" svg:x="6.196cm" svg:y="4.845cm" svg:viewBox="0 0 75 166" svg:d="M68 10c0-4-3-10-9-10-7 0-14 7-14 14 0 4 3 9 10 9s13-7 13-13zM18 134c-1 4-2 7-2 11 0 11 10 21 23 21 25 0 36-34 36-38 0-3-3-3-4-3-4 0-4 1-5 4-6 20-16 30-26 30-5 0-6-3-6-9 0-5 2-10 4-16s5-13 8-19c2-6 11-28 12-31s1-6 1-8c0-12-10-21-23-21-24 0-36 33-36 37s3 3 4 4c4 0 4-2 5-4 6-21 17-30 26-30 4 0 6 2 6 8s-1 10-7 25c-5 13-11 26-16 39z">
              <text:p/>
            </draw:path>
            <draw:path draw:style-name="gr8" draw:text-style-name="P8" draw:layer="layout" svg:width="0.233cm" svg:height="0.081cm" svg:x="6.497cm" svg:y="4.79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8" draw:layer="layout" svg:width="0.181cm" svg:height="1.051cm" svg:x="6.899cm" svg:y="4.30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5 123 9 5 9 5 15 5 8 0 8-1 8-8s0-7-2-8c-15-9-61-37-70-98-2-9-2-10-2-14 0-90 0-180 0-270z">
              <text:p/>
            </draw:path>
            <draw:path draw:style-name="gr8" draw:text-style-name="P8" draw:layer="layout" svg:width="0.115cm" svg:height="0.233cm" svg:x="7.163cm" svg:y="4.47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8" draw:text-style-name="P8" draw:layer="layout" svg:width="0.08cm" svg:height="0.35cm" svg:x="7.694cm" svg:y="4.4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8" draw:text-style-name="P8" draw:layer="layout" svg:width="0.081cm" svg:height="0.35cm" svg:x="7.83cm" svg:y="4.445cm" svg:viewBox="0 0 82 351" svg:d="M82 347c0-1 0-1-6-7-44-45-55-111-55-165 0-61 13-122 56-166 5-4 5-5 5-6 0-2-2-3-4-3-3 0-35 24-56 68-17 39-22 78-22 107 0 28 4 70 24 110 21 43 51 66 54 66 2 0 4-1 4-4z">
              <text:p/>
            </draw:path>
            <draw:path draw:style-name="gr8" draw:text-style-name="P8" draw:layer="layout" svg:width="0.197cm" svg:height="0.161cm" svg:x="7.946cm" svg:y="4.549cm" svg:viewBox="0 0 198 162" svg:d="M175 18c-13 4-19 16-19 24s6 17 17 17c12 0 25-11 25-28 0-18-18-31-40-31-20 0-33 15-37 22-9-15-29-22-49-22-44 0-68 44-68 55 0 5 5 5 9 5s6 0 8-5c10-31 35-42 50-42 13 0 19 6 19 18 0 6-5 26-8 38-4 16-8 32-12 48-5 22-18 32-30 32-1 0-10 0-17-5 13-4 19-16 19-24s-6-16-17-16c-12 0-25 10-25 27 0 19 18 31 40 31 20 0 33-15 37-22 9 15 29 22 49 22 44 0 68-43 68-55 0-5-5-5-9-5s-6 0-8 5c-10 32-35 42-50 42-13 0-19-6-19-17 0-8 4-26 8-39 2-9 10-42 12-48 5-21 17-32 30-32 1 0 10 0 17 5z">
              <text:p/>
            </draw:path>
            <draw:path draw:style-name="gr8" draw:text-style-name="P8" draw:layer="layout" svg:width="0.074cm" svg:height="0.164cm" svg:x="8.175cm" svg:y="4.395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8" draw:text-style-name="P8" draw:layer="layout" svg:width="0.165cm" svg:height="0.011cm" svg:x="8.29cm" svg:y="4.49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88cm" svg:height="0.162cm" svg:x="8.51cm" svg:y="4.395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8" draw:text-style-name="P8" draw:layer="layout" svg:width="0.074cm" svg:height="0.164cm" svg:x="8.175cm" svg:y="4.651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8" draw:text-style-name="P8" draw:layer="layout" svg:width="0.165cm" svg:height="0.011cm" svg:x="8.29cm" svg:y="4.746cm" svg:viewBox="0 0 166 12" svg:d="M156 12c4 0 10 0 10-6s-6-6-10-6c-49 0-97 0-146 0-4 0-10 0-10 6s5 6 10 6c49 0 97 0 146 0z">
              <text:p/>
            </draw:path>
            <draw:path draw:style-name="gr8" draw:text-style-name="P8" draw:layer="layout" svg:width="0.054cm" svg:height="0.172cm" svg:x="8.498cm" svg:y="4.643cm" svg:viewBox="0 0 55 173" svg:d="M54 8c0-1 1-3 1-4s-1-4-4-4c-5 0-25 2-31 3-2 0-5 0-5 6 0 3 3 3 6 3 12 0 12 2 12 4 0 1-1 3-1 5-10 40-21 81-31 121-1 3-1 6-1 8 0 16 14 23 26 23 6 0 13-2 20-13 5-9 8-23 8-24 0-3-3-3-4-3-3 0-4 1-5 5-3 13-8 28-18 28-7 0-8-6-8-12 0-2 0-7 1-10 11-45 23-91 34-136z">
              <text:p/>
            </draw:path>
            <draw:path draw:style-name="gr8" draw:text-style-name="P8" draw:layer="layout" svg:width="0.09cm" svg:height="0.12cm" svg:x="8.586cm" svg:y="4.732cm" svg:viewBox="0 0 91 121" svg:d="M91 61c0-13-1-61-46-61s-45 48-45 61 0 60 45 60 46-47 46-60zM45 115c-6 0-21-2-25-20-3-9-3-22-3-36 0-13 0-25 3-35 4-15 18-18 25-18 13 0 23 7 26 19 3 9 3 23 3 34 0 12 0 26-3 36-4 17-19 20-26 20z">
              <text:p/>
            </draw:path>
            <draw:path draw:style-name="gr8" draw:text-style-name="P8" draw:layer="layout" svg:width="0.04cm" svg:height="0.104cm" svg:x="8.757cm" svg:y="4.671cm" svg:viewBox="0 0 41 105" svg:d="M41 37c0-23-9-37-23-37-11 0-18 9-18 18 0 10 7 19 18 19 4 0 9-1 13-5 1 0 1-1 1-1 1 0 1 1 1 6 0 26-12 47-24 58-4 4-4 5-4 6 0 2 2 4 4 4 4 0 32-27 32-68z">
              <text:p/>
            </draw:path>
            <draw:path draw:style-name="gr8" draw:text-style-name="P8" draw:layer="layout" svg:width="0.215cm" svg:height="0.161cm" svg:x="8.894cm" svg:y="4.549cm" svg:viewBox="0 0 216 162" svg:d="M186 48c3-10 7-27 7-29 0-8-5-16-16-16-6 0-19 3-24 19-1 5-17 68-20 80-2 8-4 18-5 24-6 9-20 23-38 23-21 0-21-17-21-25 0-22 11-49 21-74 3-10 4-12 4-18 0-20-20-32-39-32-38 0-55 48-55 55 0 5 5 5 8 5 5 0 7 0 8-5 12-38 31-42 37-42 2 0 6 0 6 7 0 8-5 18-6 22-15 37-22 57-22 74 0 40 36 46 56 46 11 0 26-2 45-19 11 17 32 19 40 19 13 0 23-8 31-20 8-14 13-33 13-35 0-5-5-5-8-5-4 0-6 0-7 2-1 1-1 1-3 10-7 27-15 35-24 35-5 0-8-3-8-13 0-6 1-11 5-25 2-10 6-24 7-32 3-10 5-21 8-31z">
              <text:p/>
            </draw:path>
            <draw:path draw:style-name="gr8" draw:text-style-name="P8" draw:layer="layout" svg:width="0.074cm" svg:height="0.164cm" svg:x="9.133cm" svg:y="4.598cm" svg:viewBox="0 0 75 165" svg:d="M69 9c0-4-3-9-10-9s-14 6-14 13c0 4 3 10 10 10s14-7 14-14zM18 134c-1 3-2 6-2 10 0 12 10 21 24 21 24 0 35-34 35-37 0-4-3-4-4-4-3 0-4 2-5 5-5 19-16 29-26 29-5 0-6-3-6-8 0-6 2-11 4-16 3-7 5-13 8-20 2-6 11-28 12-31 1-2 2-5 2-8 0-11-10-21-24-21-24 0-36 34-36 38 0 3 4 3 5 3 3 0 3-1 4-4 6-21 17-30 26-30 4 0 7 2 7 9 0 5-2 9-8 24-5 13-11 27-16 40z">
              <text:p/>
            </draw:path>
            <draw:path draw:style-name="gr8" draw:text-style-name="P8" draw:layer="layout" svg:width="0.08cm" svg:height="0.35cm" svg:x="9.259cm" svg:y="4.445cm" svg:viewBox="0 0 81 351" svg:d="M81 175c0-27-3-70-23-109-21-43-51-66-55-66-2 0-3 1-3 3 0 1 0 2 7 8 34 35 54 91 54 164 0 60-13 122-56 166-5 5-5 5-5 6 0 2 1 4 3 4 4 0 36-24 56-69 18-38 22-77 22-107z">
              <text:p/>
            </draw:path>
            <draw:path draw:style-name="gr8" draw:text-style-name="P8" draw:layer="layout" svg:width="0.114cm" svg:height="0.16cm" svg:x="9.503cm" svg:y="4.551cm" svg:viewBox="0 0 115 161" svg:d="M62 89c8 1 36 7 36 32 0 18-12 32-39 32-30 0-43-20-49-50-1-4-2-6-5-6-5 0-5 3-5 9 0 15 0 31 0 46 0 6 0 9 4 9 2 0 2 0 9-7 1-1 1-2 7-8 15 15 31 15 39 15 40 0 56-24 56-49 0-19-10-29-15-33-11-11-25-14-40-17-19-4-43-9-43-29 0-12 9-27 40-27 38 0 40 32 41 43 0 3 3 3 4 3 4 0 4-2 4-8 0-12 0-24 0-36 0-6 0-8-3-8-2 0-3 0-7 4-2 1-5 5-6 6-14-10-28-10-33-10-43 0-57 23-57 43 0 12 6 22 15 30 12 9 22 11 47 16z">
              <text:p/>
            </draw:path>
            <draw:path draw:style-name="gr8" draw:text-style-name="P8" draw:layer="layout" svg:width="0.158cm" svg:height="0.16cm" svg:x="9.645cm" svg:y="4.551cm" svg:viewBox="0 0 159 161" svg:d="M102 130c2 14 11 29 28 29 7 0 29-5 29-33 0-7 0-13 0-20-3 0-6 0-9 0 0 7 0 13 0 20 0 20-9 22-13 22-11 0-13-16-13-17 0-23 0-47 0-70 0-15 0-29-13-42-13-14-31-19-48-19-28 0-53 16-53 39 0 11 7 17 16 17 10 0 17-7 17-16 0-4-2-16-18-16 9-13 26-16 38-16 17 0 37 13 37 44 0 4 0 9 0 13-18 1-43 3-65 13-26 12-35 30-35 46 0 28 34 37 56 37 24 0 40-14 46-31zM100 73c0 12 0 23 0 35 0 33-25 45-41 45-17 0-32-12-32-30 0-19 15-48 73-50z">
              <text:p/>
            </draw:path>
            <draw:path draw:style-name="gr8" draw:text-style-name="P8" draw:layer="layout" svg:width="0.109cm" svg:height="0.219cm" svg:x="9.813cm" svg:y="4.4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8" draw:text-style-name="P8" draw:layer="layout" svg:width="0.075cm" svg:height="0.234cm" svg:x="9.954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8" draw:text-style-name="P8" draw:layer="layout" svg:width="0.114cm" svg:height="0.16cm" svg:x="10.052cm" svg:y="4.551cm" svg:viewBox="0 0 115 161" svg:d="M61 89c8 1 37 7 37 32 0 18-12 32-40 32-29 0-42-20-49-50-1-4-1-6-5-6s-4 3-4 9c0 15 0 31 0 46 0 6 0 9 4 9 2 0 2 0 9-7 0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8" draw:text-style-name="P8" draw:layer="layout" svg:width="0.112cm" svg:height="0.246cm" svg:x="10.191cm" svg:y="4.461cm" svg:viewBox="0 0 113 247" svg:d="M49 96c0-14 0-27 0-41 0-31 17-48 33-48 1 0 6 0 11 3-4 1-10 6-10 15 0 8 5 15 15 15s15-7 15-16c0-13-13-24-31-24-25 0-55 18-55 55 0 14 0 27 0 41-9 0-18 0-27 0 0 4 0 7 0 11 9 0 18 0 27 0 0 38 0 75 0 113 0 16-4 16-27 16 0 3 0 7 0 11 14 0 30-1 40-1 14 0 31 0 45 1 0-4 0-8 0-11-3 0-5 0-8 0-26 0-27-4-27-16 0-38 0-75 0-113 14 0 27 0 41 0 0-4 0-7 0-11-14 0-28 0-42 0z">
              <text:p/>
            </draw:path>
            <draw:path draw:style-name="gr8" draw:text-style-name="P8" draw:layer="layout" svg:width="0.171cm" svg:height="0.222cm" svg:x="10.293cm" svg:y="4.557cm" svg:viewBox="0 0 172 223" svg:d="M139 33c9-22 27-22 33-22 0-4 0-7 0-11-8 0-18 1-27 1-6 0-22-1-30-1 0 4 0 7 0 11 11 0 16 6 16 15 0 3 0 4-2 8-12 29-23 57-35 86-13-31-26-63-39-94-2-3-2-5-2-6 0-9 13-9 19-9 0-4 0-7 0-11-9 0-32 1-38 1-9 0-23-1-34-1 0 4 0 7 0 11 17 0 24 0 28 12 18 43 35 85 53 128-2 5-7 16-9 21-7 19-17 43-40 43-1 0-10 0-16-6 11-1 14-9 14-15 0-9-7-15-15-15-7 0-15 5-15 16 0 15 15 28 32 28 22 0 37-20 45-40 21-50 41-100 62-150z">
              <text:p/>
            </draw:path>
            <draw:path draw:style-name="gr8" draw:text-style-name="P8" draw:layer="layout" svg:width="0.109cm" svg:height="0.219cm" svg:x="10.59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8" draw:text-style-name="P8" draw:layer="layout" svg:width="0.176cm" svg:height="0.243cm" svg:x="10.737cm" svg:y="4.464cm" svg:viewBox="0 0 177 244" svg:d="M27 217c0 16-4 16-27 16 0 3 0 7 0 11 12 0 30-1 40-1 9 0 27 1 39 1 0-4 0-8 0-11-24 0-28 0-28-16 0-22 0-43 0-64 0-37 25-56 48-56 22 0 26 19 26 39 0 27 0 54 0 81 0 16-4 16-27 16 0 3 0 7 0 11 12 0 30-1 39-1s28 1 40 1c0-4 0-8 0-11-19 0-27 0-28-10 0-23 0-45 0-67 0-31 0-41-11-54-5-6-16-13-37-13-29 0-45 21-51 34 0-41 0-82 0-123-17 1-33 3-50 4 0 4 0 7 0 11 24 0 27 3 27 20 0 61 0 121 0 182z">
              <text:p/>
            </draw:path>
            <draw:path draw:style-name="gr8" draw:text-style-name="P8" draw:layer="layout" svg:width="0.135cm" svg:height="0.16cm" svg:x="10.931cm" svg:y="4.551cm" svg:viewBox="0 0 136 161" svg:d="M29 69c2-53 32-61 44-61 36 0 39 47 39 61-28 0-55 0-83 0zM29 76c33 0 65 0 98 0 8 0 9 0 9-7 0-35-19-69-63-69-41 0-73 36-73 80 0 47 37 81 77 81 43 0 59-39 59-46 0-3-3-4-5-4-3 0-4 2-4 5-13 36-44 36-48 36-18 0-32-10-40-23-10-17-10-40-10-53z">
              <text:p/>
            </draw:path>
            <draw:path draw:style-name="gr8" draw:text-style-name="P8" draw:layer="layout" svg:width="0.133cm" svg:height="0.16cm" svg:x="11.206cm" svg:y="4.551cm" svg:viewBox="0 0 134 161" svg:d="M29 81c0-58 29-72 48-72 3 0 25 0 37 13-14 1-16 11-16 16 0 9 6 16 16 16 9 0 16-6 16-17 0-24-27-37-54-37-44 0-76 38-76 81 0 45 35 80 76 80 47 0 58-43 58-46 0-4-4-3-5-3-3 0-3 1-4 3-10 33-33 37-46 37-19 0-50-15-50-71z">
              <text:p/>
            </draw:path>
            <draw:path draw:style-name="gr8" draw:text-style-name="P8" draw:layer="layout" svg:width="0.155cm" svg:height="0.16cm" svg:x="11.36cm" svg:y="4.5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8" draw:text-style-name="P8" draw:layer="layout" svg:width="0.176cm" svg:height="0.154cm" svg:x="11.537cm" svg:y="4.553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8" draw:text-style-name="P8" draw:layer="layout" svg:width="0.114cm" svg:height="0.16cm" svg:x="11.733cm" svg:y="4.551cm" svg:viewBox="0 0 115 161" svg:d="M61 89c8 1 37 7 37 32 0 18-12 32-40 32-29 0-42-20-49-50-1-4-1-6-5-6s-4 3-4 9c0 15 0 31 0 46 0 6 0 9 4 9 1 0 2 0 8-7 1-1 1-2 8-8 15 15 31 15 38 15 41 0 57-24 57-49 0-19-11-29-15-33-12-11-25-14-40-17-20-4-43-9-43-29 0-12 9-27 39-27 39 0 40 32 41 43 1 3 3 2 4 3 5 0 5-2 5-8 0-12 0-24 0-36 0-6 0-8-4-8-2 0-2 0-7 4-1 1-4 5-6 6-13-10-28-10-33-10-43 0-56 23-56 43 0 12 5 22 15 30 11 9 21 11 46 16z">
              <text:p/>
            </draw:path>
            <draw:path draw:style-name="gr8" draw:text-style-name="P8" draw:layer="layout" svg:width="0.109cm" svg:height="0.219cm" svg:x="11.867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8" draw:text-style-name="P8" draw:layer="layout" svg:width="0.117cm" svg:height="0.154cm" svg:x="12.006cm" svg:y="4.553cm" svg:viewBox="0 0 118 155" svg:d="M49 38c0-13 0-25 0-38-16 1-33 3-49 4 0 4 0 7 0 11 25 0 28 2 28 19 0 31 0 63 0 94 0 16-4 16-28 16 0 4 0 7 0 11 14 0 31-1 40-1 14 0 31 0 45 1 0-4 0-7 0-11-2 0-5 0-7 0-26 0-27-4-27-16 0-18 0-36 0-54 0-35 15-66 41-66 3 0 3 0 4 0-1 0-8 5-8 14s8 15 15 15 15-5 15-16c0-12-10-21-26-21-25 0-38 23-43 38z">
              <text:p/>
            </draw:path>
            <draw:path draw:style-name="gr8" draw:text-style-name="P8" draw:layer="layout" svg:width="0.157cm" svg:height="0.16cm" svg:x="12.149cm" svg:y="4.5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39-14 46-31zM100 73c0 12 0 23 0 35 0 33-26 45-41 45-18 0-32-12-32-30 0-19 15-48 73-50z">
              <text:p/>
            </draw:path>
            <draw:path draw:style-name="gr8" draw:text-style-name="P8" draw:layer="layout" svg:width="0.075cm" svg:height="0.234cm" svg:x="12.321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8" draw:text-style-name="P8" draw:layer="layout" svg:width="0.175cm" svg:height="0.154cm" svg:x="12.419cm" svg:y="4.5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8" draw:text-style-name="P8" draw:layer="layout" svg:width="0.109cm" svg:height="0.219cm" svg:x="12.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8" draw:text-style-name="P8" draw:layer="layout" svg:width="0.114cm" svg:height="0.16cm" svg:x="12.741cm" svg:y="4.5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8" draw:text-style-name="P8" draw:layer="layout" svg:width="0.081cm" svg:height="0.35cm" svg:x="12.888cm" svg:y="4.4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8" draw:text-style-name="P8" draw:layer="layout" svg:width="0.147cm" svg:height="0.24cm" svg:x="7.145cm" svg:y="4.929cm" svg:viewBox="0 0 148 241" svg:d="M148 121c0-28-1-56-14-82-16-34-45-39-59-39-21 0-47 9-62 42-11 24-13 51-13 79 0 27 2 58 16 85 15 28 41 35 58 35 19 0 46-7 61-40 12-25 13-52 13-80zM74 233c-13 0-34-8-41-42-3-21-3-53-3-74 0-22 0-46 2-65 7-41 33-45 42-45 12 0 35 7 42 42 3 19 3 46 3 68 0 26 0 50-4 73-5 33-25 43-41 43z">
              <text:p/>
            </draw:path>
            <draw:path draw:style-name="gr8" draw:text-style-name="P8" draw:layer="layout" svg:width="0.08cm" svg:height="0.35cm" svg:x="7.694cm" svg:y="4.899cm" svg:viewBox="0 0 81 351" svg:d="M81 348c0-1 0-2-6-8-44-44-55-111-55-164 0-61 13-122 57-166 4-4 4-5 4-6 0-3-1-4-3-4-4 0-35 24-56 69-18 38-22 77-22 107 0 27 4 70 23 109 21 43 51 66 55 66 2 0 3-1 3-3z">
              <text:p/>
            </draw:path>
            <draw:path draw:style-name="gr8" draw:text-style-name="P8" draw:layer="layout" svg:width="0.155cm" svg:height="0.16cm" svg:x="7.805cm" svg:y="5.005cm" svg:viewBox="0 0 156 161" svg:d="M156 82c0-45-35-82-78-82-44 0-78 39-78 82 0 46 37 79 78 79 43 0 78-34 78-79zM78 153c-15 0-30-8-40-24-8-15-8-37-8-49 0-14 0-33 8-49 9-16 26-23 40-23 15 0 31 8 40 23s9 35 9 49c0 12 0 31-8 47-8 15-23 26-41 26z">
              <text:p/>
            </draw:path>
            <draw:path draw:style-name="gr8" draw:text-style-name="P8" draw:layer="layout" svg:width="0.109cm" svg:height="0.218cm" svg:x="7.978cm" svg:y="4.947cm" svg:viewBox="0 0 110 219" svg:d="M54 75c17 0 33 0 50 0 0-4 0-7 0-11-17 0-33 0-50 0 0-21 0-43 0-64-3 0-6 0-9 0 0 28-11 66-45 67 0 3 0 5 0 8 10 0 20 0 30 0 0 32 0 65 0 97 0 43 32 47 45 47 25 0 35-25 35-47 0-7 0-13 0-20-3 0-6 0-9 0 0 6 0 13 0 19 0 26-10 40-23 40-24 0-24-32-24-38 0-33 0-65 0-98z">
              <text:p/>
            </draw:path>
            <draw:path draw:style-name="gr8" draw:text-style-name="P8" draw:layer="layout" svg:width="0.176cm" svg:height="0.242cm" svg:x="8.119cm" svg:y="4.919cm" svg:viewBox="0 0 177 243" svg:d="M28 217c0 16-4 16-28 16 0 3 0 6 0 10 12 0 30-1 40-1 9 0 27 1 39 1 0-4 0-7 0-10-23 0-27 0-27-16 0-22 0-43 0-65 0-36 25-56 47-56s26 19 26 39c0 27 0 54 0 82 0 16-4 16-27 16 0 3 0 6 0 10 12 0 30-1 40-1 9 0 27 1 39 1 0-4 0-7 0-10-18 0-27 0-28-11 0-23 0-45 0-67 0-30 0-41-10-54-5-6-17-13-37-13-30 0-45 21-51 35 0-41 0-82 0-123-17 1-34 3-51 4 0 4 0 7 0 11 25 0 28 2 28 19 0 61 0 122 0 183z">
              <text:p/>
            </draw:path>
            <draw:path draw:style-name="gr8" draw:text-style-name="P8" draw:layer="layout" svg:width="0.135cm" svg:height="0.16cm" svg:x="8.313cm" svg:y="5.005cm" svg:viewBox="0 0 136 161" svg:d="M29 69c3-52 32-61 44-61 36 0 40 47 40 61-28 0-56 0-84 0zM29 76c33 0 65 0 98 0 8 0 9 0 9-7 0-35-19-69-63-69-41 0-73 36-73 80 0 47 37 81 77 81 43 0 59-39 59-45 0-4-3-4-5-4-3 0-3 2-4 4-12 37-44 37-48 37-17 0-31-11-39-24-11-17-11-40-11-53z">
              <text:p/>
            </draw:path>
            <draw:path draw:style-name="gr8" draw:text-style-name="P8" draw:layer="layout" svg:width="0.117cm" svg:height="0.154cm" svg:x="8.469cm" svg:y="5.007cm" svg:viewBox="0 0 118 155" svg:d="M49 39c0-13 0-26 0-39-16 1-33 3-49 4 0 4 0 7 0 11 25 0 28 3 28 20 0 31 0 63 0 94 0 16-4 16-28 16 0 3 0 7 0 10 14 0 30-1 40-1 14 0 31 0 45 1 0-3 0-7 0-10-3 0-5 0-8 0-26 0-26-4-26-17 0-18 0-36 0-54 0-35 15-66 41-66 3 0 3 0 4 0-1 1-8 5-8 14 0 10 7 15 15 15 6 0 15-4 15-15s-11-22-26-22c-25 0-38 24-43 39z">
              <text:p/>
            </draw:path>
            <draw:path draw:style-name="gr8" draw:text-style-name="P8" draw:layer="layout" svg:width="0.24cm" svg:height="0.154cm" svg:x="8.603cm" svg:y="5.011cm" svg:viewBox="0 0 241 155" svg:d="M211 34c7-18 18-23 30-23 0-4 0-7 0-11-8 1-18 1-26 1-10 0-26 0-32-1 0 4 0 7 0 11 12 0 20 7 20 17 0 2 0 3-2 7-11 30-21 60-32 90-11-33-23-65-34-98-2-4-2-5-2-6 0-10 13-10 20-10 0-4 0-7 0-11-10 1-28 1-36 1-11 0-21 0-31-1 0 4 0 7 0 11 13 0 18 1 22 5 2 2 5 13 8 20-10 28-20 57-30 85-11-31-23-63-34-94-1-4-1-5-1-6 0-10 13-10 20-10 0-4 0-7 0-11-10 1-30 1-38 1-1 0-20 0-33-1 0 4 0 7 0 11 18 0 22 1 26 12 15 42 30 83 45 125 1 5 2 7 7 7s5-2 7-7c12-33 23-66 35-99 12 33 24 67 36 100 2 4 2 6 7 6 4 0 6-3 7-6 14-38 27-77 41-115z">
              <text:p/>
            </draw:path>
            <draw:path draw:style-name="gr8" draw:text-style-name="P8" draw:layer="layout" svg:width="0.075cm" svg:height="0.233cm" svg:x="8.862cm" svg:y="4.928cm" svg:viewBox="0 0 76 234" svg:d="M51 79c-16 1-33 3-49 4 0 4 0 7 0 11 23 0 26 2 26 19 0 32 0 63 0 95 0 16-4 16-28 16 0 3 0 6 0 10 12 0 31-1 39-1 12 0 25 1 37 1 0-4 0-7 0-10-24 0-25-2-25-16 0-43 0-86 0-129zM52 18c0-11-8-18-18-18-11 0-19 9-19 18 0 10 8 19 19 19 10 0 18-7 18-19z">
              <text:p/>
            </draw:path>
            <draw:path draw:style-name="gr8" draw:text-style-name="P8" draw:layer="layout" svg:width="0.114cm" svg:height="0.16cm" svg:x="8.96cm" svg:y="5.005cm" svg:viewBox="0 0 115 161" svg:d="M61 89c8 2 37 7 37 33 0 18-12 32-40 32-29 0-42-20-49-50-1-5-1-6-4-6-5 0-5 2-5 9 0 15 0 31 0 46 0 6 0 8 4 8 2 0 2 0 9-7 2-3 0-1 7-8 15 15 31 15 38 15 41 0 57-23 57-48 0-19-11-30-15-34-11-11-25-14-40-17-20-3-43-8-43-28 0-13 9-27 39-27 39 0 41 32 41 42 1 4 4 4 5 4 4 0 4-2 4-9 0-12 0-23 0-35 0-6 0-9-4-9-2 0-2 0-7 4-1 2-4 5-6 6-13-10-28-10-33-10-43 0-56 24-56 43 0 13 6 23 15 30 11 9 21 11 46 16z">
              <text:p/>
            </draw:path>
            <draw:path draw:style-name="gr8" draw:text-style-name="P8" draw:layer="layout" svg:width="0.135cm" svg:height="0.16cm" svg:x="9.097cm" svg:y="5.005cm" svg:viewBox="0 0 136 161" svg:d="M29 69c2-52 32-61 44-61 36 0 40 47 40 61-28 0-56 0-84 0zM29 76c33 0 65 0 98 0 8 0 9 0 9-7 0-35-19-69-63-69-41 0-73 36-73 80 0 47 37 81 77 81 43 0 59-39 59-45 0-4-3-4-5-4-3 0-4 2-4 4-13 37-44 37-48 37-17 0-31-11-39-24-11-17-11-40-11-53z">
              <text:p/>
            </draw:path>
            <draw:path draw:style-name="gr8" draw:text-style-name="P8" draw:layer="layout" svg:width="0.081cm" svg:height="0.35cm" svg:x="9.263cm" svg:y="4.899cm" svg:viewBox="0 0 82 351" svg:d="M82 176c0-28-4-70-23-110-22-43-52-66-55-66-2 0-4 2-4 4 0 1 0 2 7 8 34 35 54 90 54 164 0 60-13 122-56 166-5 4-5 5-5 6 0 2 2 3 4 3 3 0 35-24 56-68 17-39 22-78 22-107z">
              <text:p/>
            </draw:path>
          </draw:g>
        </draw:g>
        <draw:line draw:style-name="gr56" draw:text-style-name="P10" draw:layer="layout" svg:x1="14.6cm" svg:y1="3.8cm" svg:x2="20cm" svg:y2="3.8cm">
          <text:p/>
        </draw:line>
        <draw:line draw:style-name="gr56" draw:text-style-name="P10" draw:layer="layout" svg:x1="14.6cm" svg:y1="1cm" svg:x2="14.6cm" svg:y2="8.6cm">
          <text:p/>
        </draw:line>
        <draw:line draw:style-name="gr13" draw:text-style-name="P10" draw:layer="layout" svg:x1="2.601cm" svg:y1="5.201cm" svg:x2="5.401cm" svg:y2="5.201cm">
          <text:p/>
        </draw:line>
        <draw:line draw:style-name="gr13" draw:text-style-name="P10" draw:layer="layout" svg:x1="2.601cm" svg:y1="5.401cm" svg:x2="5.401cm" svg:y2="5.401cm">
          <text:p/>
        </draw:line>
        <draw:line draw:style-name="gr13" draw:text-style-name="P10" draw:layer="layout" svg:x1="3.401cm" svg:y1="5.201cm" svg:x2="3.401cm" svg:y2="5.401cm">
          <text:p/>
        </draw:line>
        <draw:line draw:style-name="gr13" draw:text-style-name="P10" draw:layer="layout" svg:x1="3.601cm" svg:y1="5.201cm" svg:x2="3.601cm" svg:y2="5.401cm">
          <text:p/>
        </draw:line>
        <draw:line draw:style-name="gr13" draw:text-style-name="P10" draw:layer="layout" svg:x1="3.801cm" svg:y1="5.201cm" svg:x2="3.801cm" svg:y2="5.401cm">
          <text:p/>
        </draw:line>
        <draw:line draw:style-name="gr13" draw:text-style-name="P10" draw:layer="layout" svg:x1="4.001cm" svg:y1="5.201cm" svg:x2="4.001cm" svg:y2="5.401cm">
          <text:p/>
        </draw:line>
        <draw:line draw:style-name="gr13" draw:text-style-name="P10" draw:layer="layout" svg:x1="4.201cm" svg:y1="5.201cm" svg:x2="4.201cm" svg:y2="5.401cm">
          <text:p/>
        </draw:line>
        <draw:line draw:style-name="gr13" draw:text-style-name="P10" draw:layer="layout" svg:x1="4.401cm" svg:y1="5.201cm" svg:x2="4.401cm" svg:y2="5.401cm">
          <text:p/>
        </draw:line>
        <draw:line draw:style-name="gr13" draw:text-style-name="P10" draw:layer="layout" svg:x1="4.601cm" svg:y1="5.201cm" svg:x2="4.601cm" svg:y2="5.401cm">
          <text:p/>
        </draw:line>
        <draw:frame draw:style-name="gr16" draw:text-style-name="P3" draw:layer="layout" svg:width="0.586cm" svg:height="0.395cm" svg:x="1.402cm" svg:y="5.103cm">
          <draw:text-box>
            <text:p><text:span text:style-name="T2">RW</text:span></text:p>
          </draw:text-box>
        </draw:frame>
        <draw:g draw:style-name="gr7">
          <svg:title>TexMaths</svg:title>
          <svg:desc>10§display§\bm{y}\!=§svg§600§TRUE§</svg:desc>
          <draw:g>
            <draw:path draw:style-name="gr8" draw:text-style-name="P8" draw:layer="layout" svg:width="0.192cm" svg:height="0.228cm" svg:x="2.0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8" draw:text-style-name="P8" draw:layer="layout" svg:width="0.232cm" svg:height="0.081cm" svg:x="2.3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47" draw:text-style-name="P10" draw:layer="layout" svg:x1="2.2cm" svg:y1="4.5cm" svg:x2="2.2cm" svg:y2="5.1cm">
          <text:p/>
        </draw:line>
        <draw:frame draw:style-name="gr57" draw:text-style-name="P2" draw:layer="layout" svg:width="0.499cm" svg:height="0.319cm" svg:x="2.301cm" svg:y="4.603cm">
          <draw:text-box>
            <text:p><text:span text:style-name="T1">IDS</text:span></text:p>
          </draw:text-box>
        </draw:frame>
        <draw:line draw:style-name="gr13" draw:text-style-name="P10" draw:layer="layout" svg:x1="2.801cm" svg:y1="5.201cm" svg:x2="2.801cm" svg:y2="5.401cm">
          <text:p/>
        </draw:line>
        <draw:line draw:style-name="gr13" draw:text-style-name="P10" draw:layer="layout" svg:x1="3.001cm" svg:y1="5.201cm" svg:x2="3.001cm" svg:y2="5.401cm">
          <text:p/>
        </draw:line>
        <draw:line draw:style-name="gr13" draw:text-style-name="P10" draw:layer="layout" svg:x1="3.201cm" svg:y1="5.201cm" svg:x2="3.201cm" svg:y2="5.401cm">
          <text:p/>
        </draw:line>
        <draw:line draw:style-name="gr13" draw:text-style-name="P10" draw:layer="layout" svg:x1="4.801cm" svg:y1="5.201cm" svg:x2="4.801cm" svg:y2="5.401cm">
          <text:p/>
        </draw:line>
        <draw:line draw:style-name="gr13" draw:text-style-name="P10" draw:layer="layout" svg:x1="5.001cm" svg:y1="5.201cm" svg:x2="5.001cm" svg:y2="5.401cm">
          <text:p/>
        </draw:line>
        <draw:line draw:style-name="gr13" draw:text-style-name="P10" draw:layer="layout" svg:x1="5.201cm" svg:y1="5.201cm" svg:x2="5.201cm" svg:y2="5.401cm">
          <text:p/>
        </draw:line>
        <draw:custom-shape draw:style-name="gr58" draw:text-style-name="P1" draw:layer="layout" svg:width="0.799cm" svg:height="0.2cm" svg:x="3.401cm" svg:y="6.201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.601cm" svg:y1="6.201cm" svg:x2="5.401cm" svg:y2="6.201cm">
          <text:p/>
        </draw:line>
        <draw:line draw:style-name="gr13" draw:text-style-name="P10" draw:layer="layout" svg:x1="2.601cm" svg:y1="6.401cm" svg:x2="5.401cm" svg:y2="6.401cm">
          <text:p/>
        </draw:line>
        <draw:line draw:style-name="gr13" draw:text-style-name="P10" draw:layer="layout" svg:x1="3.401cm" svg:y1="6.201cm" svg:x2="3.401cm" svg:y2="6.401cm">
          <text:p/>
        </draw:line>
        <draw:line draw:style-name="gr13" draw:text-style-name="P10" draw:layer="layout" svg:x1="4.201cm" svg:y1="6.201cm" svg:x2="4.201cm" svg:y2="6.401cm">
          <text:p/>
        </draw:line>
        <draw:frame draw:style-name="gr16" draw:text-style-name="P3" draw:layer="layout" svg:width="0.586cm" svg:height="0.395cm" svg:x="1.402cm" svg:y="6.103cm">
          <draw:text-box>
            <text:p><text:span text:style-name="T2">Prb</text:span></text:p>
          </draw:text-box>
        </draw:frame>
        <draw:g draw:style-name="gr7">
          <svg:title>TexMaths</svg:title>
          <svg:desc>10§display§\bm{r}\!=§svg§600§TRUE§</svg:desc>
          <draw:g>
            <draw:path draw:style-name="gr8" draw:text-style-name="P8" draw:layer="layout" svg:width="0.165cm" svg:height="0.159cm" svg:x="2.0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8" draw:text-style-name="P8" draw:layer="layout" svg:width="0.232cm" svg:height="0.08cm" svg:x="2.3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 draw:style-name="gr7">
          <svg:title>TexMaths</svg:title>
          <svg:desc>10§display§\bm{r}_i§svg§600§TRUE§</svg:desc>
          <draw:g>
            <draw:path draw:style-name="gr8" draw:text-style-name="P8" draw:layer="layout" svg:width="0.164cm" svg:height="0.159cm" svg:x="3.7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8" draw:text-style-name="P8" draw:layer="layout" svg:width="0.073cm" svg:height="0.163cm" svg:x="3.8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47" draw:text-style-name="P10" draw:layer="layout" svg:x1="2.2cm" svg:y1="5.5cm" svg:x2="2.2cm" svg:y2="6.1cm">
          <text:p/>
        </draw:line>
        <draw:line draw:style-name="gr18" draw:text-style-name="P10" draw:layer="layout" svg:x1="3.4cm" svg:y1="4.4cm" svg:x2="3.4cm" svg:y2="5.2cm">
          <text:p/>
        </draw:line>
        <draw:line draw:style-name="gr18" draw:text-style-name="P10" draw:layer="layout" svg:x1="4.6cm" svg:y1="4.4cm" svg:x2="4.6cm" svg:y2="5.2cm">
          <text:p/>
        </draw:line>
        <draw:line draw:style-name="gr18" draw:text-style-name="P10" draw:layer="layout" svg:x1="3.4cm" svg:y1="5.4cm" svg:x2="3.4cm" svg:y2="6.2cm">
          <text:p/>
        </draw:line>
        <draw:line draw:style-name="gr18" draw:text-style-name="P10" draw:layer="layout" svg:x1="4.6cm" svg:y1="5.4cm" svg:x2="4.2cm" svg:y2="6.2cm">
          <text:p/>
        </draw:line>
        <draw:g draw:style-name="gr7">
          <svg:title>TexMaths</svg:title>
          <svg:desc>10§display§D \!\to\! X \!\to\! R§svg§600§TRUE§</svg:desc>
          <draw:g>
            <draw:path draw:style-name="gr8" draw:text-style-name="P8" draw:layer="layout" svg:width="0.267cm" svg:height="0.237cm" svg:x="17.736cm" svg:y="7.504cm" svg:viewBox="0 0 268 238" svg:d="M42 211c-4 14-4 16-32 16-6 0-10 0-10 7 0 4 3 4 10 4 39 0 77 0 116 0 73 0 142-74 142-149 0-50-29-89-82-89-39 0-79 0-118 0-7 0-11 0-11 7 0 4 3 4 10 4 5 0 11 0 16 1 5 0 7 1 7 5 0 2 0 3-1 7-16 62-31 125-47 187zM118 24c3-12 4-13 19-13 12 0 25 0 37 0 35 0 64 18 64 65 0 17-7 73-37 112-10 13-38 39-81 39-13 0-27 0-40 0-5 0-6 0-8 0-3 0-4-1-4-3 0-1 0-2 2-8 16-64 32-128 48-192z">
              <text:p/>
            </draw:path>
            <draw:path draw:style-name="gr8" draw:text-style-name="P8" draw:layer="layout" svg:width="0.311cm" svg:height="0.181cm" svg:x="18.081cm" svg:y="7.564cm" svg:viewBox="0 0 312 182" svg:d="M274 99c-20 14-29 28-32 32-16 25-13 32-19 47 0 4 5 4 7 4 6 0 7-1 8-7 8-34 29-63 69-79 4-1 5-2 5-4 0-3-2-4-3-4-15-6-58-24-71-82-1-5-2-6-8-6-2 0-7 0-7 4 0 1 3 23 18 47 7 10 17 22 33 34-87 0-174 0-261 0-7 0-13 0-13 7s6 7 13 7c87 0 174 0 261 0z">
              <text:p/>
            </draw:path>
            <draw:path draw:style-name="gr8" draw:text-style-name="P8" draw:layer="layout" svg:width="0.289cm" svg:height="0.237cm" svg:x="18.461cm" svg:y="7.504cm" svg:viewBox="0 0 290 238" svg:d="M161 95c-10-23-19-46-29-69-1-3-1-3-2-5 0-2 6-9 21-10 3 0 7-1 7-7 0-4-4-4-6-4-14 0-29 1-44 1-9 0-30-1-39-1-2 0-6 0-6 7 0 4 3 4 8 4 21 0 23 3 26 11 14 32 27 65 41 98-25 26-49 52-74 78-1 2-3 3-4 4-17 19-34 24-52 25-4 1-8 1-8 7 0 1 0 4 5 4 10 0 22-1 33-1 13 0 27 1 39 1 2 0 7 0 7-7 0-3-4-4-5-4-3 0-14-1-14-10 0-6 6-12 10-16 12-12 24-25 36-38 10-11 21-22 31-34 12 28 24 56 36 83 1 4 1 3 2 5 0 3-7 9-21 10-4 1-7 1-7 7 0 4 4 4 5 4 10 0 35-1 45-1 8 0 30 1 39 1 2 0 6 0 6-6 0-5-3-5-6-5-24 0-24-1-30-15-14-33-37-87-46-107 24-25 61-66 72-76 11-9 24-17 45-18 5 0 8 0 8-7-2-1 0-4-5-4-10 0-22 1-33 1-13 0-26-1-39-1-2 0-6 0-6 7 0 2 1 4 4 4s14 1 14 11c0 5-4 9-7 12-19 20-38 40-57 61z">
              <text:p/>
            </draw:path>
            <draw:path draw:style-name="gr8" draw:text-style-name="P8" draw:layer="layout" svg:width="0.311cm" svg:height="0.181cm" svg:x="18.828cm" svg:y="7.564cm" svg:viewBox="0 0 312 182" svg:d="M273 99c-19 14-28 28-31 32-16 25-13 32-19 47 0 4 4 4 7 4 6 0 7-1 8-7 8-34 29-63 68-79 5-1 6-2 6-4 0-3-2-4-3-4-16-6-58-24-71-82-1-5-2-6-8-6-3 0-7 0-7 4 0 1 3 23 18 47 7 10 17 22 32 34-87 0-174 0-261 0-6 0-12 0-12 7s6 7 12 7c87 0 174 0 261 0z">
              <text:p/>
            </draw:path>
            <draw:path draw:style-name="gr8" draw:text-style-name="P8" draw:layer="layout" svg:width="0.25cm" svg:height="0.245cm" svg:x="19.213cm" svg:y="7.504cm" svg:viewBox="0 0 251 246" svg:d="M118 24c2-8 3-12 9-13 4 0 15 0 22 0 25 0 64 0 64 35 0 11-6 35-20 49-9 8-27 21-59 21-13 0-26 0-39 0 8-31 15-62 23-92zM168 120c36-8 77-32 77-67 0-31-31-53-77-53-33 0-67 0-100 0-7 0-11 0-11 7 0 4 4 4 10 4 1 0 8 0 14 1 6 0 9 1 9 5 0 2 0 3-1 7-16 62-31 125-47 187-4 14-5 16-32 16-7 0-10 0-10 7 0 4 4 4 5 4 10 0 34-1 44-1 9 0 35 1 45 1 3 0 7 0 7-7 0-4-3-4-10-4-13 0-23 0-23-6 0-2 1-4 1-6 8-31 16-62 24-92 14 0 27 0 41 0 32 0 39 19 39 31 0 5-3 16-5 24-3 10-6 23-6 30 0 38 42 38 47 38 30 0 42-35 42-40 0-4-3-2-4-4-3 0-4 2-5 4-9 26-24 32-32 32-11 0-14-7-14-21 0-11 2-29 4-40 0-5 1-12 1-16 0-27-23-37-33-41z">
              <text:p/>
            </draw:path>
          </draw:g>
        </draw:g>
        <draw:g draw:style-name="gr7">
          <svg:title>TexMaths</svg:title>
          <svg:desc>10§display§w_{\rm R}§svg§600§TRUE§</svg:desc>
          <draw:g>
            <draw:path draw:style-name="gr8" draw:text-style-name="P8" draw:layer="layout" svg:width="0.23cm" svg:height="0.156cm" svg:x="5.615cm" svg:y="8.747cm" svg:viewBox="0 0 231 157" svg:d="M152 36c1-8 5-21 5-23 0-6-5-9-10-9-4 0-11 3-13 10-1 2-18 69-20 78-3 11-3 16-3 22 0 4 0 5 0 6-8 19-19 30-32 30-28 0-28-26-28-32 0-11 2-24 18-67 4-10 6-15 6-22 0-16-12-29-29-29-33 0-46 51-46 54s3 2 4 3c4 0 4 0 6-6 9-32 23-43 35-43 3 0 9 0 9 11 0 9-4 19-6 25-16 41-20 57-20 69 0 32 23 44 50 44 6 0 22 0 36-24 9 22 33 24 44 24 26 0 42-22 51-43 11-26 22-73 22-90 0-19-10-24-14-24-9 0-18 9-18 17 0 4 2 6 5 9 4 4 13 13 13 30 0 12-10 46-19 63-10 19-22 31-39 31-16 0-26-11-26-31 0-9 3-19 4-24 5-20 10-40 15-59z">
              <text:p/>
            </draw:path>
            <draw:path draw:style-name="gr8" draw:text-style-name="P8" draw:layer="layout" svg:width="0.185cm" svg:height="0.17cm" svg:x="5.869cm" svg:y="8.787cm" svg:viewBox="0 0 186 171" svg:d="M109 84c22-6 44-20 44-40 0-24-32-44-70-44-28 0-55 0-83 0 0 3 0 6 0 9 2 0 4 0 6 0 19 0 19 2 19 11 0 42 0 84 0 126 0 9 0 11-19 11-2 0-4 0-6 0 0 3 0 6 0 9 12 0 26-1 36-1s24 1 37 1c0-3 0-6 0-9-2 0-4 0-6 0-19 0-20-2-20-11 0-20 0-40 0-59 11 0 22 0 33 0 4 0 17 0 28 10 9 7 9 13 9 29s0 26 11 35c10 9 25 10 32 10 21 0 26-20 26-27 0-2 0-5-4-5s-4 2-4 5c-2 14-10 20-17 20-14 0-16-14-19-37-3-19-4-22-11-30-2-3-9-9-22-13zM79 80c-11 0-21 0-32 0 0-21 0-42 0-62 0-7 1-8 7-9 2 0 10 0 16 0 23 0 57 0 57 35 0 28-22 36-48 36z">
              <text:p/>
            </draw:path>
          </draw:g>
        </draw:g>
        <draw:g draw:style-name="gr7">
          <svg:title>TexMaths</svg:title>
          <svg:desc>10§display§w_{\rm L}§svg§600§TRUE§</svg:desc>
          <draw:g>
            <draw:path draw:style-name="gr8" draw:text-style-name="P8" draw:layer="layout" svg:width="0.23cm" svg:height="0.156cm" svg:x="7.465cm" svg:y="8.749cm" svg:viewBox="0 0 231 157" svg:d="M152 36c2-8 5-21 5-23 0-6-5-9-10-9-4 0-10 3-13 10-1 2-17 69-20 78-2 10-3 16-3 22 0 4 0 5 0 6-8 19-18 30-32 30-28 0-28-26-28-32 0-11 2-24 18-67 4-10 6-15 6-22 0-16-11-29-29-29-33 0-46 51-46 54s3 2 4 3c4 0 4 0 6-6 9-32 23-43 35-43 3 0 9 0 9 11 0 9-4 19-6 25-16 41-20 57-20 69 0 32 24 44 50 44 6 0 22 0 36-24 10 22 34 24 44 24 27 0 42-22 50-43 12-26 23-73 23-90 0-19-9-24-15-24-9 0-17 9-17 17 0 4 1 6 5 9 3 4 12 13 12 30 0 12-10 46-18 63-9 18-21 31-39 31-16 0-26-11-26-31 0-10 3-19 4-24 5-20 10-40 15-59z">
              <text:p/>
            </draw:path>
            <draw:path draw:style-name="gr8" draw:text-style-name="P8" draw:layer="layout" svg:width="0.145cm" svg:height="0.165cm" svg:x="7.719cm" svg:y="8.789cm" svg:viewBox="0 0 146 166" svg:d="M146 103c-3 0-6 0-8 0-3 23-7 54-53 54-9 0-17 0-25 0-11 0-12-2-12-9 0-43 0-85 0-128 0-8 0-11 24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27" draw:text-style-name="P10" draw:layer="layout" svg:x1="15.8cm" svg:y1="8.2cm" svg:x2="17cm" svg:y2="8.2cm">
          <text:p/>
        </draw:line>
        <draw:frame draw:style-name="gr2" draw:text-style-name="P2" draw:layer="layout" svg:width="0.159cm" svg:height="0.319cm" svg:x="15.207cm" svg:y="8.007cm">
          <draw:text-box>
            <text:p><text:span text:style-name="T1">0</text:span></text:p>
          </draw:text-box>
        </draw:frame>
        <draw:frame draw:style-name="gr55" draw:text-style-name="P17" draw:layer="layout" svg:width="0.764cm" svg:height="0.395cm" svg:x="14.804cm" svg:y="4.004cm">
          <draw:text-box>
            <text:p><text:span text:style-name="T6">Rate</text:span></text:p>
          </draw:text-box>
        </draw:frame>
        <draw:custom-shape draw:style-name="gr59" draw:text-style-name="P18" draw:layer="layout" svg:width="0.2cm" svg:height="0.7cm" svg:x="15.9cm" svg:y="7.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8" draw:layer="layout" svg:width="0.2cm" svg:height="0.9cm" svg:x="16.3cm" svg:y="7.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0.2cm" svg:height="1.1cm" svg:x="16.7cm" svg:y="7.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0.586cm" svg:height="0.395cm" svg:x="17.003cm" svg:y="7.405cm">
          <draw:text-box>
            <text:p><text:span text:style-name="T2">AIR</text:span></text:p>
          </draw:text-box>
        </draw:frame>
        <draw:g draw:style-name="gr7">
          <svg:title>TexMaths</svg:title>
          <svg:desc>10§display§l_0 = 
\textstyle
\left\lceil
\frac{\ell-1}{\nu}
\right\rceil§svg§600§TRUE§</svg:desc>
          <draw:g>
            <draw:path draw:style-name="gr8" draw:text-style-name="P8" draw:layer="layout" svg:width="0.074cm" svg:height="0.245cm" svg:x="6.08cm" svg:y="3.912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8" draw:text-style-name="P8" draw:layer="layout" svg:width="0.113cm" svg:height="0.167cm" svg:x="6.182cm" svg:y="4.045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8" draw:text-style-name="P8" draw:layer="layout" svg:width="0.233cm" svg:height="0.081cm" svg:x="6.444cm" svg:y="4.02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086cm" svg:height="0.419cm" svg:x="6.865cm" svg:y="3.857cm" svg:viewBox="0 0 87 420" svg:d="M0 420c5 0 9 0 14 0 0-135 0-271 0-406 24 0 49 0 73 0 0-5 0-9 0-14-29 0-58 0-87 0 0 140 0 280 0 420z">
              <text:p/>
            </draw:path>
            <draw:path draw:style-name="gr8" draw:text-style-name="P8" draw:layer="layout" svg:width="0.101cm" svg:height="0.175cm" svg:x="7.008cm" svg:y="3.844cm" svg:viewBox="0 0 102 176" svg:d="M23 139c3 16 11 37 32 37 8 0 17-3 25-9 5-2 17-11 17-14 0-2-1-5-3-5s-2 0-6 4c-10 9-22 17-33 17-17 0-17-29-17-33 0-3 0-4 1-9 0-2 0-2 3-5 14-13 60-58 60-100 0-4 0-22-16-22-21 0-37 32-41 39-11 21-16 41-19 54-4 16-4 25-4 37-1 1-15 14-18 16-4 3-4 4-4 5 0 2 2 4 4 4s8-6 10-7c3-3 6-6 9-9zM41 111c5-25 24-104 45-104 5 0 8 4 8 13 0 3 0 25-21 55-12 18-26 31-32 36z">
              <text:p/>
            </draw:path>
            <draw:path draw:style-name="gr8" draw:text-style-name="P8" draw:layer="layout" svg:width="0.165cm" svg:height="0.011cm" svg:x="7.146cm" svg:y="3.95cm" svg:viewBox="0 0 166 12" svg:d="M157 12c4 0 9 0 9-6s-5-6-9-6c-49 0-98 0-147 0-4 0-10 0-10 5 0 7 6 7 10 7 49 0 98 0 147 0z">
              <text:p/>
            </draw:path>
            <draw:path draw:style-name="gr8" draw:text-style-name="P8" draw:layer="layout" svg:width="0.088cm" svg:height="0.162cm" svg:x="7.366cm" svg:y="3.854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8" draw:text-style-name="P8" draw:layer="layout" svg:width="0.476cm" svg:height="0.013cm" svg:x="7.002cm" svg:y="4.061cm" svg:viewBox="0 0 477 14" svg:d="M239 14c-80 0-159 0-239 0 0-5 0-9 0-14 159 0 318 0 477 0 0 5 0 9 0 14-80 0-159 0-238 0z">
              <text:p/>
            </draw:path>
            <draw:path draw:style-name="gr8" draw:text-style-name="P8" draw:layer="layout" svg:width="0.125cm" svg:height="0.107cm" svg:x="7.18cm" svg:y="4.167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8" draw:text-style-name="P8" draw:layer="layout" svg:width="0.086cm" svg:height="0.419cm" svg:x="7.529cm" svg:y="3.857cm" svg:viewBox="0 0 87 420" svg:d="M73 420c5 0 9 0 14 0 0-140 0-280 0-420-29 0-58 0-87 0 0 5 0 9 0 14 24 0 49 0 73 0 0 135 0 271 0 406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8" draw:layer="layout" svg:width="0.09cm" svg:height="0.233cm" svg:x="8.004cm" svg:y="9.344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8" draw:layer="layout" svg:width="0.09cm" svg:height="0.233cm" svg:x="3.405cm" svg:y="9.34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7">
          <svg:title>TexMaths</svg:title>
          <svg:desc>10§display§i\!-\!1§svg§600§TRUE§</svg:desc>
          <draw:g>
            <draw:path draw:style-name="gr8" draw:text-style-name="P8" draw:layer="layout" svg:width="0.092cm" svg:height="0.233cm" svg:x="1.707cm" svg:y="9.349cm" svg:viewBox="0 0 93 234" svg:d="M90 12c0-7-5-12-13-12-10 0-19 9-19 18 0 7 4 13 13 13 8 0 19-8 19-19zM63 143c4-10 4-11 8-20 2-6 4-11 4-18 0-16-11-29-29-29-33 0-46 50-46 53 0 4 3 3 4 4 4 0 4-1 6-6 9-32 23-43 35-43 3 0 9 0 9 11 0 8-2 15-4 19-3 8-18 48-24 63-4 9-8 21-8 28 0 17 12 29 29 29 33 0 46-51 46-54s-3-3-5-3c-3 0-3 1-5 6-6 22-18 43-36 43-6 0-8-3-8-11 0-9 2-14 10-35 5-12 9-24 14-37z">
              <text:p/>
            </draw:path>
            <draw:path draw:style-name="gr8" draw:text-style-name="P8" draw:layer="layout" svg:width="0.214cm" svg:height="0.013cm" svg:x="1.866cm" svg:y="9.485cm" svg:viewBox="0 0 215 14" svg:d="M203 14c6 0 12 0 12-7s-6-7-12-7c-64 0-127 0-190 0-6 0-13 0-13 7s7 7 13 7c63 0 126 0 190 0z">
              <text:p/>
            </draw:path>
            <draw:path draw:style-name="gr8" draw:text-style-name="P8" draw:layer="layout" svg:width="0.115cm" svg:height="0.231cm" svg:x="2.16cm" svg:y="9.347cm" svg:viewBox="0 0 116 232" svg:d="M72 9c0-8 0-9-8-9-22 22-53 22-64 22 0 4 0 7 0 11 7 0 28 0 46-9 0 60 0 120 0 180 0 13-1 17-33 17-4 0-7 0-11 0 0 4 0 7 0 11 13-1 43-1 57-1s45 0 57 1c0-4 0-7 0-11-4 0-8 0-11 0-32 0-33-4-33-17 0-65 0-130 0-195z">
              <text:p/>
            </draw:path>
          </draw:g>
        </draw:g>
        <draw:g draw:style-name="gr7">
          <svg:title>TexMaths</svg:title>
          <svg:desc>10§display§i \!-\! l_0§svg§600§TRUE§</svg:desc>
          <draw:g>
            <draw:path draw:style-name="gr8" draw:text-style-name="P8" draw:layer="layout" svg:width="0.092cm" svg:height="0.233cm" svg:x="4.706cm" svg:y="9.358cm" svg:viewBox="0 0 93 234" svg:d="M90 12c0-7-5-12-13-12-10 0-19 9-19 18 0 7 5 13 13 13s19-8 19-19zM63 144c4-10 4-11 8-20 3-7 4-12 4-19 0-16-11-29-28-29-33 0-47 51-47 54 0 4 3 2 4 4 4 0 4-1 6-6 10-33 24-44 36-44 2 0 8 0 8 11 0 8-2 15-4 19-2 9-18 49-24 63-3 10-8 21-8 28 0 17 12 29 29 29 33 0 46-51 46-54s-3-3-4-3c-4 0-4 1-6 6-6 22-17 43-35 43-6 0-9-3-9-11 0-9 2-14 10-35 5-12 9-24 14-36z">
              <text:p/>
            </draw:path>
            <draw:path draw:style-name="gr8" draw:text-style-name="P8" draw:layer="layout" svg:width="0.213cm" svg:height="0.013cm" svg:x="4.866cm" svg:y="9.495cm" svg:viewBox="0 0 214 14" svg:d="M202 14c6 0 12 0 12-7s-6-7-12-7c-64 0-127 0-190 0-6 0-12 0-12 7s6 7 12 7c63 0 126 0 190 0z">
              <text:p/>
            </draw:path>
            <draw:path draw:style-name="gr8" draw:text-style-name="P8" draw:layer="layout" svg:width="0.074cm" svg:height="0.245cm" svg:x="5.144cm" svg:y="9.346cm" svg:viewBox="0 0 75 246" svg:d="M75 4c-2-1 0-4-5-4-8 0-34 3-43 4-2 0-6 0-6 7 0 4 3 4 8 4 17 0 18 3 18 6 0 2-1 5-1 7-15 58-30 116-45 174-1 4-1 6-1 12 0 20 15 32 32 32 11 0 20-7 26-19 6-14 10-34 10-35 0-3-3-3-4-3-3 0-4 1-5 6-6 23-12 43-26 43-11 0-11-11-11-16 0-8 0-10 2-16 17-67 34-135 51-202z">
              <text:p/>
            </draw:path>
            <draw:path draw:style-name="gr8" draw:text-style-name="P8" draw:layer="layout" svg:width="0.113cm" svg:height="0.166cm" svg:x="5.246cm" svg:y="9.479cm" svg:viewBox="0 0 114 167" svg:d="M114 85c0-27-3-47-15-64-7-11-23-21-42-21-57 0-57 67-57 85 0 17 0 82 57 82s57-65 57-82zM57 161c-12 0-27-7-31-27-4-14-4-34-4-53 0-17 0-36 4-50 5-19 21-24 31-24 13 0 26 8 30 22 4 13 4 31 4 52 0 19 0 37-3 52-5 23-21 28-31 28z">
              <text:p/>
            </draw:path>
          </draw:g>
        </draw:g>
        <draw:g draw:style-name="gr7">
          <svg:title>TexMaths</svg:title>
          <svg:desc>10§display§\rho_{\rm R}§svg§600§TRUE§</svg:desc>
          <draw:g>
            <draw:path draw:style-name="gr8" draw:text-style-name="P8" draw:layer="layout" svg:width="0.164cm" svg:height="0.228cm" svg:x="2.364cm" svg:y="8.746cm" svg:viewBox="0 0 165 229" svg:d="M1 214c-1 4-1 5-1 6 0 5 4 9 10 9 7 0 11-6 12-7 2-3 13-50 22-88 8 14 19 23 35 23 41 0 86-48 86-100 0-37-23-57-48-57-34 0-71 35-82 78-11 45-23 91-34 136zM79 150c-25 0-30-28-30-31 0-2 1-8 3-12 9-40 13-52 21-66 15-26 32-33 43-33 13 0 24 10 24 34 0 19-10 58-19 74-12 22-29 34-42 34z">
              <text:p/>
            </draw:path>
            <draw:path draw:style-name="gr8" draw:text-style-name="P8" draw:layer="layout" svg:width="0.185cm" svg:height="0.17cm" svg:x="2.549cm" svg:y="8.786cm" svg:viewBox="0 0 186 171" svg:d="M109 83c22-5 44-19 44-39 0-24-32-44-70-44-28 0-55 0-83 0 0 3 0 6 0 9 2 0 4 0 6 0 19 0 19 2 19 11 0 42 0 84 0 126 0 8 0 11-19 11-2 0-4 0-6 0 0 3 0 6 0 9 12 0 26-1 36-1s24 0 37 1c0-3 0-6 0-9-2 0-4 0-6 0-19 0-20-2-20-11 0-20 0-39 0-59 11 0 22 0 33 0 4 0 17 0 28 10 9 7 9 13 9 29s0 26 11 35c10 9 25 10 32 10 21 0 26-20 26-27 0-2 0-5-4-5s-4 2-4 5c-2 14-10 20-17 20-14 0-16-14-19-37-3-18-4-22-11-30-2-3-9-9-22-14zM79 80c-11 0-21 0-32 0 0-21 0-42 0-62 0-7 1-8 7-9 2 0 10 0 16 0 23 0 57 0 57 35 0 28-22 36-48 36z">
              <text:p/>
            </draw:path>
          </draw:g>
        </draw:g>
        <draw:g draw:style-name="gr7">
          <svg:title>TexMaths</svg:title>
          <svg:desc>10§display§\rho_{\rm L}§svg§600§TRUE§</svg:desc>
          <draw:g>
            <draw:path draw:style-name="gr8" draw:text-style-name="P8" draw:layer="layout" svg:width="0.165cm" svg:height="0.229cm" svg:x="2.865cm" svg:y="8.747cm" svg:viewBox="0 0 166 230" svg:d="M1 215c-1 4-1 3-1 5 0 6 4 10 10 10 7 0 12-7 12-8 2-3 13-50 23-88 7 14 18 24 34 24 41 0 87-48 87-101 0-37-23-57-49-57-34 0-71 35-81 78-12 46-23 91-35 137zM79 150c-24 0-30-27-30-30 0-1 2-8 3-13 10-39 13-52 21-66 15-25 32-33 43-33 13 0 24 10 24 34 0 20-10 59-19 76-12 21-29 32-42 32z">
              <text:p/>
            </draw:path>
            <draw:path draw:style-name="gr8" draw:text-style-name="P8" draw:layer="layout" svg:width="0.145cm" svg:height="0.166cm" svg:x="3.049cm" svg:y="8.787cm" svg:viewBox="0 0 146 167" svg:d="M146 103c-3 0-6 0-9 0-2 24-6 55-52 55-9 0-17 0-25 0-11 0-12-2-12-10 0-42 0-85 0-128 0-8 0-11 23-11 3 0 6 0 9 0 0-3 0-6 0-9-5 0-37 1-43 1-9 0-25-1-37-1 0 3 0 6 0 9 2 0 4 0 6 0 19 0 19 2 19 11 0 42 0 85 0 127 0 8 0 11-19 11-2 0-4 0-6 0 0 3 0 6 0 9 46 0 92 0 138 0 2-21 5-43 8-64z">
              <text:p/>
            </draw:path>
          </draw:g>
        </draw:g>
        <draw:frame draw:style-name="gr62" draw:text-style-name="P2" draw:layer="layout" svg:width="0.557cm" svg:height="0.319cm" svg:x="2.302cm" svg:y="5.604cm">
          <draw:text-box>
            <text:p><text:span text:style-name="T1">FBA</text:span></text:p>
          </draw:text-box>
        </draw:frame>
        <draw:g draw:style-name="gr7">
          <svg:title>TexMaths</svg:title>
          <svg:desc>8§display§\Pr(\bm{d}_i)§svg§600§TRUE§</svg:desc>
          <draw:g>
            <draw:path draw:style-name="gr8" draw:text-style-name="P8" draw:layer="layout" svg:width="0.164cm" svg:height="0.19cm" svg:x="3.278cm" svg:y="6.491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8" draw:text-style-name="P8" draw:layer="layout" svg:width="0.093cm" svg:height="0.123cm" svg:x="3.467cm" svg:y="6.558cm" svg:viewBox="0 0 94 124" svg:d="M39 31c0-10 0-21 0-31-13 1-26 2-39 3 0 3 0 6 0 9 19 0 22 2 22 16 0 25 0 50 0 75 0 12-4 12-22 12 0 3 0 6 0 9 11 0 24-1 32-1 11 0 24 0 35 1 0-3 0-6 0-9-2 0-4 0-5 0-21 0-22-3-22-13 0-14 0-29 0-43 0-28 12-53 33-53 2 0 3 0 4 0-1 1-7 4-7 12s6 12 12 12c5 0 12-3 12-12 0-10-9-18-21-18-20 0-30 19-34 31z">
              <text:p/>
            </draw:path>
            <draw:path draw:style-name="gr8" draw:text-style-name="P8" draw:layer="layout" svg:width="0.064cm" svg:height="0.279cm" svg:x="3.597cm" svg:y="6.472cm" svg:viewBox="0 0 65 280" svg:d="M65 277c0-1 0-1-4-6-35-36-44-88-44-131 0-49 10-98 45-132 3-4 3-4 3-5 0-2-1-3-3-3s-28 19-44 55c-14 30-18 61-18 85 0 22 3 55 19 87 17 35 41 53 43 53s3-1 3-3z">
              <text:p/>
            </draw:path>
            <draw:path draw:style-name="gr8" draw:text-style-name="P8" draw:layer="layout" svg:width="0.156cm" svg:height="0.195cm" svg:x="3.691cm" svg:y="6.488cm" svg:viewBox="0 0 157 196" svg:d="M156 10c1-4 0-4 1-5 0-3-4-5-6-5s-2 0-2 0c-12 1-24 1-36 2-4 0-9 0-9 8 0 5 5 5 7 5 3 0 8 0 11 1-5 20-10 41-15 61-4-4-13-9-28-9-49 0-79 44-79 82 0 34 26 46 49 46 20 0 35-11 39-15 11 15 29 15 33 15 10 0 18-5 24-16 7-11 11-26 11-28 0-4-5-4-7-4-4 0-4 0-6 2-1 1-1 2-2 8-6 22-12 28-20 28-2 0-6-1-6-10 0-4 1-8 2-12 13-52 26-103 39-154zM85 168c-8 9-21 18-35 18-17 0-18-15-18-21 0-15 10-49 14-60 8-20 22-28 34-28 16 0 23 14 23 17 0 1 0 3-1 4-5 24-11 47-17 70z">
              <text:p/>
            </draw:path>
            <draw:path draw:style-name="gr8" draw:text-style-name="P8" draw:layer="layout" svg:width="0.058cm" svg:height="0.131cm" svg:x="3.859cm" svg:y="6.594cm" svg:viewBox="0 0 59 132" svg:d="M54 7c0-3-2-7-8-7-4 0-11 5-11 11 0 3 3 7 8 7 6 0 11-5 11-11zM14 107c0 2-1 5-1 8 0 9 7 17 18 17 20 0 28-27 28-30s-2-3-3-3c-2 0-2 2-3 4-5 15-14 23-21 23-4 0-5-2-5-6 0-5 1-9 3-13 2-6 4-10 6-16 2-4 9-22 10-25 0-1 1-4 1-6 0-9-8-16-18-16-20 0-29 26-29 29s2 3 3 3c3 0 3-1 3-3 6-17 15-24 22-24 3 0 5 1 5 7 0 5-2 7-7 20-4 10-8 21-12 31z">
              <text:p/>
            </draw:path>
            <draw:path draw:style-name="gr8" draw:text-style-name="P8" draw:layer="layout" svg:width="0.064cm" svg:height="0.279cm" svg:x="3.959cm" svg:y="6.472cm" svg:viewBox="0 0 65 280" svg:d="M65 140c0-22-3-55-18-87-17-35-41-53-44-53-1 0-3 2-3 3s0 1 6 7c27 27 43 71 43 130 0 48-11 97-45 132-4 4-4 4-4 5s2 3 3 3c3 0 28-19 45-55 14-30 17-61 17-85z">
              <text:p/>
            </draw:path>
          </draw:g>
        </draw:g>
        <draw:frame draw:style-name="gr63" draw:text-style-name="P2" draw:layer="layout" svg:width="0.574cm" svg:height="0.319cm" svg:x="4.103cm" svg:y="6.405cm">
          <draw:text-box>
            <text:p><text:span text:style-name="T1">APP</text:span></text:p>
          </draw:text-box>
        </draw:frame>
        <draw:frame draw:style-name="gr71" draw:text-style-name="P2" draw:layer="layout" svg:width="1.691cm" svg:height="0.319cm" svg:x="11.101cm" svg:y="2.201cm">
          <draw:text-box>
            <text:p><text:span text:style-name="T1">(not bijective)</text:span></text:p>
          </draw:text-box>
        </draw:frame>
        <draw:g draw:style-name="gr7">
          <svg:title>TexMaths</svg:title>
          <svg:desc>10§display§f^1_i =
\begin{cases}
1 &amp; ( (\bm{x}_{i-l_0}^{i-1}, \overline{\bm{u}}_i) \mbox{\rm ~satisfy the constraints} ) \\[-0.5mm]
0 &amp; ( \mbox{\rm otherwise} ) 
\end{cases}§svg§600§TRUE§</svg:desc>
          <draw:g>
            <draw:path draw:style-name="gr8" draw:text-style-name="P8" draw:layer="layout" svg:width="0.174cm" svg:height="0.318cm" svg:x="6.031cm" svg:y="5.776cm" svg:viewBox="0 0 175 319" svg:d="M110 107c10 0 21 0 31 0 7 0 10 0 10-7 0-4-3-4-9-4-10 0-20 0-30 0 3-13 5-27 8-40 1-7 6-32 8-36 3-7 9-12 17-12 1 0 10 0 17 6-15 1-19 14-19 19 0 8 6 12 13 12 9 0 19-8 19-21 0-16-16-24-30-24-12 0-34 6-45 41-2 7-3 11-11 55-8 0-17 0-25 0-6 0-10 0-10 7 0 4 3 4 10 4 8 0 15 0 23 0-9 46-18 92-27 139-6 34-12 66-30 66-2 0-10 0-17-7 16-1 19-13 19-19 0-8-6-12-13-12-9 0-19 8-19 21 0 16 15 24 30 24 19 0 33-20 40-34 11-22 19-64 19-67 7-37 14-74 21-111z">
              <text:p/>
            </draw:path>
            <draw:path draw:style-name="gr8" draw:text-style-name="P8" draw:layer="layout" svg:width="0.089cm" svg:height="0.162cm" svg:x="6.249cm" svg:y="5.715cm" svg:viewBox="0 0 90 163" svg:d="M56 7c0-6-1-7-8-7-15 16-38 16-48 16 0 3 0 6 0 9 6 0 22 0 36-7 0 42 0 83 0 125 0 8 0 12-25 12-3 0-6 0-9 0 0 3 0 5 0 8 4 0 34 0 44 0 7 0 38 0 44 0 0-3 0-5 0-8-3 0-7 0-10 0-24 0-24-4-24-12 0-45 0-91 0-136z">
              <text:p/>
            </draw:path>
            <draw:path draw:style-name="gr8" draw:text-style-name="P8" draw:layer="layout" svg:width="0.073cm" svg:height="0.165cm" svg:x="6.196cm" svg:y="5.946cm" svg:viewBox="0 0 74 166" svg:d="M68 10c0-4-3-10-10-10-6 0-14 7-14 14 0 4 4 9 10 9 7 0 14-7 14-13zM18 135c-1 3-2 6-2 10 0 11 10 21 23 21 25 0 35-34 35-38 0-3-2-2-3-3-4 0-4 1-5 4-6 20-17 30-26 30-5 0-6-3-6-9 0-5 1-10 4-15 2-7 5-14 7-20 3-6 12-28 13-31 0-3 1-6 1-8 0-12-10-21-23-21-25 0-36 33-36 37s3 4 4 4c4 0 4-2 5-4 6-21 17-30 26-30 4 0 6 2 6 8s-1 10-8 25c-5 13-10 27-15 40z">
              <text:p/>
            </draw:path>
            <draw:path draw:style-name="gr8" draw:text-style-name="P8" draw:layer="layout" svg:width="0.233cm" svg:height="0.081cm" svg:x="6.497cm" svg:y="5.89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81cm" svg:height="1.051cm" svg:x="6.899cm" svg:y="5.409cm" svg:viewBox="0 0 182 1052" svg:d="M108 655c0-39-27-98-88-128 38-21 83-62 88-127 0-1 0-2 0-3 0-81 0-162 0-243 0-29 0-35 3-48 6-28 23-63 67-89 3-2 4-3 4-9 0-8-1-8-8-8s-7 0-17 6c-79 44-83 110-83 122 0 83 0 166 0 249 0 26 0 54-19 86-16 29-35 44-50 54-5 3-5 3-5 9s0 6 3 8c30 19 62 51 70 108 1 8 1 8 1 13 0 90 0 180 0 269 0 29 17 88 85 123 8 5 9 5 15 5 7 0 8 0 8-8 0-6-1-7-2-7-15-10-61-38-71-99-1-9-1-10-1-14 0-89 0-179 0-269z">
              <text:p/>
            </draw:path>
            <draw:path draw:style-name="gr8" draw:text-style-name="P8" draw:layer="layout" svg:width="0.115cm" svg:height="0.233cm" svg:x="7.163cm" svg:y="5.575cm" svg:viewBox="0 0 116 234" svg:d="M72 9c0-8 0-9-8-9-22 23-53 23-64 23 0 3 0 7 0 10 7 0 27 0 46-9 0 61 0 121 0 182 0 13-1 17-33 17-4 0-7 0-11 0 0 3 0 7 0 11 12-1 43-1 57-1s44 0 57 1c0-4 0-8 0-11-4 0-8 0-12 0-31 0-32-4-32-17 0-66 0-131 0-197z">
              <text:p/>
            </draw:path>
            <draw:path draw:style-name="gr8" draw:text-style-name="P8" draw:layer="layout" svg:width="0.081cm" svg:height="0.35cm" svg:x="7.693cm" svg:y="5.546cm" svg:viewBox="0 0 82 351" svg:d="M82 347c0-1 0-2-6-7-44-45-55-111-55-165 0-61 13-122 56-166 5-4 5-5 5-6 0-2-2-3-4-3-3 0-35 24-56 68-17 39-22 78-22 107 0 28 4 70 23 110 22 43 52 66 55 66 2 0 4-1 4-4z">
              <text:p/>
            </draw:path>
            <draw:path draw:style-name="gr8" draw:text-style-name="P8" draw:layer="layout" svg:width="0.08cm" svg:height="0.35cm" svg:x="7.83cm" svg:y="5.546cm" svg:viewBox="0 0 81 351" svg:d="M81 347c0-1 0-2-5-7-44-45-56-111-56-165 0-61 14-122 57-166 4-4 4-5 4-6 0-2-1-3-3-3-4 0-35 24-56 68-18 39-22 78-22 107 0 28 4 70 23 110 21 43 51 66 55 66 2 0 3-1 3-4z">
              <text:p/>
            </draw:path>
            <draw:path draw:style-name="gr8" draw:text-style-name="P8" draw:layer="layout" svg:width="0.198cm" svg:height="0.161cm" svg:x="7.945cm" svg:y="5.65cm" svg:viewBox="0 0 199 162" svg:d="M175 18c-12 4-19 16-19 24s6 17 18 17 25-11 25-28c0-18-19-31-40-31-20 0-33 15-38 22-8-15-28-22-48-22-44 0-68 43-68 55 0 5 5 5 8 5 4 0 7 0 8-5 10-32 36-42 50-42s20 6 20 17c0 7-5 26-8 39-4 16-8 32-12 48-5 22-18 32-30 32-2 0-10 0-17-5 13-4 19-16 19-24s-6-17-18-17-25 11-25 28c0 18 19 31 40 31 20 0 33-15 38-22 9 15 28 22 48 22 45 0 68-43 68-55 0-5-5-5-8-5-4 0-7 0-8 5-10 32-36 42-50 42-13 0-20-6-20-17 0-8 5-26 8-39 3-10 11-43 12-48 6-21 18-32 30-32 2 0 10 0 17 5z">
              <text:p/>
            </draw:path>
            <draw:path draw:style-name="gr8" draw:text-style-name="P8" draw:layer="layout" svg:width="0.073cm" svg:height="0.164cm" svg:x="8.175cm" svg:y="5.496cm" svg:viewBox="0 0 74 165" svg:d="M68 9c0-4-3-9-10-9-6 0-14 6-14 13 0 5 4 10 10 10 7 0 14-7 14-14zM18 134c-1 3-2 6-2 10 0 12 10 21 23 21 25 0 35-34 35-37 0-4-2-3-3-4-4 0-4 2-5 5-6 19-17 29-26 29-5 0-6-3-6-8 0-6 1-11 4-16 2-7 5-13 7-20 3-6 12-28 13-31 0-2 1-5 1-8 0-11-10-21-23-21-25 0-36 34-36 38 0 3 3 3 4 3 4 0 4-1 5-4 6-21 17-30 26-30 4 0 6 2 6 9 0 6-1 9-8 24-5 13-10 27-15 40z">
              <text:p/>
            </draw:path>
            <draw:path draw:style-name="gr8" draw:text-style-name="P8" draw:layer="layout" svg:width="0.166cm" svg:height="0.011cm" svg:x="8.289cm" svg:y="5.591cm" svg:viewBox="0 0 167 12" svg:d="M157 12c4 0 10 0 10-6s-6-6-10-6c-49 0-98 0-147 0-4 0-10 0-10 6s6 6 10 6c49 0 98 0 147 0z">
              <text:p/>
            </draw:path>
            <draw:path draw:style-name="gr8" draw:text-style-name="P8" draw:layer="layout" svg:width="0.089cm" svg:height="0.162cm" svg:x="8.509cm" svg:y="5.49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8" draw:text-style-name="P8" draw:layer="layout" svg:width="0.073cm" svg:height="0.164cm" svg:x="8.175cm" svg:y="5.752cm" svg:viewBox="0 0 74 165" svg:d="M68 9c0-4-3-9-10-9-6 0-14 6-14 13 0 5 4 10 10 10 7 0 14-7 14-14zM18 134c-1 3-2 6-2 10 0 12 10 21 23 21 25 0 35-34 35-37s-2-2-3-3c-4 0-4 1-5 4-6 19-17 29-26 29-5 0-6-3-6-8 0-6 1-10 4-16 2-7 5-13 7-20 3-5 12-28 13-31 0-2 1-5 1-8 0-11-10-20-23-20-25 0-36 33-36 37 0 3 3 3 4 3 4 0 4-1 5-4 6-21 17-30 26-30 4 0 6 2 6 9 0 6-1 9-8 25-5 13-10 26-15 39z">
              <text:p/>
            </draw:path>
            <draw:path draw:style-name="gr8" draw:text-style-name="P8" draw:layer="layout" svg:width="0.166cm" svg:height="0.011cm" svg:x="8.289cm" svg:y="5.847cm" svg:viewBox="0 0 167 12" svg:d="M157 12c4 0 10 0 10-6s-6-6-10-6c-49 0-98 0-147 0-4 0-10 0-10 6s6 6 10 6c49 0 98 0 147 0z">
              <text:p/>
            </draw:path>
            <draw:path draw:style-name="gr8" draw:text-style-name="P8" draw:layer="layout" svg:width="0.054cm" svg:height="0.172cm" svg:x="8.498cm" svg:y="5.744cm" svg:viewBox="0 0 55 173" svg:d="M54 8c0-1 1-3 1-4s-1-4-4-4c-5 0-26 2-32 3-1 0-5 0-5 5 0 4 4 4 6 4 12 0 12 2 12 4 0 1 0 3-1 5-10 40-20 81-30 121-1 3-1 6-1 8 0 16 14 23 25 23 6 0 14-2 20-13 5-9 9-23 9-24 0-3-3-3-4-3-4 0-4 1-5 5-3 13-8 28-19 28-6 0-8-6-8-12 0-2 1-7 2-10 11-45 23-91 34-136z">
              <text:p/>
            </draw:path>
            <draw:path draw:style-name="gr8" draw:text-style-name="P8" draw:layer="layout" svg:width="0.091cm" svg:height="0.12cm" svg:x="8.585cm" svg:y="5.833cm" svg:viewBox="0 0 92 121" svg:d="M92 61c0-13 0-61-46-61s-46 48-46 61 0 60 46 60 46-47 46-60zM46 115c-6 0-21-2-26-20-2-9-2-22-2-36 0-13 0-25 3-35 4-15 17-18 25-18 13 0 22 7 26 19 2 9 2 23 2 34 0 12 0 26-2 36-5 17-19 20-26 20z">
              <text:p/>
            </draw:path>
            <draw:path draw:style-name="gr8" draw:text-style-name="P8" draw:layer="layout" svg:width="0.04cm" svg:height="0.104cm" svg:x="8.756cm" svg:y="5.772cm" svg:viewBox="0 0 41 105" svg:d="M41 37c0-24-8-37-22-37-12 0-19 9-19 18 0 10 7 19 19 19 4 0 9-1 12-5 1 0 1-1 2-1 0 2 1 1 1 6 0 26-13 47-24 58-4 4-4 5-4 6 0 2 2 4 3 4 4 0 32-27 32-68z">
              <text:p/>
            </draw:path>
            <draw:path draw:style-name="gr8" draw:text-style-name="P8" draw:layer="layout" svg:width="0.238cm" svg:height="0.013cm" svg:x="8.882cm" svg:y="5.597cm" svg:viewBox="0 0 239 14" svg:d="M0 0c80 0 159 0 239 0 0 5 0 9 0 14-80 0-159 0-239 0 0-5 0-9 0-14z">
              <text:p/>
            </draw:path>
            <draw:path draw:style-name="gr8" draw:text-style-name="P8" draw:layer="layout" svg:width="0.216cm" svg:height="0.161cm" svg:x="8.893cm" svg:y="5.65cm" svg:viewBox="0 0 217 162" svg:d="M187 48c2-10 7-27 7-29 0-8-6-16-17-16-5 0-18 3-23 19-1 5-17 68-20 80-2 8-5 18-5 24-7 9-20 23-38 23-21 0-21-17-21-25 0-22 11-49 20-75 4-9 5-11 5-17 0-20-20-32-40-32-37 0-55 48-55 55 0 5 6 5 9 5 4 0 7 0 8-5 12-39 30-42 36-42 3 0 6 0 6 7 0 8-4 18-6 22-14 37-21 57-21 74 0 40 35 46 56 46 10 0 26-2 45-20 11 18 31 20 40 20 13 0 23-8 30-20 9-14 14-33 14-35 0-5-6-5-9-5-4 0-5 0-7 2-1 1-1 1-3 10-7 27-15 35-24 35-5 0-8-3-8-13 0-6 2-11 5-25 3-10 6-24 8-32 3-10 5-21 8-31z">
              <text:p/>
            </draw:path>
            <draw:path draw:style-name="gr8" draw:text-style-name="P8" draw:layer="layout" svg:width="0.074cm" svg:height="0.164cm" svg:x="9.133cm" svg:y="5.699cm" svg:viewBox="0 0 75 165" svg:d="M68 9c0-4-3-9-10-9-6 0-13 6-13 13 0 4 3 10 9 10 8 0 14-7 14-14zM18 134c-1 3-2 6-2 10 0 12 10 21 23 21 25 0 36-34 36-38 0-3-3-2-4-3-4 0-4 2-5 4-6 20-17 30-26 30-5 0-6-3-6-8 0-6 1-11 4-16 2-7 5-13 8-20 2-6 11-28 12-31 0-2 1-5 1-8 0-11-10-21-23-21-25 0-36 34-36 38 0 3 3 3 4 3 4 0 4-1 5-4 6-21 17-30 26-30 4 0 6 2 6 9 0 5-1 9-8 24-5 13-10 27-15 40z">
              <text:p/>
            </draw:path>
            <draw:path draw:style-name="gr8" draw:text-style-name="P8" draw:layer="layout" svg:width="0.081cm" svg:height="0.35cm" svg:x="9.258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8" draw:text-style-name="P8" draw:layer="layout" svg:width="0.114cm" svg:height="0.16cm" svg:x="9.503cm" svg:y="5.652cm" svg:viewBox="0 0 115 161" svg:d="M61 89c8 1 37 7 37 32 0 18-12 32-40 32-29 0-42-20-49-50-1-4-1-6-5-6s-4 3-4 9c0 15 0 31 0 46 0 6 0 9 4 9 1 0 2-1 8-7 1-1 1-2 7-8 16 14 32 15 39 15 41 0 57-24 57-49 0-19-11-29-15-33-12-12-25-14-40-17-20-4-43-9-43-29 0-12 9-27 39-27 39 0 40 32 41 43 1 3 3 2 4 3 5 0 5-2 5-8 0-12 0-24 0-36 0-6 0-8-4-8-2 0-2 0-7 4-1 1-5 4-6 6-13-10-28-10-33-10-43 0-56 23-56 43 0 12 5 22 15 30 11 9 21 11 46 16z">
              <text:p/>
            </draw:path>
            <draw:path draw:style-name="gr8" draw:text-style-name="P8" draw:layer="layout" svg:width="0.157cm" svg:height="0.16cm" svg:x="9.645cm" svg:y="5.652cm" svg:viewBox="0 0 158 161" svg:d="M102 130c1 14 11 29 27 29 8 0 29-5 29-33 0-7 0-13 0-20-3 0-6 0-9 0 0 7 0 13 0 20 0 20-9 22-12 22-12 0-13-16-13-17 0-24 0-47 0-71 0-14 0-28-13-41-14-14-31-19-48-19-29 0-53 16-53 39 0 11 7 17 16 17 10 0 16-7 16-16 0-5-2-16-18-16 10-13 27-17 38-17 17 0 37 14 37 45 0 4 0 9 0 13-18 1-42 2-64 13-27 12-35 30-35 46 0 28 34 37 56 37 23 0 39-14 46-31zM99 73c0 12 0 23 0 35 0 33-25 45-41 45-17 0-31-12-31-30 0-19 14-48 72-50z">
              <text:p/>
            </draw:path>
            <draw:path draw:style-name="gr8" draw:text-style-name="P8" draw:layer="layout" svg:width="0.109cm" svg:height="0.219cm" svg:x="9.812cm" svg:y="5.593cm" svg:viewBox="0 0 110 220" svg:d="M54 76c17 0 34 0 51 0 0-4 0-7 0-11-17 0-34 0-51 0 0-22 0-43 0-65-3 0-5 0-8 0-1 29-11 66-46 68 0 3 0 5 0 8 10 0 20 0 30 0 0 32 0 64 0 96 0 44 33 48 45 48 25 0 35-25 35-48 0-7 0-13 0-20-3 0-6 0-9 0 0 7 0 13 0 20 0 26-10 39-23 39-24 0-24-32-24-38 0-32 0-65 0-97z">
              <text:p/>
            </draw:path>
            <draw:path draw:style-name="gr8" draw:text-style-name="P8" draw:layer="layout" svg:width="0.074cm" svg:height="0.234cm" svg:x="9.954cm" svg:y="5.574cm" svg:viewBox="0 0 75 235" svg:d="M50 80c-16 1-33 3-49 4 0 4 0 7 0 11 23 0 26 2 26 19 0 31 0 62 0 94 0 16-4 16-27 16 0 3 0 7 0 11 11 0 30-1 38-1 13 0 25 1 37 1 0-4 0-8 0-11-23 0-25-2-25-15 0-43 0-86 0-129zM52 19c0-12-9-19-19-19-11 0-18 10-18 19s7 18 18 18c10 0 19-7 19-18z">
              <text:p/>
            </draw:path>
            <draw:path draw:style-name="gr8" draw:text-style-name="P8" draw:layer="layout" svg:width="0.114cm" svg:height="0.16cm" svg:x="10.051cm" svg:y="5.652cm" svg:viewBox="0 0 115 161" svg:d="M62 89c8 1 36 7 36 32 0 18-12 32-39 32-30 0-42-20-49-50-1-4-2-6-5-6-5 0-5 3-5 9 0 15 0 31 0 46 0 6 0 9 4 9 2 0 2-1 9-7 1-1 1-2 7-8 16 14 31 15 39 15 40 0 56-24 56-49 0-19-10-29-14-33-12-12-26-14-41-17-19-4-43-9-43-29 0-12 9-27 40-27 38 0 40 32 41 43 0 3 3 3 4 3 4 0 4-2 4-8 0-12 0-24 0-36 0-6 0-8-3-8-2 0-3 0-7 4-1 1-5 4-6 6-14-10-28-10-33-10-43 0-57 23-57 43 0 12 6 22 15 30 12 9 22 11 47 16z">
              <text:p/>
            </draw:path>
            <draw:path draw:style-name="gr8" draw:text-style-name="P8" draw:layer="layout" svg:width="0.113cm" svg:height="0.247cm" svg:x="10.19cm" svg:y="5.561cm" svg:viewBox="0 0 114 248" svg:d="M50 97c0-14 0-27 0-41 0-31 17-48 32-48 1 0 7 0 12 3-4 1-11 6-11 14s6 15 15 15c11 0 16-7 16-15 0-13-13-25-32-25-24 0-54 19-54 56 0 14 0 27 0 41-9 0-19 0-28 0 0 4 0 7 0 11 9 0 19 0 28 0 0 38 0 75 0 113 0 16-4 16-28 16 0 3 0 7 0 11 14 0 31-1 40-1 14 0 31 0 45 1 0-4 0-8 0-11-2 0-5 0-7 0-26 0-27-4-27-16 0-38 0-75 0-113 13 0 27 0 40 0 0-4 0-7 0-11-14 0-27 0-41 0z">
              <text:p/>
            </draw:path>
            <draw:path draw:style-name="gr8" draw:text-style-name="P8" draw:layer="layout" svg:width="0.171cm" svg:height="0.222cm" svg:x="10.292cm" svg:y="5.658cm" svg:viewBox="0 0 172 223" svg:d="M140 33c9-22 27-22 32-22 0-4 0-7 0-11-8 0-18 1-26 1-6 0-23-1-31-1 0 4 0 7 0 11 11 0 17 6 17 15 0 3-1 4-2 8-12 29-24 57-36 86-13-31-26-63-39-94-1-4-2-5-2-6 0-9 13-9 20-9 0-4 0-7 0-11-9 0-33 1-38 1-10 0-24-1-35-1 0 4 0 7 0 11 17 0 24 0 29 12 18 43 35 85 53 128-2 5-7 16-9 21-8 19-18 43-40 43-2 0-10 0-17-6 11-1 14-9 14-15 0-9-7-15-15-15-7 0-15 5-15 16 0 15 15 28 33 28 22 0 36-20 45-40 21-50 41-100 62-150z">
              <text:p/>
            </draw:path>
            <draw:path draw:style-name="gr8" draw:text-style-name="P8" draw:layer="layout" svg:width="0.109cm" svg:height="0.219cm" svg:x="10.595cm" svg:y="5.593cm" svg:viewBox="0 0 110 220" svg:d="M54 76c17 0 33 0 50 0 0-4 0-7 0-11-17 0-33 0-50 0 0-22 0-43 0-65-3 0-6 0-9 0 0 29-11 66-45 68 0 3 0 5 0 8 10 0 20 0 30 0 0 32 0 64 0 96 0 44 33 48 45 48 25 0 35-25 35-48 0-7 0-13 0-20-3 0-6 0-9 0 0 7 0 13 0 20 0 26-10 39-23 39-24 0-24-32-24-38 0-32 0-65 0-97z">
              <text:p/>
            </draw:path>
            <draw:path draw:style-name="gr8" draw:text-style-name="P8" draw:layer="layout" svg:width="0.176cm" svg:height="0.243cm" svg:x="10.736cm" svg:y="5.565cm" svg:viewBox="0 0 177 244" svg:d="M28 217c0 16-4 16-28 16 0 3 0 7 0 11 13 0 30-1 40-1 9 0 27 1 39 1 0-4 0-8 0-11-23 0-27 0-27-16 0-22 0-43 0-64 0-37 25-56 47-56s26 18 26 38c0 27 0 54 0 82 0 16-4 16-27 16 0 3 0 7 0 11 12 0 30-1 40-1 9 0 27 1 39 1 0-4 0-8 0-11-18 0-27 0-27-10 0-23 0-46 0-68 0-30 0-41-11-53-5-6-17-13-37-13-30 0-45 21-51 34 0-41 0-82 0-123-17 1-34 3-51 4 0 4 0 7 0 11 25 0 28 3 28 20 0 61 0 121 0 182z">
              <text:p/>
            </draw:path>
            <draw:path draw:style-name="gr8" draw:text-style-name="P8" draw:layer="layout" svg:width="0.135cm" svg:height="0.16cm" svg:x="10.93cm" svg:y="5.652cm" svg:viewBox="0 0 136 161" svg:d="M30 68c2-52 31-61 43-61 36 0 40 48 40 61-28 0-55 0-83 0zM29 76c33 0 65 0 98 0 8 0 9 0 9-8 0-34-19-68-63-68-41 0-73 36-73 80 0 47 37 81 77 81 43 0 59-39 59-46 0-3-3-4-5-4-3 0-3 2-4 5-12 36-44 36-48 36-17 0-31-10-39-23-11-17-11-40-11-53z">
              <text:p/>
            </draw:path>
            <draw:path draw:style-name="gr8" draw:text-style-name="P8" draw:layer="layout" svg:width="0.133cm" svg:height="0.16cm" svg:x="11.205cm" svg:y="5.652cm" svg:viewBox="0 0 134 161" svg:d="M30 80c0-57 28-72 47-72 3 0 25 1 38 13-15 1-17 12-17 17 0 9 6 16 16 16 9 0 16-6 16-17 0-24-26-37-53-37-44 0-77 38-77 81 0 45 35 80 76 80 47 0 58-43 58-46 0-4-3-3-4-3-3 0-4 1-5 3-10 33-33 37-46 37-18 0-49-15-49-72z">
              <text:p/>
            </draw:path>
            <draw:path draw:style-name="gr8" draw:text-style-name="P8" draw:layer="layout" svg:width="0.154cm" svg:height="0.16cm" svg:x="11.36cm" svg:y="5.652cm" svg:viewBox="0 0 155 161" svg:d="M155 82c0-45-35-82-77-82-44 0-78 38-78 82 0 45 36 79 77 79 43 0 78-35 78-79zM78 152c-16 0-31-7-41-23-8-16-8-37-8-50 0-14 0-33 8-48 10-16 26-24 40-24 16 0 31 8 40 23s9 36 9 49 0 32-8 47c-7 16-23 26-40 26z">
              <text:p/>
            </draw:path>
            <draw:path draw:style-name="gr8" draw:text-style-name="P8" draw:layer="layout" svg:width="0.175cm" svg:height="0.154cm" svg:x="11.537cm" svg:y="5.654cm" svg:viewBox="0 0 176 155" svg:d="M27 34c0 31 0 63 0 94 0 16-4 16-27 16 0 4 0 7 0 11 12 0 30-1 39-1s28 1 40 1c0-4 0-7 0-11-24 0-28 0-28-16 0-21 0-43 0-64 0-37 25-56 48-56 22 0 26 18 26 38 0 27 0 55 0 82 0 16-4 16-28 16 0 4 0 7 0 11 13 0 31-1 40-1s27 1 39 1c0-4 0-7 0-11-18 0-27 0-27-10 0-23 0-45 0-68 0-30 0-41-11-53-5-6-16-13-37-13-26 0-42 15-52 37 0-12 0-25 0-37-16 1-33 3-49 4 0 4 0 7 0 11 24 0 27 2 27 19z">
              <text:p/>
            </draw:path>
            <draw:path draw:style-name="gr8" draw:text-style-name="P8" draw:layer="layout" svg:width="0.114cm" svg:height="0.16cm" svg:x="11.732cm" svg:y="5.652cm" svg:viewBox="0 0 115 161" svg:d="M62 89c7 1 36 7 36 32 0 18-12 32-40 32-29 0-42-20-48-50-1-4-2-6-5-6-5 0-5 3-5 9 0 15 0 31 0 46 0 6 0 9 4 9 2 0 2-1 9-7 1-1 1-2 7-8 15 14 31 15 38 15 41 0 57-24 57-49 0-19-10-29-15-33-11-12-25-14-40-17-19-4-43-9-43-29 0-12 9-27 39-27 39 0 41 32 41 43 1 3 4 3 5 3 4 0 4-2 4-8 0-12 0-24 0-36 0-6 0-8-4-8-1 0-2 0-7 4-1 1-4 4-6 6-13-10-27-10-33-10-42 0-56 23-56 43 0 12 6 22 15 30 12 9 21 11 47 16z">
              <text:p/>
            </draw:path>
            <draw:path draw:style-name="gr8" draw:text-style-name="P8" draw:layer="layout" svg:width="0.109cm" svg:height="0.219cm" svg:x="11.866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8" draw:text-style-name="P8" draw:layer="layout" svg:width="0.117cm" svg:height="0.154cm" svg:x="12.006cm" svg:y="5.654cm" svg:viewBox="0 0 118 155" svg:d="M49 38c0-13 0-25 0-38-16 1-33 3-49 4 0 4 0 7 0 11 24 0 27 2 27 19 0 31 0 63 0 94 0 16-4 16-27 16 0 4 0 7 0 11 13 0 30-1 40-1 14 0 30 0 44 1 0-4 0-7 0-11-2 0-5 0-7 0-26 0-27-4-27-16 0-18 0-36 0-54 0-35 15-66 42-66 2 0 3 0 4 0-1 0-8 4-8 14 0 9 7 15 15 15 6 0 15-5 15-16s-11-21-26-21c-26 0-39 23-43 38z">
              <text:p/>
            </draw:path>
            <draw:path draw:style-name="gr8" draw:text-style-name="P8" draw:layer="layout" svg:width="0.158cm" svg:height="0.16cm" svg:x="12.148cm" svg:y="5.652cm" svg:viewBox="0 0 159 161" svg:d="M102 130c2 14 11 29 28 29 7 0 29-5 29-33 0-7 0-13 0-20-3 0-6 0-9 0 0 7 0 13 0 20 0 20-9 22-13 22-11 0-13-16-13-17 0-24 0-47 0-71 0-14 0-28-12-41-14-14-32-19-49-19-28 0-53 16-53 39 0 11 7 17 17 17 9 0 16-7 16-16 0-5-2-16-18-16 9-13 27-17 38-17 17 0 37 14 37 45 0 4 0 9 0 13-18 1-43 2-65 13-26 12-35 30-35 46 0 28 34 37 56 37 24 0 40-14 46-31zM100 73c0 12 0 23 0 35 0 33-25 45-41 45-17 0-32-12-32-30 0-19 15-48 73-50z">
              <text:p/>
            </draw:path>
            <draw:path draw:style-name="gr8" draw:text-style-name="P8" draw:layer="layout" svg:width="0.074cm" svg:height="0.234cm" svg:x="12.321cm" svg:y="5.574cm" svg:viewBox="0 0 75 235" svg:d="M50 80c-16 1-33 3-49 4 0 4 0 7 0 11 23 0 26 2 26 19 0 31 0 62 0 94 0 16-4 16-27 16 0 3 0 7 0 11 11 0 30-1 38-1 13 0 25 1 37 1 0-4 0-8 0-11-23 0-25-2-25-15 0-43 0-86 0-129zM52 19c0-12-9-19-19-19-11 0-19 10-19 19s8 18 19 18c10 0 19-7 19-18z">
              <text:p/>
            </draw:path>
            <draw:path draw:style-name="gr8" draw:text-style-name="P8" draw:layer="layout" svg:width="0.176cm" svg:height="0.154cm" svg:x="12.418cm" svg:y="5.654cm" svg:viewBox="0 0 177 155" svg:d="M27 34c0 31 0 63 0 94 0 16-3 16-27 16 0 4 0 7 0 11 12 0 30-1 40-1 9 0 27 1 39 1 0-4 0-7 0-11-23 0-27 0-27-16 0-21 0-43 0-64 0-37 25-56 47-56s26 18 26 38c0 27 0 55 0 82 0 16-4 16-27 16 0 4 0 7 0 11 12 0 30-1 39-1 10 0 28 1 40 1 0-4 0-7 0-11-19 0-27 0-28-10 0-23 0-45 0-68 0-30 0-41-11-53-4-6-16-13-36-13-26 0-43 15-52 37 0-12 0-25 0-37-17 1-33 3-50 4 0 4 0 7 0 11 25 0 27 2 27 19z">
              <text:p/>
            </draw:path>
            <draw:path draw:style-name="gr8" draw:text-style-name="P8" draw:layer="layout" svg:width="0.109cm" svg:height="0.219cm" svg:x="12.599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8" draw:text-style-name="P8" draw:layer="layout" svg:width="0.114cm" svg:height="0.16cm" svg:x="12.74cm" svg:y="5.652cm" svg:viewBox="0 0 115 161" svg:d="M62 89c8 1 36 7 36 32 0 18-12 32-39 32-30 0-42-20-49-50-1-4-1-6-5-6-5 0-5 3-5 9 0 15 0 31 0 46 0 6 0 9 4 9 2 0 2-1 9-7 1-1 1-2 7-8 16 14 31 15 39 15 40 0 56-24 56-49 0-19-10-29-14-33-12-12-26-14-40-17-20-4-44-9-44-29 0-12 9-27 40-27 38 0 40 32 41 43 0 3 3 3 4 3 5 0 5-2 5-8 0-12 0-24 0-36 0-6 0-8-4-8-2 0-3 0-7 4-1 1-5 4-6 6-14-10-28-10-33-10-43 0-57 23-57 43 0 12 6 22 16 30 11 9 21 11 46 16z">
              <text:p/>
            </draw:path>
            <draw:path draw:style-name="gr8" draw:text-style-name="P8" draw:layer="layout" svg:width="0.081cm" svg:height="0.35cm" svg:x="12.887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8" draw:text-style-name="P8" draw:layer="layout" svg:width="0.147cm" svg:height="0.24cm" svg:x="7.145cm" svg:y="6.03cm" svg:viewBox="0 0 148 241" svg:d="M148 121c0-28-2-56-14-82-16-34-45-39-60-39-21 0-46 9-61 42-11 24-13 51-13 79 0 27 2 58 16 85 15 28 41 35 58 35 19 0 46-7 61-40 11-25 13-52 13-80zM74 234c-14 0-35-9-41-43-4-21-4-53-4-74 0-22 0-46 3-65 7-41 33-44 42-44 12 0 35 6 41 41 4 19 4 46 4 68 0 26 0 50-4 73-5 33-25 44-41 44z">
              <text:p/>
            </draw:path>
            <draw:path draw:style-name="gr8" draw:text-style-name="P8" draw:layer="layout" svg:width="0.081cm" svg:height="0.35cm" svg:x="7.693cm" svg:y="6cm" svg:viewBox="0 0 82 351" svg:d="M82 348c0-1 0-2-6-8-44-44-55-110-55-164 0-61 13-122 56-166 5-4 5-5 5-6 0-3-2-4-4-4-3 0-35 24-56 69-17 38-22 77-22 107 0 27 4 70 23 109 22 44 52 66 55 66 2 0 4-1 4-3z">
              <text:p/>
            </draw:path>
            <draw:path draw:style-name="gr8" draw:text-style-name="P8" draw:layer="layout" svg:width="0.155cm" svg:height="0.16cm" svg:x="7.805cm" svg:y="6.106cm" svg:viewBox="0 0 156 161" svg:d="M156 82c0-44-35-82-78-82-44 0-78 39-78 82 0 46 37 79 78 79 42 0 78-34 78-79zM78 153c-15 0-31-8-40-24-9-15-9-37-9-49 0-14 0-33 9-48 9-17 26-24 40-24 15 0 29 8 39 23 9 15 10 35 10 49 0 12 0 31-8 47s-23 26-41 26z">
              <text:p/>
            </draw:path>
            <draw:path draw:style-name="gr8" draw:text-style-name="P8" draw:layer="layout" svg:width="0.109cm" svg:height="0.218cm" svg:x="7.978cm" svg:y="6.048cm" svg:viewBox="0 0 110 219" svg:d="M54 75c17 0 33 0 50 0 0-4 0-7 0-11-17 0-33 0-50 0 0-21 0-43 0-64-3 0-6 0-9 0 0 28-11 66-45 67 0 3 0 5 0 8 10 0 19 0 29 0 0 32 0 65 0 97 0 43 33 47 46 47 25 0 35-24 35-47 0-7 0-13 0-20-3 0-6 0-9 0 0 6 0 13 0 19 0 26-11 40-24 40-23 0-23-32-23-38 0-33 0-65 0-98z">
              <text:p/>
            </draw:path>
            <draw:path draw:style-name="gr8" draw:text-style-name="P8" draw:layer="layout" svg:width="0.175cm" svg:height="0.243cm" svg:x="8.119cm" svg:y="6.02cm" svg:viewBox="0 0 176 244" svg:d="M27 217c0 16-4 16-27 16 0 3 0 7 0 11 12-1 30-1 39-1 10 0 28 0 40 1 0-4 0-8 0-11-24 0-28 0-28-16 0-22 0-43 0-65 0-36 25-56 48-56 22 0 26 19 26 39 0 27 0 54 0 82 0 16-4 16-28 16 0 3 0 7 0 11 13-1 31-1 40-1s28 0 39 1c0-4 0-8 0-11-18 0-27 0-27-11 0-23 0-45 0-67 0-30 0-41-11-54-5-6-16-13-37-13-29 0-45 22-51 35 0-41 0-82 0-123-17 1-33 3-50 4 0 4 0 7 0 11 24 0 27 2 27 19 0 61 0 122 0 183z">
              <text:p/>
            </draw:path>
            <draw:path draw:style-name="gr8" draw:text-style-name="P8" draw:layer="layout" svg:width="0.135cm" svg:height="0.16cm" svg:x="8.313cm" svg:y="6.106cm" svg:viewBox="0 0 136 161" svg:d="M29 69c2-52 32-61 44-61 36 0 39 47 39 61-28 0-55 0-83 0zM29 77c33 0 65 0 98 0 7 0 9 0 9-8 0-35-19-69-63-69-41 0-73 36-73 80 0 47 36 81 77 81 43 0 59-38 59-45 0-4-3-4-5-4-3 0-4 2-5 5-12 36-44 36-47 36-18 0-32-11-40-24-10-17-10-40-10-52z">
              <text:p/>
            </draw:path>
            <draw:path draw:style-name="gr8" draw:text-style-name="P8" draw:layer="layout" svg:width="0.117cm" svg:height="0.155cm" svg:x="8.469cm" svg:y="6.108cm" svg:viewBox="0 0 118 156" svg:d="M49 39c0-13 0-26 0-39-16 1-33 3-49 4 0 4 0 7 0 11 24 0 27 3 27 20 0 31 0 63 0 94 0 16-4 16-27 16 0 4 0 7 0 11 13-1 30-1 40-1 14 0 30 0 44 1 0-4 0-7 0-11-2 0-5 0-7 0-26 0-27-4-27-17 0-18 0-36 0-54 0-35 15-66 42-66 2 0 3 0 4 1-1 0-8 4-8 13 0 10 7 15 15 15 6 0 15-4 15-15s-11-22-26-22c-26 0-39 24-43 39z">
              <text:p/>
            </draw:path>
            <draw:path draw:style-name="gr8" draw:text-style-name="P8" draw:layer="layout" svg:width="0.24cm" svg:height="0.154cm" svg:x="8.603cm" svg:y="6.112cm" svg:viewBox="0 0 241 155" svg:d="M211 34c6-18 17-22 30-23 0-4 0-7 0-11-8 1-18 1-26 1-10 0-26 0-33-1 0 4 0 7 0 11 13 1 21 7 21 17 0 2 0 3-2 7-11 30-21 60-32 90-12-33-23-65-35-98-1-4-2-5-2-6 0-10 14-10 21-10 0-4 0-7 0-11-10 1-28 1-36 1-11 0-21 0-32-1 0 4 0 7 0 11 13 0 19 1 22 5 2 3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8" draw:text-style-name="P8" draw:layer="layout" svg:width="0.074cm" svg:height="0.234cm" svg:x="8.862cm" svg:y="6.029cm" svg:viewBox="0 0 75 235" svg:d="M50 79c-16 1-33 3-49 4 0 4 0 7 0 11 23 0 26 2 26 19 0 32 0 63 0 95 0 16-4 16-27 16 0 3 0 7 0 11 11-1 30-1 39-1 12 0 24 0 36 1 0-4 0-8 0-11-23 0-25-2-25-16 0-43 0-86 0-129zM52 18c0-11-9-18-19-18-11 0-18 9-18 18 0 10 7 19 18 19 10 0 19-7 19-19z">
              <text:p/>
            </draw:path>
            <draw:path draw:style-name="gr8" draw:text-style-name="P8" draw:layer="layout" svg:width="0.113cm" svg:height="0.16cm" svg:x="8.96cm" svg:y="6.106cm" svg:viewBox="0 0 114 161" svg:d="M61 90c8 1 37 7 37 32 0 18-13 32-40 32-30 0-42-20-49-50-1-5-1-6-5-6s-4 2-4 9c0 15 0 31 0 46 0 6 0 8 3 8 2 0 2 0 9-7 1 0 1-1 7-8 16 15 31 15 39 15 40 0 56-23 56-48 0-19-10-29-14-34-12-11-26-14-40-17-20-3-44-8-44-28 0-13 10-27 40-27 38 0 40 32 41 42 0 4 3 4 4 4 5 0 5-2 5-9 0-12 0-23 0-35 0-6 0-9-4-9-2 0-3 0-7 5-1 1-5 4-6 5-14-10-28-10-33-10-43 0-56 24-56 44 0 12 5 22 15 29 11 9 21 12 46 17z">
              <text:p/>
            </draw:path>
            <draw:path draw:style-name="gr8" draw:text-style-name="P8" draw:layer="layout" svg:width="0.135cm" svg:height="0.16cm" svg:x="9.096cm" svg:y="6.106cm" svg:viewBox="0 0 136 161" svg:d="M30 69c2-52 31-61 43-61 37 0 40 47 40 61-28 0-55 0-83 0zM30 77c33 0 65 0 98 0 7 0 8 0 8-8 0-35-19-69-63-69-40 0-73 36-73 80 0 47 37 81 78 81 43 0 58-38 58-45 0-4-2-4-4-4-3 0-4 2-5 5-12 36-44 36-47 36-18 0-32-11-40-24-10-17-10-40-10-52z">
              <text:p/>
            </draw:path>
            <draw:path draw:style-name="gr8" draw:text-style-name="P8" draw:layer="layout" svg:width="0.08cm" svg:height="0.35cm" svg:x="9.263cm" svg:y="6cm" svg:viewBox="0 0 81 351" svg:d="M81 176c0-28-4-70-23-110-21-43-51-66-55-66-2 0-3 2-3 4 0 1 0 2 6 8 35 35 55 90 55 164 0 60-13 122-57 166-4 4-4 5-4 6 0 2 1 3 3 3 4 0 35-23 56-68 18-39 22-78 22-107z">
              <text:p/>
            </draw:path>
          </draw:g>
        </draw:g>
        <draw:frame draw:style-name="gr72" draw:text-style-name="P3" draw:layer="layout" svg:width="2.474cm" svg:height="0.395cm" svg:x="9.903cm" svg:y="7.403cm">
          <draw:text-box>
            <text:p><text:span text:style-name="T9">en</text:span><text:span text:style-name="T2">coding failure</text:span></text:p>
          </draw:text-box>
        </draw:frame>
        <draw:g draw:style-name="gr7">
          <svg:title>TexMaths</svg:title>
          <svg:desc>10§display§f^0(\bm{v}) =
\begin{cases}
1 &amp; ( (\bm{x}_{i-l_0}^{i-1}, \bm{v}) \mbox{\rm ~satisfy the constraints} ) \\[-0.5mm]
0 &amp; ( \mbox{\rm otherwise} ) 
\end{cases}§svg§600§TRUE§</svg:desc>
          <draw:g>
            <draw:path draw:style-name="gr8" draw:text-style-name="P8" draw:layer="layout" svg:width="0.175cm" svg:height="0.318cm" svg:x="6.032cm" svg:y="10.5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8" draw:text-style-name="P8" draw:layer="layout" svg:width="0.113cm" svg:height="0.167cm" svg:x="6.236cm" svg:y="10.514cm" svg:viewBox="0 0 114 168" svg:d="M114 85c0-27-3-46-14-63-8-12-23-22-43-22-57 0-57 67-57 85s0 83 57 83 57-65 57-83zM57 162c-11 0-26-7-31-27-3-15-3-35-3-53s0-37 3-50c5-20 21-25 31-25 14 0 26 8 31 23 4 13 4 31 4 52 0 18 0 36-3 52-5 22-22 28-32 28z">
              <text:p/>
            </draw:path>
            <draw:path draw:style-name="gr8" draw:text-style-name="P8" draw:layer="layout" svg:width="0.08cm" svg:height="0.35cm" svg:x="6.416cm" svg:y="10.559cm" svg:viewBox="0 0 81 351" svg:d="M81 348c0-1 0-2-6-8-43-44-55-111-55-164 0-61 14-122 57-166 4-5 4-5 4-6 0-3-1-4-3-4-4 0-35 24-56 69-18 38-22 77-22 107 0 27 4 70 23 109 21 43 51 66 55 66 2 0 3-1 3-3z">
              <text:p/>
            </draw:path>
            <draw:path draw:style-name="gr8" draw:text-style-name="P8" draw:layer="layout" svg:width="0.178cm" svg:height="0.161cm" svg:x="6.529cm" svg:y="10.663cm" svg:viewBox="0 0 179 162" svg:d="M179 32c0-32-16-21-24-32-14 0-27 15-27 27 0 10 8 14 11 16 15 9 17 15 17 22 0 8-20 85-61 85-25 0-25-21-25-28 0-20 9-46 21-74 2-7 4-10 4-16 0-20-21-31-40-31-37 0-55 48-55 55 0 4 5 4 8 4 5 0 7 0 9-4 11-38 29-43 36-43 2 0 6 0 6 8s-5 18-6 21c-16 41-21 56-21 73 0 37 30 47 61 47 60 0 86-99 86-130z">
              <text:p/>
            </draw:path>
            <draw:path draw:style-name="gr8" draw:text-style-name="P8" draw:layer="layout" svg:width="0.08cm" svg:height="0.35cm" svg:x="6.75cm" svg:y="10.559cm" svg:viewBox="0 0 81 351" svg:d="M81 176c0-28-3-70-23-110-21-43-51-66-55-66-2 0-3 2-3 4 0 1 0 1 7 8 34 35 54 90 54 164 0 60-13 121-57 166-4 4-4 5-4 6 0 2 1 3 3 3 4 0 36-24 56-68 18-39 22-78 22-107z">
              <text:p/>
            </draw:path>
            <draw:path draw:style-name="gr8" draw:text-style-name="P8" draw:layer="layout" svg:width="0.233cm" svg:height="0.081cm" svg:x="6.984cm" svg:y="10.69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8" draw:text-style-name="P8" draw:layer="layout" svg:width="0.18cm" svg:height="1.051cm" svg:x="7.386cm" svg:y="10.208cm" svg:viewBox="0 0 181 1052" svg:d="M108 654c0-38-27-97-88-127 38-21 83-62 87-127 0-1 1-2 1-2 0-82 0-163 0-244 0-28 0-35 2-48 7-28 24-63 68-89 3-2 3-2 3-9s0-8-8-8c-6 0-7 0-16 6-79 44-84 110-84 122 0 83 0 166 0 250 0 25 0 53-18 85-16 29-35 44-50 54-5 3-5 3-5 9 0 7 0 7 3 9 30 18 62 50 69 107 1 8 1 8 1 12 0 90 0 180 0 270 0 28 18 87 86 123 8 5 9 5 14 5 8 0 8-1 8-8s0-7-1-8c-16-9-62-37-71-98-1-9-1-10-1-14 0-90 0-180 0-270z">
              <text:p/>
            </draw:path>
            <draw:path draw:style-name="gr8" draw:text-style-name="P8" draw:layer="layout" svg:width="0.115cm" svg:height="0.233cm" svg:x="7.649cm" svg:y="10.374cm" svg:viewBox="0 0 116 234" svg:d="M72 9c0-8 0-9-8-9-21 23-52 23-64 23 0 4 0 7 0 11 7 0 28 0 46-10 0 61 0 121 0 182 0 13-1 17-32 17-4 0-7 0-11 0 0 3 0 7 0 11 12-1 41-1 56-1 14 0 45 0 57 1 0-4 0-8 0-11-4 0-7 0-11 0-31 0-33-4-33-17 0-66 0-131 0-197z">
              <text:p/>
            </draw:path>
            <draw:path draw:style-name="gr8" draw:text-style-name="P8" draw:layer="layout" svg:width="0.081cm" svg:height="0.35cm" svg:x="8.18cm" svg:y="10.345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8" draw:text-style-name="P8" draw:layer="layout" svg:width="0.08cm" svg:height="0.35cm" svg:x="8.317cm" svg:y="10.3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8" draw:text-style-name="P8" draw:layer="layout" svg:width="0.198cm" svg:height="0.161cm" svg:x="8.432cm" svg:y="10.449cm" svg:viewBox="0 0 199 162" svg:d="M175 18c-13 4-19 16-19 24s6 17 18 17 25-11 25-28c0-18-19-31-40-31-20 0-33 15-38 22-9-15-28-22-48-22-45 0-69 44-69 55 0 5 6 5 9 5 4 0 7 0 8-5 10-31 35-42 50-42 13 0 20 6 20 18 0 6-5 26-9 38-4 16-7 32-11 48-6 22-18 32-30 32-2 0-10 0-17-5 12-4 19-16 19-24s-6-16-18-16-25 10-25 27c0 19 19 31 40 31 20 0 33-15 38-22 8 15 28 22 48 22 44 0 68-43 68-55 0-5-5-5-8-5-4 0-7 0-8 5-10 32-36 42-50 42s-20-6-20-17c0-8 5-26 8-39 2-9 10-42 12-48 5-21 18-32 30-32 2 0 10 0 17 5z">
              <text:p/>
            </draw:path>
            <draw:path draw:style-name="gr8" draw:text-style-name="P8" draw:layer="layout" svg:width="0.073cm" svg:height="0.164cm" svg:x="8.662cm" svg:y="10.295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8" draw:text-style-name="P8" draw:layer="layout" svg:width="0.165cm" svg:height="0.011cm" svg:x="8.776cm" svg:y="10.39cm" svg:viewBox="0 0 166 12" svg:d="M157 12c4 0 9 0 9-6s-5-6-9-6c-49 0-98 0-147 0-4 0-10 0-10 6s6 6 10 6c49 0 98 0 147 0z">
              <text:p/>
            </draw:path>
            <draw:path draw:style-name="gr8" draw:text-style-name="P8" draw:layer="layout" svg:width="0.089cm" svg:height="0.162cm" svg:x="8.996cm" svg:y="10.295cm" svg:viewBox="0 0 90 163" svg:d="M56 7c0-7-1-7-8-7-16 15-38 15-48 15 0 3 0 6 0 9 6 0 22 0 36-7 0 42 0 84 0 126 0 8 0 11-25 11-3 0-6 0-9 0 0 3 0 6 0 9 4 0 34-1 44-1 7 0 38 1 44 1 0-3 0-6 0-9-3 0-7 0-10 0-24 0-24-3-24-11 0-45 0-91 0-136z">
              <text:p/>
            </draw:path>
            <draw:path draw:style-name="gr8" draw:text-style-name="P8" draw:layer="layout" svg:width="0.073cm" svg:height="0.164cm" svg:x="8.662cm" svg:y="10.551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8" draw:text-style-name="P8" draw:layer="layout" svg:width="0.165cm" svg:height="0.011cm" svg:x="8.776cm" svg:y="10.646cm" svg:viewBox="0 0 166 12" svg:d="M157 12c4 0 9 0 9-6s-5-6-9-6c-49 0-98 0-147 0-4 0-10 0-10 6s6 6 10 6c49 0 98 0 147 0z">
              <text:p/>
            </draw:path>
            <draw:path draw:style-name="gr8" draw:text-style-name="P8" draw:layer="layout" svg:width="0.055cm" svg:height="0.172cm" svg:x="8.984cm" svg:y="10.543cm" svg:viewBox="0 0 56 173" svg:d="M55 8c0-1 1-3 1-4s-1-4-4-4c-5 0-26 2-32 3-2 0-5 0-5 6 0 3 3 3 6 3 12 0 12 2 12 4 0 1-1 3-1 5-10 40-21 81-31 121 0 3-1 6-1 8 0 16 14 23 26 23 6 0 14-2 20-13 5-9 9-23 9-24 0-3-3-2-4-3-4 0-4 1-5 5-3 13-8 28-19 28-6 0-8-6-8-12 0-2 1-7 1-10 12-45 23-91 35-136z">
              <text:p/>
            </draw:path>
            <draw:path draw:style-name="gr8" draw:text-style-name="P8" draw:layer="layout" svg:width="0.091cm" svg:height="0.12cm" svg:x="9.072cm" svg:y="10.632cm" svg:viewBox="0 0 92 121" svg:d="M92 61c0-13 0-61-46-61s-46 48-46 61 0 60 46 60 46-47 46-60zM46 115c-7 0-21-2-26-20-2-9-2-22-2-36 0-13 0-25 2-35 5-15 18-18 26-18 13 0 22 7 26 19 2 9 2 23 2 34 0 12 0 26-3 36-4 17-18 20-25 20z">
              <text:p/>
            </draw:path>
            <draw:path draw:style-name="gr8" draw:text-style-name="P8" draw:layer="layout" svg:width="0.04cm" svg:height="0.104cm" svg:x="9.243cm" svg:y="10.571cm" svg:viewBox="0 0 41 105" svg:d="M41 37c0-23-9-37-22-37-12 0-19 9-19 18 0 10 7 19 19 19 4 0 8-1 12-5 1 0 1-1 2-1 0 2 0 1 0 6 0 26-12 47-24 58-3 4-3 5-3 6 0 2 1 4 3 4 4 0 32-27 32-68z">
              <text:p/>
            </draw:path>
            <draw:path draw:style-name="gr8" draw:text-style-name="P8" draw:layer="layout" svg:width="0.178cm" svg:height="0.161cm" svg:x="9.38cm" svg:y="10.449cm" svg:viewBox="0 0 179 162" svg:d="M179 32c0-32-23-32-24-32-14 0-27 15-27 27 0 10 8 14 11 15 15 9 18 16 18 23s-21 84-62 84c-25 0-25-21-25-27 0-21 10-46 21-74 3-7 4-10 4-16 0-20-21-32-40-32-37 0-55 48-55 55 0 5 5 5 9 5s6 0 8-5c11-37 30-42 36-42 2 0 6 0 6 7 0 8-4 19-5 21-17 41-22 57-22 74 0 37 30 47 61 47 60 0 86-100 86-130z">
              <text:p/>
            </draw:path>
            <draw:path draw:style-name="gr8" draw:text-style-name="P8" draw:layer="layout" svg:width="0.081cm" svg:height="0.35cm" svg:x="9.601cm" svg:y="10.345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8" draw:text-style-name="P8" draw:layer="layout" svg:width="0.114cm" svg:height="0.16cm" svg:x="9.845cm" svg:y="10.451cm" svg:viewBox="0 0 115 161" svg:d="M62 89c8 1 37 7 37 32 0 18-13 32-40 32-30 0-42-20-49-50-1-4-1-6-5-6-5 0-5 3-5 9 0 15 0 31 0 46 0 6 0 9 4 9 2 0 2 0 9-7 1-1 1-2 7-8 16 15 31 15 39 15 40 0 56-24 56-49 0-19-10-29-14-33-12-11-26-14-40-17-20-4-44-9-44-29 0-12 9-27 40-27 38 0 40 32 41 43 0 3 3 3 4 3 5 0 5-2 5-8 0-12 0-24 0-36 0-6 0-8-4-8-2 0-3 0-7 4-1 1-5 5-6 6-14-10-28-10-33-10-43 0-57 23-57 43 0 12 6 22 16 30 11 9 21 11 46 16z">
              <text:p/>
            </draw:path>
            <draw:path draw:style-name="gr8" draw:text-style-name="P8" draw:layer="layout" svg:width="0.158cm" svg:height="0.16cm" svg:x="9.987cm" svg:y="10.451cm" svg:viewBox="0 0 159 161" svg:d="M102 130c2 14 11 29 28 29 7 0 29-5 29-33 0-7 0-13 0-20-3 0-6 0-9 0 0 7 0 13 0 20 0 20-9 22-13 22-11 0-13-16-13-17 0-23 0-47 0-70 0-15 0-29-12-42-14-14-32-19-49-19-28 0-53 16-53 39 0 11 7 17 17 17 9 0 16-7 16-16 0-4-2-16-18-16 9-13 27-16 38-16 17 0 37 13 37 44 0 4 0 9 0 13-18 1-42 3-65 13-26 12-35 30-35 46 0 28 34 37 56 37 24 0 40-14 46-31zM100 73c0 12 0 23 0 35 0 33-25 45-41 45-17 0-32-12-32-30 0-19 15-48 73-50z">
              <text:p/>
            </draw:path>
            <draw:path draw:style-name="gr8" draw:text-style-name="P8" draw:layer="layout" svg:width="0.109cm" svg:height="0.219cm" svg:x="10.155cm" svg:y="10.392cm" svg:viewBox="0 0 110 220" svg:d="M54 76c17 0 33 0 50 0 0-4 0-7 0-11-17 0-33 0-50 0 0-22 0-43 0-65-3 0-6 0-9 0 0 29-11 67-45 68 0 3 0 5 0 8 10 0 20 0 30 0 0 32 0 65 0 97 0 43 32 47 45 47 25 0 35-25 35-47 0-7 0-14 0-21-3 0-6 0-9 0 0 7 0 13 0 20 0 26-10 39-23 39-24 0-24-32-24-38 0-32 0-65 0-97z">
              <text:p/>
            </draw:path>
            <draw:path draw:style-name="gr8" draw:text-style-name="P8" draw:layer="layout" svg:width="0.075cm" svg:height="0.234cm" svg:x="10.296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8" draw:text-style-name="P8" draw:layer="layout" svg:width="0.114cm" svg:height="0.16cm" svg:x="10.394cm" svg:y="10.451cm" svg:viewBox="0 0 115 161" svg:d="M62 89c7 1 36 7 36 32 0 18-12 32-40 32-29 0-42-20-48-50-2-4-2-6-5-6-5 0-5 3-5 9 0 15 0 31 0 46 0 6 0 9 4 9 2 0 2 0 9-7 0-1 0-2 7-8 15 15 31 15 38 15 41 0 57-24 57-49 0-19-11-29-15-33-11-11-25-14-40-17-20-4-43-9-43-29 0-12 9-27 39-27 39 0 41 32 41 43 1 3 4 3 5 3 4 0 4-2 4-8 0-12 0-24 0-36 0-6 0-8-4-8-1 0-2 0-7 4-1 1-4 5-6 6-13-10-27-10-33-10-43 0-56 23-56 43 0 12 6 22 15 30 11 9 21 11 47 16z">
              <text:p/>
            </draw:path>
            <draw:path draw:style-name="gr8" draw:text-style-name="P8" draw:layer="layout" svg:width="0.112cm" svg:height="0.246cm" svg:x="10.533cm" svg:y="10.361cm" svg:viewBox="0 0 113 247" svg:d="M50 96c0-14 0-27 0-41 0-31 16-48 32-48 1 0 6 0 11 3-4 1-10 6-10 15 0 8 6 15 15 15 10 0 15-7 15-16 0-13-13-24-31-24-25 0-55 18-55 55 0 14 0 27 0 41-9 0-18 0-27 0 0 4 0 7 0 11 9 0 18 0 27 0 0 38 0 75 0 113 0 16-3 16-27 16 0 3 0 7 0 11 14 0 30-1 40-1 14 0 31 0 45 1 0-4 0-8 0-11-3 0-5 0-8 0-26 0-26-4-26-16 0-38 0-75 0-113 13 0 27 0 40 0 0-4 0-7 0-11-14 0-27 0-41 0z">
              <text:p/>
            </draw:path>
            <draw:path draw:style-name="gr8" draw:text-style-name="P8" draw:layer="layout" svg:width="0.171cm" svg:height="0.222cm" svg:x="10.635cm" svg:y="10.457cm" svg:viewBox="0 0 172 223" svg:d="M139 33c9-22 27-22 33-22 0-4 0-7 0-11-8 0-18 1-26 1-7 0-23-1-31-1 0 4 0 7 0 11 11 0 17 6 17 15 0 3-1 4-3 8-12 29-23 57-35 86-13-31-26-63-39-94-1-3-2-5-2-6 0-9 13-9 19-9 0-4 0-7 0-11-9 0-32 1-38 1-9 0-23-1-34-1 0 4 0 7 0 11 17 0 24 0 29 12 17 43 35 85 52 128-1 5-6 16-9 21-7 19-17 43-40 43-1 0-9 0-16-6 11-1 14-9 14-15 0-9-7-15-15-15-7 0-15 5-15 16 0 15 15 28 32 28 23 0 37-20 45-40 21-50 41-100 62-150z">
              <text:p/>
            </draw:path>
            <draw:path draw:style-name="gr8" draw:text-style-name="P8" draw:layer="layout" svg:width="0.109cm" svg:height="0.219cm" svg:x="10.938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8" draw:text-style-name="P8" draw:layer="layout" svg:width="0.176cm" svg:height="0.243cm" svg:x="11.079cm" svg:y="10.364cm" svg:viewBox="0 0 177 244" svg:d="M27 217c0 16-4 16-27 16 0 3 0 7 0 11 12 0 30-1 40-1 9 0 27 1 39 1 0-4 0-8 0-11-24 0-27 0-27-16 0-22 0-43 0-64 0-37 25-56 47-56s26 19 26 39c0 27 0 54 0 81 0 16-4 16-27 16 0 3 0 7 0 11 12 0 30-1 39-1s28 1 40 1c0-4 0-8 0-11-19 0-27 0-28-10 0-23 0-45 0-67 0-31 0-41-11-54-5-6-16-13-37-13-29 0-45 21-50 34 0-41 0-82 0-123-17 1-34 3-51 4 0 4 0 7 0 11 25 0 27 3 27 20 0 61 0 121 0 182z">
              <text:p/>
            </draw:path>
            <draw:path draw:style-name="gr8" draw:text-style-name="P8" draw:layer="layout" svg:width="0.135cm" svg:height="0.16cm" svg:x="11.273cm" svg:y="10.451cm" svg:viewBox="0 0 136 161" svg:d="M29 69c2-53 32-61 44-61 36 0 40 47 40 61-28 0-56 0-84 0zM29 76c33 0 65 0 98 0 8 0 9 0 9-7 0-35-19-69-63-69-41 0-73 36-73 80 0 47 37 81 77 81 43 0 59-39 59-46 0-3-3-4-5-4-3 0-4 2-4 5-13 36-44 36-48 36-17 0-31-10-40-23-10-17-10-40-10-53z">
              <text:p/>
            </draw:path>
            <draw:path draw:style-name="gr8" draw:text-style-name="P8" draw:layer="layout" svg:width="0.133cm" svg:height="0.16cm" svg:x="11.548cm" svg:y="10.451cm" svg:viewBox="0 0 134 161" svg:d="M29 81c0-58 29-72 48-72 3 0 25 0 37 13-14 1-16 11-16 16 0 9 6 16 16 16 9 0 16-6 16-17 0-24-27-37-54-37-44 0-76 38-76 81 0 45 35 80 76 80 47 0 58-43 58-46 0-4-3-3-5-3-3 0-3 1-4 3-10 33-33 37-46 37-19 0-50-15-50-71z">
              <text:p/>
            </draw:path>
            <draw:path draw:style-name="gr8" draw:text-style-name="P8" draw:layer="layout" svg:width="0.155cm" svg:height="0.16cm" svg:x="11.702cm" svg:y="10.4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8" draw:text-style-name="P8" draw:layer="layout" svg:width="0.176cm" svg:height="0.154cm" svg:x="11.879cm" svg:y="10.453cm" svg:viewBox="0 0 177 155" svg:d="M28 34c0 31 0 63 0 94 0 16-4 16-28 16 0 4 0 7 0 11 13 0 31-1 40-1s27 1 39 1c0-4 0-7 0-11-23 0-27 0-27-16 0-21 0-43 0-64 0-37 25-56 47-56 23 0 26 19 26 39 0 27 0 54 0 81 0 16-3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8" draw:text-style-name="P8" draw:layer="layout" svg:width="0.114cm" svg:height="0.16cm" svg:x="12.075cm" svg:y="10.451cm" svg:viewBox="0 0 115 161" svg:d="M61 89c8 1 37 7 37 32 0 18-12 32-40 32-29 0-42-20-49-50-1-4-1-6-5-6s-4 3-4 9c0 15 0 31 0 46 0 6 0 9 4 9 2 0 2 0 9-7 1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8" draw:text-style-name="P8" draw:layer="layout" svg:width="0.109cm" svg:height="0.219cm" svg:x="12.209cm" svg:y="10.3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8" draw:text-style-name="P8" draw:layer="layout" svg:width="0.117cm" svg:height="0.154cm" svg:x="12.348cm" svg:y="10.453cm" svg:viewBox="0 0 118 155" svg:d="M49 38c0-13 0-25 0-38-16 1-33 3-49 4 0 4 0 7 0 11 25 0 28 2 28 19 0 31 0 63 0 94 0 16-4 16-28 16 0 4 0 7 0 11 14 0 31-1 40-1 15 0 31 0 45 1 0-4 0-7 0-11-2 0-5 0-7 0-26 0-27-4-27-16 0-18 0-36 0-54 0-35 15-66 41-66 3 0 3 0 4 0-1 0-8 5-8 14s8 15 15 15 15-5 15-16c0-12-10-21-26-21-25 0-38 23-43 38z">
              <text:p/>
            </draw:path>
            <draw:path draw:style-name="gr8" draw:text-style-name="P8" draw:layer="layout" svg:width="0.157cm" svg:height="0.16cm" svg:x="12.491cm" svg:y="10.4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40-14 46-31zM100 73c0 12 0 23 0 35 0 33-26 45-41 45-18 0-32-12-32-30 0-19 15-48 73-50z">
              <text:p/>
            </draw:path>
            <draw:path draw:style-name="gr8" draw:text-style-name="P8" draw:layer="layout" svg:width="0.075cm" svg:height="0.234cm" svg:x="12.663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8" draw:text-style-name="P8" draw:layer="layout" svg:width="0.175cm" svg:height="0.154cm" svg:x="12.761cm" svg:y="10.4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8" draw:text-style-name="P8" draw:layer="layout" svg:width="0.109cm" svg:height="0.219cm" svg:x="12.942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8" draw:text-style-name="P8" draw:layer="layout" svg:width="0.114cm" svg:height="0.16cm" svg:x="13.083cm" svg:y="10.4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8" draw:text-style-name="P8" draw:layer="layout" svg:width="0.081cm" svg:height="0.35cm" svg:x="13.23cm" svg:y="10.3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8" draw:text-style-name="P8" draw:layer="layout" svg:width="0.147cm" svg:height="0.24cm" svg:x="7.632cm" svg:y="10.829cm" svg:viewBox="0 0 148 241" svg:d="M148 121c0-28-2-56-14-82-16-34-45-39-60-39-21 0-47 9-61 42-11 24-13 51-13 79 0 27 1 58 16 85 15 28 40 35 58 35 19 0 45-7 61-40 11-25 13-52 13-80zM74 233c-14 0-35-8-41-42-4-21-4-53-4-74 0-22 0-46 3-65 7-41 33-45 42-45 11 0 34 7 41 42 4 19 4 46 4 68 0 26 0 50-4 73-6 33-26 43-41 43z">
              <text:p/>
            </draw:path>
            <draw:path draw:style-name="gr8" draw:text-style-name="P8" draw:layer="layout" svg:width="0.081cm" svg:height="0.35cm" svg:x="8.18cm" svg:y="10.799cm" svg:viewBox="0 0 82 351" svg:d="M82 348c0-1 0-2-6-8-44-44-56-111-56-164 0-61 14-122 57-166 5-4 5-5 5-6 0-3-2-4-4-4-3 0-35 24-56 69-18 38-22 77-22 107 0 27 4 70 23 109 21 43 52 66 55 66 2 0 4-1 4-3z">
              <text:p/>
            </draw:path>
            <draw:path draw:style-name="gr8" draw:text-style-name="P8" draw:layer="layout" svg:width="0.154cm" svg:height="0.16cm" svg:x="8.292cm" svg:y="10.905cm" svg:viewBox="0 0 155 161" svg:d="M155 82c0-45-35-82-77-82-44 0-78 39-78 82 0 46 36 79 77 79 43 0 78-34 78-79zM78 153c-15 0-31-8-40-24-9-15-9-37-9-49 0-14 0-33 8-49 10-16 26-23 40-23 16 0 31 8 40 23s9 35 9 49c0 12 0 31-7 47-8 15-24 26-41 26z">
              <text:p/>
            </draw:path>
            <draw:path draw:style-name="gr8" draw:text-style-name="P8" draw:layer="layout" svg:width="0.109cm" svg:height="0.218cm" svg:x="8.464cm" svg:y="10.847cm" svg:viewBox="0 0 110 219" svg:d="M54 75c17 0 34 0 51 0 0-4 0-7 0-11-17 0-34 0-51 0 0-21 0-43 0-64-3 0-5 0-8 0-1 28-11 66-46 67 0 3 0 5 0 8 10 0 20 0 30 0 0 32 0 65 0 97 0 43 33 47 45 47 25 0 35-25 35-47 0-7 0-13 0-20-3 0-6 0-9 0 0 6 0 13 0 19 0 26-10 40-23 40-24 0-24-32-24-38 0-33 0-65 0-98z">
              <text:p/>
            </draw:path>
            <draw:path draw:style-name="gr8" draw:text-style-name="P8" draw:layer="layout" svg:width="0.175cm" svg:height="0.242cm" svg:x="8.606cm" svg:y="10.819cm" svg:viewBox="0 0 176 243" svg:d="M27 217c0 16-4 16-27 16 0 3 0 6 0 10 12 0 30-1 39-1s28 1 40 1c0-4 0-7 0-10-24 0-28 0-28-16 0-22 0-43 0-65 0-36 25-56 48-56 22 0 26 19 26 39 0 27 0 54 0 82 0 16-4 16-28 16 0 3 0 6 0 10 12 0 30-1 40-1 9 0 27 1 39 1 0-4 0-7 0-10-18 0-27 0-27-11 0-23 0-45 0-67 0-30 0-41-11-54-5-6-17-13-37-13-29 0-45 21-51 35 0-41 0-82 0-123-17 1-33 3-50 4 0 4 0 7 0 11 24 0 27 2 27 19 0 61 0 122 0 183z">
              <text:p/>
            </draw:path>
            <draw:path draw:style-name="gr8" draw:text-style-name="P8" draw:layer="layout" svg:width="0.135cm" svg:height="0.16cm" svg:x="8.799cm" svg:y="10.905cm" svg:viewBox="0 0 136 161" svg:d="M30 69c2-52 31-61 43-61 37 0 40 47 40 61-28 0-55 0-83 0zM29 76c33 0 66 0 99 0 7 0 8 0 8-7 0-35-19-69-63-69-40 0-73 36-73 80 0 47 37 81 78 81 42 0 58-39 58-45 0-4-2-4-4-4-3 0-4 2-5 4-12 37-44 37-47 37-18 0-32-11-40-24-11-17-11-40-11-53z">
              <text:p/>
            </draw:path>
            <draw:path draw:style-name="gr8" draw:text-style-name="P8" draw:layer="layout" svg:width="0.118cm" svg:height="0.154cm" svg:x="8.955cm" svg:y="10.907cm" svg:viewBox="0 0 119 155" svg:d="M49 39c0-13 0-26 0-39-16 1-33 3-49 4 0 4 0 7 0 11 25 0 28 3 28 20 0 31 0 63 0 94 0 16-4 16-28 16 0 3 0 7 0 10 14 0 31-1 41-1 14 0 30 0 44 1 0-3 0-7 0-10-2 0-5 0-7 0-26 0-27-4-27-17 0-18 0-36 0-54 0-35 15-66 42-66 2 0 2 0 3 0-1 1-8 5-8 14 0 10 8 15 15 15s16-4 16-15-11-22-26-22c-26 0-39 24-44 39z">
              <text:p/>
            </draw:path>
            <draw:path draw:style-name="gr8" draw:text-style-name="P8" draw:layer="layout" svg:width="0.239cm" svg:height="0.154cm" svg:x="9.09cm" svg:y="10.911cm" svg:viewBox="0 0 240 155" svg:d="M211 34c6-18 17-23 29-23 0-4 0-7 0-11-7 1-18 1-25 1-11 0-26 0-33-1 0 4 0 7 0 11 13 0 20 7 20 17 0 2 0 3-1 7-11 30-21 60-32 90-12-33-23-65-35-98-2-4-2-5-2-6 0-10 14-10 21-10 0-4 0-7 0-11-10 1-28 1-37 1-10 0-20 0-31-1 0 4 0 7 0 11 13 0 19 1 22 5 2 2 6 13 8 20-10 28-20 57-30 85-11-31-22-63-33-94-2-4-2-5-2-6 0-10 14-10 21-10 0-4 0-7 0-11-11 1-31 1-39 1-1 0-20 0-32-1 0 4 0 7 0 11 17 0 21 1 26 12 15 42 29 83 44 125 2 5 2 7 7 7 4 0 6-2 7-7 12-33 24-66 36-99 12 33 24 67 36 100 1 4 2 6 7 6 4 0 5-3 7-6 14-38 27-77 41-115z">
              <text:p/>
            </draw:path>
            <draw:path draw:style-name="gr8" draw:text-style-name="P8" draw:layer="layout" svg:width="0.074cm" svg:height="0.233cm" svg:x="9.349cm" svg:y="10.828cm" svg:viewBox="0 0 75 234" svg:d="M50 79c-16 1-33 3-49 4 0 4 0 7 0 11 23 0 26 2 26 19 0 32 0 63 0 95 0 16-4 16-27 16 0 3 0 6 0 10 11 0 30-1 38-1 13 0 25 1 37 1 0-4 0-7 0-10-23 0-25-2-25-16 0-43 0-86 0-129zM52 18c0-11-9-18-19-18-11 0-19 9-19 18 0 10 8 19 19 19 10 0 19-7 19-19z">
              <text:p/>
            </draw:path>
            <draw:path draw:style-name="gr8" draw:text-style-name="P8" draw:layer="layout" svg:width="0.114cm" svg:height="0.16cm" svg:x="9.446cm" svg:y="10.905cm" svg:viewBox="0 0 115 161" svg:d="M62 89c8 2 36 7 36 33 0 18-12 32-39 32-30 0-43-20-49-50-1-5-2-6-5-6-5 0-5 2-5 9 0 15 0 31 0 46 0 6 0 8 4 8 2 0 2 0 9-7 1 0 1-1 7-8 15 15 31 15 39 15 40 0 56-23 56-48 0-19-10-30-15-34-11-11-25-14-40-17-19-3-43-8-43-28 0-13 9-27 40-27 38 0 40 32 41 42 0 4 3 4 4 4 4 0 4-2 4-9 0-12 0-23 0-35 0-6 0-9-3-9-2 0-3 0-7 4-2 2-5 5-6 6-14-10-28-10-33-10-43 0-57 24-57 43 0 13 6 23 15 30 12 9 21 11 47 16z">
              <text:p/>
            </draw:path>
            <draw:path draw:style-name="gr8" draw:text-style-name="P8" draw:layer="layout" svg:width="0.135cm" svg:height="0.16cm" svg:x="9.583cm" svg:y="10.905cm" svg:viewBox="0 0 136 161" svg:d="M30 69c2-52 31-61 43-61 36 0 40 47 40 61-28 0-55 0-83 0zM29 76c33 0 65 0 98 0 8 0 9 0 9-7 0-35-19-69-63-69-41 0-73 36-73 80 0 47 37 81 77 81 43 0 59-39 59-45 0-4-3-4-4-4-4 0-4 2-5 4-12 37-44 37-47 37-18 0-32-11-40-24-11-17-11-40-11-53z">
              <text:p/>
            </draw:path>
            <draw:path draw:style-name="gr8" draw:text-style-name="P8" draw:layer="layout" svg:width="0.08cm" svg:height="0.35cm" svg:x="9.749cm" svg:y="10.799cm" svg:viewBox="0 0 81 351" svg:d="M81 176c0-28-4-70-23-110-21-43-51-66-55-66-2 0-3 2-3 4 0 1 0 2 6 8 35 35 55 90 55 164 0 60-13 122-57 166-4 4-4 5-4 6 0 2 1 3 3 3 4 0 35-24 56-68 18-39 22-78 22-107z">
              <text:p/>
            </draw:path>
          </draw:g>
        </draw:g>
      </draw:page>
      <draw:page draw:name="page3" draw:style-name="dp1" draw:master-page-name="Default">
        <draw:frame draw:style-name="gr2" draw:text-style-name="P2" draw:layer="layout" svg:width="0.159cm" svg:height="0.319cm" svg:x="19.001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402cm" svg:y="0.601cm">
          <draw:text-box>
            <text:p><text:span text:style-name="T2">10</text:span></text:p>
          </draw:text-box>
        </draw:frame>
        <draw:frame draw:style-name="gr4" draw:text-style-name="P4" draw:layer="layout" svg:width="0.171cm" svg:height="0.323cm" svg:x="18.602cm" svg:y="0.601cm">
          <draw:text-box>
            <text:p><text:span text:style-name="T3">8</text:span></text:p>
          </draw:text-box>
        </draw:frame>
        <draw:custom-shape draw:style-name="gr11" draw:text-style-name="P9" draw:layer="layout" svg:width="0.2cm" svg:height="0.2cm" svg:x="6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2cm" svg:height="0.2cm" svg:x="7.30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0" draw:layer="layout" svg:x1="6.4cm" svg:y1="3.1cm" svg:x2="6.4cm" svg:y2="6.6cm">
          <text:p/>
        </draw:line>
        <draw:frame draw:style-name="gr12" draw:text-style-name="P2" draw:layer="layout" svg:width="0.315cm" svg:height="0.319cm" svg:x="6.001cm" svg:y="4.701cm">
          <draw:text-box>
            <text:p><text:span text:style-name="T1">12</text:span></text:p>
          </draw:text-box>
        </draw:frame>
        <draw:line draw:style-name="gr45" draw:text-style-name="P10" draw:layer="layout" svg:x1="6.4cm" svg:y1="6.7cm" svg:x2="6.4cm" svg:y2="7.2cm">
          <text:p/>
        </draw:line>
        <draw:line draw:style-name="gr13" draw:text-style-name="P10" draw:layer="layout" svg:x1="6.7cm" svg:y1="2.6cm" svg:x2="7.3cm" svg:y2="2.9cm">
          <text:p/>
        </draw:line>
        <draw:line draw:style-name="gr13" draw:text-style-name="P10" draw:layer="layout" svg:x1="6.7cm" svg:y1="2.9cm" svg:x2="7.3cm" svg:y2="2.9cm">
          <text:p/>
        </draw:line>
        <draw:line draw:style-name="gr13" draw:text-style-name="P10" draw:layer="layout" svg:x1="6.7cm" svg:y1="3.2cm" svg:x2="7.3cm" svg:y2="3.2cm">
          <text:p/>
        </draw:line>
        <draw:line draw:style-name="gr13" draw:text-style-name="P10" draw:layer="layout" svg:x1="6.7cm" svg:y1="3.5cm" svg:x2="7.3cm" svg:y2="3.5cm">
          <text:p/>
        </draw:line>
        <draw:line draw:style-name="gr13" draw:text-style-name="P10" draw:layer="layout" svg:x1="6.7cm" svg:y1="3.8cm" svg:x2="7.3cm" svg:y2="3.8cm">
          <text:p/>
        </draw:line>
        <draw:line draw:style-name="gr13" draw:text-style-name="P10" draw:layer="layout" svg:x1="6.7cm" svg:y1="4.1cm" svg:x2="7.3cm" svg:y2="4.1cm">
          <text:p/>
        </draw:line>
        <draw:line draw:style-name="gr13" draw:text-style-name="P10" draw:layer="layout" svg:x1="6.7cm" svg:y1="4.4cm" svg:x2="7.3cm" svg:y2="4.4cm">
          <text:p/>
        </draw:line>
        <draw:line draw:style-name="gr13" draw:text-style-name="P10" draw:layer="layout" svg:x1="6.7cm" svg:y1="4.7cm" svg:x2="7.3cm" svg:y2="4.7cm">
          <text:p/>
        </draw:line>
        <draw:line draw:style-name="gr13" draw:text-style-name="P10" draw:layer="layout" svg:x1="6.7cm" svg:y1="5cm" svg:x2="7.3cm" svg:y2="5cm">
          <text:p/>
        </draw:line>
        <draw:line draw:style-name="gr13" draw:text-style-name="P10" draw:layer="layout" svg:x1="6.7cm" svg:y1="5.3cm" svg:x2="7.3cm" svg:y2="5.3cm">
          <text:p/>
        </draw:line>
        <draw:line draw:style-name="gr13" draw:text-style-name="P10" draw:layer="layout" svg:x1="6.7cm" svg:y1="5.6cm" svg:x2="7.3cm" svg:y2="5.6cm">
          <text:p/>
        </draw:line>
        <draw:line draw:style-name="gr13" draw:text-style-name="P10" draw:layer="layout" svg:x1="6.7cm" svg:y1="5.9cm" svg:x2="7.3cm" svg:y2="5.9cm">
          <text:p/>
        </draw:line>
        <draw:line draw:style-name="gr13" draw:text-style-name="P10" draw:layer="layout" svg:x1="6.7cm" svg:y1="6.2cm" svg:x2="7.3cm" svg:y2="6.2cm">
          <text:p/>
        </draw:line>
        <draw:line draw:style-name="gr13" draw:text-style-name="P10" draw:layer="layout" svg:x1="6.7cm" svg:y1="6.5cm" svg:x2="7.3cm" svg:y2="6.5cm">
          <text:p/>
        </draw:line>
        <draw:line draw:style-name="gr13" draw:text-style-name="P10" draw:layer="layout" svg:x1="6.7cm" svg:y1="6.8cm" svg:x2="7.3cm" svg:y2="6.8cm">
          <text:p/>
        </draw:line>
        <draw:line draw:style-name="gr13" draw:text-style-name="P10" draw:layer="layout" svg:x1="6.7cm" svg:y1="7.1cm" svg:x2="7.3cm" svg:y2="6.8cm">
          <text:p/>
        </draw:line>
        <draw:frame draw:style-name="gr14" draw:text-style-name="P2" draw:layer="layout" svg:width="0.959cm" svg:height="0.319cm" svg:x="7.603cm" svg:y="6.603cm">
          <draw:text-box>
            <text:p><text:span text:style-name="T1">erasure</text:span></text:p>
          </draw:text-box>
        </draw:frame>
        <draw:line draw:style-name="gr18" draw:text-style-name="P10" draw:layer="layout" svg:x1="6.7cm" svg:y1="2.6cm" svg:x2="7.3cm" svg:y2="6.8cm">
          <text:p/>
        </draw:line>
        <draw:frame draw:style-name="gr73" draw:text-style-name="P2" draw:layer="layout" svg:width="1.153cm" svg:height="0.637cm" svg:x="7.604cm" svg:y="3.504cm">
          <draw:text-box>
            <text:p><text:span text:style-name="T1">invert to</text:span></text:p>
            <text:p><text:span text:style-name="T1">constrain</text:span></text:p>
          </draw:text-box>
        </draw:frame>
        <draw:custom-shape draw:style-name="gr21" draw:text-style-name="P11" draw:layer="layout" svg:width="0.2cm" svg:height="0.2cm" svg:x="7.305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0.959cm" svg:height="0.319cm" svg:x="7.604cm" svg:y="2.704cm">
          <draw:text-box>
            <text:p><text:span text:style-name="T1">erasure</text:span></text:p>
          </draw:text-box>
        </draw:frame>
        <draw:line draw:style-name="gr45" draw:text-style-name="P10" draw:layer="layout" svg:x1="6.4cm" svg:y1="2.5cm" svg:x2="6.4cm" svg:y2="3cm">
          <text:p/>
        </draw:line>
        <draw:frame draw:style-name="gr2" draw:text-style-name="P2" draw:layer="layout" svg:width="0.159cm" svg:height="0.319cm" svg:x="6.202cm" svg:y="2.602cm">
          <draw:text-box>
            <text:p><text:span text:style-name="T1">2</text:span></text:p>
          </draw:text-box>
        </draw:frame>
        <draw:frame draw:style-name="gr2" draw:text-style-name="P2" draw:layer="layout" svg:width="0.159cm" svg:height="0.319cm" svg:x="6.203cm" svg:y="6.803cm">
          <draw:text-box>
            <text:p><text:span text:style-name="T1">2</text:span></text:p>
          </draw:text-box>
        </draw:frame>
        <draw:line draw:style-name="gr18" draw:text-style-name="P10" draw:layer="layout" svg:x1="6.7cm" svg:y1="3.2cm" svg:x2="7.3cm" svg:y2="6.5cm">
          <text:p/>
        </draw:line>
        <draw:line draw:style-name="gr18" draw:text-style-name="P10" draw:layer="layout" svg:x1="6.7cm" svg:y1="3.5cm" svg:x2="7.3cm" svg:y2="6.2cm">
          <text:p/>
        </draw:line>
        <draw:line draw:style-name="gr18" draw:text-style-name="P10" draw:layer="layout" svg:x1="6.7cm" svg:y1="7.1cm" svg:x2="7.3cm" svg:y2="2.9cm">
          <text:p/>
        </draw:line>
        <draw:line draw:style-name="gr18" draw:text-style-name="P10" draw:layer="layout" svg:x1="6.7cm" svg:y1="2.9cm" svg:x2="7.3cm" svg:y2="6.8cm">
          <text:p/>
        </draw:line>
        <draw:line draw:style-name="gr18" draw:text-style-name="P10" draw:layer="layout" svg:x1="6.7cm" svg:y1="6.8cm" svg:x2="7.3cm" svg:y2="2.9cm">
          <text:p/>
        </draw:line>
        <draw:line draw:style-name="gr18" draw:text-style-name="P10" draw:layer="layout" svg:x1="6.7cm" svg:y1="6.5cm" svg:x2="7.3cm" svg:y2="3.2cm">
          <text:p/>
        </draw:line>
        <draw:line draw:style-name="gr18" draw:text-style-name="P10" draw:layer="layout" svg:x1="6.7cm" svg:y1="6.2cm" svg:x2="7.3cm" svg:y2="3.5cm">
          <text:p/>
        </draw:line>
      </draw:page>
      <draw:page draw:name="page4" draw:style-name="dp1" draw:master-page-name="Default">
        <draw:custom-shape draw:style-name="gr74" draw:text-style-name="P22" draw:layer="layout" svg:width="4cm" svg:height="0.2cm" svg:x="9cm" svg:y="9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3" draw:layer="layout" svg:width="4cm" svg:height="0.2cm" svg:x="9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76" draw:text-style-name="P17" draw:layer="layout" svg:width="4.693cm" svg:height="0.395cm" svg:x="1.202cm" svg:y="6.802cm">
          <draw:text-box>
            <text:p><text:span text:style-name="T6">Constrained non-binary WM</text:span></text:p>
          </draw:text-box>
        </draw:frame>
        <draw:frame draw:style-name="gr77" draw:text-style-name="P3" draw:layer="layout" svg:width="0.722cm" svg:height="0.395cm" svg:x="1.602cm" svg:y="9.803cm">
          <draw:text-box>
            <text:p><text:span text:style-name="T2">WM:</text:span></text:p>
          </draw:text-box>
        </draw:frame>
        <draw:frame draw:style-name="gr78" draw:text-style-name="P3" draw:layer="layout" svg:width="2.864cm" svg:height="0.789cm" svg:x="8.503cm" svg:y="5.204cm">
          <draw:text-box>
            <text:p><text:span text:style-name="T2">* code rate</text:span></text:p>
            <text:p><text:span text:style-name="T2">* mutual info (AIR)</text:span></text:p>
          </draw:text-box>
        </draw:frame>
        <draw:g draw:style-name="gr7">
          <svg:title>TexMaths</svg:title>
          <svg:desc>10§display§f_{\rm R}(\bm{x}) \leq \rho§svg§600§TRUE§</svg:desc>
          <draw:g>
            <draw:path draw:style-name="gr8" draw:text-style-name="P8" draw:layer="layout" svg:width="0.175cm" svg:height="0.317cm" svg:x="4.316cm" svg:y="4.238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8" draw:text-style-name="P8" draw:layer="layout" svg:width="0.186cm" svg:height="0.172cm" svg:x="4.484cm" svg:y="4.37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4 2-4 4-1 15-9 21-17 21-14 0-16-15-19-37-2-20-3-24-10-32-3-2-10-9-23-13zM80 80c-11 0-21 0-32 0 0-20 0-41 0-61 0-7 0-9 6-10 2 0 11 0 16 0 23 0 57 0 57 36 0 27-21 35-47 35z">
              <text:p/>
            </draw:path>
            <draw:path draw:style-name="gr8" draw:text-style-name="P8" draw:layer="layout" svg:width="0.08cm" svg:height="0.349cm" svg:x="4.726cm" svg:y="4.222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8" draw:layer="layout" svg:width="0.198cm" svg:height="0.16cm" svg:x="4.841cm" svg:y="4.327cm" svg:viewBox="0 0 199 161" svg:d="M175 18c-13 3-19 15-19 24 0 7 6 16 18 16s25-10 25-27c0-19-19-31-40-31-20 0-33 15-38 21-8-15-28-21-48-21-44 0-68 43-68 54 0 5 5 5 8 5 4 0 7 0 8-4 10-32 36-43 50-43 13 0 20 7 20 18 0 6-5 26-8 38-4 16-8 32-12 48-6 22-18 32-30 32-2 0-10 0-17-5 13-3 19-15 19-24 0-8-6-16-18-16s-25 10-25 27c0 19 19 31 40 31 20 0 33-15 38-21 9 14 28 21 48 21 45 0 68-43 68-55 0-5-5-5-8-5-4 0-7 0-8 5-10 32-36 42-50 42-13 0-20-6-20-17 0-8 5-26 8-39 3-9 11-42 12-48 6-21 18-32 30-32 2 0 10 0 17 6z">
              <text:p/>
            </draw:path>
            <draw:path draw:style-name="gr8" draw:text-style-name="P8" draw:layer="layout" svg:width="0.081cm" svg:height="0.349cm" svg:x="5.079cm" svg:y="4.222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213cm" svg:height="0.269cm" svg:x="5.322cm" svg:y="4.262cm" svg:viewBox="0 0 214 270" svg:d="M208 15c4-2 6-4 6-8s-2-7-7-7c-1 0-5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65cm" svg:height="0.229cm" svg:x="5.674cm" svg:y="4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 draw:style-name="gr7">
          <svg:title>TexMaths</svg:title>
          <svg:desc>10§display§(\ell,\epsilon)§svg§600§TRUE§</svg:desc>
          <draw:g>
            <draw:path draw:style-name="gr8" draw:text-style-name="P8" draw:layer="layout" svg:width="0.081cm" svg:height="0.349cm" svg:x="4.316cm" svg:y="4.66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8" draw:layer="layout" svg:width="0.135cm" svg:height="0.249cm" svg:x="4.422cm" svg:y="4.678cm" svg:viewBox="0 0 136 250" svg:d="M2 211c-1 1-2 3-2 4 0 2 2 5 4 5s3-2 13-11c2-3 9-9 12-12 4 27 14 53 40 53 14 0 26-8 33-13 5-3 22-17 22-21 0-1-1-4-5-4-1 0-1 0-4 3-23 22-36 28-46 28-16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8" draw:text-style-name="P8" draw:layer="layout" svg:width="0.04cm" svg:height="0.104cm" svg:x="4.594cm" svg:y="4.887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8" draw:layer="layout" svg:width="0.115cm" svg:height="0.154cm" svg:x="4.735cm" svg:y="4.774cm" svg:viewBox="0 0 116 155" svg:d="M89 72c5 0 11 0 11-6 0-5-4-5-10-5-19 0-38 0-57 0 9-30 29-50 60-50 4 0 7 0 11 0 6 0 12 0 12-6 0-5-5-5-11-5-4 0-8 0-12 0-45 0-93 35-93 89 0 38 27 66 64 66 23 0 46-14 46-18 0-1-1-5-4-5-1 0-1 0-4 2-11 7-24 13-37 13-21 0-38-14-38-45 0-13 3-26 4-30 19 0 39 0 58 0z">
              <text:p/>
            </draw:path>
            <draw:path draw:style-name="gr8" draw:text-style-name="P8" draw:layer="layout" svg:width="0.081cm" svg:height="0.349cm" svg:x="4.881cm" svg:y="4.66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7">
          <svg:title>TexMaths</svg:title>
          <svg:desc>10§display§p_{\rm i}:§svg§600§TRUE§</svg:desc>
          <draw:g>
            <draw:path draw:style-name="gr8" draw:text-style-name="P8" draw:layer="layout" svg:width="0.182cm" svg:height="0.221cm" svg:x="8.322cm" svg:y="2.375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8" draw:text-style-name="P8" draw:layer="layout" svg:width="0.053cm" svg:height="0.164cm" svg:x="8.523cm" svg:y="2.417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8" draw:text-style-name="P8" draw:layer="layout" svg:width="0.036cm" svg:height="0.149cm" svg:x="8.733cm" svg:y="2.379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7">
          <svg:title>TexMaths</svg:title>
          <svg:desc>10§display§p_{\rm d}:§svg§600§TRUE§</svg:desc>
          <draw:g>
            <draw:path draw:style-name="gr8" draw:text-style-name="P8" draw:layer="layout" svg:width="0.182cm" svg:height="0.221cm" svg:x="8.322cm" svg:y="2.776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8" draw:text-style-name="P8" draw:layer="layout" svg:width="0.13cm" svg:height="0.171cm" svg:x="8.521cm" svg:y="2.813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8" draw:text-style-name="P8" draw:layer="layout" svg:width="0.036cm" svg:height="0.149cm" svg:x="8.809cm" svg:y="2.78cm" svg:viewBox="0 0 37 150" svg:d="M37 19c0-11-9-19-19-19s-18 8-18 19c0 10 8 18 18 18s19-8 19-18zM37 131c0-9-9-17-19-17s-18 7-18 17c0 11 8 19 18 19s19-8 19-19z">
              <text:p/>
            </draw:path>
          </draw:g>
        </draw:g>
        <draw:g draw:style-name="gr7">
          <svg:title>TexMaths</svg:title>
          <svg:desc>10§display§p_{\rm s}(y|x):§svg§600§TRUE§</svg:desc>
          <draw:g>
            <draw:path draw:style-name="gr8" draw:text-style-name="P8" draw:layer="layout" svg:width="0.182cm" svg:height="0.221cm" svg:x="8.322cm" svg:y="3.181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8" draw:text-style-name="P8" draw:layer="layout" svg:width="0.088cm" svg:height="0.111cm" svg:x="8.521cm" svg:y="3.278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8" draw:text-style-name="P8" draw:layer="layout" svg:width="0.08cm" svg:height="0.349cm" svg:x="8.674cm" svg:y="3.073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8" draw:text-style-name="P8" draw:layer="layout" svg:width="0.16cm" svg:height="0.225cm" svg:x="8.786cm" svg:y="3.181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8" draw:text-style-name="P8" draw:layer="layout" svg:width="0.013cm" svg:height="0.349cm" svg:x="9.001cm" svg:y="3.073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174cm" svg:height="0.158cm" svg:x="9.067cm" svg:y="3.181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8" draw:text-style-name="P8" draw:layer="layout" svg:width="0.081cm" svg:height="0.349cm" svg:x="9.277cm" svg:y="3.073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036cm" svg:height="0.15cm" svg:x="9.522cm" svg:y="3.185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79" draw:text-style-name="P3" draw:layer="layout" svg:width="1.327cm" svg:height="0.395cm" svg:x="9.803cm" svg:y="2.204cm">
          <draw:text-box>
            <text:p><text:span text:style-name="T2">insertion</text:span></text:p>
          </draw:text-box>
        </draw:frame>
        <draw:frame draw:style-name="gr80" draw:text-style-name="P3" draw:layer="layout" svg:width="1.225cm" svg:height="0.395cm" svg:x="9.804cm" svg:y="2.605cm">
          <draw:text-box>
            <text:p><text:span text:style-name="T2">deletion</text:span></text:p>
          </draw:text-box>
        </draw:frame>
        <draw:frame draw:style-name="gr81" draw:text-style-name="P3" draw:layer="layout" svg:width="2.644cm" svg:height="0.395cm" svg:x="9.805cm" svg:y="3.006cm">
          <draw:text-box>
            <text:p><text:span text:style-name="T2">asymmetric error</text:span></text:p>
          </draw:text-box>
        </draw:frame>
        <draw:g draw:style-name="gr7">
          <svg:title>TexMaths</svg:title>
          <svg:desc>10§display§d_{\rm min} \!&lt;\! 0:§svg§600§TRUE§</svg:desc>
          <draw:g>
            <draw:path draw:style-name="gr8" draw:text-style-name="P8" draw:layer="layout" svg:width="0.166cm" svg:height="0.245cm" svg:x="8.322cm" svg:y="3.486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8" draw:text-style-name="P8" draw:layer="layout" svg:width="0.207cm" svg:height="0.107cm" svg:x="8.504cm" svg:y="3.673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8" draw:text-style-name="P8" draw:layer="layout" svg:width="0.053cm" svg:height="0.163cm" svg:x="8.735cm" svg:y="3.617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8" draw:text-style-name="P8" draw:layer="layout" svg:width="0.13cm" svg:height="0.107cm" svg:x="8.815cm" svg:y="3.673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8" draw:text-style-name="P8" draw:layer="layout" svg:width="0.214cm" svg:height="0.201cm" svg:x="9.041cm" svg:y="3.54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8" draw:text-style-name="P8" draw:layer="layout" svg:width="0.147cm" svg:height="0.239cm" svg:x="9.338cm" svg:y="3.496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8" draw:text-style-name="P8" draw:layer="layout" svg:width="0.036cm" svg:height="0.15cm" svg:x="9.628cm" svg:y="3.578cm" svg:viewBox="0 0 37 151" svg:d="M37 19c0-10-9-19-19-19s-18 9-18 19 8 18 18 18 19-8 19-18zM37 133c0-10-9-19-19-19s-18 9-18 19 8 18 18 18 19-8 19-18z">
              <text:p/>
            </draw:path>
          </draw:g>
        </draw:g>
        <draw:g draw:style-name="gr7">
          <svg:title>TexMaths</svg:title>
          <svg:desc>10§display§d_{\rm max} \!&gt;\! 0:§svg§600§TRUE§</svg:desc>
          <draw:g>
            <draw:path draw:style-name="gr8" draw:text-style-name="P8" draw:layer="layout" svg:width="0.166cm" svg:height="0.246cm" svg:x="8.322cm" svg:y="3.887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8" draw:text-style-name="P8" draw:layer="layout" svg:width="0.207cm" svg:height="0.107cm" svg:x="8.504cm" svg:y="4.074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8" draw:text-style-name="P8" draw:layer="layout" svg:width="0.122cm" svg:height="0.111cm" svg:x="8.735cm" svg:y="4.073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8" draw:text-style-name="P8" draw:layer="layout" svg:width="0.134cm" svg:height="0.105cm" svg:x="8.868cm" svg:y="4.076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8" draw:text-style-name="P8" draw:layer="layout" svg:width="0.214cm" svg:height="0.202cm" svg:x="9.094cm" svg:y="3.941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8" draw:text-style-name="P8" draw:layer="layout" svg:width="0.147cm" svg:height="0.239cm" svg:x="9.391cm" svg:y="3.897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8" draw:text-style-name="P8" draw:layer="layout" svg:width="0.036cm" svg:height="0.151cm" svg:x="9.681cm" svg:y="3.979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82" draw:text-style-name="P3" draw:layer="layout" svg:width="1.247cm" svg:height="0.395cm" svg:x="9.805cm" svg:y="3.407cm">
          <draw:text-box>
            <text:p><text:span text:style-name="T2">drift min</text:span></text:p>
          </draw:text-box>
        </draw:frame>
        <draw:frame draw:style-name="gr83" draw:text-style-name="P3" draw:layer="layout" svg:width="1.348cm" svg:height="0.395cm" svg:x="9.806cm" svg:y="3.808cm">
          <draw:text-box>
            <text:p><text:span text:style-name="T2">drift max</text:span></text:p>
          </draw:text-box>
        </draw:frame>
        <draw:g draw:style-name="gr7">
          <svg:title>TexMaths</svg:title>
          <svg:desc>10§display§\mathcal{D} \!=\!
\left\{ 
d \!\in\! \mathbb{Z} 
\middle|
d_{\rm min} \!\leq\! d \!\leq\! d_{\rm max}
\right\}§svg§600§TRUE§</svg:desc>
          <draw:g>
            <draw:path draw:style-name="gr8" draw:text-style-name="P8" draw:layer="layout" svg:width="0.261cm" svg:height="0.237cm" svg:x="8.312cm" svg:y="4.337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8" draw:text-style-name="P8" draw:layer="layout" svg:width="0.233cm" svg:height="0.082cm" svg:x="8.644cm" svg:y="4.4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124cm" svg:height="0.349cm" svg:x="8.962cm" svg:y="4.313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8" draw:text-style-name="P8" draw:layer="layout" svg:width="0.166cm" svg:height="0.245cm" svg:x="9.127cm" svg:y="4.333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8" draw:text-style-name="P8" draw:layer="layout" svg:width="0.175cm" svg:height="0.201cm" svg:x="9.364cm" svg:y="4.387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8" draw:text-style-name="P8" draw:layer="layout" svg:width="0.213cm" svg:height="0.238cm" svg:x="9.618cm" svg:y="4.336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8" draw:text-style-name="P8" draw:layer="layout" svg:width="0.013cm" svg:height="0.349cm" svg:x="9.884cm" svg:y="4.313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166cm" svg:height="0.245cm" svg:x="9.954cm" svg:y="4.333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8" draw:text-style-name="P8" draw:layer="layout" svg:width="0.206cm" svg:height="0.107cm" svg:x="10.136cm" svg:y="4.5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8" draw:text-style-name="P8" draw:layer="layout" svg:width="0.053cm" svg:height="0.165cm" svg:x="10.366cm" svg:y="4.463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8" draw:text-style-name="P8" draw:layer="layout" svg:width="0.13cm" svg:height="0.107cm" svg:x="10.446cm" svg:y="4.5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8" draw:text-style-name="P8" draw:layer="layout" svg:width="0.214cm" svg:height="0.269cm" svg:x="10.673cm" svg:y="4.353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67cm" svg:height="0.245cm" svg:x="10.97cm" svg:y="4.333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8" draw:text-style-name="P8" draw:layer="layout" svg:width="0.213cm" svg:height="0.269cm" svg:x="11.208cm" svg:y="4.353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66cm" svg:height="0.245cm" svg:x="11.505cm" svg:y="4.333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8" draw:text-style-name="P8" draw:layer="layout" svg:width="0.206cm" svg:height="0.107cm" svg:x="11.687cm" svg:y="4.5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8" draw:text-style-name="P8" draw:layer="layout" svg:width="0.122cm" svg:height="0.111cm" svg:x="11.918cm" svg:y="4.518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8" draw:text-style-name="P8" draw:layer="layout" svg:width="0.134cm" svg:height="0.105cm" svg:x="12.051cm" svg:y="4.522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8" draw:text-style-name="P8" draw:layer="layout" svg:width="0.124cm" svg:height="0.349cm" svg:x="12.235cm" svg:y="4.313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 draw:style-name="gr7">
          <svg:title>TexMaths</svg:title>
          <svg:desc>10§display§n§svg§600§TRUE§</svg:desc>
          <draw:g>
            <draw:path draw:style-name="gr8" draw:text-style-name="P8" draw:layer="layout" svg:width="0.187cm" svg:height="0.156cm" svg:x="3.707cm" svg:y="2.76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84" draw:text-style-name="P24" draw:layer="layout" svg:width="6.081cm" svg:height="0.395cm" svg:x="1.202cm" svg:y="1.202cm">
          <draw:text-box>
            <text:p><text:span text:style-name="T10">Constrained non-binary IDS channel</text:span></text:p>
          </draw:text-box>
        </draw:frame>
        <draw:g draw:style-name="gr7">
          <svg:title>TexMaths</svg:title>
          <svg:desc>10§display§\Sigma = \{0, 1, 2, 3\}§svg§600§TRUE§</svg:desc>
          <draw:g>
            <draw:path draw:style-name="gr8" draw:text-style-name="P8" draw:layer="layout" svg:width="0.213cm" svg:height="0.237cm" svg:x="3.707cm" svg:y="2.3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8" draw:text-style-name="P8" draw:layer="layout" svg:width="0.232cm" svg:height="0.082cm" svg:x="4.059cm" svg:y="2.4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8" draw:layer="layout" svg:width="0.124cm" svg:height="0.349cm" svg:x="4.435cm" svg:y="2.276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8" draw:text-style-name="P8" draw:layer="layout" svg:width="0.147cm" svg:height="0.239cm" svg:x="4.599cm" svg:y="2.306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8" draw:text-style-name="P8" draw:layer="layout" svg:width="0.041cm" svg:height="0.104cm" svg:x="4.791cm" svg:y="2.501cm" svg:viewBox="0 0 42 105" svg:d="M42 37c0-23-9-37-23-37-12 0-19 9-19 19 0 9 7 18 19 18 4 0 9-1 12-4 1-1 1-1 2-1 0 2 1 0 1 5 0 26-13 47-24 58-4 4-4 5-4 6 0 2 2 4 4 4 3 0 32-27 32-68z">
              <text:p/>
            </draw:path>
            <draw:path draw:style-name="gr8" draw:text-style-name="P8" draw:layer="layout" svg:width="0.115cm" svg:height="0.231cm" svg:x="4.948cm" svg:y="2.306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8" draw:text-style-name="P8" draw:layer="layout" svg:width="0.04cm" svg:height="0.104cm" svg:x="5.122cm" svg:y="2.501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8" draw:layer="layout" svg:width="0.139cm" svg:height="0.231cm" svg:x="5.266cm" svg:y="2.306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8" draw:text-style-name="P8" draw:layer="layout" svg:width="0.04cm" svg:height="0.104cm" svg:x="5.454cm" svg:y="2.501cm" svg:viewBox="0 0 41 105" svg:d="M41 37c0-23-9-37-22-37-12 0-19 9-19 19 0 9 7 18 19 18 4 0 9-1 12-4 1-1 1-1 2-1 0 2 0 0 0 5 0 26-12 47-23 58-4 4-4 5-4 6 0 2 1 4 3 4 4 0 32-27 32-68z">
              <text:p/>
            </draw:path>
            <draw:path draw:style-name="gr8" draw:text-style-name="P8" draw:layer="layout" svg:width="0.145cm" svg:height="0.239cm" svg:x="5.595cm" svg:y="2.306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8" draw:text-style-name="P8" draw:layer="layout" svg:width="0.124cm" svg:height="0.349cm" svg:x="5.781cm" svg:y="2.276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g draw:style-name="gr7">
          <svg:title>TexMaths</svg:title>
          <svg:desc>10§display§\bm{x} = (x_0, \dots, x_{n-1}) 
\in \Sigma^n§svg§600§TRUE§</svg:desc>
          <draw:g>
            <draw:path draw:style-name="gr8" draw:text-style-name="P8" draw:layer="layout" svg:width="0.198cm" svg:height="0.16cm" svg:x="3.707cm" svg:y="3.181cm" svg:viewBox="0 0 199 161" svg:d="M175 18c-12 3-19 15-19 24 0 7 6 16 18 16s25-10 25-27c0-19-19-31-40-31-20 0-33 15-38 21-8-15-28-21-48-21-44 0-68 43-68 54 0 5 5 5 8 5 4 0 7 0 8-4 10-32 36-43 50-43s20 7 20 18c0 6-5 26-8 38-4 16-8 32-12 48-5 22-18 32-30 32-2 0-10 0-17-5 13-3 19-15 19-24 0-8-6-16-17-16-13 0-26 10-26 27 0 19 19 31 40 31 20 0 33-15 38-21 9 14 28 21 48 21 45 0 69-43 69-55 0-5-6-5-9-5-4 0-7 0-8 5-10 32-35 42-50 42-13 0-20-6-20-17 0-8 5-26 8-39 3-9 11-42 12-48 6-21 18-32 30-32 2 0 10 0 17 6z">
              <text:p/>
            </draw:path>
            <draw:path draw:style-name="gr8" draw:text-style-name="P8" draw:layer="layout" svg:width="0.232cm" svg:height="0.082cm" svg:x="4.043cm" svg:y="3.2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8" draw:layer="layout" svg:width="0.08cm" svg:height="0.349cm" svg:x="4.429cm" svg:y="3.076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8" draw:text-style-name="P8" draw:layer="layout" svg:width="0.174cm" svg:height="0.158cm" svg:x="4.541cm" svg:y="3.184cm" svg:viewBox="0 0 175 159" svg:d="M107 49c2-9 10-41 35-41 1 0 10 0 17 4-10 2-17 11-17 19 0 6 4 13 14 13 7 0 19-7 19-21 0-18-21-23-33-23-20 0-33 19-37 27-9-23-28-27-38-27-36 0-56 45-56 54 0 4 3 4 4 4 3 0 4-1 4-4 12-37 35-46 47-46 7 0 19 3 19 23 0 11-6 35-19 84-5 22-18 36-33 36-2 0-10 0-18-4 9-2 17-9 17-19s-8-12-13-12c-11 0-19 9-19 20 0 16 17 23 33 23 23 0 36-25 37-27 4 13 16 27 37 27 37 0 57-45 57-54 0-3-3-3-5-3-3 0-3 1-4 3-12 38-36 46-47 46-13 0-19-11-19-23 0-8 2-15 6-31s8-32 12-48z">
              <text:p/>
            </draw:path>
            <draw:path draw:style-name="gr8" draw:text-style-name="P8" draw:layer="layout" svg:width="0.113cm" svg:height="0.167cm" svg:x="4.744cm" svg:y="3.229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8" draw:text-style-name="P8" draw:layer="layout" svg:width="0.04cm" svg:height="0.104cm" svg:x="4.919cm" svg:y="3.301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8" draw:layer="layout" svg:width="0.036cm" svg:height="0.036cm" svg:x="5.075cm" svg:y="3.301cm" svg:viewBox="0 0 37 37" svg:d="M37 19c0-11-8-19-18-19s-19 8-19 19c0 10 9 18 19 18s18-8 18-18z">
              <text:p/>
            </draw:path>
            <draw:path draw:style-name="gr8" draw:text-style-name="P8" draw:layer="layout" svg:width="0.037cm" svg:height="0.036cm" svg:x="5.231cm" svg:y="3.301cm" svg:viewBox="0 0 38 37" svg:d="M38 19c0-11-9-19-19-19s-19 8-19 19c0 10 9 18 19 18s19-8 19-18z">
              <text:p/>
            </draw:path>
            <draw:path draw:style-name="gr8" draw:text-style-name="P8" draw:layer="layout" svg:width="0.037cm" svg:height="0.036cm" svg:x="5.387cm" svg:y="3.301cm" svg:viewBox="0 0 38 37" svg:d="M38 19c0-11-9-19-19-19s-19 8-19 19c0 10 9 18 19 18s19-8 19-18z">
              <text:p/>
            </draw:path>
            <draw:path draw:style-name="gr8" draw:text-style-name="P8" draw:layer="layout" svg:width="0.04cm" svg:height="0.104cm" svg:x="5.544cm" svg:y="3.301cm" svg:viewBox="0 0 41 105" svg:d="M41 37c0-23-9-37-23-37-11 0-18 9-18 19 0 9 7 18 18 18 4 0 9-1 13-4 1-1 1-1 1-1 1 0 1 0 1 5 0 26-12 47-24 58-4 4-4 5-4 6 0 2 2 4 4 4 4 0 32-27 32-68z">
              <text:p/>
            </draw:path>
            <draw:path draw:style-name="gr8" draw:text-style-name="P8" draw:layer="layout" svg:width="0.174cm" svg:height="0.158cm" svg:x="5.679cm" svg:y="3.184cm" svg:viewBox="0 0 175 159" svg:d="M107 49c2-9 10-41 35-41 1 0 10 0 17 4-10 2-17 11-17 19 0 6 4 13 14 13 7 0 19-7 19-21 0-18-21-23-33-23-20 0-33 19-37 27-9-23-28-27-38-27-36 0-56 45-56 54 0 4 3 4 4 4 3 0 4-1 4-4 12-37 36-46 48-46 6 0 18 3 18 23 0 11-5 35-18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8" draw:text-style-name="P8" draw:layer="layout" svg:width="0.149cm" svg:height="0.109cm" svg:x="5.881cm" svg:y="3.283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8" draw:text-style-name="P8" draw:layer="layout" svg:width="0.165cm" svg:height="0.011cm" svg:x="6.07cm" svg:y="3.323cm" svg:viewBox="0 0 166 12" svg:d="M156 12c4 0 10 0 10-6s-6-6-10-6c-49 0-98 0-147 0-4 0-9 0-9 6s5 6 9 6c49 0 98 0 147 0z">
              <text:p/>
            </draw:path>
            <draw:path draw:style-name="gr8" draw:text-style-name="P8" draw:layer="layout" svg:width="0.089cm" svg:height="0.162cm" svg:x="6.289cm" svg:y="3.229cm" svg:viewBox="0 0 90 163" svg:d="M56 7c0-7-1-7-7-7-16 15-39 15-49 15 0 3 0 6 0 9 6 0 23 0 36-7 0 42 0 84 0 126 0 8 0 11-25 11-3 0-6 0-9 0 0 3 0 6 0 9 5-1 35-1 44-1 8 0 39 0 44 1 0-3 0-6 0-9-3 0-6 0-9 0-25 0-25-3-25-11 0-46 0-91 0-136z">
              <text:p/>
            </draw:path>
            <draw:path draw:style-name="gr8" draw:text-style-name="P8" draw:layer="layout" svg:width="0.081cm" svg:height="0.349cm" svg:x="6.44cm" svg:y="3.076cm" svg:viewBox="0 0 82 350" svg:d="M82 175c0-27-4-69-23-109-22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174cm" svg:height="0.201cm" svg:x="6.684cm" svg:y="3.15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8" draw:text-style-name="P8" draw:layer="layout" svg:width="0.213cm" svg:height="0.237cm" svg:x="7.006cm" svg:y="3.1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8" draw:text-style-name="P8" draw:layer="layout" svg:width="0.149cm" svg:height="0.11cm" svg:x="7.252cm" svg:y="3.086cm" svg:viewBox="0 0 150 111" svg:d="M18 93c-1 3-2 9-2 10 0 5 4 8 8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8 23-8 25 0 3 3 3 4 3 3 0 3-1 5-7 4-15 8-27 18-27 6 0 8 5 8 12 0 5-3 13-4 20-2 6-4 17-5 23-3 10-5 20-8 31z">
              <text:p/>
            </draw:path>
          </draw:g>
        </draw:g>
        <draw:g draw:style-name="gr7">
          <svg:title>TexMaths</svg:title>
          <svg:desc>10§display§\bm{y} = (y_0, \dots, y_{n'-1}) 
\in \Sigma^{n'}§svg§600§TRUE§</svg:desc>
          <draw:g>
            <draw:path draw:style-name="gr8" draw:text-style-name="P8" draw:layer="layout" svg:width="0.192cm" svg:height="0.227cm" svg:x="3.707cm" svg:y="3.541cm" svg:viewBox="0 0 193 228" svg:d="M192 26c1-6 1-7 1-8 0-7-5-15-16-15-19 0-23 16-25 26-3 12-6 24-9 36-5 17-11 44-15 58-2 8-13 16-14 17-4 3-12 9-24 9-20 0-21-18-21-26 0-21 11-49 21-74 3-9 5-12 5-17 0-21-21-32-40-32-37 0-55 48-55 55 0 5 5 5 8 5 5 0 7 0 9-5 11-39 30-42 36-42 2 0 6 0 6 7 0 8-4 17-6 23-14 35-21 55-21 73 0 40 35 45 55 45 9 0 21-1 34-10-10 43-36 66-60 66-5 0-15-1-22-5 12-5 17-14 17-24 0-12-10-16-17-16-13 0-25 11-25 27 0 18 18 29 47 29 40 0 87-26 97-69 11-45 23-89 34-133z">
              <text:p/>
            </draw:path>
            <draw:path draw:style-name="gr8" draw:text-style-name="P8" draw:layer="layout" svg:width="0.233cm" svg:height="0.081cm" svg:x="4.033cm" svg:y="3.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8" draw:layer="layout" svg:width="0.081cm" svg:height="0.348cm" svg:x="4.419cm" svg:y="3.437cm" svg:viewBox="0 0 82 349" svg:d="M82 345c0-1 0-1-6-7-44-44-55-111-55-163 0-61 13-122 56-166 5-4 5-5 5-6 0-2-1-3-4-3s-35 23-55 68c-18 38-23 77-23 107 0 27 4 69 24 108 21 43 51 66 54 66s4-1 4-4z">
              <text:p/>
            </draw:path>
            <draw:path draw:style-name="gr8" draw:text-style-name="P8" draw:layer="layout" svg:width="0.161cm" svg:height="0.225cm" svg:x="4.532cm" svg:y="3.544cm" svg:viewBox="0 0 162 226" svg:d="M160 22c2-5 2-6 2-8 0-6-5-10-11-10-3 0-9 2-12 8-1 1-3 12-5 19-2 9-5 18-7 28-5 21-11 42-16 63-1 5-16 30-39 30-18 0-22-16-22-29 0-16 6-38 18-69 5-14 7-18 7-25 0-16-12-29-29-29-33 0-46 51-46 54 0 4 3 4 4 4 3 0 4-1 5-6 10-33 24-44 36-44 3 0 9 0 9 11 0 9-4 18-6 25-14 37-21 57-21 74 0 31 22 41 43 41 14 0 26-6 36-16-5 19-9 36-23 54-9 12-23 22-39 22-5 0-21-1-27-14 6 0 11 0 16-4 3-4 7-8 7-15 0-11-10-12-13-12-8 0-20 6-20 23s15 29 37 29c36 0 73-31 82-70 11-45 23-89 34-134z">
              <text:p/>
            </draw:path>
            <draw:path draw:style-name="gr8" draw:text-style-name="P8" draw:layer="layout" svg:width="0.114cm" svg:height="0.167cm" svg:x="4.706cm" svg:y="3.588cm" svg:viewBox="0 0 115 168" svg:d="M115 85c0-27-4-47-15-64-8-11-23-21-43-21-57 0-57 67-57 85 0 17 0 83 57 83s58-66 58-83zM57 161c-11 0-26-7-31-27-3-14-3-34-3-52s0-37 3-51c6-19 21-24 31-24 14 0 27 8 31 22s4 31 4 53c0 18 0 36-3 51-5 23-22 28-32 28z">
              <text:p/>
            </draw:path>
            <draw:path draw:style-name="gr8" draw:text-style-name="P8" draw:layer="layout" svg:width="0.041cm" svg:height="0.104cm" svg:x="4.881cm" svg:y="3.661cm" svg:viewBox="0 0 42 105" svg:d="M42 37c0-23-9-37-23-37-11 0-19 9-19 19 0 9 8 18 19 18 4 0 9-1 12-4 1-1 1-1 2-1s1 0 1 5c0 26-12 47-24 59-4 3-4 4-4 5 0 3 2 4 4 4 3 0 32-27 32-68z">
              <text:p/>
            </draw:path>
            <draw:path draw:style-name="gr8" draw:text-style-name="P8" draw:layer="layout" svg:width="0.036cm" svg:height="0.036cm" svg:x="5.038cm" svg:y="3.661cm" svg:viewBox="0 0 37 37" svg:d="M37 19c0-10-9-19-19-19s-18 9-18 19 8 18 18 18 19-8 19-18z">
              <text:p/>
            </draw:path>
            <draw:path draw:style-name="gr8" draw:text-style-name="P8" draw:layer="layout" svg:width="0.036cm" svg:height="0.036cm" svg:x="5.194cm" svg:y="3.661cm" svg:viewBox="0 0 37 37" svg:d="M37 19c0-10-9-19-19-19-11 0-18 9-18 19s7 18 18 18c10 0 19-8 19-18z">
              <text:p/>
            </draw:path>
            <draw:path draw:style-name="gr8" draw:text-style-name="P8" draw:layer="layout" svg:width="0.036cm" svg:height="0.036cm" svg:x="5.35cm" svg:y="3.661cm" svg:viewBox="0 0 37 37" svg:d="M37 19c0-10-8-19-18-19-11 0-19 9-19 19s8 18 19 18c10 0 18-8 18-18z">
              <text:p/>
            </draw:path>
            <draw:path draw:style-name="gr8" draw:text-style-name="P8" draw:layer="layout" svg:width="0.04cm" svg:height="0.104cm" svg:x="5.506cm" svg:y="3.661cm" svg:viewBox="0 0 41 105" svg:d="M41 37c0-23-9-37-22-37-12 0-19 9-19 19 0 9 7 18 19 18 4 0 9-1 12-4 1-1 1-1 2-1 0 2 1 0 1 5 0 26-12 47-24 59-4 3-4 4-4 5 0 3 2 4 3 4 4 0 32-27 32-68z">
              <text:p/>
            </draw:path>
            <draw:path draw:style-name="gr8" draw:text-style-name="P8" draw:layer="layout" svg:width="0.161cm" svg:height="0.225cm" svg:x="5.641cm" svg:y="3.544cm" svg:viewBox="0 0 162 226" svg:d="M161 22c1-5 1-6 1-8 0-6-5-10-10-10-3 0-9 2-12 8-1 1-4 12-5 19-3 9-5 18-7 28-5 21-11 42-16 63-1 5-16 30-40 30-18 0-21-16-21-29 0-16 6-38 17-69 6-14 8-18 8-25 0-16-12-29-29-29-34 0-47 51-47 54 0 4 4 4 5 4 3 0 3-1 5-6 10-33 24-44 36-44 2 0 8 0 8 11 0 9-3 18-6 25-14 37-20 57-20 74 0 31 22 41 43 41 14 0 26-6 35-16-4 19-8 36-22 54-10 12-23 22-39 22-5 0-21-1-27-14 6 0 10 0 15-4 4-4 7-8 7-15 0-11-9-12-13-12-8 0-19 6-19 23s15 29 37 29c36 0 72-31 82-70 11-45 23-89 34-134z">
              <text:p/>
            </draw:path>
            <draw:path draw:style-name="gr8" draw:text-style-name="P8" draw:layer="layout" svg:width="0.149cm" svg:height="0.109cm" svg:x="5.815cm" svg:y="3.643cm" svg:viewBox="0 0 150 110" svg:d="M18 93c-1 3-2 9-2 10 0 5 4 7 8 7 5 0 9-3 10-5s3-10 4-15c2-5 4-16 6-22 1-6 3-11 4-17 3-10 3-12 10-22s19-22 37-22c14 0 15 12 15 17 0 15-11 42-15 52-3 7-4 9-4 13 0 13 11 21 24 21 24 0 35-33 35-37 0-3-3-3-4-3-3 0-3 1-4 4-6 19-17 30-26 30-6 0-7-4-7-9 0-6 2-9 6-20 3-8 13-34 13-47 0-24-19-28-32-28-20 0-34 12-41 22-2-17-17-22-27-22s-16 7-19 13c-6 9-9 23-9 24 0 3 3 3 4 3 4 0 4 0 6-7 3-14 8-26 18-26 6 0 8 5 8 12 0 4-3 13-4 20-2 7-4 17-6 22-3 11-5 21-8 32z">
              <text:p/>
            </draw:path>
            <draw:path draw:style-name="gr8" draw:text-style-name="P8" draw:layer="layout" svg:width="0.048cm" svg:height="0.09cm" svg:x="5.993cm" svg:y="3.583cm" svg:viewBox="0 0 49 91" svg:d="M47 16c1 0 2-3 2-6 0-6-6-10-11-10-7 0-9 5-10 8-9 25-18 51-27 76-1 2-1 2-1 3 0 2 5 2 8 4 2 0 2-1 3-3 12-24 24-48 36-72z">
              <text:p/>
            </draw:path>
            <draw:path draw:style-name="gr8" draw:text-style-name="P8" draw:layer="layout" svg:width="0.165cm" svg:height="0.012cm" svg:x="6.099cm" svg:y="3.683cm" svg:viewBox="0 0 166 13" svg:d="M156 13c4 0 10 0 10-6 0-7-6-7-10-7-49 0-97 0-146 0-4 0-10 0-10 6 0 7 5 7 10 7 49 0 97 0 146 0z">
              <text:p/>
            </draw:path>
            <draw:path draw:style-name="gr8" draw:text-style-name="P8" draw:layer="layout" svg:width="0.088cm" svg:height="0.162cm" svg:x="6.319cm" svg:y="3.588cm" svg:viewBox="0 0 89 163" svg:d="M55 7c0-7 0-7-7-7-16 16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081cm" svg:height="0.348cm" svg:x="6.469cm" svg:y="3.437cm" svg:viewBox="0 0 82 349" svg:d="M82 175c0-28-4-70-23-110-21-43-52-65-55-65-2 0-4 1-4 3 0 1 0 2 7 8 35 35 55 91 55 164 0 59-13 120-57 165-5 4-5 4-5 5 0 3 2 4 4 4 3 0 35-24 56-68 18-39 22-77 22-106z">
              <text:p/>
            </draw:path>
            <draw:path draw:style-name="gr8" draw:text-style-name="P8" draw:layer="layout" svg:width="0.175cm" svg:height="0.202cm" svg:x="6.713cm" svg:y="3.51cm" svg:viewBox="0 0 176 203" svg:d="M163 109c6 0 13 0 13-7s-7-7-13-7c-50 0-99 0-149 0 4-47 45-81 94-81 18 0 37 0 55 0 6 0 13 0 13-7s-7-7-13-7c-18 0-37 0-55 0-60 0-108 46-108 102s48 101 108 101c18 0 37 0 55 0 6 0 13 0 13-7s-7-7-13-7c-18 0-37 0-55 0-49 0-90-33-94-80 50 0 99 0 149 0z">
              <text:p/>
            </draw:path>
            <draw:path draw:style-name="gr8" draw:text-style-name="P8" draw:layer="layout" svg:width="0.213cm" svg:height="0.237cm" svg:x="7.035cm" svg:y="3.46cm" svg:viewBox="0 0 214 238" svg:d="M111 125c3-3 2-4 3-5 0-2-1-4-2-5-24-35-48-69-72-104 27 0 54 0 81 0 59 0 77 13 84 68 3 0 6 0 9 0-3-26-7-53-10-79-65 0-130 0-195 0-8 0-9 0-9 8 29 42 59 84 88 127-28 31-56 63-84 94-3 4-3 4-3 6 0 3 3 3 8 3 65 0 130 0 195 0 3-27 7-54 10-81-3 0-6 0-9 0-6 58-30 67-85 67-32 0-65 0-97 0 29-33 59-66 88-99z">
              <text:p/>
            </draw:path>
            <draw:path draw:style-name="gr8" draw:text-style-name="P8" draw:layer="layout" svg:width="0.149cm" svg:height="0.109cm" svg:x="7.281cm" svg:y="3.447cm" svg:viewBox="0 0 150 110" svg:d="M18 92c-1 3-1 6-2 10 0 6 4 8 8 8 5 0 9-3 10-5s3-10 4-15 4-16 6-23c1-5 3-10 4-16 3-10 3-12 10-22s19-23 37-23c14 0 15 13 15 18 0 14-11 42-15 52-3 7-4 9-4 13 0 13 11 21 24 21 24 0 35-34 35-37 0-4-3-4-4-4-3 0-3 2-4 5-6 19-17 29-27 29-5 0-6-3-6-8 0-6 2-9 6-20 3-8 13-34 13-48 0-23-19-27-32-27-20 0-34 12-42 22-1-17-16-22-26-22s-16 7-19 13c-6 9-9 23-9 24 0 3 3 3 4 3 3 0 4 0 5-7 4-15 9-27 18-27 7 0 9 6 9 12 0 5-3 14-4 21-2 6-5 16-6 22-3 10-5 20-8 31z">
              <text:p/>
            </draw:path>
            <draw:path draw:style-name="gr8" draw:text-style-name="P8" draw:layer="layout" svg:width="0.048cm" svg:height="0.09cm" svg:x="7.459cm" svg:y="3.351cm" svg:viewBox="0 0 49 91" svg:d="M47 16c1-2 2-3 2-6 0-6-6-10-11-10-7 0-9 5-10 8-9 25-18 51-27 76-1 2-1 2-1 3 0 3 5 2 8 4 1 0 2-1 3-3 12-24 24-48 36-72z">
              <text:p/>
            </draw:path>
          </draw:g>
        </draw:g>
        <draw:frame draw:style-name="gr85" draw:text-style-name="P3" draw:layer="layout" svg:width="4.925cm" svg:height="0.395cm" svg:x="1.405cm" svg:y="1.803cm">
          <draw:text-box>
            <text:p><text:span text:style-name="T2">* channel input/output alphabet:</text:span></text:p>
          </draw:text-box>
        </draw:frame>
        <draw:frame draw:style-name="gr86" draw:text-style-name="P3" draw:layer="layout" svg:width="1.09cm" svg:height="0.395cm" svg:x="1.407cm" svg:y="3.004cm">
          <draw:text-box>
            <text:p><text:span text:style-name="T2">* input:</text:span></text:p>
          </draw:text-box>
        </draw:frame>
        <draw:frame draw:style-name="gr87" draw:text-style-name="P3" draw:layer="layout" svg:width="1.306cm" svg:height="0.395cm" svg:x="1.407cm" svg:y="3.405cm">
          <draw:text-box>
            <text:p><text:span text:style-name="T2">* output:</text:span></text:p>
          </draw:text-box>
        </draw:frame>
        <draw:frame draw:style-name="gr88" draw:text-style-name="P3" draw:layer="layout" svg:width="2.711cm" svg:height="0.395cm" svg:x="1.407cm" svg:y="3.806cm">
          <draw:text-box>
            <text:p><text:span text:style-name="T2">* input constraint:</text:span></text:p>
          </draw:text-box>
        </draw:frame>
        <draw:frame draw:style-name="gr89" draw:text-style-name="P3" draw:layer="layout" svg:width="1.894cm" svg:height="0.395cm" svg:x="1.808cm" svg:y="4.207cm">
          <draw:text-box>
            <text:p><text:span text:style-name="T2">- run-length:</text:span></text:p>
          </draw:text-box>
        </draw:frame>
        <draw:frame draw:style-name="gr90" draw:text-style-name="P3" draw:layer="layout" svg:width="2.381cm" svg:height="0.395cm" svg:x="1.809cm" svg:y="4.608cm">
          <draw:text-box>
            <text:p><text:span text:style-name="T2">- local-balance:</text:span></text:p>
          </draw:text-box>
        </draw:frame>
        <draw:frame draw:style-name="gr91" draw:text-style-name="P3" draw:layer="layout" svg:width="0.51cm" svg:height="0.395cm" svg:x="1.809cm" svg:y="5.508cm">
          <draw:text-box>
            <text:p><text:span text:style-name="T2">- ...</text:span></text:p>
          </draw:text-box>
        </draw:frame>
        <draw:frame draw:style-name="gr92" draw:text-style-name="P3" draw:layer="layout" svg:width="3.77cm" svg:height="0.395cm" svg:x="8.108cm" svg:y="4.807cm">
          <draw:text-box>
            <text:p><text:span text:style-name="T2">* performance measure:</text:span></text:p>
          </draw:text-box>
        </draw:frame>
        <draw:frame draw:style-name="gr93" draw:text-style-name="P3" draw:layer="layout" svg:width="2.03cm" svg:height="0.395cm" svg:x="8.107cm" svg:y="1.806cm">
          <draw:text-box>
            <text:p><text:span text:style-name="T2">* error model</text:span></text:p>
          </draw:text-box>
        </draw:frame>
        <draw:frame draw:style-name="gr94" draw:text-style-name="P3" draw:layer="layout" svg:width="2.203cm" svg:height="0.395cm" svg:x="1.407cm" svg:y="2.605cm">
          <draw:text-box>
            <text:p><text:span text:style-name="T2">* block length:</text:span></text:p>
          </draw:text-box>
        </draw:frame>
        <draw:line draw:style-name="gr56" draw:text-style-name="P10" draw:layer="layout" svg:x1="1cm" svg:y1="6.6cm" svg:x2="20cm" svg:y2="6.6cm">
          <text:p/>
        </draw:line>
        <draw:frame draw:style-name="gr22" draw:text-style-name="P3" draw:layer="layout" svg:width="1.501cm" svg:height="0.395cm" svg:x="1.408cm" svg:y="7.407cm">
          <draw:text-box>
            <text:p><text:span text:style-name="T2">[baseline]</text:span></text:p>
          </draw:text-box>
        </draw:frame>
        <draw:frame draw:style-name="gr95" draw:text-style-name="P3" draw:layer="layout" svg:width="0.662cm" svg:height="0.395cm" svg:x="1.609cm" svg:y="7.808cm">
          <draw:text-box>
            <text:p><text:span text:style-name="T2">info:</text:span></text:p>
          </draw:text-box>
        </draw:frame>
        <draw:g draw:style-name="gr7">
          <svg:title>TexMaths</svg:title>
          <svg:desc>10§display§\bm{d} =§svg§600§TRUE§</svg:desc>
          <draw:g>
            <draw:path draw:style-name="gr8" draw:text-style-name="P8" draw:layer="layout" svg:width="0.195cm" svg:height="0.244cm" svg:x="2.66cm" svg:y="7.894cm" svg:viewBox="0 0 196 245" svg:d="M195 12c1-5 1-5 1-6 0-4-4-6-7-6-2 0-2 0-3 0-15 1-30 1-45 2-5 1-11 1-11 11 0 6 6 6 9 6 4 0 10 0 14 1-7 25-13 51-19 77-5-4-16-12-35-12-61 0-99 54-99 102 0 43 32 58 61 58 25 0 44-14 49-19 14 19 37 19 41 19 13 0 23-7 30-20 9-14 14-33 14-35 0-5-6-5-9-5-4 0-5 0-7 2-1 1-1 2-3 10-7 28-15 35-24 35-3 0-8-1-8-13 0-5 1-10 2-15 16-64 32-128 49-192zM107 210c-10 12-27 22-44 22-22 0-23-19-23-26 0-18 12-62 17-75 11-25 28-34 43-34 20 0 29 17 29 21-1 1-1 3-1 5-7 29-14 58-21 87z">
              <text:p/>
            </draw:path>
            <draw:path draw:style-name="gr8" draw:text-style-name="P8" draw:layer="layout" svg:width="0.233cm" svg:height="0.081cm" svg:x="2.974cm" svg:y="8.0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</draw:g>
        </draw:g>
        <draw:custom-shape draw:style-name="gr75" draw:text-style-name="P23" draw:layer="layout" svg:width="4cm" svg:height="0.2cm" svg:x="3.4cm" svg:y="7.9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in \mathbb{B}^n§svg§600§TRUE§</svg:desc>
          <draw:g>
            <draw:path draw:style-name="gr8" draw:text-style-name="P8" draw:layer="layout" svg:width="0.175cm" svg:height="0.201cm" svg:x="7.585cm" svg:y="7.9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8" draw:text-style-name="P8" draw:layer="layout" svg:width="0.213cm" svg:height="0.238cm" svg:x="7.891cm" svg:y="7.8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8" draw:text-style-name="P8" draw:layer="layout" svg:width="0.149cm" svg:height="0.11cm" svg:x="8.132cm" svg:y="7.8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77" draw:text-style-name="P3" draw:layer="layout" svg:width="0.722cm" svg:height="0.395cm" svg:x="1.609cm" svg:y="8.209cm">
          <draw:text-box>
            <text:p><text:span text:style-name="T2">WM:</text:span></text:p>
          </draw:text-box>
        </draw:frame>
        <draw:g draw:style-name="gr7">
          <svg:title>TexMaths</svg:title>
          <svg:desc>10§display§\bm{w} =§svg§600§TRUE§</svg:desc>
          <draw:g>
            <draw:path draw:style-name="gr8" draw:text-style-name="P8" draw:layer="layout" svg:width="0.268cm" svg:height="0.159cm" svg:x="2.662cm" svg:y="8.348cm" svg:viewBox="0 0 269 160" svg:d="M184 34c1-5 3-14 3-15 0-8-5-16-16-16-6 0-19 3-23 19-6 22-13 47-18 70-3 12-3 17-3 21 0 10 1 9 1 11s-9 23-30 23c-28 0-28-21-28-28 0-15 4-31 18-66 3-7 6-15 6-21 0-20-20-32-39-32-37 0-55 48-55 55 0 5 5 5 8 5 5 0 7 0 8-5 12-39 31-42 37-42 2 0 6 0 6 7 0 8-4 17-8 28-14 33-19 50-19 65 0 38 34 47 64 47 7 0 23 0 39-20 10 12 25 20 53 20 21 0 39-10 56-41 14-26 25-69 25-87 0-32-16-21-24-32-14 0-27 14-27 27 0 9 7 14 11 15 13 8 17 15 17 22 0 5-9 38-20 57-9 17-21 26-36 26-25 0-25-20-25-27 0-9 1-14 5-32 3-9 7-26 9-34 1-7 3-14 5-20z">
              <text:p/>
            </draw:path>
            <draw:path draw:style-name="gr8" draw:text-style-name="P8" draw:layer="layout" svg:width="0.232cm" svg:height="0.08cm" svg:x="3.069cm" svg:y="8.378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74" draw:text-style-name="P22" draw:layer="layout" svg:width="4cm" svg:height="0.2cm" svg:x="3.4cm" svg:y="8.3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in \mathbb{B}^n§svg§600§TRUE§</svg:desc>
          <draw:g>
            <draw:path draw:style-name="gr8" draw:text-style-name="P8" draw:layer="layout" svg:width="0.175cm" svg:height="0.201cm" svg:x="7.586cm" svg:y="8.3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8" draw:text-style-name="P8" draw:layer="layout" svg:width="0.213cm" svg:height="0.238cm" svg:x="7.892cm" svg:y="8.2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8" draw:text-style-name="P8" draw:layer="layout" svg:width="0.149cm" svg:height="0.11cm" svg:x="8.133cm" svg:y="8.2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96" draw:text-style-name="P3" draw:layer="layout" svg:width="0.679cm" svg:height="0.395cm" svg:x="1.609cm" svg:y="9.01cm">
          <draw:text-box>
            <text:p><text:span text:style-name="T2">CW:</text:span></text:p>
          </draw:text-box>
        </draw:frame>
        <draw:g draw:style-name="gr7">
          <svg:title>TexMaths</svg:title>
          <svg:desc>10§display§\bm{x} =§svg§600§TRUE§</svg:desc>
          <draw:g>
            <draw:path draw:style-name="gr8" draw:text-style-name="P8" draw:layer="layout" svg:width="0.197cm" svg:height="0.159cm" svg:x="2.664cm" svg:y="9.15cm" svg:viewBox="0 0 198 160" svg:d="M175 18c-13 3-19 15-19 24 0 8 6 16 17 16 12 0 25-10 25-27 0-19-18-31-40-31-19 0-32 15-37 21-9-14-28-21-48-21-45 0-68 43-68 55 0 5 5 5 8 5 4 0 7 0 8-5 10-32 35-42 50-42 13 0 19 6 19 17 0 7-4 26-8 39-4 15-8 31-12 47-5 21-17 31-29 31-2 0-10 0-17-5 12-3 19-15 19-24 0-8-6-16-18-16s-25 10-25 27c0 19 19 31 40 31 20 0 33-15 37-21 9 14 29 21 49 21 44 0 68-43 68-55 0-4-5-4-9-4s-6 0-8 4c-10 32-35 42-49 42s-20-6-20-17c0-7 5-26 8-39 2-9 10-41 12-47 5-21 18-31 30-31 2 0 10 0 17 5z">
              <text:p/>
            </draw:path>
            <draw:path draw:style-name="gr8" draw:text-style-name="P8" draw:layer="layout" svg:width="0.232cm" svg:height="0.08cm" svg:x="2.998cm" svg:y="9.18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97" draw:text-style-name="P25" draw:layer="layout" svg:width="4cm" svg:height="0.2cm" svg:x="3.4cm" svg:y="9.1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in \Sigma^n§svg§600§TRUE§</svg:desc>
          <draw:g>
            <draw:path draw:style-name="gr8" draw:text-style-name="P8" draw:layer="layout" svg:width="0.175cm" svg:height="0.201cm" svg:x="7.588cm" svg:y="9.1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8" draw:text-style-name="P8" draw:layer="layout" svg:width="0.213cm" svg:height="0.237cm" svg:x="7.91cm" svg:y="9.09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8" draw:text-style-name="P8" draw:layer="layout" svg:width="0.149cm" svg:height="0.11cm" svg:x="8.155cm" svg:y="9.0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2-16-16-22-26-22-11 0-16 8-19 13-6 9-9 23-9 25 0 3 3 3 4 3 3 0 4-1 5-7 4-15 9-27 18-27 7 0 8 5 8 12 0 5-3 13-4 20-2 6-4 17-5 22-3 10-5 21-8 32z">
              <text:p/>
            </draw:path>
          </draw:g>
        </draw:g>
        <draw:custom-shape draw:style-name="gr98" draw:text-style-name="P10" draw:layer="layout" svg:width="0.2cm" svg:height="1.6cm" svg:x="5cm" svg:y="7.8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i§svg§600§TRUE§</svg:desc>
          <draw:g>
            <draw:path draw:style-name="gr8" draw:text-style-name="P8" draw:layer="layout" svg:width="0.09cm" svg:height="0.233cm" svg:x="5.088cm" svg:y="7.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7">
          <svg:title>TexMaths</svg:title>
          <svg:desc>10§display§x_i = \phi_x(w_i, d_i)§svg§600§TRUE§</svg:desc>
          <draw:g>
            <draw:path draw:style-name="gr8" draw:text-style-name="P8" draw:layer="layout" svg:width="0.174cm" svg:height="0.157cm" svg:x="5.312cm" svg:y="8.75cm" svg:viewBox="0 0 175 158" svg:d="M107 49c2-9 10-42 35-42 2 0 10 0 18 5-10 2-17 11-17 19 0 6 4 12 13 12 8 0 19-6 19-20 0-18-21-23-33-23-20 0-32 18-37 26-8-23-27-26-38-26-36 0-56 45-56 54 0 3 3 3 4 3 3 0 4-1 5-4 12-37 35-46 47-46 6 0 19 4 19 24 0 11-6 34-19 83-6 22-18 37-34 37-2 0-10 0-17-5 9-2 16-9 16-19 0-9-7-12-13-12-10 0-19 9-19 20 0 16 18 23 33 23 23 0 36-24 37-26 4 13 17 26 38 26 36 0 56-45 56-54 0-3-3-3-4-3-3 0-4 1-5 4-11 37-35 46-46 46-14 0-20-12-20-23 0-8 2-16 6-31 4-16 8-32 12-48z">
              <text:p/>
            </draw:path>
            <draw:path draw:style-name="gr8" draw:text-style-name="P8" draw:layer="layout" svg:width="0.074cm" svg:height="0.163cm" svg:x="5.514cm" svg:y="8.795cm" svg:viewBox="0 0 75 164" svg:d="M68 9c0-4-3-9-10-9-6 0-13 6-13 13 0 4 3 9 10 9s13-7 13-13zM18 133c-1 4-2 6-2 11 0 11 10 20 23 20 25 0 36-33 36-37 0-3-3-3-4-3-4 0-4 1-5 4-6 20-16 30-26 30-5 0-6-4-6-9 0-6 2-10 4-16s5-13 8-19c2-6 11-28 12-31 0-3 1-6 1-8 0-12-10-21-23-21-25 0-36 33-36 37s3 2 4 4c4 0 4-2 5-4 6-21 17-30 26-30 4 0 6 2 6 8s-1 10-7 25c-5 13-11 26-16 39z">
              <text:p/>
            </draw:path>
            <draw:path draw:style-name="gr8" draw:text-style-name="P8" draw:layer="layout" svg:width="0.233cm" svg:height="0.081cm" svg:x="5.737cm" svg:y="8.776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8" draw:text-style-name="P8" draw:layer="layout" svg:width="0.183cm" svg:height="0.312cm" svg:x="6.105cm" svg:y="8.662cm" svg:viewBox="0 0 184 313" svg:d="M137 8c0-1 1-3 1-5-2-1 0-3-5-3-3 0-3 1-5 7-7 27-13 53-20 80-56 2-108 49-108 95 0 34 25 61 68 64-3 11-6 22-8 33-5 16-8 29-8 30 0 4 2 4 4 4s3 0 4-1c0-1 2-9 4-14 4-17 9-34 13-52 56-2 107-49 107-95 0-28-18-60-67-64 7-27 13-53 20-79zM69 238c-21-1-46-13-46-48 0-41 30-90 83-95-12 48-25 95-37 143zM115 95c27 2 47 18 47 48 0 41-31 91-83 95 12-48 24-95 36-143z">
              <text:p/>
            </draw:path>
            <draw:path draw:style-name="gr8" draw:text-style-name="P8" draw:layer="layout" svg:width="0.131cm" svg:height="0.109cm" svg:x="6.309cm" svg:y="8.848cm" svg:viewBox="0 0 132 110" svg:d="M50 82c-3 8-11 22-23 22-1 0-9 0-14-4 10-3 11-12 11-13 0-6-4-9-10-9-7 0-14 5-14 15 0 12 14 17 26 17 11 0 21-7 28-17 5 13 19 17 29 17 28 0 43-30 43-37 0-3-3-3-4-3-3 0-3 1-4 4-6 17-20 30-34 30-10 0-15-7-15-16 0-7 6-29 13-56 5-19 16-25 24-25 4 1 8 0 13 3-8 2-11 9-11 14s4 9 10 9 14-5 14-15c0-14-16-18-26-18-12 0-22 8-27 17-5-10-16-17-30-17-27 0-43 30-43 37 0 4 3 4 4 4 3 0 3-1 5-5 6-19 21-29 33-29 9 0 15 4 15 16 0 5-3 17-5 25-3 11-5 22-8 34z">
              <text:p/>
            </draw:path>
            <draw:path draw:style-name="gr8" draw:text-style-name="P8" draw:layer="layout" svg:width="0.081cm" svg:height="0.348cm" svg:x="6.508cm" svg:y="8.642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8" draw:text-style-name="P8" draw:layer="layout" svg:width="0.232cm" svg:height="0.157cm" svg:x="6.62cm" svg:y="8.75cm" svg:viewBox="0 0 233 158" svg:d="M152 36c2-8 6-21 6-23 0-6-5-9-11-9-4 0-10 2-13 9-1 3-17 70-20 79-2 10-3 17-3 23 0 4 0 5 1 6-9 19-19 30-33 30-28 0-28-26-28-32 0-11 2-25 18-68 4-11 6-16 6-23 0-15-11-28-28-28-34 0-47 51-47 54s3 2 4 3c4 0 4-1 6-6 9-33 23-44 35-44 4 0 9 1 9 12 0 9-4 19-6 25-16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8" draw:text-style-name="P8" draw:layer="layout" svg:width="0.074cm" svg:height="0.163cm" svg:x="6.873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8" draw:text-style-name="P8" draw:layer="layout" svg:width="0.04cm" svg:height="0.104cm" svg:x="7.009cm" svg:y="8.866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8" draw:layer="layout" svg:width="0.166cm" svg:height="0.244cm" svg:x="7.149cm" svg:y="8.662cm" svg:viewBox="0 0 167 245" svg:d="M167 3c-2-1 0-3-5-3s-38 3-44 3c-3 1-5 3-5 7s3 4 8 4c17 0 18 3 18 6 0 2-1 5-1 7-7 28-14 55-21 83-7-13-17-22-33-22-41 0-84 51-84 101 0 33 19 56 46 56 7 0 25-1 46-26 3 15 15 26 32 26 12 0 20-8 26-19 6-13 11-34 11-35 0-3-4-3-5-3-3 0-3 1-5 6-6 23-12 44-26 44-10 0-11-9-11-16 0-9 1-11 2-17 17-67 34-135 51-202zM94 200c-2 6-2 7-7 13-16 19-30 25-40 25-17 0-22-20-22-33 0-18 11-60 19-76 11-21 27-34 41-34 23 0 27 29 27 31s0 4-1 6c-6 23-11 45-17 68z">
              <text:p/>
            </draw:path>
            <draw:path draw:style-name="gr8" draw:text-style-name="P8" draw:layer="layout" svg:width="0.074cm" svg:height="0.163cm" svg:x="7.329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8" draw:text-style-name="P8" draw:layer="layout" svg:width="0.081cm" svg:height="0.348cm" svg:x="7.454cm" svg:y="8.642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line draw:style-name="gr99" draw:text-style-name="P10" draw:layer="layout" svg:x1="5.1cm" svg:y1="8.6cm" svg:x2="5.1cm" svg:y2="9cm">
          <text:p/>
        </draw:line>
        <draw:frame draw:style-name="gr100" draw:text-style-name="P27" draw:layer="layout" svg:width="2.542cm" svg:height="0.395cm" svg:x="2.602cm" svg:y="9.804cm">
          <draw:text-box>
            <text:p text:style-name="P26"><text:span text:style-name="T2">synchronization:</text:span></text:p>
          </draw:text-box>
        </draw:frame>
        <draw:g draw:style-name="gr7">
          <svg:title>TexMaths</svg:title>
          <svg:desc>10§display§\arraycolsep=1mm
\begin{array}{cc|c}
\hline
w &amp; d &amp; \phi_x(w,d) \\
\hline
0 &amp; 0 &amp; 0 \\
0 &amp; 1 &amp; 1 \\
1 &amp; 0 &amp; 2 \\
1 &amp; 1 &amp; 3 \\
\hline
\end{array}§svg§600§TRUE§</svg:desc>
          <draw:g>
            <draw:path draw:style-name="gr8" draw:text-style-name="P8" draw:layer="layout" svg:width="2.301cm" svg:height="0.013cm" svg:x="17.386cm" svg:y="2.197cm" svg:viewBox="0 0 2302 14" svg:d="M1152 14c-384 0-768 0-1152 0 0-5 0-9 0-14 767 0 1535 0 2302 0 0 5 0 9 0 14-383 0-767 0-1150 0z">
              <text:p/>
            </draw:path>
            <draw:path draw:style-name="gr8" draw:text-style-name="P8" draw:layer="layout" svg:width="0.232cm" svg:height="0.158cm" svg:x="17.496cm" svg:y="2.351cm" svg:viewBox="0 0 233 159" svg:d="M152 36c2-7 6-20 6-23 0-6-5-9-10-9s-11 3-13 10c-2 2-18 69-20 78-3 11-4 17-4 24 0 3 0 4 1 6-8 19-19 29-33 29-28 0-28-26-28-32 0-11 2-24 19-68 3-10 6-15 6-22 0-16-12-29-29-29-34 0-47 51-47 54 0 4 4 4 5 4 3 0 3-1 5-7 10-32 23-43 36-43 3 0 8 0 8 11 0 9-3 19-6 25-15 41-20 58-20 71 0 32 24 44 50 44 6 0 23 0 37-24 9 22 33 24 44 24 26 0 42-22 51-43 12-27 23-74 23-91 0-20-10-25-16-25-8 0-17 9-17 17 0 4 2 7 5 9 4 4 13 13 13 30 0 12-10 47-20 65-9 18-21 30-38 30s-26-10-26-30c0-10 2-21 4-26 5-20 9-39 14-59z">
              <text:p/>
            </draw:path>
            <draw:path draw:style-name="gr8" draw:text-style-name="P8" draw:layer="layout" svg:width="0.166cm" svg:height="0.246cm" svg:x="17.961cm" svg:y="2.263cm" svg:viewBox="0 0 167 247" svg:d="M167 3c-1-1 0-3-4-3-6 0-39 3-45 3-3 1-5 3-5 7s3 4 9 4c16 0 17 3 17 6 0 2-1 5-1 7-7 28-14 56-21 84-6-13-17-23-32-23-41 0-85 52-85 103 0 33 19 56 47 56 7 0 24-1 45-26 3 15 15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8" draw:text-style-name="P8" draw:layer="layout" svg:width="0.013cm" svg:height="0.421cm" svg:x="18.223cm" svg:y="2.211cm" svg:viewBox="0 0 14 422" svg:d="M7 422c-2 0-5 0-7 0 0-141 0-281 0-422 5 0 9 0 14 0 0 141 0 281 0 422-2 0-5 0-7 0z">
              <text:p/>
            </draw:path>
            <draw:path draw:style-name="gr8" draw:text-style-name="P8" draw:layer="layout" svg:width="0.183cm" svg:height="0.314cm" svg:x="18.347cm" svg:y="2.263cm" svg:viewBox="0 0 184 315" svg:d="M136 8c0-1 1-3 1-5-1-1 0-3-4-3s-4 1-5 7c-7 27-14 54-21 81-55 1-107 48-107 96 0 33 24 61 67 64-2 10-5 22-8 33-4 16-7 29-7 30 0 4 2 4 4 4 1 0 2 0 3-1s3-9 4-14c4-17 9-35 13-52 57-2 108-50 108-97 0-27-19-60-68-63 7-27 13-53 20-80zM69 240c-21-1-46-14-46-49 0-42 30-91 82-96-12 48-24 97-36 145zM114 95c27 2 47 18 47 49 0 41-30 92-83 96 12-48 24-97 36-145z">
              <text:p/>
            </draw:path>
            <draw:path draw:style-name="gr8" draw:text-style-name="P8" draw:layer="layout" svg:width="0.13cm" svg:height="0.109cm" svg:x="18.55cm" svg:y="2.451cm" svg:viewBox="0 0 131 110" svg:d="M49 82c-2 8-10 22-23 22-1 0-8 0-13-4 10-3 11-12 11-13 0-6-5-9-10-9-7 0-14 5-14 15 0 12 14 17 26 17 11 0 21-7 27-17 6 13 20 17 29 17 29 0 44-30 44-37 0-3-3-2-4-3-4 0-4 1-5 4-5 17-20 30-34 30-9 0-15-7-15-16 0-7 6-29 13-56 5-19 16-26 24-26 1 0 8 0 14 4-8 2-11 9-11 13 0 6 4 10 10 10 5 0 13-5 13-15 0-14-15-18-25-18-13 0-22 8-28 17-4-10-16-17-29-17-28 0-44 30-44 37 0 3 4 3 5 3 3 0 3-1 4-4 6-19 22-30 34-30 8 0 15 5 15 17 0 5-3 17-5 25-3 11-6 23-9 34z">
              <text:p/>
            </draw:path>
            <draw:path draw:style-name="gr8" draw:text-style-name="P8" draw:layer="layout" svg:width="0.08cm" svg:height="0.35cm" svg:x="18.75cm" svg:y="2.243cm" svg:viewBox="0 0 81 351" svg:d="M81 348c0-1 0-2-6-8-44-44-55-111-55-165 0-61 13-122 56-166 5-4 5-5 5-6 0-2-1-3-3-3-4 0-36 24-56 68-18 39-22 78-22 107 0 28 3 70 23 110 21 43 51 66 55 66 2 0 3-1 3-3z">
              <text:p/>
            </draw:path>
            <draw:path draw:style-name="gr8" draw:text-style-name="P8" draw:layer="layout" svg:width="0.231cm" svg:height="0.158cm" svg:x="18.862cm" svg:y="2.351cm" svg:viewBox="0 0 232 159" svg:d="M152 36c1-7 5-20 5-23 0-6-5-9-10-9-4 0-11 3-13 10-1 2-18 69-20 78-3 11-3 17-3 24 0 3 0 4 0 6-8 19-19 29-32 29-28 0-28-26-28-32 0-11 1-24 18-68 4-10 6-15 6-22 0-16-12-29-29-29-33 0-46 51-46 54 0 4 3 4 4 4 3 0 4-1 5-7 10-32 24-43 36-43 3 0 9 0 9 11 0 9-4 19-7 25-15 41-19 58-19 71 0 32 23 44 50 44 6 0 22 0 36-24 9 22 33 24 44 24 26 0 42-22 51-43 12-27 23-74 23-91 0-20-9-25-15-25-9 0-18 9-18 17 0 4 2 7 5 9 4 4 13 13 13 30 0 12-10 47-19 65s-22 30-39 30c-16 0-26-10-26-30 0-10 3-21 4-26 5-20 10-39 15-59z">
              <text:p/>
            </draw:path>
            <draw:path draw:style-name="gr8" draw:text-style-name="P8" draw:layer="layout" svg:width="0.04cm" svg:height="0.104cm" svg:x="19.143cm" svg:y="2.469cm" svg:viewBox="0 0 41 105" svg:d="M41 37c0-23-9-37-23-37-11 0-18 9-18 19 0 9 7 18 18 18 4 0 9-1 12-4 1-1 1-1 2-1s1 0 1 5c0 26-12 47-24 59-4 3-4 4-4 5 0 3 2 4 4 4 4 0 32-27 32-68z">
              <text:p/>
            </draw:path>
            <draw:path draw:style-name="gr8" draw:text-style-name="P8" draw:layer="layout" svg:width="0.167cm" svg:height="0.246cm" svg:x="19.282cm" svg:y="2.263cm" svg:viewBox="0 0 168 247" svg:d="M168 3c-2-1 0-3-5-3s-39 3-45 3c-2 1-4 3-4 7s3 4 8 4c17 0 18 3 18 6 0 2-1 5-1 7-7 28-15 56-22 84-6-13-16-23-32-23-41 0-85 52-85 103 0 33 20 56 47 56 7 0 25-1 46-26 3 15 15 26 32 26 12 0 20-8 26-19 6-13 10-34 10-35 0-3-3-3-4-3-3 0-4 1-5 6-6 23-12 43-26 43-10 0-11-9-11-16 0-8 1-11 2-17 17-68 34-135 51-203zM95 202c-2 6-2 7-7 13-16 19-30 24-40 24-18 0-23-19-23-33 0-17 12-60 20-76 11-21 26-34 40-34 23 0 28 29 28 31s0 4-1 6c-6 23-11 46-17 69z">
              <text:p/>
            </draw:path>
            <draw:path draw:style-name="gr8" draw:text-style-name="P8" draw:layer="layout" svg:width="0.081cm" svg:height="0.35cm" svg:x="19.471cm" svg:y="2.243cm" svg:viewBox="0 0 82 351" svg:d="M82 175c0-27-4-69-23-109-22-43-52-66-55-66-2 0-4 1-4 3 0 1 0 2 7 8 34 35 54 91 54 164 0 61-13 122-56 167-5 4-5 5-5 6 0 2 2 3 4 3 3 0 35-24 56-68 18-39 22-78 22-108z">
              <text:p/>
            </draw:path>
            <draw:path draw:style-name="gr8" draw:text-style-name="P8" draw:layer="layout" svg:width="2.301cm" svg:height="0.013cm" svg:x="17.386cm" svg:y="2.633cm" svg:viewBox="0 0 2302 14" svg:d="M1152 14c-384 0-768 0-1152 0 0-5 0-9 0-14 767 0 1535 0 2302 0 0 5 0 9 0 14-383 0-767 0-1150 0z">
              <text:p/>
            </draw:path>
            <draw:path draw:style-name="gr8" draw:text-style-name="P8" draw:layer="layout" svg:width="0.146cm" svg:height="0.241cm" svg:x="17.543cm" svg:y="2.708cm" svg:viewBox="0 0 147 242" svg:d="M147 121c0-28-1-56-14-82-16-33-45-39-59-39-21 0-47 9-61 42-12 24-13 51-13 79 0 27 1 58 15 85 15 29 41 36 58 36 19 0 46-8 61-41 12-24 13-52 13-80zM73 234c-13 0-34-9-40-43-4-21-4-53-4-74 0-22 0-45 2-64 7-42 33-45 42-45 12 0 35 6 42 41 3 19 3 46 3 68 0 27 0 50-4 73-5 33-25 44-41 44z">
              <text:p/>
            </draw:path>
            <draw:path draw:style-name="gr8" draw:text-style-name="P8" draw:layer="layout" svg:width="0.147cm" svg:height="0.241cm" svg:x="17.964cm" svg:y="2.708cm" svg:viewBox="0 0 148 242" svg:d="M148 121c0-28-2-56-14-82-16-33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8" draw:text-style-name="P8" draw:layer="layout" svg:width="0.013cm" svg:height="0.42cm" svg:x="18.223cm" svg:y="2.647cm" svg:viewBox="0 0 14 421" svg:d="M7 421c-2 0-5 0-7 0 0-140 0-281 0-421 5 0 9 0 14 0 0 140 0 281 0 421-2 0-5 0-7 0z">
              <text:p/>
            </draw:path>
            <draw:path draw:style-name="gr8" draw:text-style-name="P8" draw:layer="layout" svg:width="0.147cm" svg:height="0.241cm" svg:x="18.884cm" svg:y="2.708cm" svg:viewBox="0 0 148 242" svg:d="M148 121c0-28-2-56-14-82-16-33-45-39-60-39-21 0-46 9-61 42-11 24-13 51-13 79 0 27 2 58 16 85 15 29 41 36 58 36 19 0 46-8 61-41 11-24 13-52 13-80zM74 234c-14 0-35-9-41-43-4-21-4-53-4-74 0-22 0-45 3-64 7-42 33-45 42-45 11 0 35 6 41 41 4 19 4 46 4 68 0 27 0 50-4 73-5 33-25 44-41 44z">
              <text:p/>
            </draw:path>
            <draw:path draw:style-name="gr8" draw:text-style-name="P8" draw:layer="layout" svg:width="0.146cm" svg:height="0.241cm" svg:x="17.543cm" svg:y="3.129cm" svg:viewBox="0 0 147 242" svg:d="M147 122c0-28-1-56-14-82-16-34-45-40-59-40-21 0-47 10-61 42-12 24-13 52-13 80 0 26 1 58 15 85 15 28 41 35 58 35 19 0 46-7 61-41 12-24 13-51 13-79zM73 234c-13 0-34-8-40-42-4-21-4-54-4-74 0-23 0-46 2-65 7-42 33-45 42-45 12 0 35 6 42 41 3 20 3 47 3 69 0 26 0 50-4 72-5 34-25 44-41 44z">
              <text:p/>
            </draw:path>
            <draw:path draw:style-name="gr8" draw:text-style-name="P8" draw:layer="layout" svg:width="0.115cm" svg:height="0.233cm" svg:x="17.982cm" svg:y="3.129cm" svg:viewBox="0 0 116 234" svg:d="M72 10c0-9 0-10-8-10-22 23-53 23-64 23 0 4 0 7 0 11 7 0 28 0 46-9 0 61 0 121 0 182 0 12-1 16-33 16-4 0-7 0-11 0 0 4 0 7 0 11 12-1 43-1 57-1s44 0 57 1c0-4 0-7 0-11-4 0-8 0-12 0-31 0-32-3-32-16 0-66 0-131 0-197z">
              <text:p/>
            </draw:path>
            <draw:path draw:style-name="gr8" draw:text-style-name="P8" draw:layer="layout" svg:width="0.013cm" svg:height="0.421cm" svg:x="18.223cm" svg:y="3.068cm" svg:viewBox="0 0 14 422" svg:d="M7 422c-2 0-5 0-7 0 0-141 0-281 0-422 5 0 9 0 14 0 0 141 0 281 0 422-2 0-5 0-7 0z">
              <text:p/>
            </draw:path>
            <draw:path draw:style-name="gr8" draw:text-style-name="P8" draw:layer="layout" svg:width="0.115cm" svg:height="0.233cm" svg:x="18.902cm" svg:y="3.129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8" draw:text-style-name="P8" draw:layer="layout" svg:width="0.115cm" svg:height="0.233cm" svg:x="17.56cm" svg:y="3.55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8" draw:text-style-name="P8" draw:layer="layout" svg:width="0.147cm" svg:height="0.241cm" svg:x="17.964cm" svg:y="3.55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8" draw:text-style-name="P8" draw:layer="layout" svg:width="0.013cm" svg:height="0.42cm" svg:x="18.223cm" svg:y="3.489cm" svg:viewBox="0 0 14 421" svg:d="M7 421c-2 0-5 0-7 0 0-140 0-281 0-421 5 0 9 0 14 0 0 140 0 281 0 421-2 0-5 0-7 0z">
              <text:p/>
            </draw:path>
            <draw:path draw:style-name="gr8" draw:text-style-name="P8" draw:layer="layout" svg:width="0.139cm" svg:height="0.233cm" svg:x="18.888cm" svg:y="3.55cm" svg:viewBox="0 0 140 234" svg:d="M27 207c12-12 25-24 37-36 55-49 76-68 76-103 0-40-31-68-74-68-40 0-66 32-66 63 0 20 18 20 19 20 6 0 18-4 18-18 0-10-6-19-19-19-3 0-3 0-4 1 8-23 27-36 47-36 32 0 47 28 47 57 0 28-17 56-37 78-22 25-45 50-67 75-4 4-4 4-4 13 43 0 87 0 130 0 3-20 7-41 10-61-3 0-6 0-9 0-1 10-4 26-7 31-3 3-26 3-34 3-21 0-42 0-63 0z">
              <text:p/>
            </draw:path>
            <draw:path draw:style-name="gr8" draw:text-style-name="P8" draw:layer="layout" svg:width="0.115cm" svg:height="0.233cm" svg:x="17.56cm" svg:y="3.971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8" draw:text-style-name="P8" draw:layer="layout" svg:width="0.115cm" svg:height="0.233cm" svg:x="17.982cm" svg:y="3.971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8" draw:text-style-name="P8" draw:layer="layout" svg:width="0.013cm" svg:height="0.421cm" svg:x="18.223cm" svg:y="3.91cm" svg:viewBox="0 0 14 422" svg:d="M7 422c-2 0-5 0-7 0 0-141 0-281 0-422 5 0 9 0 14 0 0 141 0 281 0 422-2 0-5 0-7 0z">
              <text:p/>
            </draw:path>
            <draw:path draw:style-name="gr8" draw:text-style-name="P8" draw:layer="layout" svg:width="0.145cm" svg:height="0.241cm" svg:x="18.885cm" svg:y="3.971cm" svg:viewBox="0 0 146 242" svg:d="M87 111c29-10 49-34 49-62 0-29-30-49-64-49-36 0-62 21-62 48 0 12 7 18 18 18 10 0 18-7 18-18 0-17-17-17-22-17 11-17 34-22 46-22 15 0 34 8 34 39 0 5-1 25-10 41-10 16-22 17-31 18-3 0-11 1-14 1-2 0-5 1-5 4 0 4 3 4 9 4 5 0 10 0 15 0 29 0 42 24 42 58 0 48-24 58-40 58-15 0-41-6-54-27 13 2 24-5 24-19 0-12-10-20-20-20-9 0-20 5-20 21 0 32 33 55 71 55 43 0 75-32 75-68 0-29-22-56-59-63z">
              <text:p/>
            </draw:path>
            <draw:path draw:style-name="gr8" draw:text-style-name="P8" draw:layer="layout" svg:width="2.301cm" svg:height="0.013cm" svg:x="17.386cm" svg:y="4.332cm" svg:viewBox="0 0 2302 14" svg:d="M1152 14c-384 0-768 0-1152 0 0-5 0-9 0-14 767 0 1535 0 2302 0 0 5 0 9 0 14-383 0-767 0-1150 0z">
              <text:p/>
            </draw:path>
          </draw:g>
        </draw:g>
        <draw:g draw:style-name="gr7">
          <svg:title>TexMaths</svg:title>
          <svg:desc>10§display§f_{\rm R}(\bm{v})§svg§600§TRUE§</svg:desc>
          <draw:g>
            <draw:path draw:style-name="gr8" draw:text-style-name="P8" draw:layer="layout" svg:width="0.174cm" svg:height="0.316cm" svg:x="16.706cm" svg:y="5.069cm" svg:viewBox="0 0 175 317" svg:d="M110 107c10 0 20 0 30 0 7 0 11 0 11-8 0-3-4-3-10-3-10 0-19 0-29 0 3-14 5-27 8-40 1-8 6-32 8-37 3-6 9-12 17-12 1 0 10 0 17 7-16 1-19 13-19 19 0 8 6 12 13 12 9 0 19-8 19-21 0-16-16-24-30-24-12 0-34 6-45 41-2 7-3 11-12 55-8 0-16 0-24 0-6 0-10 0-10 6 0 5 3 5 9 5 8 0 16 0 24 0-9 46-18 91-27 137-6 34-12 66-30 66-2 0-10 0-17-7 16-1 19-13 19-19 0-8-6-12-13-12-9 0-19 8-19 21 0 16 15 24 30 24 19 0 33-20 39-34 12-22 20-64 20-67 7-36 14-73 21-109z">
              <text:p/>
            </draw:path>
            <draw:path draw:style-name="gr8" draw:text-style-name="P8" draw:layer="layout" svg:width="0.186cm" svg:height="0.171cm" svg:x="16.873cm" svg:y="5.201cm" svg:viewBox="0 0 187 172" svg:d="M109 83c23-5 45-19 45-39 0-24-33-44-71-44-28 0-55 0-83 0 0 3 0 5 0 8 2 0 4 0 6 0 19 0 20 3 20 12 0 42 0 84 0 127 0 8-1 11-20 11-2 0-4 0-6 0 0 3 0 6 0 9 1 0 27-1 37-1s24 1 36 1c0-3 0-6 0-9-2 0-4 0-6 0-18 0-19-2-19-11 0-20 0-40 0-60 11 0 22 0 33 0 4 0 17 0 28 10 8 7 8 13 8 30 0 16 0 26 12 35 10 9 25 10 32 10 20 0 26-20 26-27 0-2 0-5-4-5s-4 2-5 5c-1 14-9 20-16 20-14 0-16-14-19-37-3-19-4-23-11-31-2-3-9-9-23-14zM80 80c-11 0-21 0-32 0 0-21 0-41 0-62 0-7 0-9 7-9 2-1 10-1 15-1 24 0 57 0 57 36 0 27-21 36-47 36z">
              <text:p/>
            </draw:path>
            <draw:path draw:style-name="gr8" draw:text-style-name="P8" draw:layer="layout" svg:width="0.081cm" svg:height="0.348cm" svg:x="17.115cm" svg:y="5.053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8" draw:text-style-name="P8" draw:layer="layout" svg:width="0.178cm" svg:height="0.16cm" svg:x="17.227cm" svg:y="5.157cm" svg:viewBox="0 0 179 161" svg:d="M179 32c0-32-16-21-24-32-14 0-27 15-27 27 0 9 7 14 11 15 14 9 17 15 17 22 0 8-20 85-61 85-25 0-25-21-25-28 0-20 9-45 21-73 2-7 3-11 3-16 0-21-20-32-39-32-37 0-55 48-55 55 0 5 5 5 8 5 5 0 7 0 9-5 11-38 29-42 36-42 2 0 6 0 6 7 0 8-5 18-6 21-16 41-21 57-21 73 0 37 30 47 61 47 60 0 86-99 86-129z">
              <text:p/>
            </draw:path>
            <draw:path draw:style-name="gr8" draw:text-style-name="P8" draw:layer="layout" svg:width="0.08cm" svg:height="0.348cm" svg:x="17.448cm" svg:y="5.05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01" draw:text-style-name="P3" draw:layer="layout" svg:width="2.44cm" svg:height="0.395cm" svg:x="14.102cm" svg:y="5.002cm">
          <draw:text-box>
            <text:p><text:span text:style-name="T2">max run-length:</text:span></text:p>
          </draw:text-box>
        </draw:frame>
        <draw:g draw:style-name="gr7">
          <svg:title>TexMaths</svg:title>
          <svg:desc>10§display§f_{\rm B}(\bm{u}_{i}^{i+\ell-1}) 
=
w(\bm{u}_{i}^{i+\ell-1}) / \ell: §svg§600§TRUE§</svg:desc>
          <draw:g>
            <draw:path draw:style-name="gr8" draw:text-style-name="P8" draw:layer="layout" svg:width="0.174cm" svg:height="0.317cm" svg:x="15.018cm" svg:y="5.902cm" svg:viewBox="0 0 175 318" svg:d="M110 107c10 0 21 0 31 0 7 0 10 0 10-7 0-4-3-4-9-4-10 0-20 0-30 0 3-14 5-27 8-40 1-8 6-33 8-37 3-6 9-12 17-12 1 0 10 0 17 7-15 1-19 13-19 19 0 8 6 12 13 12 9 0 19-8 19-21 0-16-16-24-30-24-12 0-34 6-45 41-2 7-3 10-11 55-8 0-17 0-25 0-6 0-10 0-10 6 0 5 3 5 10 5 8 0 15 0 23 0-9 46-18 92-27 137-6 34-12 66-30 66-2 0-10 0-17-6 16-1 19-14 19-19 0-8-6-13-13-13-9 0-19 8-19 21 0 16 15 25 30 25 19 0 33-21 40-34 11-22 19-65 19-67 7-36 14-73 21-110z">
              <text:p/>
            </draw:path>
            <draw:path draw:style-name="gr8" draw:text-style-name="P8" draw:layer="layout" svg:width="0.163cm" svg:height="0.166cm" svg:x="15.186cm" svg:y="6.034cm" svg:viewBox="0 0 164 167" svg:d="M0 0c0 3 0 6 0 9 2 0 4 0 6 0 19 0 19 2 19 11 0 43 0 85 0 128 0 8 0 11-19 11-2 0-4 0-6 0 0 2 0 5 0 8 35 0 69 0 104 0s60-21 60-45c0-21-21-39-51-42 24-5 44-20 44-39 0-22-26-41-60-41-32 0-65 0-97 0zM47 77c0-20 0-39 0-59 0-7 0-9 12-9s24 0 36 0c25 0 37 17 37 32 0 18-16 36-44 36-14 0-27 0-41 0zM59 159c-12 0-12-2-12-10 0-22 0-44 0-65 18 0 35 0 53 0 26 0 39 21 39 38 0 18-16 37-43 37-12 0-25 0-37 0z">
              <text:p/>
            </draw:path>
            <draw:path draw:style-name="gr8" draw:text-style-name="P8" draw:layer="layout" svg:width="0.081cm" svg:height="0.348cm" svg:x="15.42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8" draw:text-style-name="P8" draw:layer="layout" svg:width="0.215cm" svg:height="0.161cm" svg:x="15.533cm" svg:y="5.99cm" svg:viewBox="0 0 216 162" svg:d="M187 48c2-10 7-27 7-29 0-8-6-16-17-16-6 0-19 3-23 19-2 5-17 68-20 80-2 8-5 18-5 24-7 9-21 23-38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2-12 5-26 2-9 6-23 8-31 3-10 5-21 8-31z">
              <text:p/>
            </draw:path>
            <draw:path draw:style-name="gr8" draw:text-style-name="P8" draw:layer="layout" svg:width="0.073cm" svg:height="0.164cm" svg:x="15.773cm" svg:y="5.836cm" svg:viewBox="0 0 74 165" svg:d="M68 9c0-4-3-9-10-9-6 0-14 6-14 14 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8" draw:text-style-name="P8" draw:layer="layout" svg:width="0.18cm" svg:height="0.18cm" svg:x="15.878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8" draw:text-style-name="P8" draw:layer="layout" svg:width="0.101cm" svg:height="0.175cm" svg:x="16.082cm" svg:y="5.826cm" svg:viewBox="0 0 102 176" svg:d="M24 139c2 16 10 37 31 37 8 0 17-3 26-9 4-3 17-12 17-15 0-1-2-4-4-4-1 0-2 0-6 3-10 10-22 18-33 18-16 0-16-29-16-34 0-3 0-3 0-8 0-2 0-3 3-5 14-13 60-58 60-101 0-3 0-21-16-21-20 0-37 32-41 39-10 21-16 41-19 53-4 17-4 25-4 37-1 2-15 15-18 17-4 3-4 3-4 5 0 1 2 4 4 4s9-6 10-8c3-3 7-6 10-8zM41 111c5-25 24-104 45-104 6 0 9 4 9 13 0 3 0 24-22 55-12 17-26 31-32 36z">
              <text:p/>
            </draw:path>
            <draw:path draw:style-name="gr8" draw:text-style-name="P8" draw:layer="layout" svg:width="0.165cm" svg:height="0.011cm" svg:x="16.221cm" svg:y="5.931cm" svg:viewBox="0 0 166 12" svg:d="M156 12c4 0 10 0 10-6s-6-6-10-6c-49 0-98 0-147 0-4 0-9 0-9 6s5 6 9 6c49 0 98 0 147 0z">
              <text:p/>
            </draw:path>
            <draw:path draw:style-name="gr8" draw:text-style-name="P8" draw:layer="layout" svg:width="0.089cm" svg:height="0.162cm" svg:x="16.44cm" svg:y="5.836cm" svg:viewBox="0 0 90 163" svg:d="M56 7c0-7 0-7-7-7-16 15-38 16-49 16 0 3 0 5 0 8 6 0 23 0 36-7 0 42 0 84 0 126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073cm" svg:height="0.164cm" svg:x="15.773cm" svg:y="6.083cm" svg:viewBox="0 0 74 165" svg:d="M68 9c0-4-3-9-10-9-6 0-14 6-14 13 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8" draw:text-style-name="P8" draw:layer="layout" svg:width="0.081cm" svg:height="0.348cm" svg:x="16.591cm" svg:y="5.886cm" svg:viewBox="0 0 82 349" svg:d="M82 175c0-27-4-70-23-109-21-43-52-66-55-66-2 0-4 1-4 3 0 1 0 2 7 8 34 35 54 91 54 164 0 59-13 121-56 165-5 4-5 5-5 6 0 2 2 3 4 3 3 0 35-23 56-68 18-38 22-76 22-106z">
              <text:p/>
            </draw:path>
            <draw:path draw:style-name="gr8" draw:text-style-name="P8" draw:layer="layout" svg:width="0.233cm" svg:height="0.081cm" svg:x="16.825cm" svg:y="6.0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231cm" svg:height="0.158cm" svg:x="17.186cm" svg:y="5.994cm" svg:viewBox="0 0 232 159" svg:d="M152 36c1-8 5-21 5-23 0-6-5-9-10-9-4 0-11 2-13 9-1 3-18 70-20 79-3 11-3 17-3 23 0 4 0 5 0 6-8 19-19 30-32 30-29 0-29-26-29-32 0-11 2-25 19-68 4-11 6-15 6-22 0-16-12-29-29-29-33 0-46 51-46 54s3 3 4 3c3 0 4 0 5-6 10-33 24-43 36-43 3 0 9 0 9 11 0 9-4 19-7 25-15 41-19 57-19 70 0 32 23 45 50 45 6 0 22 0 36-25 9 23 33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8" draw:text-style-name="P8" draw:layer="layout" svg:width="0.081cm" svg:height="0.348cm" svg:x="17.471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8" draw:text-style-name="P8" draw:layer="layout" svg:width="0.215cm" svg:height="0.161cm" svg:x="17.584cm" svg:y="5.99cm" svg:viewBox="0 0 216 162" svg:d="M187 48c2-10 6-27 6-29 0-8-5-16-16-16-6 0-19 3-23 19-2 5-17 68-20 80-2 8-5 18-6 24-6 9-20 23-37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1-12 5-26 2-9 6-23 8-31 3-10 5-21 8-31z">
              <text:p/>
            </draw:path>
            <draw:path draw:style-name="gr8" draw:text-style-name="P8" draw:layer="layout" svg:width="0.073cm" svg:height="0.164cm" svg:x="17.824cm" svg:y="5.836cm" svg:viewBox="0 0 74 165" svg:d="M68 9c0-4-3-9-10-9s-14 6-14 14c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8" draw:text-style-name="P8" draw:layer="layout" svg:width="0.18cm" svg:height="0.18cm" svg:x="17.929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8" draw:text-style-name="P8" draw:layer="layout" svg:width="0.101cm" svg:height="0.175cm" svg:x="18.133cm" svg:y="5.826cm" svg:viewBox="0 0 102 176" svg:d="M24 139c2 16 10 37 31 37 8 0 17-3 26-9 4-3 17-12 17-15 0-1-2-4-4-4-1 0-2 0-6 3-10 10-22 18-33 18-16 0-16-29-16-34 0-3 0-3 0-8 0-2 0-3 3-5 14-13 60-58 60-101 0-3 0-21-16-21-20 0-37 32-41 39-11 21-16 41-19 53-4 17-4 25-4 37-1 2-15 15-18 17-4 3-4 3-4 5 0 1 2 4 4 4s9-6 10-8c3-3 7-6 10-8zM41 111c5-25 24-104 45-104 6 0 8 4 8 13 0 3 0 24-21 55-12 17-26 31-32 36z">
              <text:p/>
            </draw:path>
            <draw:path draw:style-name="gr8" draw:text-style-name="P8" draw:layer="layout" svg:width="0.165cm" svg:height="0.011cm" svg:x="18.272cm" svg:y="5.931cm" svg:viewBox="0 0 166 12" svg:d="M156 12c4 0 10 0 10-6s-6-6-10-6c-49 0-98 0-147 0-4 0-9 0-9 6s5 6 9 6c49 0 98 0 147 0z">
              <text:p/>
            </draw:path>
            <draw:path draw:style-name="gr8" draw:text-style-name="P8" draw:layer="layout" svg:width="0.089cm" svg:height="0.162cm" svg:x="18.491cm" svg:y="5.836cm" svg:viewBox="0 0 90 163" svg:d="M56 7c0-7-1-7-7-7-16 15-39 16-49 16 0 3 0 5 0 8 6 0 23 0 36-7 0 42 0 84 0 126 0 8 0 11-25 11-3 0-6 0-9 0 0 3 0 6 0 9 5 0 35-1 44-1 8 0 39 1 44 1 0-3 0-6 0-9-3 0-6 0-9 0-25 0-25-3-25-11 0-46 0-91 0-136z">
              <text:p/>
            </draw:path>
            <draw:path draw:style-name="gr8" draw:text-style-name="P8" draw:layer="layout" svg:width="0.073cm" svg:height="0.164cm" svg:x="17.824cm" svg:y="6.083cm" svg:viewBox="0 0 74 165" svg:d="M68 9c0-4-3-9-10-9s-14 6-14 13c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8" draw:text-style-name="P8" draw:layer="layout" svg:width="0.081cm" svg:height="0.348cm" svg:x="18.642cm" svg:y="5.886cm" svg:viewBox="0 0 82 349" svg:d="M82 175c0-27-4-70-23-109-22-43-52-66-55-66-2 0-4 1-4 3 0 1 0 2 7 8 34 35 54 91 54 164 0 59-13 121-56 165-5 4-5 5-5 6 0 2 2 3 4 3 3 0 35-23 56-68 18-38 22-76 22-106z">
              <text:p/>
            </draw:path>
            <draw:path draw:style-name="gr8" draw:text-style-name="P8" draw:layer="layout" svg:width="0.136cm" svg:height="0.348cm" svg:x="18.778cm" svg:y="5.886cm" svg:viewBox="0 0 137 349" svg:d="M135 13c2-4 1-4 2-6 0-4-3-7-7-7-3 0-5 1-6 3-41 111-81 222-122 333-2 5-1 4-2 6 0 4 3 7 7 7 5 0 6-2 8-8 40-109 80-219 120-328z">
              <text:p/>
            </draw:path>
            <draw:path draw:style-name="gr8" draw:text-style-name="P8" draw:layer="layout" svg:width="0.135cm" svg:height="0.249cm" svg:x="18.938cm" svg:y="5.902cm" svg:viewBox="0 0 136 250" svg:d="M2 212c-1 0-2 1-2 3 0 1 3 4 5 4 1 0 2-1 12-10 3-2 10-9 13-12 3 27 14 53 39 53 14 0 27-8 34-13 5-4 21-17 21-21 0-1-1-4-4-4-1 0-1 0-4 3-23 22-36 27-46 27-16 0-21-18-21-44 0-2 0-19 1-20s1-2 8-9c28-28 78-88 78-142 0-6 0-27-20-27-30 0-56 57-59 66-17 38-28 79-28 120-9 8-18 17-27 26zM52 163c1-4 16-82 36-123 9-19 17-33 28-33 12 0 12 13 12 19 0 58-59 119-76 137z">
              <text:p/>
            </draw:path>
            <draw:path draw:style-name="gr8" draw:text-style-name="P8" draw:layer="layout" svg:width="0.036cm" svg:height="0.15cm" svg:x="19.209cm" svg:y="5.998cm" svg:viewBox="0 0 37 151" svg:d="M37 18c0-10-9-18-19-18-11 0-18 8-18 18s7 19 18 19c10 0 19-9 19-19zM37 132c0-10-9-18-19-18-11 0-18 8-18 18s7 19 18 19c10 0 19-9 19-19z">
              <text:p/>
            </draw:path>
          </draw:g>
        </draw:g>
        <draw:frame draw:style-name="gr102" draw:text-style-name="P3" draw:layer="layout" svg:width="1.755cm" svg:height="0.395cm" svg:x="13.807cm" svg:y="1.807cm">
          <draw:text-box>
            <text:p><text:span text:style-name="T2">* mappings</text:span></text:p>
          </draw:text-box>
        </draw:frame>
        <draw:g draw:style-name="gr7">
          <svg:title>TexMaths</svg:title>
          <svg:desc>10§display§\phi_{x}: 
\mathbb{B} \times \mathbb{B}
\to
\Sigma§svg§600§TRUE§</svg:desc>
          <draw:g>
            <draw:path draw:style-name="gr8" draw:text-style-name="P8" draw:layer="layout" svg:width="0.183cm" svg:height="0.313cm" svg:x="14.064cm" svg:y="2.295cm" svg:viewBox="0 0 184 314" svg:d="M136 8c0-1 1-3 1-4s0-4-4-4c-3 0-4 1-5 7-7 27-13 54-20 81-56 2-108 48-108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8" draw:text-style-name="P8" draw:layer="layout" svg:width="0.131cm" svg:height="0.109cm" svg:x="14.268cm" svg:y="2.482cm" svg:viewBox="0 0 132 110" svg:d="M49 82c-2 8-10 21-23 21-4-1-8 0-13-3 10-3 11-12 11-14 0-5-4-9-10-9-7 0-14 6-14 15 0 13 14 18 26 18 11 0 21-7 27-17 6 13 20 17 30 17 28 0 43-30 43-37 0-4-3-4-4-4-4 0-4 2-5 5-5 17-20 29-33 29-10 0-15-6-15-16 0-6 5-28 12-56 5-18 16-25 24-25 1 0 9 0 14 4-8 2-11 9-11 13 0 6 4 9 10 9 5 0 14-4 14-15 0-13-16-17-26-17-12 0-22 8-28 17-4-10-15-17-29-17-28 0-43 30-43 37 0 3 3 3 4 3 3 0 3-1 4-4 7-19 22-30 34-30 8 0 15 5 15 17 0 5-3 17-5 25-3 11-6 22-9 34z">
              <text:p/>
            </draw:path>
            <draw:path draw:style-name="gr8" draw:text-style-name="P8" draw:layer="layout" svg:width="0.036cm" svg:height="0.15cm" svg:x="14.561cm" svg:y="2.387cm" svg:viewBox="0 0 37 151" svg:d="M37 19c0-10-9-19-19-19-11 0-18 9-18 19s7 18 18 18c10 0 19-8 19-18zM37 133c0-11-9-19-19-19-11 0-18 8-18 19 0 10 7 18 18 18 10 0 19-8 19-18z">
              <text:p/>
            </draw:path>
            <draw:path draw:style-name="gr8" draw:text-style-name="P8" draw:layer="layout" svg:width="0.214cm" svg:height="0.238cm" svg:x="14.729cm" svg:y="2.298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4 0 99-17 99-65 0-36-27-55-52-62zM89 208c0-29 0-57 0-86 28 0 40 0 51 8 14 11 15 32 15 44 0 13-1 53-45 53-21 0-21-12-21-19zM151 223c13-15 16-34 16-49 0-24-5-42-19-53 32 5 55 23 55 53 0 26-21 42-52 49z">
              <text:p/>
            </draw:path>
            <draw:path draw:style-name="gr8" draw:text-style-name="P8" draw:layer="layout" svg:width="0.169cm" svg:height="0.167cm" svg:x="15.09cm" svg:y="2.366cm" svg:viewBox="0 0 170 168" svg:d="M85 75c-23-23-47-47-70-70-5-4-5-5-8-5-4 0-7 3-7 7 0 3 1 3 4 7 24 24 47 47 71 71-24 23-47 46-71 70-3 3-4 4-4 6 0 4 3 7 7 7 3 0 3-1 8-5 23-23 46-46 69-69 24 24 49 48 73 72 1 0 3 2 5 2 5 0 8-3 8-7 0-1 0-2-2-3 0-1-56-56-73-73 21-22 43-43 64-65 2-2 7-6 9-8 0-1 2-2 2-5 0-4-3-7-8-7-2 0-4 2-8 5-23 23-46 47-69 70z">
              <text:p/>
            </draw:path>
            <draw:path draw:style-name="gr8" draw:text-style-name="P8" draw:layer="layout" svg:width="0.214cm" svg:height="0.238cm" svg:x="15.392cm" svg:y="2.298cm" svg:viewBox="0 0 215 239" svg:d="M46 32c0-5 0-13-3-20 13 0 25 0 38 0-5 6-5 13-5 18 0 60 0 120 0 179 0 5 0 12 5 18-13 0-25 0-38 0 3-6 3-15 3-20 0-58 0-117 0-175zM141 106c12-12 15-29 15-45 0-24-8-39-16-47 24 3 49 11 49 46 0 22-25 41-48 46zM89 31c0-7 0-11 5-14 1-1 6-5 15-5 15 0 34 13 34 49 0 40-20 48-54 49 0-27 0-53 0-79zM162 112c20-11 39-28 39-52 0-49-40-60-83-60-35 0-71 0-106 0-7 0-12 0-12 6s6 6 11 6c21 0 22 4 22 21 0 58 0 116 0 174 0 17-1 20-23 20-4 0-10 0-10 6s5 6 12 6c35 0 69 0 104 0 43 0 99-17 99-65 0-36-27-55-53-62zM89 208c0-29 0-57 0-86 28 0 40 0 51 8 13 11 14 32 14 44 0 13-1 53-45 53-20 0-20-12-20-19zM151 223c13-15 16-34 16-49 0-24-6-42-20-53 33 5 55 23 55 53 0 26-21 42-51 49z">
              <text:p/>
            </draw:path>
            <draw:path draw:style-name="gr8" draw:text-style-name="P8" draw:layer="layout" svg:width="0.311cm" svg:height="0.181cm" svg:x="15.74cm" svg:y="2.359cm" svg:viewBox="0 0 312 182" svg:d="M273 99c-19 14-28 29-31 33-16 24-19 45-19 46 0 4 4 4 7 4 6 0 7-1 8-7 8-33 29-63 68-79 5-1 6-2 6-4 0-3-2-4-3-4-16-6-58-24-71-83-1-4-2-5-8-5-3 0-7 0-7 4 0 1 3 23 18 47 7 10 17 22 32 34-87 0-174 0-261 0-6 0-12 0-12 7s6 7 12 7c87 0 174 0 261 0z">
              <text:p/>
            </draw:path>
            <draw:path draw:style-name="gr8" draw:text-style-name="P8" draw:layer="layout" svg:width="0.213cm" svg:height="0.237cm" svg:x="16.189cm" svg:y="2.299cm" svg:viewBox="0 0 214 238" svg:d="M111 125c3-4 3-5 3-6s-1-3-2-5c-24-35-48-69-72-103 27 0 54 0 81 0 59 0 77 12 84 68 3 0 6 0 9 0-3-26-7-53-10-79-65 0-130 0-195 0-8 0-9 0-9 8 29 42 59 84 88 127-28 31-56 63-84 94-4 4-4 4-4 5 0 4 4 4 9 4 65 0 130 0 195 0 3-27 7-55 10-82-3 0-6 0-9 0-6 58-30 67-85 67-32 0-65 0-97 0 29-33 59-65 88-98z">
              <text:p/>
            </draw:path>
          </draw:g>
        </draw:g>
        <draw:g draw:style-name="gr7">
          <svg:title>TexMaths</svg:title>
          <svg:desc>10§display§\phi_{w}: 
\Sigma
\to
\mathbb{B}§svg§600§TRUE§</svg:desc>
          <draw:g>
            <draw:path draw:style-name="gr8" draw:text-style-name="P8" draw:layer="layout" svg:width="0.183cm" svg:height="0.314cm" svg:x="14.065cm" svg:y="2.697cm" svg:viewBox="0 0 184 315" svg:d="M136 8c0-1 1-3 1-4s0-4-4-4c-3 0-4 1-5 7-7 27-14 54-21 81-55 2-107 48-107 96 0 33 25 61 67 63-2 11-5 22-8 33-4 17-7 30-7 31 0 4 2 4 4 4s2 0 3-1 3-10 4-14c5-18 9-35 14-53 56-1 107-49 107-96 0-27-19-60-67-63 6-27 13-53 19-80zM69 240c-21-1-46-14-46-49 0-42 30-91 82-95-12 48-24 96-36 144zM114 96c27 1 47 17 47 48 0 41-30 91-83 96 12-48 24-96 36-144z">
              <text:p/>
            </draw:path>
            <draw:path draw:style-name="gr8" draw:text-style-name="P8" draw:layer="layout" svg:width="0.179cm" svg:height="0.11cm" svg:x="14.269cm" svg:y="2.884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3-20-6 0-13 7-13 13 0 4 3 6 4 8 6 5 9 12 9 20 0 3-10 63-41 63-20 0-20-17-20-22 0-6 1-10 4-24 2-9 5-19 7-28z">
              <text:p/>
            </draw:path>
            <draw:path draw:style-name="gr8" draw:text-style-name="P8" draw:layer="layout" svg:width="0.036cm" svg:height="0.15cm" svg:x="14.612cm" svg:y="2.789cm" svg:viewBox="0 0 37 151" svg:d="M37 19c0-10-8-19-18-19s-19 9-19 19 9 18 19 18 18-8 18-18zM37 133c0-11-8-19-18-19s-19 9-19 19c0 11 9 18 19 18s18-8 18-18z">
              <text:p/>
            </draw:path>
            <draw:path draw:style-name="gr8" draw:text-style-name="P8" draw:layer="layout" svg:width="0.213cm" svg:height="0.238cm" svg:x="14.797cm" svg:y="2.701cm" svg:viewBox="0 0 214 239" svg:d="M111 125c3-4 3-5 3-6s-2-3-3-5c-24-34-48-69-72-103 27 0 54 0 81 0 60 0 77 12 85 68 3 0 6 0 9 0-3-26-7-53-10-79-65 0-130 0-195 0-9 0-9 0-9 8 29 42 58 85 87 127-28 32-55 63-83 95-4 4-4 4-4 5 0 4 4 4 9 4 65 0 130 0 195 0 3-28 7-55 10-83-3 0-6 0-9 0-7 59-30 68-86 68-32 0-64 0-96 0 29-33 59-66 88-99z">
              <text:p/>
            </draw:path>
            <draw:path draw:style-name="gr8" draw:text-style-name="P8" draw:layer="layout" svg:width="0.31cm" svg:height="0.182cm" svg:x="15.148cm" svg:y="2.761cm" svg:viewBox="0 0 311 183" svg:d="M273 99c-19 14-29 29-32 33-15 24-18 46-18 47 0 4 4 4 7 4 6 0 6-1 8-7 8-34 28-64 68-80 4-1 5-1 5-4 0-2-1-3-2-4-16-6-58-24-72-83-1-4-1-5-7-5-3 0-7 0-7 4 0 1 3 23 18 47 7 10 17 22 32 34-87 0-174 0-261 0-6 0-12 0-12 7s6 7 12 7c87 0 174 0 261 0z">
              <text:p/>
            </draw:path>
            <draw:path draw:style-name="gr8" draw:text-style-name="P8" draw:layer="layout" svg:width="0.214cm" svg:height="0.239cm" svg:x="15.58cm" svg:y="2.7cm" svg:viewBox="0 0 215 240" svg:d="M46 32c0-5 0-13-3-20 13 0 25 0 38 0-4 6-4 13-4 18 0 60 0 120 0 180 0 5 0 12 4 18-13 0-25 0-38 0 3-6 3-15 3-20 0-59 0-117 0-176zM142 106c11-12 14-29 14-45 0-24-8-39-16-47 24 3 49 11 49 46 0 22-24 41-47 46zM89 31c0-7 0-11 5-14 1-1 7-5 15-5 15 0 35 13 35 49 0 40-20 48-55 49 0-26 0-53 0-79zM163 112c19-11 39-28 39-52 0-49-41-60-84-60-35 0-71 0-106 0-6 0-12 0-12 6s6 6 12 6c21 0 22 4 22 21 0 58 0 117 0 175 0 17-2 20-24 20-4 0-10 0-10 6s6 6 12 6c35 0 69 0 104 0 44 0 99-17 99-65 0-37-27-56-52-63zM89 209c0-29 0-58 0-87 28 0 40 0 51 8 14 11 15 33 15 45 0 13-1 53-45 53-21 0-21-12-21-19zM151 224c13-15 16-34 16-49 0-25-5-43-19-54 32 5 55 23 55 54 0 26-21 42-52 49z">
              <text:p/>
            </draw:path>
          </draw:g>
        </draw:g>
        <draw:g draw:style-name="gr7">
          <svg:title>TexMaths</svg:title>
          <svg:desc>10§display§\phi_{d}: 
\Sigma
\to
\mathbb{B}§svg§600§TRUE§</svg:desc>
          <draw:g>
            <draw:path draw:style-name="gr8" draw:text-style-name="P8" draw:layer="layout" svg:width="0.183cm" svg:height="0.313cm" svg:x="14.066cm" svg:y="3.099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8" draw:text-style-name="P8" draw:layer="layout" svg:width="0.126cm" svg:height="0.17cm" svg:x="14.273cm" svg:y="3.225cm" svg:viewBox="0 0 127 171" svg:d="M126 7c0-1 1-3 1-4s-1-3-4-3c-5 0-26 1-32 2-2 0-5 0-5 6 0 3 3 3 6 3 12 0 12 2 12 4 0 1-1 3-1 5-5 19-9 37-14 56-5-8-14-14-25-14-32 0-64 34-64 69 0 24 16 40 37 40 14 0 25-7 35-16 5 14 19 16 25 16 9 0 15-5 20-13s9-22 9-23c0-4-3-3-4-4-4 0-4 1-6 8-3 12-7 25-18 25-6 0-8-5-8-11 0-4 1-7 1-10 12-46 23-91 35-136zM73 139c-2 7-7 12-12 17-3 1-12 8-23 8-9 0-18-6-18-22 0-13 7-40 13-50 11-20 24-24 31-24 17 0 21 19 21 22 0 1 0 2 0 3-4 15-8 30-12 46z">
              <text:p/>
            </draw:path>
            <draw:path draw:style-name="gr8" draw:text-style-name="P8" draw:layer="layout" svg:width="0.036cm" svg:height="0.15cm" svg:x="14.55cm" svg:y="3.191cm" svg:viewBox="0 0 37 151" svg:d="M37 19c0-10-9-19-19-19-11 0-18 9-18 19s7 18 18 18c10 0 19-8 19-18zM37 133c0-11-9-19-19-19-11 0-18 8-18 19 0 10 7 18 18 18 10 0 19-8 19-18z">
              <text:p/>
            </draw:path>
            <draw:path draw:style-name="gr8" draw:text-style-name="P8" draw:layer="layout" svg:width="0.213cm" svg:height="0.237cm" svg:x="14.734cm" svg:y="3.103cm" svg:viewBox="0 0 214 238" svg:d="M111 125c4-4 4-5 4-6s-2-3-3-5c-24-35-48-69-72-103 27 0 54 0 81 0 60 0 77 12 84 68 3 0 6 0 9 0-3-26-7-53-10-79-65 0-130 0-195 0-8 0-9 0-9 8 29 42 59 84 88 127-28 31-56 63-84 94-3 4-3 4-3 5 0 4 3 4 8 4 65 0 130 0 195 0 3-27 7-55 10-82-3 0-6 0-9 0-6 58-30 67-85 67-32 0-65 0-97 0 29-33 59-66 88-98z">
              <text:p/>
            </draw:path>
            <draw:path draw:style-name="gr8" draw:text-style-name="P8" draw:layer="layout" svg:width="0.311cm" svg:height="0.181cm" svg:x="15.084cm" svg:y="3.163cm" svg:viewBox="0 0 312 182" svg:d="M274 99c-19 14-29 29-32 33-15 24-18 45-18 46 0 4 4 4 7 4 6 0 6-1 7-7 9-33 29-63 69-79 4-1 5-2 5-4 0-3-2-4-3-4-15-6-58-24-71-83-1-4-1-5-7-5-3 0-7 0-7 4 0 1 3 23 18 47 7 10 17 22 32 34-87 0-174 0-261 0-6 0-13 0-13 7s7 7 13 7c87 0 174 0 261 0z">
              <text:p/>
            </draw:path>
            <draw:path draw:style-name="gr8" draw:text-style-name="P8" draw:layer="layout" svg:width="0.214cm" svg:height="0.238cm" svg:x="15.517cm" svg:y="3.102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3 0 99-17 99-65 0-36-27-55-52-62zM89 208c0-29 0-57 0-86 28 0 40 0 51 8 14 11 15 32 15 44 0 13-1 53-45 53-21 0-21-12-21-19zM151 223c13-15 16-34 16-49 0-24-5-42-19-53 32 5 55 23 55 53 0 26-21 42-52 49z">
              <text:p/>
            </draw:path>
          </draw:g>
        </draw:g>
        <draw:g draw:style-name="gr7">
          <svg:title>TexMaths</svg:title>
          <svg:desc>10§display§\phi_x(\phi_w(x), \phi_d(x)) \!=\! x§svg§600§TRUE§</svg:desc>
          <draw:g>
            <draw:path draw:style-name="gr8" draw:text-style-name="P8" draw:layer="layout" svg:width="0.183cm" svg:height="0.313cm" svg:x="14.066cm" svg:y="3.797cm" svg:viewBox="0 0 184 314" svg:d="M137 8c0-2 1-4 1-5-2-1 0-3-5-3-3 0-3 1-5 7-7 27-13 54-20 81-56 2-108 48-108 96 0 32 25 60 68 62-3 11-6 22-8 33-5 17-8 30-8 31 0 4 2 4 4 4s3 0 4-1c0-1 2-9 3-14 5-17 9-35 14-53 56-1 107-49 107-95 0-27-18-60-67-63 7-27 13-53 20-80zM69 239c-21-1-46-14-46-49 0-41 30-90 83-94-12 48-25 95-37 143zM115 96c26 1 47 17 47 48 0 41-31 90-83 95 12-48 24-95 36-143z">
              <text:p/>
            </draw:path>
            <draw:path draw:style-name="gr8" draw:text-style-name="P8" draw:layer="layout" svg:width="0.131cm" svg:height="0.109cm" svg:x="14.27cm" svg:y="3.984cm" svg:viewBox="0 0 132 110" svg:d="M50 82c-3 8-11 21-23 21-1 0-9 0-14-3 10-3 11-12 11-14 0-5-4-9-10-9-7 0-14 6-14 15 0 13 14 18 26 18 11 0 21-7 28-17 5 13 19 17 29 17 28 0 43-30 43-37 0-4-3-4-4-4-3 0-3 2-4 5-6 17-20 29-34 29-10 0-15-6-15-16 0-6 6-28 13-56 5-18 16-25 24-25 4 1 8 0 13 4-8 2-11 9-11 13 0 6 4 9 10 9s14-4 14-15c0-13-16-17-26-17-12 0-22 8-27 17-5-10-16-17-30-17-27 0-43 30-43 37 0 3 3 3 4 3 3 0 3-1 5-4 6-19 21-30 33-30 9 0 15 5 15 17 0 4-3 17-5 25-3 11-5 22-8 34z">
              <text:p/>
            </draw:path>
            <draw:path draw:style-name="gr8" draw:text-style-name="P8" draw:layer="layout" svg:width="0.081cm" svg:height="0.349cm" svg:x="14.47cm" svg:y="3.77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8" draw:layer="layout" svg:width="0.183cm" svg:height="0.313cm" svg:x="14.589cm" svg:y="3.797cm" svg:viewBox="0 0 184 314" svg:d="M137 8c0-2 1-4 1-5-2-1 0-3-5-3-3 0-4 1-5 7-7 27-13 54-20 81-56 2-108 48-108 96 0 32 25 60 68 62-3 11-6 22-8 33-5 17-8 30-8 31 0 4 2 4 4 4s3 0 4-1c0-1 2-9 3-14 5-17 9-35 14-53 56-1 107-49 107-95 0-27-18-60-67-63 7-27 13-53 20-80zM69 239c-21-1-46-14-46-49 0-41 30-90 83-94-12 48-25 95-37 143zM115 96c26 1 46 17 46 48 0 41-30 90-82 95 12-48 24-95 36-143z">
              <text:p/>
            </draw:path>
            <draw:path draw:style-name="gr8" draw:text-style-name="P8" draw:layer="layout" svg:width="0.179cm" svg:height="0.11cm" svg:x="14.793cm" svg:y="3.983cm" svg:viewBox="0 0 180 111" svg:d="M118 30c1-6 4-18 4-19 0-5-4-8-8-8s-9 3-10 7c-1 2-3 12-5 18-4 14-4 15-7 29-4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4 2 6 4 8 6 5 9 12 9 20 0 3-10 63-42 63-20 0-20-17-20-22 0-6 1-10 5-24 2-9 5-19 7-28z">
              <text:p/>
            </draw:path>
            <draw:path draw:style-name="gr8" draw:text-style-name="P8" draw:layer="layout" svg:width="0.08cm" svg:height="0.349cm" svg:x="15.044cm" svg:y="3.777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8" draw:text-style-name="P8" draw:layer="layout" svg:width="0.174cm" svg:height="0.158cm" svg:x="15.156cm" svg:y="3.885cm" svg:viewBox="0 0 175 159" svg:d="M107 49c2-9 10-41 35-41 1 0 10 0 17 4-10 2-17 11-17 19 0 6 4 13 14 13 7 0 19-7 19-21 0-18-21-23-33-23-20 0-33 19-37 27-9-23-28-27-38-27-36 0-56 45-56 54 0 4 3 4 4 4 3 0 4-1 4-4 12-37 35-46 47-46 7 0 19 3 19 23 0 11-6 35-19 84-5 22-17 36-33 36-2 0-10 0-18-4 9-2 17-9 17-19s-8-12-13-12c-11 0-19 9-19 20 0 16 17 23 33 23 23 0 36-25 37-27 4 13 16 27 38 27 36 0 56-45 56-54 0-3-3-3-4-3-4 0-4 1-5 3-12 38-36 46-47 46-13 0-19-11-19-23 0-8 2-15 6-31s8-32 12-48z">
              <text:p/>
            </draw:path>
            <draw:path draw:style-name="gr8" draw:text-style-name="P8" draw:layer="layout" svg:width="0.081cm" svg:height="0.349cm" svg:x="15.366cm" svg:y="3.777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04cm" svg:height="0.104cm" svg:x="15.513cm" svg:y="4.002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8" draw:layer="layout" svg:width="0.183cm" svg:height="0.313cm" svg:x="15.655cm" svg:y="3.797cm" svg:viewBox="0 0 184 314" svg:d="M137 8c0-2 1-4 1-5-1-1 0-3-4-3s-4 1-6 7c-7 27-13 54-20 81-56 2-108 48-108 96 0 32 25 60 68 62-3 11-5 22-8 33-4 17-8 30-8 31 0 4 2 4 4 4s3 0 4-1c0-1 3-9 4-14 4-17 9-35 13-53 57-1 107-49 107-95 0-27-18-60-67-63 7-27 13-53 20-80zM70 239c-21-1-47-14-47-49 0-41 30-90 83-94-12 48-24 95-36 143zM115 96c27 1 47 17 47 48 0 41-31 90-83 95 12-48 24-95 36-143z">
              <text:p/>
            </draw:path>
            <draw:path draw:style-name="gr8" draw:text-style-name="P8" draw:layer="layout" svg:width="0.125cm" svg:height="0.172cm" svg:x="15.863cm" svg:y="3.922cm" svg:viewBox="0 0 126 173" svg:d="M125 8c0-1 1-3 1-4s-1-4-4-4c-5 0-25 2-31 3-2 0-6 0-6 6 0 3 4 3 7 3 11 0 11 2 11 4 0 1 0 3-1 5-5 19-9 37-14 56-5-8-13-14-25-14-31 0-63 34-63 69 0 24 16 41 37 41 13 0 25-7 35-17 4 15 19 17 25 17 9 0 15-5 19-13 6-9 9-23 9-24 0-4-3-4-4-4-3 0-4 1-5 8-3 12-8 26-18 26-7 0-8-5-8-12 0-4 0-7 1-10 11-46 23-91 34-136zM73 140c-2 7-8 12-13 17-2 1-12 9-23 9-9 0-18-6-18-23 0-13 8-40 13-50 12-20 24-24 31-24 17 0 22 19 22 22 0 1-1 2-1 3-4 15-7 30-11 46z">
              <text:p/>
            </draw:path>
            <draw:path draw:style-name="gr8" draw:text-style-name="P8" draw:layer="layout" svg:width="0.081cm" svg:height="0.349cm" svg:x="16.046cm" svg:y="3.777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8" draw:layer="layout" svg:width="0.174cm" svg:height="0.158cm" svg:x="16.158cm" svg:y="3.885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8" draw:text-style-name="P8" draw:layer="layout" svg:width="0.08cm" svg:height="0.349cm" svg:x="16.369cm" svg:y="3.777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8" draw:text-style-name="P8" draw:layer="layout" svg:width="0.08cm" svg:height="0.349cm" svg:x="16.506cm" svg:y="3.77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8" draw:text-style-name="P8" draw:layer="layout" svg:width="0.233cm" svg:height="0.082cm" svg:x="16.681cm" svg:y="3.9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174cm" svg:height="0.158cm" svg:x="16.984cm" svg:y="3.885cm" svg:viewBox="0 0 175 159" svg:d="M107 49c2-9 10-41 35-41 1 0 10 0 17 4-10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2 38-35 46-47 46-13 0-19-11-19-23 0-8 2-15 6-31s8-32 12-48z">
              <text:p/>
            </draw:path>
          </draw:g>
        </draw:g>
        <draw:frame draw:style-name="gr103" draw:text-style-name="P3" draw:layer="layout" svg:width="1.64cm" svg:height="0.395cm" svg:x="13.808cm" svg:y="4.608cm">
          <draw:text-box>
            <text:p><text:span text:style-name="T2">* functions</text:span></text:p>
          </draw:text-box>
        </draw:frame>
        <draw:frame draw:style-name="gr104" draw:text-style-name="P3" draw:layer="layout" svg:width="3.456cm" svg:height="0.395cm" svg:x="14.103cm" svg:y="5.403cm">
          <draw:text-box>
            <text:p><text:span text:style-name="T2">local-balance (binary):</text:span></text:p>
          </draw:text-box>
        </draw:frame>
        <draw:g draw:style-name="gr7">
          <svg:title>TexMaths</svg:title>
          <svg:desc>10§display§\textstyle
\max_i
\left|
\frac{1}{2} - 
f_{\rm B}( \phi_w(\bm{x}_i^{i+\ell-1}) )
\right|
\leq
\varepsilon§svg§600§TRUE§</svg:desc>
          <draw:g>
            <draw:path draw:style-name="gr8" draw:text-style-name="P8" draw:layer="layout" svg:width="0.274cm" svg:height="0.154cm" svg:x="2.673cm" svg:y="5.247cm" svg:viewBox="0 0 275 155" svg:d="M28 34c0 31 0 62 0 94 0 16-4 16-28 16 0 3 0 7 0 11 13-1 30-1 40-1 9 0 27 0 39 1 0-4 0-8 0-11-23 0-27 0-27-16 0-22 0-43 0-64 0-37 25-56 47-56s26 19 26 39c0 27 0 54 0 81 0 16-4 16-27 16 0 3 0 7 0 11 12-1 30-1 40-1 9 0 27 0 39 1 0-4 0-8 0-11-24 0-27 0-27-16 0-22 0-43 0-64 0-37 25-56 47-56s26 19 26 39c0 27 0 54 0 81 0 16-4 16-27 16 0 3 0 7 0 11 12-1 30-1 39-1s28 0 40 1c0-4 0-8 0-11-19 0-27 0-28-11 0-23 0-45 0-67 0-30 0-41-11-53-5-6-16-13-37-13-29 0-45 21-50 34-5-30-31-34-47-34-26 0-42 15-52 37 0-12 0-25 0-37-17 1-33 3-50 4 0 4 0 7 0 11 25 0 28 2 28 19z">
              <text:p/>
            </draw:path>
            <draw:path draw:style-name="gr8" draw:text-style-name="P8" draw:layer="layout" svg:width="0.157cm" svg:height="0.16cm" svg:x="2.97cm" svg:y="5.245cm" svg:viewBox="0 0 158 161" svg:d="M102 130c1 14 11 29 27 29 8 0 29-5 29-33 0-7 0-14 0-20-3 0-6 0-9 0 0 6 0 13 0 20 0 20-9 22-12 22-12 0-13-16-13-17 0-24 0-48 0-71 0-14 0-28-13-41-14-14-31-19-48-19-29 0-53 16-53 39 0 11 7 17 16 17 10 0 16-7 16-16 0-4-2-16-18-16 10-13 27-16 38-16 17 0 37 13 37 44 0 4 0 9 0 13-18 1-42 2-64 13-27 12-35 30-35 46 0 28 34 37 56 37 23 0 39-14 46-31zM99 73c0 11 0 23 0 35 0 33-25 45-41 45-17 0-31-12-31-30 0-19 14-48 72-50z">
              <text:p/>
            </draw:path>
            <draw:path draw:style-name="gr8" draw:text-style-name="P8" draw:layer="layout" svg:width="0.176cm" svg:height="0.15cm" svg:x="3.135cm" svg:y="5.251cm" svg:viewBox="0 0 177 151" svg:d="M96 68c11-13 24-30 33-39 11-13 25-18 41-18 0-4 0-7 0-11-9 0-19 1-28 1-11 0-30-1-34-1 0 4 0 7 0 11 7 0 10 4 10 10 0 5-3 11-5 13-7 9-15 18-22 27-9-12-18-23-27-35-4-4-4-5-4-7 0-5 6-8 13-8 0-4 0-7 0-11-9 0-33 1-38 1-8 0-24-1-34-1 0 4 0 7 0 11 25 0 25 0 42 21 12 15 23 30 35 45-11 14-22 28-33 42-17 20-38 21-45 21 0 3 0 7 0 11 9-1 20-1 29-1 10 0 25 0 33 1 0-4 0-8 0-11-7-1-10-6-10-11 0-8 10-19 32-44 9 11 17 23 26 35 3 3 8 9 8 11 0 3-3 9-13 9 0 3 0 7 0 11 11-1 30-1 38-1 10 0 23 0 34 1 0-4 0-8 0-11-19 0-26-1-34-11-16-21-31-41-47-61z">
              <text:p/>
            </draw:path>
            <draw:path draw:style-name="gr8" draw:text-style-name="P8" draw:layer="layout" svg:width="0.074cm" svg:height="0.164cm" svg:x="3.327cm" svg:y="5.292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8" draw:text-style-name="P8" draw:layer="layout" svg:width="0.015cm" svg:height="0.224cm" svg:x="3.542cm" svg:y="5.097cm" svg:viewBox="0 0 16 225" svg:d="M0 212c0 5 0 13 8 13s8-7 8-13c0-67 0-133 0-199 0-6 0-13-8-13s-8 7-8 13c0 66 0 132 0 199z">
              <text:p/>
            </draw:path>
            <draw:path draw:style-name="gr8" draw:text-style-name="P8" draw:layer="layout" svg:width="0.015cm" svg:height="0.224cm" svg:x="3.542cm" svg:y="5.306cm" svg:viewBox="0 0 16 225" svg:d="M0 212c0 5 0 13 8 13s8-7 8-13c0-67 0-133 0-199 0-6 0-13-8-13s-8 7-8 13c0 66 0 132 0 199z">
              <text:p/>
            </draw:path>
            <draw:path draw:style-name="gr8" draw:text-style-name="P8" draw:layer="layout" svg:width="0.088cm" svg:height="0.162cm" svg:x="3.678cm" svg:y="5.101cm" svg:viewBox="0 0 89 163" svg:d="M55 7c0-7 0-7-7-7-16 15-38 16-48 16 0 3 0 5 0 8 5 0 22 0 35-6 0 42 0 83 0 125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139cm" svg:height="0.013cm" svg:x="3.651cm" svg:y="5.306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3.666cm" svg:y="5.359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8" draw:text-style-name="P8" draw:layer="layout" svg:width="0.214cm" svg:height="0.013cm" svg:x="3.94cm" svg:y="5.306cm" svg:viewBox="0 0 215 14" svg:d="M203 14c6 0 12 0 12-7s-6-7-12-7c-63 0-127 0-190 0-6 0-13 0-13 7s7 7 13 7c63 0 127 0 190 0z">
              <text:p/>
            </draw:path>
            <draw:path draw:style-name="gr8" draw:text-style-name="P8" draw:layer="layout" svg:width="0.174cm" svg:height="0.317cm" svg:x="4.281cm" svg:y="5.155cm" svg:viewBox="0 0 175 318" svg:d="M110 107c10 0 21 0 31 0 7 0 10 0 10-7 0-4-3-4-9-4-10 0-19 0-29 0 2-14 5-27 7-40 1-8 6-32 8-37 3-6 9-12 17-12 1 0 10 0 17 7-15 1-19 13-19 19 0 8 6 12 13 12 9 0 19-8 19-21 0-16-16-24-30-24-12 0-34 6-45 41-2 7-3 11-11 55-8 0-17 0-25 0-6 0-10 0-10 6 0 5 3 5 10 5 8 0 15 0 23 0-9 46-17 92-26 137-7 34-13 66-31 66-1 0-10 0-17-6 16-1 19-14 19-19 0-8-6-13-13-13-9 0-19 8-19 21 0 16 16 25 30 25 19 0 33-21 40-34 11-22 19-64 19-66 7-37 14-74 21-111z">
              <text:p/>
            </draw:path>
            <draw:path draw:style-name="gr8" draw:text-style-name="P8" draw:layer="layout" svg:width="0.164cm" svg:height="0.166cm" svg:x="4.449cm" svg:y="5.287cm" svg:viewBox="0 0 165 167" svg:d="M0 0c0 3 0 6 0 9 2 0 4 0 6 0 19 0 20 2 20 11 0 42 0 84 0 127 0 9-1 12-20 12-2 0-4 0-6 0 0 2 0 5 0 8 35 0 70 0 105 0 34 0 60-21 60-45 0-21-22-39-52-42 24-5 44-20 44-38 0-23-26-42-60-42-32 0-65 0-97 0zM47 77c0-20 0-39 0-59 0-7 0-9 12-9s24 0 36 0c25 0 38 17 38 33 0 17-17 35-45 35-14 0-27 0-41 0zM59 159c-12 0-12-2-12-10 0-22 0-44 0-65 18 0 35 0 53 0 26 0 39 21 39 38 0 18-16 37-43 37-12 0-25 0-37 0z">
              <text:p/>
            </draw:path>
            <draw:path draw:style-name="gr8" draw:text-style-name="P8" draw:layer="layout" svg:width="0.081cm" svg:height="0.348cm" svg:x="4.683cm" svg:y="5.139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8" draw:text-style-name="P8" draw:layer="layout" svg:width="0.183cm" svg:height="0.313cm" svg:x="4.802cm" svg:y="5.159cm" svg:viewBox="0 0 184 314" svg:d="M137 8c0-1 1-3 1-5-1-1 0-3-4-3s-4 1-6 7c-7 27-13 54-20 81-56 1-108 48-108 96 0 33 25 60 68 62-3 11-5 22-8 33-4 16-8 30-8 31 0 3 2 4 4 4s3-1 4-2c1-4 3-9 4-14 4-17 9-34 13-52 57-2 107-48 107-95 0-28-18-60-67-63 7-27 13-53 20-80zM70 239c-22-1-47-13-47-48 0-42 30-91 83-96-12 48-24 96-36 144zM115 95c27 2 47 18 47 49 0 41-31 91-83 95 12-48 24-96 36-144z">
              <text:p/>
            </draw:path>
            <draw:path draw:style-name="gr8" draw:text-style-name="P8" draw:layer="layout" svg:width="0.179cm" svg:height="0.11cm" svg:x="5.006cm" svg:y="5.345cm" svg:viewBox="0 0 180 111" svg:d="M118 30c2-7 5-18 5-20 0-4-4-7-9-7-4 0-9 3-10 7-1 2-3 12-5 18-4 14-4 15-7 28-3 14-4 16-4 23 1 5-1 9-7 17-3 4-8 8-17 8s-22-3-22-23c0-12 7-30 12-43 4-11 5-13 5-17 0-12-10-21-23-21-25 0-36 34-36 38 0 3 3 3 4 3 4 0 4-1 5-4 6-20 16-30 26-30 4 0 6 3 6 9 0 5-2 11-3 14-14 36-14 41-14 48 0 29 26 33 39 33 5 0 17 0 28-17 6 11 19 17 34 17 22 0 33-19 38-29 11-21 17-51 17-63 0-18-10-19-12-19-6 0-13 7-13 13 0 4 2 6 4 8 6 4 9 11 9 19 0 3-10 64-42 64-19 0-19-18-19-22 0-7 1-10 4-24 2-9 5-19 7-28z">
              <text:p/>
            </draw:path>
            <draw:path draw:style-name="gr8" draw:text-style-name="P8" draw:layer="layout" svg:width="0.08cm" svg:height="0.348cm" svg:x="5.256cm" svg:y="5.139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8" draw:text-style-name="P8" draw:layer="layout" svg:width="0.198cm" svg:height="0.161cm" svg:x="5.371cm" svg:y="5.243cm" svg:viewBox="0 0 199 162" svg:d="M175 18c-13 4-19 16-19 24s6 17 18 17 25-11 25-28c0-18-19-31-40-31-20 0-33 15-38 22-9-15-28-22-48-22-45 0-68 44-68 55 0 5 5 5 8 5 4 0 7 0 8-5 10-31 36-42 50-42 13 0 20 6 20 18 0 6-5 25-8 38-4 16-8 32-12 48-6 21-18 32-30 32-2 0-10 0-17-5 12-4 19-16 19-24s-6-17-18-17-25 11-25 28c0 18 19 31 40 31 20 0 33-15 38-22 8 15 28 22 48 22 44 0 68-44 68-55 0-5-5-5-8-5-4 0-7 0-8 5-10 31-36 42-50 42s-20-6-20-18c0-7 5-25 8-38 2-10 10-42 12-48 5-21 18-32 30-32 2 0 10 0 17 5z">
              <text:p/>
            </draw:path>
            <draw:path draw:style-name="gr8" draw:text-style-name="P8" draw:layer="layout" svg:width="0.073cm" svg:height="0.164cm" svg:x="5.601cm" svg:y="5.089cm" svg:viewBox="0 0 74 165" svg:d="M68 10c0-4-3-10-10-10s-14 7-14 14c0 4 3 9 10 9s14-7 14-13zM18 134c-1 3-3 6-3 10 0 12 10 21 24 21 24 0 35-34 35-37s-3-3-4-3c-3 0-3 1-4 4-6 19-17 29-26 29-5 0-7-3-7-8 0-6 2-10 4-16 3-6 6-13 8-19s11-29 12-32c1-2 2-5 2-7 0-12-10-21-24-21-24 0-35 33-35 37 0 3 3 3 4 3 3 0 4-1 4-3 7-22 18-30 27-30 4 0 6 2 6 8s-2 9-8 25c-5 13-10 26-15 39z">
              <text:p/>
            </draw:path>
            <draw:path draw:style-name="gr8" draw:text-style-name="P8" draw:layer="layout" svg:width="0.18cm" svg:height="0.18cm" svg:x="5.706cm" svg:y="5.1cm" svg:viewBox="0 0 181 181" svg:d="M96 96c25 0 51 0 76 0 3 0 9 0 9-5 0-7-6-7-9-7-25 0-51 0-76 0 0-25 0-50 0-75 0-3 0-9-5-9-7 0-7 6-7 9 0 25 0 50 0 75-25 0-50 0-75 0-3 0-9 0-9 6s5 6 9 6c25 0 50 0 75 0 0 25 0 50 0 76 0 3 0 9 6 9s6-6 6-9c0-26 0-51 0-76z">
              <text:p/>
            </draw:path>
            <draw:path draw:style-name="gr8" draw:text-style-name="P8" draw:layer="layout" svg:width="0.101cm" svg:height="0.175cm" svg:x="5.91cm" svg:y="5.079cm" svg:viewBox="0 0 102 176" svg:d="M24 139c2 16 10 37 31 37 8 0 17-3 26-9 4-2 17-12 17-14s-2-5-4-5-2 0-6 4c-10 9-22 17-33 17-16 0-16-29-16-33s0-4 0-9c0-2 0-3 3-5 14-13 60-58 60-100 0-4 0-22-16-22-20 0-37 32-41 39-11 21-16 41-19 53-4 17-4 25-4 37-1 2-15 15-18 17-4 3-4 3-4 5s2 4 4 4 8-6 10-8c3-3 7-6 10-8zM41 111c5-25 24-104 45-104 5 0 8 4 8 13 0 3 0 25-21 55-12 17-26 31-32 36z">
              <text:p/>
            </draw:path>
            <draw:path draw:style-name="gr8" draw:text-style-name="P8" draw:layer="layout" svg:width="0.166cm" svg:height="0.011cm" svg:x="6.048cm" svg:y="5.184cm" svg:viewBox="0 0 167 12" svg:d="M157 12c4 0 10 0 10-5 0-7-6-7-10-7-49 0-98 0-147 0-4 0-10 0-10 6s6 6 10 6c49 0 98 0 147 0z">
              <text:p/>
            </draw:path>
            <draw:path draw:style-name="gr8" draw:text-style-name="P8" draw:layer="layout" svg:width="0.089cm" svg:height="0.162cm" svg:x="6.268cm" svg:y="5.089cm" svg:viewBox="0 0 90 163" svg:d="M56 7c0-7-1-7-7-7-16 15-39 16-49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8" draw:layer="layout" svg:width="0.073cm" svg:height="0.164cm" svg:x="5.601cm" svg:y="5.336cm" svg:viewBox="0 0 74 165" svg:d="M68 9c0-4-3-9-10-9s-14 6-14 13c0 5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8" draw:text-style-name="P8" draw:layer="layout" svg:width="0.081cm" svg:height="0.348cm" svg:x="6.419cm" svg:y="5.139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8" draw:text-style-name="P8" draw:layer="layout" svg:width="0.08cm" svg:height="0.348cm" svg:x="6.556cm" svg:y="5.139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8" draw:layer="layout" svg:width="0.014cm" svg:height="0.224cm" svg:x="6.723cm" svg:y="5.097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014cm" svg:height="0.224cm" svg:x="6.723cm" svg:y="5.306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214cm" svg:height="0.269cm" svg:x="6.916cm" svg:y="5.179cm" svg:viewBox="0 0 215 270" svg:d="M208 15c4-2 7-4 7-8s-3-7-7-7c-2 0-5 1-6 2-65 30-130 61-195 91-6 3-7 6-7 9s2 5 7 7c65 30 130 60 195 91 4 3 5 3 6 3 4 0 7-3 7-7 0-3-1-5-7-8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41cm" svg:height="0.166cm" svg:x="7.267cm" svg:y="5.243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105" draw:text-style-name="P3" draw:layer="layout" svg:width="1.297cm" svg:height="0.395cm" svg:x="3.109cm" svg:y="7.408cm">
          <draw:text-box>
            <text:p><text:span text:style-name="T2">rate=1/2</text:span></text:p>
          </draw:text-box>
        </draw:frame>
        <draw:frame draw:style-name="gr105" draw:text-style-name="P3" draw:layer="layout" svg:width="1.297cm" svg:height="0.395cm" svg:x="9.01cm" svg:y="7.409cm">
          <draw:text-box>
            <text:p><text:span text:style-name="T2">rate&gt;1/2</text:span></text:p>
          </draw:text-box>
        </draw:frame>
        <draw:custom-shape draw:style-name="gr75" draw:text-style-name="P23" draw:layer="layout" svg:width="4cm" svg:height="0.2cm" svg:x="9cm" svg:y="7.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2" draw:layer="layout" svg:width="4cm" svg:height="0.2cm" svg:x="9cm" svg:y="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0.2cm" svg:height="0.2cm" svg:x="9.4cm" svg:y="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0.2cm" svg:height="0.2cm" svg:x="10.2cm" svg:y="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0.2cm" svg:height="0.2cm" svg:x="11cm" svg:y="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0.2cm" svg:height="0.2cm" svg:x="11.8cm" svg:y="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0.2cm" svg:height="0.2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2" draw:layer="layout" svg:width="0.2cm" svg:height="0.2cm" svg:x="9.2cm" svg:y="9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2" draw:layer="layout" svg:width="0.2cm" svg:height="0.2cm" svg:x="10cm" svg:y="9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2" draw:layer="layout" svg:width="0.2cm" svg:height="0.2cm" svg:x="10.8cm" svg:y="9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2" draw:layer="layout" svg:width="0.2cm" svg:height="0.2cm" svg:x="11.6cm" svg:y="9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2" draw:layer="layout" svg:width="0.2cm" svg:height="0.2cm" svg:x="12.4cm" svg:y="9cm">
          <text:p/>
          <draw:enhanced-geometry svg:viewBox="0 0 21600 21600" draw:type="rectangle" draw:enhanced-path="M 0 0 L 21600 0 21600 21600 0 21600 0 0 Z N"/>
        </draw:custom-shape>
        <draw:frame draw:style-name="gr105" draw:text-style-name="P3" draw:layer="layout" svg:width="1.297cm" svg:height="0.395cm" svg:x="9.011cm" svg:y="8.61cm">
          <draw:text-box>
            <text:p><text:span text:style-name="T2">rate&lt;1/2</text:span></text:p>
          </draw:text-box>
        </draw:frame>
        <draw:g draw:style-name="gr7">
          <svg:title>TexMaths</svg:title>
          <svg:desc>10§display§f_{\rm R}(\bm{w}) \leq \rho§svg§600§TRUE§</svg:desc>
          <draw:g>
            <draw:path draw:style-name="gr8" draw:text-style-name="P8" draw:layer="layout" svg:width="0.175cm" svg:height="0.317cm" svg:x="5.216cm" svg:y="10.238cm" svg:viewBox="0 0 176 318" svg:d="M111 107c10 0 20 0 30 0 7 0 10 0 10-7 0-4-3-4-9-4-10 0-19 0-29 0 2-14 5-27 7-40 1-7 6-32 8-36 4-7 10-12 17-12 1 0 10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8" draw:text-style-name="P8" draw:layer="layout" svg:width="0.185cm" svg:height="0.172cm" svg:x="5.384cm" svg:y="10.37cm" svg:viewBox="0 0 186 173" svg:d="M109 84c22-5 44-20 44-39 0-25-32-45-70-45-28 0-55 0-83 0 0 3 0 6 0 9 2 0 4 0 6 0 19 0 19 2 19 11 0 43 0 85 0 128 0 8 0 11-19 11-2 0-4 0-6 0 0 3 0 6 0 9 12-1 26-1 36-1 11 0 25 0 37 1 0-3 0-6 0-9-2 0-4 0-6 0-19 0-19-3-19-11 0-21 0-41 0-61 11 0 21 0 32 0 5 0 17 0 28 10 9 8 9 14 9 30s0 27 11 36c11 8 25 10 32 10 21 0 26-20 26-28 0-1 0-4-4-4-3 0-4 2-4 4-1 15-9 21-17 21-14 0-16-15-19-37-2-20-3-24-10-32-3-2-10-9-23-13zM80 80c-11 0-21 0-32 0 0-20 0-41 0-61 0-7 0-9 6-10 2 0 11 0 16 0 23 0 57 0 57 36 0 27-21 35-47 35z">
              <text:p/>
            </draw:path>
            <draw:path draw:style-name="gr8" draw:text-style-name="P8" draw:layer="layout" svg:width="0.08cm" svg:height="0.349cm" svg:x="5.626cm" svg:y="10.222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8" draw:text-style-name="P8" draw:layer="layout" svg:width="0.268cm" svg:height="0.161cm" svg:x="5.739cm" svg:y="10.326cm" svg:viewBox="0 0 269 162" svg:d="M184 35c1-6 3-14 3-16 0-8-5-16-16-16-6 0-19 3-23 19-6 22-13 48-18 72-3 12-3 16-3 21 0 9 1 9 1 11s-9 23-30 23c-28 0-28-21-28-28 0-15 4-32 18-67 3-7 6-16 6-22 0-20-20-31-39-31-38 0-55 47-55 54 0 5 5 5 8 5 5 0 7 0 8-4 12-39 31-43 37-43 2 0 6 0 6 8s-4 16-8 27c-14 34-19 52-19 66 0 39 34 48 64 48 7 0 23 0 39-20 10 12 25 20 53 20 21 0 40-10 56-41 14-26 25-71 25-89 0-32-16-21-24-32-14 0-27 14-27 27 0 10 7 14 11 16 13 8 17 14 17 22 0 5-9 38-20 58-9 17-21 26-36 26-25 0-25-20-25-27 0-9 1-15 5-32 3-10 7-28 9-36 2-6 3-13 5-19z">
              <text:p/>
            </draw:path>
            <draw:path draw:style-name="gr8" draw:text-style-name="P8" draw:layer="layout" svg:width="0.08cm" svg:height="0.349cm" svg:x="6.049cm" svg:y="10.222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8" draw:text-style-name="P8" draw:layer="layout" svg:width="0.213cm" svg:height="0.269cm" svg:x="6.292cm" svg:y="10.262cm" svg:viewBox="0 0 214 270" svg:d="M208 15c4-2 6-4 6-8s-2-7-7-7c-1 0-4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65cm" svg:height="0.229cm" svg:x="6.644cm" svg:y="10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 draw:style-name="gr7">
          <svg:title>TexMaths</svg:title>
          <svg:desc>10§display§\textstyle
\max_i
\left|
\frac{1}{2} - 
f_{\rm B}( \bm{w}_i^{i+\ell-1} )
\right|
\leq
\varepsilon§svg§600§TRUE§</svg:desc>
          <draw:g>
            <draw:path draw:style-name="gr8" draw:text-style-name="P8" draw:layer="layout" svg:width="0.274cm" svg:height="0.154cm" svg:x="5.174cm" svg:y="10.748cm" svg:viewBox="0 0 275 155" svg:d="M28 34c0 31 0 63 0 94 0 16-4 16-28 16 0 4 0 7 0 11 13-1 30-1 40-1 9 0 27 0 39 1 0-4 0-7 0-11-23 0-27 0-27-16 0-21 0-43 0-64 0-37 25-56 47-56s26 19 26 39c0 27 0 54 0 81 0 16-4 16-27 16 0 4 0 7 0 11 12-1 30-1 40-1 9 0 27 0 39 1 0-4 0-7 0-11-24 0-27 0-27-16 0-21 0-43 0-64 0-37 24-56 47-56 22 0 26 19 26 39 0 27 0 54 0 81 0 16-4 16-27 16 0 4 0 7 0 11 12-1 30-1 39-1s28 0 40 1c0-4 0-7 0-11-19 0-27 0-28-11 0-22 0-45 0-67 0-30 0-41-11-53-5-6-16-13-37-13-29 0-45 21-51 34-4-30-30-34-46-34-26 0-42 15-52 37 0-12 0-25 0-37-17 1-33 3-50 4 0 4 0 7 0 11 25 0 28 2 28 19z">
              <text:p/>
            </draw:path>
            <draw:path draw:style-name="gr8" draw:text-style-name="P8" draw:layer="layout" svg:width="0.157cm" svg:height="0.16cm" svg:x="5.471cm" svg:y="10.746cm" svg:viewBox="0 0 158 161" svg:d="M102 130c1 14 11 29 27 29 8 0 29-5 29-33 0-7 0-13 0-20-3 0-6 0-9 0 0 7 0 13 0 20 0 20-9 22-12 22-12 0-13-16-13-17 0-24 0-47 0-71 0-14 0-28-13-41-14-14-31-19-48-19-29 0-53 16-53 39 0 11 7 17 16 17 10 0 16-7 16-16 0-4-2-16-18-16 10-13 27-16 38-16 17 0 37 13 37 44 0 4 0 9 0 13-18 1-42 2-64 13-27 12-35 30-35 46 0 28 34 37 56 37 23 0 39-14 46-31zM99 73c0 12 0 23 0 35 0 33-25 45-41 45-17 0-31-12-31-30 0-19 14-48 72-50z">
              <text:p/>
            </draw:path>
            <draw:path draw:style-name="gr8" draw:text-style-name="P8" draw:layer="layout" svg:width="0.176cm" svg:height="0.15cm" svg:x="5.636cm" svg:y="10.752cm" svg:viewBox="0 0 177 151" svg:d="M96 68c11-13 24-30 33-39 11-13 25-18 41-18 0-4 0-7 0-11-9 0-19 1-28 1-11 0-30-1-34-1 0 4 0 7 0 11 7 0 10 5 10 10 0 6-3 11-5 13-7 9-15 18-22 27-9-12-18-23-27-35-4-4-4-5-4-7 0-5 6-8 13-8 0-4 0-7 0-11-9 0-33 1-38 1-8 0-24-1-34-1 0 4 0 7 0 11 25 0 25 0 42 21 12 15 23 30 35 45-11 14-22 28-33 42-17 20-38 21-45 21 0 4 0 7 0 11 9-1 20-1 29-1 10 0 25 0 33 1 0-4 0-7 0-11-8-1-10-6-10-11 0-8 10-19 32-44 9 12 17 23 26 35 3 3 8 9 8 11 0 3-3 9-13 9 0 4 0 7 0 11 11-1 30-1 38-1 10 0 23 0 34 1 0-4 0-7 0-11-19 0-26-1-34-11-16-20-31-41-47-61z">
              <text:p/>
            </draw:path>
            <draw:path draw:style-name="gr8" draw:text-style-name="P8" draw:layer="layout" svg:width="0.074cm" svg:height="0.164cm" svg:x="5.828cm" svg:y="10.79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7-16 40z">
              <text:p/>
            </draw:path>
            <draw:path draw:style-name="gr8" draw:text-style-name="P8" draw:layer="layout" svg:width="0.014cm" svg:height="0.224cm" svg:x="6.043cm" svg:y="10.598cm" svg:viewBox="0 0 15 225" svg:d="M0 212c0 5 0 13 8 13 7 0 7-7 7-13 0-66 0-133 0-199 0-6 0-13-7-13-8 0-8 7-8 13 0 66 0 133 0 199z">
              <text:p/>
            </draw:path>
            <draw:path draw:style-name="gr8" draw:text-style-name="P8" draw:layer="layout" svg:width="0.014cm" svg:height="0.224cm" svg:x="6.043cm" svg:y="10.808cm" svg:viewBox="0 0 15 225" svg:d="M0 212c0 5 0 13 8 13 7 0 7-7 7-13 0-66 0-133 0-199 0-6 0-13-7-13-8 0-8 7-8 13 0 66 0 133 0 199z">
              <text:p/>
            </draw:path>
            <draw:path draw:style-name="gr8" draw:text-style-name="P8" draw:layer="layout" svg:width="0.088cm" svg:height="0.162cm" svg:x="6.179cm" svg:y="10.602cm" svg:viewBox="0 0 89 163" svg:d="M55 7c0-7 0-7-7-7-16 15-38 16-48 16 0 3 0 5 0 8 5 0 22 0 35-6 0 42 0 83 0 125 0 8 0 11-24 11-3 0-7 0-10 0 0 3 0 6 0 9 5 0 35-1 44-1 8 0 39 1 44 1 0-3 0-6 0-9-3 0-6 0-9 0-25 0-25-3-25-11 0-45 0-91 0-136z">
              <text:p/>
            </draw:path>
            <draw:path draw:style-name="gr8" draw:text-style-name="P8" draw:layer="layout" svg:width="0.139cm" svg:height="0.013cm" svg:x="6.152cm" svg:y="10.808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6.167cm" svg:y="10.861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9-59 58-3 2-3 3-3 10 34 0 68 0 102 0 2-15 5-30 7-45z">
              <text:p/>
            </draw:path>
            <draw:path draw:style-name="gr8" draw:text-style-name="P8" draw:layer="layout" svg:width="0.214cm" svg:height="0.013cm" svg:x="6.441cm" svg:y="10.808cm" svg:viewBox="0 0 215 14" svg:d="M203 14c6 0 12 0 12-7s-6-7-12-7c-64 0-127 0-191 0-6 0-12 0-12 7s6 7 12 7c64 0 127 0 191 0z">
              <text:p/>
            </draw:path>
            <draw:path draw:style-name="gr8" draw:text-style-name="P8" draw:layer="layout" svg:width="0.174cm" svg:height="0.318cm" svg:x="6.782cm" svg:y="10.656cm" svg:viewBox="0 0 175 319" svg:d="M110 107c10 0 21 0 31 0 7 0 10 0 10-7 0-4-3-4-9-4-10 0-20 0-30 0 3-13 5-27 8-40 1-8 6-32 8-37 3-6 9-12 17-12 1 0 10 0 17 7-16 1-19 13-19 19 0 8 6 12 13 12 9 0 19-8 19-21 0-16-16-24-30-24-12 0-34 6-45 41-2 7-3 11-11 55-8 0-17 0-25 0-6 0-10 0-10 6 0 5 3 5 10 5 8 0 15 0 23 0-9 46-18 92-27 138-6 34-12 66-30 66-2 0-10 0-17-6 16-1 19-14 19-19 0-8-6-13-13-13-9 0-19 8-19 21 0 16 15 25 30 25 19 0 33-21 40-34 11-22 19-65 19-67 7-37 14-74 21-111z">
              <text:p/>
            </draw:path>
            <draw:path draw:style-name="gr8" draw:text-style-name="P8" draw:layer="layout" svg:width="0.163cm" svg:height="0.166cm" svg:x="6.95cm" svg:y="10.788cm" svg:viewBox="0 0 164 167" svg:d="M0 0c0 3 0 6 0 9 2 0 4 0 6 0 19 0 19 2 19 11 0 42 0 85 0 127 0 9 0 12-19 12-2 0-4 0-6 0 0 3 0 5 0 8 35 0 69 0 104 0s60-21 60-45c0-21-21-39-51-42 24-5 44-20 44-38 0-23-26-42-60-42-32 0-65 0-97 0zM47 77c0-20 0-39 0-59 0-7 0-9 12-9s24 0 36 0c25 0 37 17 37 33 0 17-16 35-44 35-14 0-27 0-41 0zM59 159c-12 0-12-2-12-10 0-22 0-43 0-65 17 0 35 0 52 0 27 0 40 21 40 38 0 18-16 37-43 37-12 0-25 0-37 0z">
              <text:p/>
            </draw:path>
            <draw:path draw:style-name="gr8" draw:text-style-name="P8" draw:layer="layout" svg:width="0.081cm" svg:height="0.349cm" svg:x="7.184cm" svg:y="10.64cm" svg:viewBox="0 0 82 350" svg:d="M82 347c0-1 0-2-6-8-44-44-55-110-55-164 0-61 13-122 56-166 5-4 5-4 5-6s-2-3-4-3c-3 0-35 24-56 68-18 39-22 78-22 107 0 28 4 70 23 110 21 43 52 65 55 65 2 0 4-1 4-3z">
              <text:p/>
            </draw:path>
            <draw:path draw:style-name="gr8" draw:text-style-name="P8" draw:layer="layout" svg:width="0.268cm" svg:height="0.161cm" svg:x="7.297cm" svg:y="10.744cm" svg:viewBox="0 0 269 162" svg:d="M184 34c2-5 4-14 4-15 0-8-6-16-17-16-5 0-18 3-23 19-6 22-12 47-18 71-3 13-3 17-3 22 0 9 1 9 1 11s-9 23-29 23c-29 0-29-21-29-29 0-14 4-31 18-67 3-7 7-15 7-21 0-20-21-32-40-32-37 0-55 48-55 55 0 5 6 5 9 5 4 0 6 0 8-5 11-38 30-42 36-42 2 0 6 0 6 7 0 8-4 17-8 28-14 34-19 51-19 66 0 38 34 48 64 48 7 0 23 0 40-20 9 12 25 20 52 20 21 0 40-11 56-41 14-27 25-71 25-89 0-32-16-21-24-32-13 0-27 14-27 27 0 9 8 14 11 15 14 9 18 15 18 23 0 5-9 38-20 57-10 18-21 27-36 27-26 0-26-21-26-28 0-9 1-14 6-32 2-10 6-27 8-35 2-7 3-13 5-20z">
              <text:p/>
            </draw:path>
            <draw:path draw:style-name="gr8" draw:text-style-name="P8" draw:layer="layout" svg:width="0.074cm" svg:height="0.164cm" svg:x="7.599cm" svg:y="10.59cm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9-8 25c-5 13-11 26-16 39z">
              <text:p/>
            </draw:path>
            <draw:path draw:style-name="gr8" draw:text-style-name="P8" draw:layer="layout" svg:width="0.18cm" svg:height="0.18cm" svg:x="7.705cm" svg:y="10.601cm" svg:viewBox="0 0 181 181" svg:d="M96 96c25 0 50 0 75 0 4 0 10 0 10-5 0-7-6-7-10-7-25 0-50 0-75 0 0-25 0-50 0-75 0-3 0-9-6-9s-6 6-6 9c0 25 0 50 0 75-25 0-50 0-75 0-4 0-9 0-9 6s5 6 9 6c25 0 50 0 75 0 0 25 0 51 0 76 0 3 0 9 6 9s6-6 6-9c0-25 0-51 0-76z">
              <text:p/>
            </draw:path>
            <draw:path draw:style-name="gr8" draw:text-style-name="P8" draw:layer="layout" svg:width="0.101cm" svg:height="0.175cm" svg:x="7.909cm" svg:y="10.58cm" svg:viewBox="0 0 102 176" svg:d="M23 139c3 16 11 37 32 37 8 0 16-3 25-9 5-2 17-12 17-14s-1-5-4-5c-1 0-1 0-5 4-11 9-22 17-33 17-17 0-17-29-17-33s0-4 1-9c0-2 0-3 3-5 13-13 60-58 60-100 0-4 0-22-16-22-21 0-37 32-41 39-11 21-17 41-19 53-4 17-4 25-4 37-2 2-16 15-18 17-4 3-4 3-4 5s2 4 4 4 8-6 10-8c3-3 6-5 9-8zM41 111c4-25 24-104 44-104 6 0 9 4 9 13 0 3 0 25-21 55-13 17-26 31-32 36z">
              <text:p/>
            </draw:path>
            <draw:path draw:style-name="gr8" draw:text-style-name="P8" draw:layer="layout" svg:width="0.165cm" svg:height="0.011cm" svg:x="8.047cm" svg:y="10.685cm" svg:viewBox="0 0 166 12" svg:d="M157 12c4 0 9 0 9-5 0-7-5-7-9-7-49 0-98 0-147 0-4 0-10 0-10 6s6 6 10 6c49 0 98 0 147 0z">
              <text:p/>
            </draw:path>
            <draw:path draw:style-name="gr8" draw:text-style-name="P8" draw:layer="layout" svg:width="0.089cm" svg:height="0.162cm" svg:x="8.267cm" svg:y="10.59cm" svg:viewBox="0 0 90 163" svg:d="M56 7c0-7-1-7-8-7-16 15-38 16-48 16 0 3 0 6 0 9 6 0 22 0 36-7 0 42 0 83 0 125 0 8 0 11-25 11-3 0-6 0-9 0 0 3 0 6 0 9 4 0 34-1 44-1 7 0 38 1 44 1 0-3 0-6 0-9-3 0-7 0-10 0-24 0-24-3-24-11 0-45 0-91 0-136z">
              <text:p/>
            </draw:path>
            <draw:path draw:style-name="gr8" draw:text-style-name="P8" draw:layer="layout" svg:width="0.073cm" svg:height="0.164cm" svg:x="7.59cm" svg:y="10.838cm" svg:viewBox="0 0 74 165" svg:d="M68 9c0-4-3-9-10-9s-14 6-14 13c0 5 3 10 10 10s14-7 14-14zM18 134c-1 3-3 6-3 10 0 12 10 21 24 21 24 0 35-34 35-38 0-3-3-3-4-3-3 0-3 2-4 4-6 20-17 30-26 30-5 0-7-3-7-9 0-5 2-10 4-15 3-7 5-13 8-20 2-6 11-28 12-31 1-2 2-5 2-8 0-11-10-21-24-21-24 0-35 34-35 38 0 3 3 3 4 3 3 0 4-1 4-4 7-21 18-30 27-30 4 0 6 2 6 9 0 5-2 9-8 24-5 13-10 27-15 40z">
              <text:p/>
            </draw:path>
            <draw:path draw:style-name="gr8" draw:text-style-name="P8" draw:layer="layout" svg:width="0.08cm" svg:height="0.349cm" svg:x="8.418cm" svg:y="10.64cm" svg:viewBox="0 0 81 350" svg:d="M81 175c0-27-4-70-23-109-21-43-51-66-55-66-2 0-3 1-3 3s0 2 7 9c34 34 54 90 54 163 0 60-13 122-57 166-4 4-4 5-4 6 0 2 1 3 3 3 4 0 35-23 56-68 18-38 22-77 22-107z">
              <text:p/>
            </draw:path>
            <draw:path draw:style-name="gr8" draw:text-style-name="P8" draw:layer="layout" svg:width="0.015cm" svg:height="0.224cm" svg:x="8.585cm" svg:y="10.598cm" svg:viewBox="0 0 16 225" svg:d="M0 212c0 5 0 13 8 13s8-7 8-13c0-66 0-133 0-199 0-6 0-13-8-13s-8 7-8 13c0 66 0 133 0 199z">
              <text:p/>
            </draw:path>
            <draw:path draw:style-name="gr8" draw:text-style-name="P8" draw:layer="layout" svg:width="0.015cm" svg:height="0.224cm" svg:x="8.585cm" svg:y="10.808cm" svg:viewBox="0 0 16 225" svg:d="M0 212c0 5 0 13 8 13s8-7 8-13c0-66 0-133 0-199 0-6 0-13-8-13s-8 7-8 13c0 66 0 133 0 199z">
              <text:p/>
            </draw:path>
            <draw:path draw:style-name="gr8" draw:text-style-name="P8" draw:layer="layout" svg:width="0.214cm" svg:height="0.27cm" svg:x="8.778cm" svg:y="10.68cm" svg:viewBox="0 0 215 271" svg:d="M208 15c4-2 7-4 7-8s-3-7-7-7c-2 0-5 1-6 2-65 30-130 61-195 91-6 3-7 6-7 9s2 5 7 7c65 30 130 61 195 91 4 3 5 3 6 3 4 0 7-3 7-7 0-3-1-5-7-8-61-29-123-57-184-86 61-29 123-58 184-87zM203 271c6 0 12 0 12-7s-7-7-13-7c-63 0-126 0-189 0-5 0-13 0-13 7s7 7 13 7c63 0 127 0 190 0z">
              <text:p/>
            </draw:path>
            <draw:path draw:style-name="gr8" draw:text-style-name="P8" draw:layer="layout" svg:width="0.141cm" svg:height="0.166cm" svg:x="9.129cm" svg:y="10.744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53" draw:text-style-name="P27" draw:layer="layout" svg:width="1.678cm" svg:height="0.395cm" svg:x="2.602cm" svg:y="10.205cm">
          <draw:text-box>
            <text:p text:style-name="P26"><text:span text:style-name="T2">run-length:</text:span></text:p>
          </draw:text-box>
        </draw:frame>
        <draw:frame draw:style-name="gr54" draw:text-style-name="P27" draw:layer="layout" svg:width="2.165cm" svg:height="0.395cm" svg:x="2.602cm" svg:y="10.606cm">
          <draw:text-box>
            <text:p text:style-name="P26"><text:span text:style-name="T2">local-balance:</text:span></text:p>
          </draw:text-box>
        </draw:frame>
        <draw:frame draw:style-name="gr108" draw:text-style-name="P3" draw:layer="layout" svg:width="0.198cm" svg:height="0.395cm" svg:x="5.202cm" svg:y="9.804cm">
          <draw:text-box>
            <text:p><text:span text:style-name="T2">?</text:span></text:p>
          </draw:text-box>
        </draw:frame>
        <draw:frame draw:style-name="gr109" draw:text-style-name="P3" draw:layer="layout" svg:width="3.376cm" svg:height="0.395cm" svg:x="1.409cm" svg:y="11.408cm">
          <draw:text-box>
            <text:p><text:span text:style-name="T2">[decoding (detection)]</text:span></text:p>
          </draw:text-box>
        </draw:frame>
        <draw:frame draw:style-name="gr110" draw:text-style-name="P3" draw:layer="layout" svg:width="3.118cm" svg:height="0.395cm" svg:x="5.002cm" svg:y="11.404cm">
          <draw:text-box>
            <text:p><text:span text:style-name="T2">SPA on factor graph</text:span></text:p>
          </draw:text-box>
        </draw:frame>
        <draw:frame draw:style-name="gr111" draw:text-style-name="P17" draw:layer="layout" svg:width="1.856cm" svg:height="0.395cm" svg:x="1.203cm" svg:y="12.403cm">
          <draw:text-box>
            <text:p><text:span text:style-name="T6">WM design</text:span></text:p>
          </draw:text-box>
        </draw:frame>
        <draw:g draw:style-name="gr7">
          <draw:custom-shape draw:style-name="gr112" draw:text-style-name="P10" draw:layer="layout" svg:width="3.2cm" svg:height="0.2cm" svg:x="1.8cm" svg:y="1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0" draw:layer="layout" svg:x1="2cm" svg:y1="13cm" svg:x2="2cm" svg:y2="13.2cm">
            <text:p/>
          </draw:line>
          <draw:line draw:style-name="gr13" draw:text-style-name="P10" draw:layer="layout" svg:x1="2.2cm" svg:y1="13cm" svg:x2="2.2cm" svg:y2="13.2cm">
            <text:p/>
          </draw:line>
          <draw:line draw:style-name="gr13" draw:text-style-name="P10" draw:layer="layout" svg:x1="2.4cm" svg:y1="13cm" svg:x2="2.4cm" svg:y2="13.2cm">
            <text:p/>
          </draw:line>
          <draw:line draw:style-name="gr13" draw:text-style-name="P10" draw:layer="layout" svg:x1="2.6cm" svg:y1="13cm" svg:x2="2.6cm" svg:y2="13.2cm">
            <text:p/>
          </draw:line>
          <draw:line draw:style-name="gr13" draw:text-style-name="P10" draw:layer="layout" svg:x1="2.8cm" svg:y1="13cm" svg:x2="2.8cm" svg:y2="13.2cm">
            <text:p/>
          </draw:line>
          <draw:line draw:style-name="gr13" draw:text-style-name="P10" draw:layer="layout" svg:x1="3cm" svg:y1="13cm" svg:x2="3cm" svg:y2="13.2cm">
            <text:p/>
          </draw:line>
          <draw:line draw:style-name="gr13" draw:text-style-name="P10" draw:layer="layout" svg:x1="3.2cm" svg:y1="13cm" svg:x2="3.2cm" svg:y2="13.2cm">
            <text:p/>
          </draw:line>
          <draw:line draw:style-name="gr13" draw:text-style-name="P10" draw:layer="layout" svg:x1="3.4cm" svg:y1="13cm" svg:x2="3.4cm" svg:y2="13.2cm">
            <text:p/>
          </draw:line>
          <draw:line draw:style-name="gr13" draw:text-style-name="P10" draw:layer="layout" svg:x1="3.6cm" svg:y1="13cm" svg:x2="3.6cm" svg:y2="13.2cm">
            <text:p/>
          </draw:line>
          <draw:line draw:style-name="gr13" draw:text-style-name="P10" draw:layer="layout" svg:x1="3.8cm" svg:y1="13cm" svg:x2="3.8cm" svg:y2="13.2cm">
            <text:p/>
          </draw:line>
          <draw:line draw:style-name="gr13" draw:text-style-name="P10" draw:layer="layout" svg:x1="4cm" svg:y1="13cm" svg:x2="4cm" svg:y2="13.2cm">
            <text:p/>
          </draw:line>
          <draw:line draw:style-name="gr13" draw:text-style-name="P10" draw:layer="layout" svg:x1="4.2cm" svg:y1="13cm" svg:x2="4.2cm" svg:y2="13.2cm">
            <text:p/>
          </draw:line>
          <draw:line draw:style-name="gr13" draw:text-style-name="P10" draw:layer="layout" svg:x1="4.4cm" svg:y1="13cm" svg:x2="4.4cm" svg:y2="13.2cm">
            <text:p/>
          </draw:line>
          <draw:line draw:style-name="gr13" draw:text-style-name="P10" draw:layer="layout" svg:x1="4.6cm" svg:y1="13cm" svg:x2="4.6cm" svg:y2="13.2cm">
            <text:p/>
          </draw:line>
          <draw:line draw:style-name="gr13" draw:text-style-name="P10" draw:layer="layout" svg:x1="4.8cm" svg:y1="13cm" svg:x2="4.8cm" svg:y2="13.2cm">
            <text:p/>
          </draw:line>
        </draw:g>
        <draw:custom-shape draw:style-name="gr11" draw:text-style-name="P9" draw:layer="layout" svg:width="0.2cm" svg:height="0.2cm" svg:x="2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2.4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2.8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3.2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3.6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4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4.4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4.8cm" svg:y="13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112" draw:text-style-name="P10" draw:layer="layout" svg:width="3.2cm" svg:height="0.2cm" svg:x="1.8cm" svg:y="13.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0" draw:layer="layout" svg:x1="2cm" svg:y1="13.3cm" svg:x2="2cm" svg:y2="13.5cm">
            <text:p/>
          </draw:line>
          <draw:line draw:style-name="gr13" draw:text-style-name="P10" draw:layer="layout" svg:x1="2.2cm" svg:y1="13.3cm" svg:x2="2.2cm" svg:y2="13.5cm">
            <text:p/>
          </draw:line>
          <draw:line draw:style-name="gr13" draw:text-style-name="P10" draw:layer="layout" svg:x1="2.4cm" svg:y1="13.3cm" svg:x2="2.4cm" svg:y2="13.5cm">
            <text:p/>
          </draw:line>
          <draw:line draw:style-name="gr13" draw:text-style-name="P10" draw:layer="layout" svg:x1="2.6cm" svg:y1="13.3cm" svg:x2="2.6cm" svg:y2="13.5cm">
            <text:p/>
          </draw:line>
          <draw:line draw:style-name="gr13" draw:text-style-name="P10" draw:layer="layout" svg:x1="2.8cm" svg:y1="13.3cm" svg:x2="2.8cm" svg:y2="13.5cm">
            <text:p/>
          </draw:line>
          <draw:line draw:style-name="gr13" draw:text-style-name="P10" draw:layer="layout" svg:x1="3cm" svg:y1="13.3cm" svg:x2="3cm" svg:y2="13.5cm">
            <text:p/>
          </draw:line>
          <draw:line draw:style-name="gr13" draw:text-style-name="P10" draw:layer="layout" svg:x1="3.2cm" svg:y1="13.3cm" svg:x2="3.2cm" svg:y2="13.5cm">
            <text:p/>
          </draw:line>
          <draw:line draw:style-name="gr13" draw:text-style-name="P10" draw:layer="layout" svg:x1="3.4cm" svg:y1="13.3cm" svg:x2="3.4cm" svg:y2="13.5cm">
            <text:p/>
          </draw:line>
          <draw:line draw:style-name="gr13" draw:text-style-name="P10" draw:layer="layout" svg:x1="3.6cm" svg:y1="13.3cm" svg:x2="3.6cm" svg:y2="13.5cm">
            <text:p/>
          </draw:line>
          <draw:line draw:style-name="gr13" draw:text-style-name="P10" draw:layer="layout" svg:x1="3.8cm" svg:y1="13.3cm" svg:x2="3.8cm" svg:y2="13.5cm">
            <text:p/>
          </draw:line>
          <draw:line draw:style-name="gr13" draw:text-style-name="P10" draw:layer="layout" svg:x1="4cm" svg:y1="13.3cm" svg:x2="4cm" svg:y2="13.5cm">
            <text:p/>
          </draw:line>
          <draw:line draw:style-name="gr13" draw:text-style-name="P10" draw:layer="layout" svg:x1="4.2cm" svg:y1="13.3cm" svg:x2="4.2cm" svg:y2="13.5cm">
            <text:p/>
          </draw:line>
          <draw:line draw:style-name="gr13" draw:text-style-name="P10" draw:layer="layout" svg:x1="4.4cm" svg:y1="13.3cm" svg:x2="4.4cm" svg:y2="13.5cm">
            <text:p/>
          </draw:line>
          <draw:line draw:style-name="gr13" draw:text-style-name="P10" draw:layer="layout" svg:x1="4.6cm" svg:y1="13.3cm" svg:x2="4.6cm" svg:y2="13.5cm">
            <text:p/>
          </draw:line>
          <draw:line draw:style-name="gr13" draw:text-style-name="P10" draw:layer="layout" svg:x1="4.8cm" svg:y1="13.3cm" svg:x2="4.8cm" svg:y2="13.5cm">
            <text:p/>
          </draw:line>
        </draw:g>
        <draw:custom-shape draw:style-name="gr11" draw:text-style-name="P9" draw:layer="layout" svg:width="0.4cm" svg:height="0.2cm" svg:x="2.2cm" svg:y="1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3cm" svg:y="1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4.6cm" svg:y="13.3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112" draw:text-style-name="P10" draw:layer="layout" svg:width="3.2cm" svg:height="0.2cm" svg:x="1.8cm" svg:y="13.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0" draw:layer="layout" svg:x1="2cm" svg:y1="13.6cm" svg:x2="2cm" svg:y2="13.8cm">
            <text:p/>
          </draw:line>
          <draw:line draw:style-name="gr13" draw:text-style-name="P10" draw:layer="layout" svg:x1="2.2cm" svg:y1="13.6cm" svg:x2="2.2cm" svg:y2="13.8cm">
            <text:p/>
          </draw:line>
          <draw:line draw:style-name="gr13" draw:text-style-name="P10" draw:layer="layout" svg:x1="2.4cm" svg:y1="13.6cm" svg:x2="2.4cm" svg:y2="13.8cm">
            <text:p/>
          </draw:line>
          <draw:line draw:style-name="gr13" draw:text-style-name="P10" draw:layer="layout" svg:x1="2.6cm" svg:y1="13.6cm" svg:x2="2.6cm" svg:y2="13.8cm">
            <text:p/>
          </draw:line>
          <draw:line draw:style-name="gr13" draw:text-style-name="P10" draw:layer="layout" svg:x1="2.8cm" svg:y1="13.6cm" svg:x2="2.8cm" svg:y2="13.8cm">
            <text:p/>
          </draw:line>
          <draw:line draw:style-name="gr13" draw:text-style-name="P10" draw:layer="layout" svg:x1="3cm" svg:y1="13.6cm" svg:x2="3cm" svg:y2="13.8cm">
            <text:p/>
          </draw:line>
          <draw:line draw:style-name="gr13" draw:text-style-name="P10" draw:layer="layout" svg:x1="3.2cm" svg:y1="13.6cm" svg:x2="3.2cm" svg:y2="13.8cm">
            <text:p/>
          </draw:line>
          <draw:line draw:style-name="gr13" draw:text-style-name="P10" draw:layer="layout" svg:x1="3.4cm" svg:y1="13.6cm" svg:x2="3.4cm" svg:y2="13.8cm">
            <text:p/>
          </draw:line>
          <draw:line draw:style-name="gr13" draw:text-style-name="P10" draw:layer="layout" svg:x1="3.6cm" svg:y1="13.6cm" svg:x2="3.6cm" svg:y2="13.8cm">
            <text:p/>
          </draw:line>
          <draw:line draw:style-name="gr13" draw:text-style-name="P10" draw:layer="layout" svg:x1="3.8cm" svg:y1="13.6cm" svg:x2="3.8cm" svg:y2="13.8cm">
            <text:p/>
          </draw:line>
          <draw:line draw:style-name="gr13" draw:text-style-name="P10" draw:layer="layout" svg:x1="4cm" svg:y1="13.6cm" svg:x2="4cm" svg:y2="13.8cm">
            <text:p/>
          </draw:line>
          <draw:line draw:style-name="gr13" draw:text-style-name="P10" draw:layer="layout" svg:x1="4.2cm" svg:y1="13.6cm" svg:x2="4.2cm" svg:y2="13.8cm">
            <text:p/>
          </draw:line>
          <draw:line draw:style-name="gr13" draw:text-style-name="P10" draw:layer="layout" svg:x1="4.4cm" svg:y1="13.6cm" svg:x2="4.4cm" svg:y2="13.8cm">
            <text:p/>
          </draw:line>
          <draw:line draw:style-name="gr13" draw:text-style-name="P10" draw:layer="layout" svg:x1="4.6cm" svg:y1="13.6cm" svg:x2="4.6cm" svg:y2="13.8cm">
            <text:p/>
          </draw:line>
          <draw:line draw:style-name="gr13" draw:text-style-name="P10" draw:layer="layout" svg:x1="4.8cm" svg:y1="13.6cm" svg:x2="4.8cm" svg:y2="13.8cm">
            <text:p/>
          </draw:line>
        </draw:g>
        <draw:custom-shape draw:style-name="gr11" draw:text-style-name="P9" draw:layer="layout" svg:width="0.2cm" svg:height="0.2cm" svg:x="2cm" svg:y="1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3.2cm" svg:y="1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3.8cm" svg:y="1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4.4cm" svg:y="13.6cm">
          <text:p/>
          <draw:enhanced-geometry svg:viewBox="0 0 21600 21600" draw:type="rectangle" draw:enhanced-path="M 0 0 L 21600 0 21600 21600 0 21600 0 0 Z N"/>
        </draw:custom-shape>
        <draw:frame draw:style-name="gr113" draw:text-style-name="P3" draw:layer="layout" svg:width="1.814cm" svg:height="0.395cm" svg:x="13.809cm" svg:y="7.408cm">
          <draw:text-box>
            <text:p><text:span text:style-name="T2">[generalize]</text:span></text:p>
          </draw:text-box>
        </draw:frame>
        <draw:g draw:style-name="gr7">
          <svg:title>TexMaths</svg:title>
          <svg:desc>10§display§\phi_x: 
\mathcal{M} \times \Sigma^\nu 
\to
\Sigma^\nu§svg§600§TRUE§</svg:desc>
          <draw:g>
            <draw:path draw:style-name="gr8" draw:text-style-name="P8" draw:layer="layout" svg:width="0.183cm" svg:height="0.313cm" svg:x="13.993cm" svg:y="7.877cm" svg:viewBox="0 0 184 314" svg:d="M136 8c0-1 1-4 1-5-1-1 0-3-4-3-3 0-4 1-5 7-7 27-14 54-21 81-55 1-107 48-107 95 0 33 25 61 67 63-2 11-5 22-8 33-4 17-7 30-7 31 0 4 2 4 4 4s2 0 3-1 3-10 4-14c5-18 9-35 14-53 56-1 107-49 107-95 0-28-19-60-67-63 6-27 13-53 19-80zM69 239c-21-1-46-14-46-49 0-41 30-90 82-95-12 48-24 96-36 144zM115 95c26 2 46 18 46 49 0 40-30 90-83 95 12-48 25-96 37-144z">
              <text:p/>
            </draw:path>
            <draw:path draw:style-name="gr8" draw:text-style-name="P8" draw:layer="layout" svg:width="0.13cm" svg:height="0.11cm" svg:x="14.197cm" svg:y="8.063cm" svg:viewBox="0 0 131 111" svg:d="M49 83c-2 8-10 21-23 21-1 0-8 0-13-3 10-3 11-12 11-14 0-5-4-9-10-9-7 0-14 6-14 15 0 13 14 18 26 18 11 0 21-7 27-17 6 13 20 17 30 17 28 0 43-31 43-37 0-4-3-4-4-4-4 0-4 2-5 5-5 17-20 29-33 29-10 0-15-6-15-16 0-6 5-28 12-56 5-19 16-25 24-25 1 0 9 0 14 4-8 2-11 9-11 13 0 6 4 9 10 9 5 0 13-4 13-15 0-13-15-18-25-18-12 0-22 9-28 18-4-10-15-18-29-18-28 0-43 31-43 38 0 3 3 3 4 3 3 0 3-1 4-4 7-19 22-30 34-30 8 0 15 5 15 17 0 4-3 17-5 25-3 11-6 22-9 34z">
              <text:p/>
            </draw:path>
            <draw:path draw:style-name="gr8" draw:text-style-name="P8" draw:layer="layout" svg:width="0.036cm" svg:height="0.15cm" svg:x="14.49cm" svg:y="7.969cm" svg:viewBox="0 0 37 151" svg:d="M37 19c0-11-9-19-19-19-11 0-18 8-18 19 0 10 7 18 18 18 10 0 19-8 19-18zM37 133c0-11-9-19-19-19-11 0-18 8-18 19 0 10 7 18 18 18 10 0 19-8 19-18z">
              <text:p/>
            </draw:path>
            <draw:path draw:style-name="gr8" draw:text-style-name="P8" draw:layer="layout" svg:width="0.382cm" svg:height="0.263cm" svg:x="14.664cm" svg:y="7.873cm" svg:viewBox="0 0 383 264" svg:d="M126 51c9 46 25 120 45 160 8 15 12 23 15 23 1 0 2 0 8-6 27-26 45-46 70-73 26-30 51-60 77-90-5 30-18 108-18 149 0 10 1 19 2 28 0 4 1 14 16 14 14 0 42-15 42-22 0-2-2-3-3-3-5 0-12 4-16 6-8-1-9-7-10-15-1-11-1-22-1-23 0-38 16-144 26-188 0-2 1-3 1-6 0-1-1-5-3-5s-2 1-9 8c-33 40-135 162-170 191-9-18-15-31-27-80-11-39-17-68-23-102-1-5-1-10-2-15-1-2-3-2-4-2-7 0-21 8-22 15-5 29-12 76-36 143-28 73-36 73-43 73-4 0-17-2-25-9-2-2-2-2-3-2-5 0-13 16-13 25 0 4 0 8 11 14 9 4 18 5 19 5 22 0 43-51 50-68 16-39 36-94 46-145z">
              <text:p/>
            </draw:path>
            <draw:path draw:style-name="gr8" draw:text-style-name="P8" draw:layer="layout" svg:width="0.169cm" svg:height="0.167cm" svg:x="15.206cm" svg:y="7.948cm" svg:viewBox="0 0 170 168" svg:d="M85 75c-23-23-47-47-70-70-4-4-5-5-8-5s-7 3-7 7c0 2 1 3 5 7 23 23 47 46 70 70-23 23-47 47-70 71-4 4-5 4-5 7s4 6 7 6 4-1 8-5c23-23 47-46 70-69 24 24 49 48 73 72 2 1 3 2 5 2 4 0 7-3 7-6 0-1 0-2-1-4 0-1-56-56-74-74 21-22 43-43 64-64 2-2 7-6 9-9 1 0 2-2 2-4 0-4-3-7-7-7-3 0-4 1-8 5-23 23-47 47-70 70z">
              <text:p/>
            </draw:path>
            <draw:path draw:style-name="gr8" draw:text-style-name="P8" draw:layer="layout" svg:width="0.213cm" svg:height="0.237cm" svg:x="15.52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8" draw:text-style-name="P8" draw:layer="layout" svg:width="0.125cm" svg:height="0.107cm" svg:x="15.777cm" svg:y="7.867cm" svg:viewBox="0 0 126 108" svg:d="M43 7c1-1 1-2 1-4-1-1 0-3-4-3-5 0-14 1-16 1-5 1-9 1-14 1-4 1-7 1-7 6 0 4 4 4 7 4 12 0 12 1 12 3s-2 7-3 10c-4 16-8 32-12 49-6 25-7 30-7 31 0 3 3 3 4 3s3 0 4 0c22-3 53-15 80-38 33-30 25-41 38-62 0-5-3-8-8-8-9 0-11 7-13 14-10 35-43 72-84 84 7-31 15-61 22-91z">
              <text:p/>
            </draw:path>
            <draw:path draw:style-name="gr8" draw:text-style-name="P8" draw:layer="layout" svg:width="0.311cm" svg:height="0.181cm" svg:x="16.05cm" svg:y="7.941cm" svg:viewBox="0 0 312 182" svg:d="M274 98c-19 15-29 30-32 34-15 24-18 45-18 46 0 4 4 4 7 4 6 0 6-1 8-7 8-33 28-63 68-79 4-1 5-3 5-5 0-3-1-2-2-3-16-6-58-24-72-83-1-4-1-5-7-5-3 0-7 0-7 4 0 1 3 23 18 46 7 11 17 23 32 34-87 0-174 0-261 0-6 0-13 0-13 7s7 7 13 7c87 0 174 0 261 0z">
              <text:p/>
            </draw:path>
            <draw:path draw:style-name="gr8" draw:text-style-name="P8" draw:layer="layout" svg:width="0.213cm" svg:height="0.237cm" svg:x="16.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8" draw:text-style-name="P8" draw:layer="layout" svg:width="0.125cm" svg:height="0.107cm" svg:x="16.752cm" svg:y="7.867cm" svg:viewBox="0 0 126 108" svg:d="M43 7c1-1 1-2 1-4-1-1 0-3-4-3-5 0-14 1-16 1-5 1-9 1-14 1-4 1-7 1-7 6 0 4 4 4 7 4 11 0 11 1 11 3s-1 7-2 10c-4 16-8 32-12 49-6 25-7 30-7 31 0 3 3 3 4 3s3 0 4 0c22-3 53-15 80-38 33-30 25-41 38-62 0-5-3-8-8-8-9 0-11 7-13 14-10 35-43 72-84 84 7-31 15-61 22-91z">
              <text:p/>
            </draw:path>
          </draw:g>
        </draw:g>
        <draw:custom-shape draw:style-name="gr114" draw:text-style-name="P22" draw:layer="layout" svg:width="1.2cm" svg:height="0.2cm" svg:x="16.6cm" svg:y="10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23" draw:layer="layout" svg:width="1.2cm" svg:height="0.6cm" svg:x="16.6cm" svg:y="9.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5" draw:layer="layout" svg:width="1.2cm" svg:height="0.8cm" svg:x="16.6cm" svg:y="10.4cm">
          <text:p/>
          <draw:enhanced-geometry svg:viewBox="0 0 21600 21600" draw:type="rectangle" draw:enhanced-path="M 0 0 L 21600 0 21600 21600 0 21600 0 0 Z N"/>
        </draw:custom-shape>
        <draw:line draw:style-name="gr45" draw:text-style-name="P10" draw:layer="layout" svg:x1="16.6cm" svg:y1="15.3cm" svg:x2="17.8cm" svg:y2="15.3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17.141cm" svg:y="11.356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17" draw:text-style-name="P10" draw:layer="layout" svg:x1="17.2cm" svg:y1="10.2cm" svg:x2="17.2cm" svg:y2="10.4cm">
          <text:p/>
        </draw:line>
        <draw:line draw:style-name="gr45" draw:text-style-name="P10" draw:layer="layout" svg:x1="16.601cm" svg:y1="11.3cm" svg:x2="17.8cm" svg:y2="11.3cm">
          <text:p/>
        </draw:line>
        <draw:g draw:style-name="gr7">
          <svg:title>TexMaths</svg:title>
          <svg:desc>10§display§k§svg§600§TRUE§</svg:desc>
          <draw:g>
            <draw:path draw:style-name="gr8" draw:text-style-name="P8" draw:layer="layout" svg:width="0.156cm" svg:height="0.245cm" svg:x="17.142cm" svg:y="15.031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18" draw:text-style-name="P22" draw:layer="layout" svg:width="1.2cm" svg:height="0.4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1.2cm" svg:height="0.401cm" svg:x="15cm" svg:y="9.4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1.2cm" svg:height="0.801cm" svg:x="15cm" svg:y="10.4cm">
          <text:p/>
          <draw:enhanced-geometry svg:viewBox="0 0 21600 21600" draw:type="rectangle" draw:enhanced-path="M 0 0 L 21600 0 21600 21600 0 21600 0 0 Z N"/>
        </draw:custom-shape>
        <draw:line draw:style-name="gr45" draw:text-style-name="P10" draw:layer="layout" svg:x1="15cm" svg:y1="15.301cm" svg:x2="15.8cm" svg:y2="15.3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15.541cm" svg:y="11.35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17" draw:text-style-name="P10" draw:layer="layout" svg:x1="15.6cm" svg:y1="10.201cm" svg:x2="15.6cm" svg:y2="10.4cm">
          <text:p/>
        </draw:line>
        <draw:line draw:style-name="gr45" draw:text-style-name="P10" draw:layer="layout" svg:x1="15.001cm" svg:y1="11.301cm" svg:x2="16.2cm" svg:y2="11.3cm">
          <text:p/>
        </draw:line>
        <draw:g draw:style-name="gr7">
          <svg:title>TexMaths</svg:title>
          <svg:desc>10§display§k§svg§600§TRUE§</svg:desc>
          <draw:g>
            <draw:path draw:style-name="gr8" draw:text-style-name="P8" draw:layer="layout" svg:width="0.156cm" svg:height="0.245cm" svg:x="15.342cm" svg:y="15.032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21" draw:text-style-name="P22" draw:layer="layout" svg:width="1.2cm" svg:height="0.602cm" svg:x="18.2cm" svg:y="9.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3" draw:layer="layout" svg:width="1.2cm" svg:height="0.2cm" svg:x="18.2cm" svg:y="9.40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1.2cm" svg:height="0.802cm" svg:x="18.2cm" svg:y="10.4cm">
          <text:p/>
          <draw:enhanced-geometry svg:viewBox="0 0 21600 21600" draw:type="rectangle" draw:enhanced-path="M 0 0 L 21600 0 21600 21600 0 21600 0 0 Z N"/>
        </draw:custom-shape>
        <draw:line draw:style-name="gr45" draw:text-style-name="P10" draw:layer="layout" svg:x1="18.2cm" svg:y1="15.302cm" svg:x2="18.6cm" svg:y2="15.3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18.741cm" svg:y="11.358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17" draw:text-style-name="P10" draw:layer="layout" svg:x1="18.8cm" svg:y1="10.202cm" svg:x2="18.8cm" svg:y2="10.4cm">
          <text:p/>
        </draw:line>
        <draw:line draw:style-name="gr45" draw:text-style-name="P10" draw:layer="layout" svg:x1="18.201cm" svg:y1="11.302cm" svg:x2="19.4cm" svg:y2="11.3cm">
          <text:p/>
        </draw:line>
        <draw:g draw:style-name="gr7">
          <svg:title>TexMaths</svg:title>
          <svg:desc>10§display§k§svg§600§TRUE§</svg:desc>
          <draw:g>
            <draw:path draw:style-name="gr8" draw:text-style-name="P8" draw:layer="layout" svg:width="0.156cm" svg:height="0.245cm" svg:x="18.342cm" svg:y="15.033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 draw:style-name="gr7">
          <svg:title>TexMaths</svg:title>
          <svg:desc>10§display§(
1 \!\leq\! |\mathcal{M}| \!&lt;\! 2^{2\nu}
)§svg§600§TRUE§</svg:desc>
          <draw:g>
            <draw:path draw:style-name="gr8" draw:text-style-name="P8" draw:layer="layout" svg:width="0.081cm" svg:height="0.349cm" svg:x="17.105cm" svg:y="7.853cm" svg:viewBox="0 0 82 350" svg:d="M82 346c0-1 0-1-6-7-44-45-55-111-55-164 0-61 13-122 56-166 5-4 5-4 5-5 0-3-2-4-4-4-3 0-35 24-56 68-18 39-22 78-22 107 0 28 4 69 23 109 21 43 52 66 55 66 2 0 4-1 4-4z">
              <text:p/>
            </draw:path>
            <draw:path draw:style-name="gr8" draw:text-style-name="P8" draw:layer="layout" svg:width="0.115cm" svg:height="0.232cm" svg:x="17.238cm" svg:y="7.882cm" svg:viewBox="0 0 116 233" svg:d="M72 10c0-9 0-10-8-10-21 23-52 23-64 23 0 4 0 7 0 11 7 0 28 0 46-9 0 60 0 120 0 181 0 12-1 16-32 16-4 0-8 0-12 0 0 4 0 8 0 11 13-1 43-1 57-1s45 0 57 1c0-3 0-7 0-11-4 0-7 0-11 0-32 0-33-4-33-16 0-66 0-131 0-196z">
              <text:p/>
            </draw:path>
            <draw:path draw:style-name="gr8" draw:text-style-name="P8" draw:layer="layout" svg:width="0.214cm" svg:height="0.269cm" svg:x="17.451cm" svg:y="7.893cm" svg:viewBox="0 0 215 270" svg:d="M208 15c4-2 7-4 7-8s-3-7-7-7c-2 0-5 1-7 2-65 31-129 61-194 92-6 2-7 5-7 8s2 5 7 7c65 30 129 61 194 92 5 2 6 2 7 2 3 0 7-3 7-7 0-3-2-5-8-8-61-29-122-58-183-86 61-29 123-58 184-87zM202 270c6 0 13 0 13-7s-8-7-13-7c-63 0-126 0-189 0-6 0-13 0-13 7s6 7 12 7c63 0 127 0 190 0z">
              <text:p/>
            </draw:path>
            <draw:path draw:style-name="gr8" draw:text-style-name="P8" draw:layer="layout" svg:width="0.013cm" svg:height="0.349cm" svg:x="17.776cm" svg:y="7.853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382cm" svg:height="0.263cm" svg:x="17.841cm" svg:y="7.869cm" svg:viewBox="0 0 383 264" svg:d="M126 51c9 46 25 121 45 160 8 15 12 23 15 23 1 0 2 0 9-6 26-25 45-45 69-73 26-30 51-60 77-90-5 30-18 109-18 149 0 10 1 19 2 28 0 4 1 14 16 14 14 0 42-15 42-22 0-2-2-3-3-3-5 0-12 4-16 6-8-1-9-7-10-15-1-11-1-21-1-22 0-39 16-145 26-189 0-2 1-3 1-6 0-1-1-5-3-5s-2 0-9 8c-33 40-135 163-170 192-9-18-15-31-27-81-11-39-17-68-23-102-1-5-1-10-2-15-1-2-3-2-4-2-7 0-21 8-22 15-5 29-12 76-36 143-28 73-36 73-43 73-4 0-17-2-25-9-2-2-2-2-3-2-5 0-13 16-13 25 0 4 0 8 11 14 9 4 18 5 19 5 22 0 43-51 50-67 16-40 36-95 46-146z">
              <text:p/>
            </draw:path>
            <draw:path draw:style-name="gr8" draw:text-style-name="P8" draw:layer="layout" svg:width="0.013cm" svg:height="0.349cm" svg:x="18.295cm" svg:y="7.853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214cm" svg:height="0.202cm" svg:x="18.418cm" svg:y="7.927cm" svg:viewBox="0 0 215 203" svg:d="M209 14c4-2 6-3 6-7s-3-7-7-7c-1 0-2 0-6 2-65 31-130 61-195 92-4 1-7 2-7 7 0 4 3 6 7 8 65 30 130 61 195 92 4 2 5 2 6 2 4 0 7-3 7-7s-2-6-6-8c-62-29-123-58-185-87 62-29 123-58 185-87z">
              <text:p/>
            </draw:path>
            <draw:path draw:style-name="gr8" draw:text-style-name="P8" draw:layer="layout" svg:width="0.139cm" svg:height="0.232cm" svg:x="18.719cm" svg:y="7.882cm" svg:viewBox="0 0 140 233" svg:d="M27 207c13-12 25-24 38-36 54-48 75-67 75-102 0-40-31-69-74-69-40 0-66 33-66 64 0 20 18 20 19 20 6 0 18-5 18-19 0-9-6-18-19-18-2 0-3 0-4 0 8-23 27-36 47-36 32 0 47 29 47 58 0 28-17 55-36 77-23 25-45 50-68 74-4 4-4 5-4 13 44 0 87 0 131 0 3-20 6-40 9-60-3 0-5 0-8 0-2 11-5 26-8 31-3 3-26 3-33 3-21 0-43 0-64 0z">
              <text:p/>
            </draw:path>
            <draw:path draw:style-name="gr8" draw:text-style-name="P8" draw:layer="layout" svg:width="0.108cm" svg:height="0.162cm" svg:x="18.893cm" svg:y="7.808cm" svg:viewBox="0 0 109 163" svg:d="M109 119c-3 0-6 0-9 0-1 5-3 19-6 22-2 1-21 1-25 1-15 0-30 0-45 0 26-22 35-29 49-41 19-14 36-30 36-53 0-30-27-48-58-48s-51 22-51 44c0 13 10 14 13 14 6 0 13-4 13-13 0-5-2-13-15-13 8-18 25-23 36-23 25 0 38 19 38 39 0 21-16 38-23 47-20 19-40 39-60 59-2 2-2 2-2 9 34 0 67 0 101 0 3-15 5-30 8-44z">
              <text:p/>
            </draw:path>
            <draw:path draw:style-name="gr8" draw:text-style-name="P8" draw:layer="layout" svg:width="0.126cm" svg:height="0.107cm" svg:x="19.035cm" svg:y="7.863cm" svg:viewBox="0 0 127 108" svg:d="M44 7c0-1 1-2 1-4-1-1 0-3-4-3-1 0-15 1-16 1-5 1-9 1-14 1-4 1-7 1-7 6 0 4 3 4 6 4 12 0 12 1 12 3s-1 7-2 10c-4 16-8 33-12 49-6 25-8 30-8 31 0 3 4 3 5 3s3 0 4 0c22-3 53-15 79-38 34-30 26-41 39-62 0-5-4-8-9-8-8 0-10 7-12 14-10 35-43 72-85 84 8-30 15-61 23-91z">
              <text:p/>
            </draw:path>
            <draw:path draw:style-name="gr8" draw:text-style-name="P8" draw:layer="layout" svg:width="0.081cm" svg:height="0.349cm" svg:x="19.212cm" svg:y="7.853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g draw:style-name="gr7">
          <svg:title>TexMaths</svg:title>
          <svg:desc>10§display§\textstyle
R \!&gt;\! 
\frac{1}{2}§svg§600§TRUE§</svg:desc>
          <draw:g>
            <draw:path draw:style-name="gr8" draw:text-style-name="P8" draw:layer="layout" svg:width="0.25cm" svg:height="0.245cm" svg:x="16.777cm" svg:y="11.721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8" draw:text-style-name="P8" draw:layer="layout" svg:width="0.214cm" svg:height="0.202cm" svg:x="17.1cm" svg:y="11.771cm" svg:viewBox="0 0 215 203" svg:d="M208 109c4-2 7-4 7-8 0-5-3-6-7-7-65-31-130-61-195-92-4-2-5-2-6-2-4 0-7 3-7 7 0 3 2 5 7 7 61 29 123 58 184 87-61 29-123 58-184 87-5 3-7 5-7 8 0 4 3 7 7 7 1 0 2 0 6-2 65-31 130-62 195-92z">
              <text:p/>
            </draw:path>
            <draw:path draw:style-name="gr8" draw:text-style-name="P8" draw:layer="layout" svg:width="0.088cm" svg:height="0.162cm" svg:x="17.451cm" svg:y="11.659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8" draw:text-style-name="P8" draw:layer="layout" svg:width="0.139cm" svg:height="0.013cm" svg:x="17.424cm" svg:y="11.865cm" svg:viewBox="0 0 140 14" svg:d="M0 0c47 0 93 0 140 0 0 5 0 9 0 14-47 0-93 0-140 0 0-5 0-9 0-14z">
              <text:p/>
            </draw:path>
            <draw:path draw:style-name="gr8" draw:text-style-name="P8" draw:layer="layout" svg:width="0.107cm" svg:height="0.162cm" svg:x="17.44cm" svg:y="11.917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7">
          <svg:title>TexMaths</svg:title>
          <svg:desc>10§display§\textstyle
R \!=\! 
\frac{1}{2}§svg§600§TRUE§</svg:desc>
          <draw:g>
            <draw:path draw:style-name="gr8" draw:text-style-name="P8" draw:layer="layout" svg:width="0.25cm" svg:height="0.245cm" svg:x="15.179cm" svg:y="11.723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8" draw:text-style-name="P8" draw:layer="layout" svg:width="0.232cm" svg:height="0.081cm" svg:x="15.493cm" svg:y="11.833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8" draw:text-style-name="P8" draw:layer="layout" svg:width="0.088cm" svg:height="0.162cm" svg:x="15.853cm" svg:y="11.661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8" draw:text-style-name="P8" draw:layer="layout" svg:width="0.139cm" svg:height="0.013cm" svg:x="15.826cm" svg:y="11.867cm" svg:viewBox="0 0 140 14" svg:d="M0 0c47 0 93 0 140 0 0 5 0 9 0 14-47 0-93 0-140 0 0-5 0-9 0-14z">
              <text:p/>
            </draw:path>
            <draw:path draw:style-name="gr8" draw:text-style-name="P8" draw:layer="layout" svg:width="0.107cm" svg:height="0.162cm" svg:x="15.842cm" svg:y="11.919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7">
          <svg:title>TexMaths</svg:title>
          <svg:desc>10§display§\textstyle
R \!&lt;\! 
\frac{1}{2}§svg§600§TRUE§</svg:desc>
          <draw:g>
            <draw:path draw:style-name="gr8" draw:text-style-name="P8" draw:layer="layout" svg:width="0.25cm" svg:height="0.245cm" svg:x="18.381cm" svg:y="11.725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8" draw:text-style-name="P8" draw:layer="layout" svg:width="0.214cm" svg:height="0.202cm" svg:x="18.704cm" svg:y="11.775cm" svg:viewBox="0 0 215 203" svg:d="M208 14c4-2 7-3 7-7s-4-7-8-7c-1 0-1 0-6 2-65 31-129 61-194 92-4 1-7 2-7 7 0 4 3 6 7 8 65 30 129 61 194 92 5 2 5 2 6 2 4 0 8-3 8-7s-3-6-7-8c-62-29-123-58-184-87 61-29 122-58 184-87z">
              <text:p/>
            </draw:path>
            <draw:path draw:style-name="gr8" draw:text-style-name="P8" draw:layer="layout" svg:width="0.088cm" svg:height="0.162cm" svg:x="19.055cm" svg:y="11.663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8" draw:text-style-name="P8" draw:layer="layout" svg:width="0.139cm" svg:height="0.013cm" svg:x="19.028cm" svg:y="11.869cm" svg:viewBox="0 0 140 14" svg:d="M0 0c47 0 93 0 140 0 0 5 0 9 0 14-47 0-93 0-140 0 0-5 0-9 0-14z">
              <text:p/>
            </draw:path>
            <draw:path draw:style-name="gr8" draw:text-style-name="P8" draw:layer="layout" svg:width="0.107cm" svg:height="0.162cm" svg:x="19.044cm" svg:y="11.921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7">
          <svg:title>TexMaths</svg:title>
          <svg:desc>10§display§\textstyle
R 
\!=\! 
\frac
{\log_2 |\mathcal{M}|}
{2\nu}§svg§600§TRUE§</svg:desc>
          <draw:g>
            <draw:path draw:style-name="gr8" draw:text-style-name="P8" draw:layer="layout" svg:width="0.25cm" svg:height="0.246cm" svg:x="14.795cm" svg:y="8.434cm" svg:viewBox="0 0 251 247" svg:d="M118 24c2-8 3-12 9-13 4 0 15 0 22 0 25 0 64 0 64 35 0 11-6 36-20 49-9 10-27 21-59 21-13 0-26 0-39 0 8-31 15-61 23-92zM168 120c36-7 77-32 77-67 0-31-31-53-77-53-33 0-67 0-100 0-7 0-11 0-11 7 0 4 4 4 10 4 1 0 8 0 14 1 6 0 9 1 9 5 0 2 0 3-1 7-16 62-31 125-47 188-4 14-5 17-32 17-7 0-10 0-10 7 0 4 4 4 5 4 10 0 34-1 44-1 9 0 35 1 45 1 3 0 7 0 7-7 0-4-3-4-10-4-13 0-23 0-23-6 0-3 1-4 1-6 8-31 16-62 24-93 14 0 27 0 41 0 32 0 39 19 39 31 0 6-3 17-5 25-3 10-6 22-6 30 0 37 42 37 47 37 30 0 42-35 42-40 0-4-3-3-4-4-3 0-4 2-5 5-9 26-24 32-32 32-11 0-14-8-14-22 0-11 2-28 4-40 0-5 1-11 1-16 0-27-23-38-33-42z">
              <text:p/>
            </draw:path>
            <draw:path draw:style-name="gr8" draw:text-style-name="P8" draw:layer="layout" svg:width="0.232cm" svg:height="0.081cm" svg:x="15.109cm" svg:y="8.54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8" draw:text-style-name="P8" draw:layer="layout" svg:width="0.055cm" svg:height="0.17cm" svg:x="15.457cm" svg:y="8.329cm" svg:viewBox="0 0 56 171" svg:d="M37 0c-12 1-25 2-37 3 0 3 0 6 0 9 17 0 19 1 19 13 0 42 0 84 0 126 0 11-3 11-19 11 0 3 0 6 0 9 1 0 18-1 28-1 9 0 18 0 28 1 0-3 0-6 0-9-16 0-19 0-19-11 0-51 0-101 0-151z">
              <text:p/>
            </draw:path>
            <draw:path draw:style-name="gr8" draw:text-style-name="P8" draw:layer="layout" svg:width="0.119cm" svg:height="0.111cm" svg:x="15.533cm" svg:y="8.39cm" svg:viewBox="0 0 120 112" svg:d="M120 57c0-31-26-57-60-57s-60 26-60 57 27 55 60 55 60-24 60-55zM60 104c-9 0-22-3-31-15-6-10-7-23-7-34s0-25 9-36c6-7 16-12 29-12 14 0 25 7 30 14 7 10 8 22 8 34s-1 25-8 35c-7 9-18 14-30 14z">
              <text:p/>
            </draw:path>
            <draw:path draw:style-name="gr8" draw:text-style-name="P8" draw:layer="layout" svg:width="0.123cm" svg:height="0.16cm" svg:x="15.672cm" svg:y="8.389cm" svg:viewBox="0 0 124 161" svg:d="M25 67c4 2 13 7 27 7 26 0 44-17 44-36 0-9-4-17-10-23 11-8 20-8 25-8-1 1-3 2-3 5 0 5 4 8 8 8s8-3 8-8c0-6-5-12-14-12-4 0-17 0-29 11-7-5-18-9-29-9-25 0-43 17-43 36 0 10 5 19 12 25-2 2-8 10-8 20 0 3 1 15 10 22-11 4-23 12-23 24 0 18 27 32 60 32 31 0 60-12 60-32 0-7-3-21-16-28-15-8-29-8-53-8-6 0-14 0-16 0-8-2-13-9-13-16 0-6 2-8 3-10zM52 67c-24 0-24-24-24-29 0-4 0-13 5-20 4-4 10-8 19-8 24 0 24 23 24 28 0 4 0 14-5 20-3 5-10 9-19 9zM52 110c22 0 53 0 53 19 0 13-19 25-45 25s-45-12-45-25c0-8 8-19 23-19 5 0 9 0 14 0z">
              <text:p/>
            </draw:path>
            <draw:path draw:style-name="gr8" draw:text-style-name="P8" draw:layer="layout" svg:width="0.086cm" svg:height="0.116cm" svg:x="15.822cm" svg:y="8.448cm" svg:viewBox="0 0 87 117" svg:d="M87 83c-2 0-5 0-7 0-1 3-2 14-5 16-2 1-16 1-19 1-11 0-23 0-34 0 11-9 24-18 35-25 16-11 30-21 30-40 0-23-21-35-46-35-24 0-41 14-41 31 0 9 8 11 10 11 5 0 10-4 10-11 0-6-4-10-10-10 5-8 15-13 27-13 17 0 31 10 31 27 0 15-10 26-23 37-14 12-29 24-43 37-2 1-2 1-2 3 0 1 0 3 0 5 27 0 54 0 81 0 2-12 4-23 6-34z">
              <text:p/>
            </draw:path>
            <draw:path draw:style-name="gr8" draw:text-style-name="P8" draw:layer="layout" svg:width="0.011cm" svg:height="0.245cm" svg:x="16.027cm" svg:y="8.315cm" svg:viewBox="0 0 12 246" svg:d="M12 10c0-4 0-10-6-10s-6 6-6 10c0 75 0 150 0 226 0 4 0 10 5 10 7 0 7-6 7-10 0-76 0-151 0-226z">
              <text:p/>
            </draw:path>
            <draw:path draw:style-name="gr8" draw:text-style-name="P8" draw:layer="layout" svg:width="0.295cm" svg:height="0.184cm" svg:x="16.086cm" svg:y="8.327cm" svg:viewBox="0 0 296 185" svg:d="M238 71c5-6 18-19 23-25-3 19-11 72-11 100 0 4 0 13 1 21 1 4 2 12 14 12 11 0 31-11 31-17 0-1-1-2-3-2-4 0-7 2-11 4-7 0-8-5-8-11-1-9-1-16-1-19 0-24 8-91 15-125 0-2 1-3 1-5-1-1 0-4-2-4-1 0-2 0-6 5-27 30-54 60-83 89-21 22-28 29-46 44-10-17-16-35-24-58-7-23-13-47-19-71-1-7-1-8-2-8-1-1-2-1-3-1-4 0-16 5-17 12-3 23-8 62-36 125-2 6-10 24-19 24-4 0-14-2-20-7-2-1-2-2-3-2-4 0-9 12-9 20 0 3 0 5 8 9 7 4 13 4 16 4 17 0 33-38 37-49 6-14 23-54 32-98 8 31 22 81 36 107 5 8 11 19 15 19 5 0 50-46 64-60 10-11 20-22 30-33z">
              <text:p/>
            </draw:path>
            <draw:path draw:style-name="gr8" draw:text-style-name="P8" draw:layer="layout" svg:width="0.011cm" svg:height="0.245cm" svg:x="16.44cm" svg:y="8.315cm" svg:viewBox="0 0 12 246" svg:d="M12 10c0-4 0-10-6-10s-6 6-6 10c0 75 0 150 0 226 0 4 0 10 6 10s6-6 6-10c0-76 0-151 0-226z">
              <text:p/>
            </draw:path>
            <draw:path draw:style-name="gr8" draw:text-style-name="P8" draw:layer="layout" svg:width="1.043cm" svg:height="0.013cm" svg:x="15.444cm" svg:y="8.578cm" svg:viewBox="0 0 1044 14" svg:d="M522 14c-174 0-348 0-522 0 0-5 0-9 0-14 348 0 696 0 1044 0 0 5 0 9 0 14-174 0-348 0-522 0z">
              <text:p/>
            </draw:path>
            <draw:path draw:style-name="gr8" draw:text-style-name="P8" draw:layer="layout" svg:width="0.108cm" svg:height="0.162cm" svg:x="15.832cm" svg:y="8.631cm" svg:viewBox="0 0 109 163" svg:d="M109 118c-3 0-6 0-9 0 0 5-3 20-6 22-2 2-21 2-24 2-15 0-31 0-46 0 26-23 35-30 50-41 18-15 35-30 35-53 0-30-26-48-58-48-30 0-51 21-51 44 0 12 11 13 13 13 6 0 13-4 13-13 0-4-2-13-14-13 7-17 24-23 36-23 24 0 37 20 37 40 0 21-15 38-23 47-20 19-39 38-59 58-3 2-3 3-3 10 34 0 67 0 101 0 3-15 5-30 8-45z">
              <text:p/>
            </draw:path>
            <draw:path draw:style-name="gr8" draw:text-style-name="P8" draw:layer="layout" svg:width="0.125cm" svg:height="0.108cm" svg:x="15.975cm" svg:y="8.685cm" svg:viewBox="0 0 126 109" svg:d="M43 8c1-1 1-3 1-4-1-1 0-4-4-4-5 1-14 2-16 2-5 0-9 0-14 1-4 0-7 0-7 6 0 3 4 3 7 3 11 0 11 1 11 4 0 1-1 6-2 9-4 17-8 33-12 50-6 24-7 29-7 30 0 4 3 4 4 4s3 0 4 0c22-4 53-15 80-39 33-29 38-61 38-62 0-4-4-8-8-8-9 0-11 7-13 14-10 35-43 73-85 85 8-30 15-61 23-91z">
              <text:p/>
            </draw:path>
          </draw:g>
        </draw:g>
        <draw:g draw:style-name="gr7">
          <svg:title>TexMaths</svg:title>
          <svg:desc>10§display§I(\bm{X};\bm{W})§svg§600§TRUE§</svg:desc>
          <draw:g>
            <draw:path draw:style-name="gr8" draw:text-style-name="P8" draw:layer="layout" svg:width="0.162cm" svg:height="0.237cm" svg:x="15.764cm" svg:y="12.708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8" draw:text-style-name="P8" draw:layer="layout" svg:width="0.081cm" svg:height="0.349cm" svg:x="15.969cm" svg:y="12.684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8" draw:layer="layout" svg:width="0.32cm" svg:height="0.238cm" svg:x="16.085cm" svg:y="12.707cm" svg:viewBox="0 0 321 239" svg:d="M190 102c16-16 31-31 47-46 7-7 14-15 22-22 14-13 18-18 54-18 7 0 8-9 8-10 0-2-2-6-7-6-13 0-26 1-39 1-10 0-35-1-45-1-3 0-10 0-10 9 0 7 5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8" draw:text-style-name="P8" draw:layer="layout" svg:width="0.037cm" svg:height="0.217cm" svg:x="16.46cm" svg:y="12.796cm" svg:viewBox="0 0 38 218" svg:d="M37 19c0-11-8-19-18-19s-19 8-19 19c0 10 9 18 19 18s18-8 18-18zM31 147c0 10 0 37-23 62-2 3-2 4-2 5 0 2 2 4 3 4 4 0 29-28 29-68 0-10 0-36-19-36-12 0-19 9-19 19 0 9 6 18 19 18 2 0 2 0 3 0 2-1 6-1 9-4z">
              <text:p/>
            </draw:path>
            <draw:path draw:style-name="gr8" draw:text-style-name="P8" draw:layer="layout" svg:width="0.4cm" svg:height="0.244cm" svg:x="16.609cm" svg:y="12.707cm" svg:viewBox="0 0 401 245" svg:d="M360 29c4-6 8-13 31-13 4 0 10 0 10-10 0-3-3-6-6-6-10 0-20 1-30 1-13 0-27-1-40-1-3 0-10 0-10 10 0 6 6 6 9 6 1 0 15 0 24 4-34 53-68 106-101 160-7-54-14-108-21-162 7-2 17-2 23-2 7 0 13 0 13-10-3-2 0-6-8-6-11 0-40 1-51 1-8 0-15-1-23-1-10 0-15 0-23 0-3 0-10 0-10 10 0 6 6 6 12 6 5 0 12 0 17 1 1 12 3 23 4 35 0 1 0 2-3 5-26 41-51 82-77 123-7-54-14-108-21-162 6-2 17-2 22-2 9 0 9 0 11-2s1-5 2-8c-2-2 0-6-7-6-11 0-40 1-52 1-7 0-15-1-22-1-10 0-23 0-24 0-2 0-9 0-9 10 0 6 6 6 12 6 5 0 12 0 16 1 10 73 19 146 29 218 1 7 2 10 10 10 7 0 11-2 15-9 34-53 67-107 101-160 7 53 14 106 21 159 1 8 2 10 11 10 7 0 10-3 14-9 43-69 87-138 131-207z">
              <text:p/>
            </draw:path>
            <draw:path draw:style-name="gr8" draw:text-style-name="P8" draw:layer="layout" svg:width="0.081cm" svg:height="0.349cm" svg:x="17.046cm" svg:y="12.68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24" draw:text-style-name="P3" draw:layer="layout" svg:width="1.484cm" svg:height="0.395cm" svg:x="14.209cm" svg:y="12.609cm">
          <draw:text-box>
            <text:p><text:span text:style-name="T2">maximize</text:span></text:p>
          </draw:text-box>
        </draw:frame>
        <draw:frame draw:style-name="gr125" draw:text-style-name="P3" draw:layer="layout" svg:width="0.197cm" svg:height="0.395cm" svg:x="17.209cm" svg:y="12.61cm">
          <draw:text-box>
            <text:p><text:span text:style-name="T2">?</text:span></text:p>
          </draw:text-box>
        </draw:frame>
        <draw:frame draw:style-name="gr126" draw:text-style-name="P3" draw:layer="layout" svg:width="3.423cm" svg:height="0.395cm" svg:x="2.209cm" svg:y="15.71cm">
          <draw:text-box>
            <text:p><text:span text:style-name="T2">index↔W: mutual info</text:span></text:p>
          </draw:text-box>
        </draw:frame>
        <draw:g draw:style-name="gr7">
          <svg:title>TexMaths</svg:title>
          <svg:desc>10§display§I(\bm{X};\bm{W})
+
I(\bm{X};\bm{D})
\leq 2§svg§600§TRUE§</svg:desc>
          <draw:g>
            <draw:path draw:style-name="gr8" draw:text-style-name="P8" draw:layer="layout" svg:width="0.162cm" svg:height="0.237cm" svg:x="13.966cm" svg:y="8.909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8" draw:text-style-name="P8" draw:layer="layout" svg:width="0.081cm" svg:height="0.349cm" svg:x="14.17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8" draw:text-style-name="P8" draw:layer="layout" svg:width="0.32cm" svg:height="0.238cm" svg:x="14.28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8" draw:text-style-name="P8" draw:layer="layout" svg:width="0.038cm" svg:height="0.217cm" svg:x="14.66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8" draw:text-style-name="P8" draw:layer="layout" svg:width="0.4cm" svg:height="0.244cm" svg:x="14.812cm" svg:y="8.908cm" svg:viewBox="0 0 401 245" svg:d="M360 29c4-6 9-13 31-13 4 0 10 0 10-10 0-3-3-6-6-6-10 0-20 1-30 1-13 0-27-1-40-1-3 0-10 0-10 10 0 6 6 6 9 6 1 0 15 0 25 4-34 53-68 106-102 160-7-54-14-108-21-162 7-2 17-2 23-2 7 0 13 0 13-10-3-2 0-6-8-6-11 0-40 1-51 1-8 0-15-1-23-1-10 0-15 0-23 0-3 0-10 0-10 10 0 6 6 6 12 6 5 0 12 0 17 1 1 12 3 23 4 35 0 1 0 2-3 5-26 41-51 82-77 123-7-54-14-108-21-162 6-2 17-2 23-2 8 0 8 0 10-2s2-5 3-8c-3-2 0-6-8-6-11 0-40 1-52 1-7 0-15-1-22-1-10 0-23 0-24 0-2 0-9 0-9 10 0 6 6 6 12 6 5 0 12 0 16 1 10 73 19 146 29 218 1 7 2 10 10 10 7 0 11-2 15-9 34-53 67-107 101-160 7 53 14 106 21 159 1 8 2 10 11 10 7 0 10-3 14-9 44-69 87-138 131-207z">
              <text:p/>
            </draw:path>
            <draw:path draw:style-name="gr8" draw:text-style-name="P8" draw:layer="layout" svg:width="0.081cm" svg:height="0.349cm" svg:x="15.249cm" svg:y="8.885cm" svg:viewBox="0 0 82 350" svg:d="M82 176c0-28-4-70-23-110-21-43-52-66-55-66-2 0-4 2-4 4 0 1 0 1 7 8 34 34 54 90 54 164 0 58-13 120-56 164-5 5-5 5-5 6 0 2 2 4 4 4 3 0 35-24 56-69 18-38 22-77 22-105z">
              <text:p/>
            </draw:path>
            <draw:path draw:style-name="gr8" draw:text-style-name="P8" draw:layer="layout" svg:width="0.232cm" svg:height="0.231cm" svg:x="15.464cm" svg:y="8.944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8" draw:text-style-name="P8" draw:layer="layout" svg:width="0.162cm" svg:height="0.237cm" svg:x="15.807cm" svg:y="8.909cm" svg:viewBox="0 0 163 238" svg:d="M120 27c3-13 4-16 32-16 8 0 11 0 11-7 0-4-4-4-5-4-11 0-37 1-47 1s-36-1-46-1c-3 0-7 0-7 7 0 4 3 4 9 4 15 0 25 0 25 6 0 2 0 3-1 6-16 63-32 126-48 188-3 13-4 16-32 16-8 0-11 0-11 7 0 4 4 4 6 4 10 0 35-1 46-1 10 0 36 1 47 1 2 0 7 0 7-7 0-4-3-4-11-4-6 0-8 0-15 0-7-1-9-3-9-6s1-6 2-8c16-62 31-124 47-186z">
              <text:p/>
            </draw:path>
            <draw:path draw:style-name="gr8" draw:text-style-name="P8" draw:layer="layout" svg:width="0.081cm" svg:height="0.349cm" svg:x="16.01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8" draw:text-style-name="P8" draw:layer="layout" svg:width="0.32cm" svg:height="0.238cm" svg:x="16.12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5 7 4 0 8 0 13 0 5 1 5 2 8 6 16 34 32 67 48 101-29 29-59 58-88 86-6 6-14 13-45 14-6 0-12 0-12 10 0 2 1 6 7 6 8 0 30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8" draw:text-style-name="P8" draw:layer="layout" svg:width="0.038cm" svg:height="0.217cm" svg:x="16.50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8" draw:text-style-name="P8" draw:layer="layout" svg:width="0.306cm" svg:height="0.238cm" svg:x="16.644cm" svg:y="8.908cm" svg:viewBox="0 0 307 239" svg:d="M42 216c-1 5-1 6-8 6-6 1-13 1-18 1-9 0-10 0-12 0-4 3-4 8-4 10 0 6 7 6 12 6 46 0 92 0 138 0 100 0 157-82 157-153 0-60-45-86-97-86-47 0-94 0-141 0-7 0-13 0-13 10 0 6 5 6 15 6 8 0 14 0 22 1-17 66-34 133-51 199zM138 22c2-5 2-5 4-6 3 0 6 0 10 0 13 0 27 0 40 0 10 0 33 1 50 14 18 15 18 36 18 44 0 25-13 73-23 93-20 40-56 56-97 56-14 0-29 0-43 0-6 0-6 0-9-1 17-66 33-133 50-200z">
              <text:p/>
            </draw:path>
            <draw:path draw:style-name="gr8" draw:text-style-name="P8" draw:layer="layout" svg:width="0.081cm" svg:height="0.349cm" svg:x="16.99cm" svg:y="8.885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8" draw:text-style-name="P8" draw:layer="layout" svg:width="0.214cm" svg:height="0.269cm" svg:x="17.233cm" svg:y="8.92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39cm" svg:height="0.231cm" svg:x="17.593cm" svg:y="8.915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</draw:g>
        </draw:g>
        <draw:g draw:style-name="gr7">
          <svg:title>TexMaths</svg:title>
          <svg:desc>10§display§\bm{D}§svg§600§TRUE§</svg:desc>
          <draw:g>
            <draw:path draw:style-name="gr8" draw:text-style-name="P8" draw:layer="layout" svg:width="0.303cm" svg:height="0.238cm" svg:x="14.482cm" svg:y="9.51cm" svg:viewBox="0 0 304 239" svg:d="M42 216c-1 5-2 6-8 6-6 1-13 1-19 1-9 0-9 0-11 0-4 3-4 8-4 10 0 6 6 6 12 6 45 0 91 0 137 0 99 0 155-83 155-153 0-60-44-86-97-86-46 0-92 0-138 0-7 0-13 0-13 10 0 6 5 6 15 6 7 0 14 1 21 1-17 66-34 133-50 199zM137 23c2-6 2-6 4-6 3-1 6-1 10-1 13 0 26 0 39 0 10 0 33 1 50 15s17 35 17 43c0 25-12 72-22 92-20 40-57 57-96 57-15 0-29 0-43 0-5 0-6 0-9-1 16-66 33-133 50-199z">
              <text:p/>
            </draw:path>
          </draw:g>
        </draw:g>
        <draw:g draw:style-name="gr7">
          <svg:title>TexMaths</svg:title>
          <svg:desc>10§display§\bm{W}§svg§600§TRUE§</svg:desc>
          <draw:g>
            <draw:path draw:style-name="gr8" draw:text-style-name="P8" draw:layer="layout" svg:width="0.399cm" svg:height="0.245cm" svg:x="14.483cm" svg:y="9.911cm" svg:viewBox="0 0 400 246" svg:d="M359 30c4-7 8-13 30-13 4 0 11 0 11-10 0-4-3-7-7-7-9 0-20 1-29 1-14 0-28-1-41-1-2 0-9 0-9 10 0 7 6 7 9 7 1 0 15 0 24 4-33 53-67 106-101 159-7-54-14-108-21-162 6-1 17-1 23-1 7 0 13 0 13-10 0-1 0-7-8-7-11 0-39 1-50 1-8 0-15 0-23 0-10 0-16-1-23-1-3 0-10 0-10 10 0 7 6 7 12 7 5 0 12 0 17 0 1 12 2 23 4 35 0 2 0 2-3 6-26 41-52 81-77 122-7-54-14-108-21-162 6-1 17-1 23-1 8 0 8-1 10-2 2-2 2-5 3-8 0-1 0-7-8-7-11 0-40 1-52 1-7 0-15 0-22 0-10 0-15-1-23-1-3 0-10 0-10 10 0 7 6 7 12 7 5 0 12 0 17 0 9 73 19 145 28 218 1 7 2 11 10 11s11-3 15-9c33-53 67-107 101-160 7 53 14 105 21 158 1 8 2 11 10 11 7 0 10-3 14-9 44-69 88-138 131-207z">
              <text:p/>
            </draw:path>
          </draw:g>
        </draw:g>
        <draw:g draw:style-name="gr7">
          <svg:title>TexMaths</svg:title>
          <svg:desc>10§display§\bm{X}§svg§600§TRUE§</svg:desc>
          <draw:g>
            <draw:path draw:style-name="gr8" draw:text-style-name="P8" draw:layer="layout" svg:width="0.318cm" svg:height="0.238cm" svg:x="14.484cm" svg:y="10.712cm" svg:viewBox="0 0 319 239" svg:d="M189 102c16-16 31-31 46-46 8-8 15-15 22-22 14-13 18-17 55-18 6 0 7-9 7-10 0-2-1-6-7-6-12 0-26 1-38 1-10 0-36-1-46-1-2 0-9 0-9 10 0 6 5 6 8 6 11 1 20 4 21 4-22 22-44 44-67 66-10-23-21-45-31-67 4-1 14-3 20-3 3 0 10 0 10-9 0-5-3-7-8-7-12 0-40 1-52 1-8 0-16 0-24 0s-17-1-25-1c-3 0-10 0-10 10 0 6 5 6 15 6 5 0 8 0 13 1 5 0 6 1 8 5 16 33 32 67 48 100-30 29-59 58-88 87-6 6-14 13-45 14-6 0-12 0-12 10 0 2 2 6 7 6 8 0 30-1 38-1 10 0 36 1 46 1 2 0 9 0 9-10 0-6-6-6-9-6-7 0-14-1-20-4 27-27 54-54 81-81 13 28 26 55 39 82-6 1-12 3-20 3-4 0-11 0-11 10 0 1 1 6 8 6 12 0 42-1 54-1 8 0 16 0 24 0s16 1 24 1c3 0 10 0 10-10 0-6-5-6-14-6-5 0-8 0-14-1-5 0-5-1-8-5-18-38-36-77-55-115z">
              <text:p/>
            </draw:path>
          </draw:g>
        </draw:g>
        <draw:line draw:style-name="gr18" draw:text-style-name="P10" draw:layer="layout" svg:x1="15cm" svg:y1="10.8cm" svg:x2="16.2cm" svg:y2="10.8cm">
          <text:p/>
        </draw:line>
        <draw:line draw:style-name="gr18" draw:text-style-name="P10" draw:layer="layout" svg:x1="16.6cm" svg:y1="10.8cm" svg:x2="17.8cm" svg:y2="10.8cm">
          <text:p/>
        </draw:line>
        <draw:line draw:style-name="gr18" draw:text-style-name="P10" draw:layer="layout" svg:x1="18.2cm" svg:y1="10.8cm" svg:x2="19.4cm" svg:y2="10.8cm">
          <text:p/>
        </draw:line>
        <draw:line draw:style-name="gr127" draw:text-style-name="P10" draw:layer="layout" svg:x1="16.1cm" svg:y1="9.4cm" svg:x2="16.1cm" svg:y2="9.8cm">
          <text:p/>
        </draw:line>
        <draw:line draw:style-name="gr127" draw:text-style-name="P10" draw:layer="layout" svg:x1="16.1cm" svg:y1="9.8cm" svg:x2="16.1cm" svg:y2="10.2cm">
          <text:p/>
        </draw:line>
        <draw:g draw:style-name="gr7">
          <svg:title>TexMaths</svg:title>
          <svg:desc>8§display§1§svg§600§TRUE§</svg:desc>
          <draw:g>
            <draw:path draw:style-name="gr8" draw:text-style-name="P8" draw:layer="layout" svg:width="0.09cm" svg:height="0.185cm" svg:x="15.888cm" svg:y="9.537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 draw:style-name="gr7">
          <svg:title>TexMaths</svg:title>
          <svg:desc>8§display§1§svg§600§TRUE§</svg:desc>
          <draw:g>
            <draw:path draw:style-name="gr8" draw:text-style-name="P8" draw:layer="layout" svg:width="0.09cm" svg:height="0.185cm" svg:x="15.889cm" svg:y="9.938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128" draw:text-style-name="P3" draw:layer="layout" svg:width="0.705cm" svg:height="0.395cm" svg:x="14.009cm" svg:y="8.309cm">
          <draw:text-box>
            <text:p><text:span text:style-name="T2">rate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836 110" svg:d="M0 0h278 278 280v36 36 38h-278-278-280v-36-36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20:47.100785586</meta:creation-date>
    <dc:date>2024-07-17T16:26:26.277898592</dc:date>
    <meta:editing-duration>P2DT23H33M10S</meta:editing-duration>
    <meta:editing-cycles>359</meta:editing-cycles>
    <meta:generator>LibreOffice/7.5.3.2$MacOSX_X86_64 LibreOffice_project/9f56dff12ba03b9acd7730a5a481eea045e468f3</meta:generator>
    <meta:document-statistic meta:object-count="2173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